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9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  <style:style style:name="ce2" style:family="table-cell" style:parent-style-name="Default">
      <style:text-properties fo:font-size="15pt" style:font-size-asian="15pt" style:font-size-complex="15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9" table:default-cell-style-name="Default"/>
        <table:table-row table:style-name="ro1">
          <table:table-cell/>
          <table:table-cell office:value-type="string" calcext:value-type="string" table:number-columns-spanned="9" table:number-rows-spanned="1">
            <text:p><text:s text:c="68"/>minimum_ latency</text:p>
          </table:table-cell>
          <table:covered-table-cell table:number-columns-repeated="8"/>
          <table:table-cell/>
          <table:table-cell table:number-columns-spanned="9" table:number-rows-spanned="1"/>
          <table:covered-table-cell table:number-columns-repeated="8"/>
        </table:table-row>
        <table:table-row table:style-name="ro1">
          <table:table-cell office:value-type="string" calcext:value-type="string">
            <text:p>cache_size = 3</text:p>
          </table:table-cell>
          <table:table-cell office:value-type="string" calcext:value-type="string">
            <text:p>Tree_5</text:p>
          </table:table-cell>
          <table:table-cell office:value-type="string" calcext:value-type="string">
            <text:p>Chain_5</text:p>
          </table:table-cell>
          <table:table-cell office:value-type="string" calcext:value-type="string">
            <text:p>Grid_5</text:p>
          </table:table-cell>
          <table:table-cell office:value-type="string" calcext:value-type="string">
            <text:p>Tree_15</text:p>
          </table:table-cell>
          <table:table-cell office:value-type="string" calcext:value-type="string">
            <text:p>Chain_15</text:p>
          </table:table-cell>
          <table:table-cell office:value-type="string" calcext:value-type="string">
            <text:p>Grid_15</text:p>
          </table:table-cell>
          <table:table-cell office:value-type="string" calcext:value-type="string">
            <text:p>Tree_30</text:p>
          </table:table-cell>
          <table:table-cell office:value-type="string" calcext:value-type="string">
            <text:p>Chain_30</text:p>
          </table:table-cell>
          <table:table-cell office:value-type="string" calcext:value-type="string">
            <text:p>Grid_30</text:p>
          </table:table-cell>
          <table:table-cell office:value-type="string" calcext:value-type="string">
            <text:p>Tree_60</text:p>
          </table:table-cell>
          <table:table-cell office:value-type="string" calcext:value-type="string">
            <text:p>Chain_60</text:p>
          </table:table-cell>
          <table:table-cell office:value-type="string" calcext:value-type="string">
            <text:p>Grid_60</text:p>
          </table:table-cell>
          <table:table-cell office:value-type="string" calcext:value-type="string">
            <text:p>Tree_100</text:p>
          </table:table-cell>
          <table:table-cell office:value-type="string" calcext:value-type="string">
            <text:p>Chain_100</text:p>
          </table:table-cell>
          <table:table-cell office:value-type="string" calcext:value-type="string">
            <text:p>Grid_100</text:p>
          </table:table-cell>
          <table:table-cell office:value-type="string" calcext:value-type="string">
            <text:p>AV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st_iter</text:p>
          </table:table-cell>
          <table:table-cell office:value-type="float" office:value="0.004501316" calcext:value-type="float">
            <text:p>0.004501316</text:p>
          </table:table-cell>
          <table:table-cell office:value-type="float" office:value="0.007781937" calcext:value-type="float">
            <text:p>0.007781937</text:p>
          </table:table-cell>
          <table:table-cell office:value-type="float" office:value="0.029586744" calcext:value-type="float">
            <text:p>0.029586744</text:p>
          </table:table-cell>
          <table:table-cell office:value-type="float" office:value="0.001144402" calcext:value-type="float">
            <text:p>0.001144402</text:p>
          </table:table-cell>
          <table:table-cell office:value-type="float" office:value="0.275070146" calcext:value-type="float">
            <text:p>0.275070146</text:p>
          </table:table-cell>
          <table:table-cell office:value-type="float" office:value="0.010177552" calcext:value-type="float">
            <text:p>0.010177552</text:p>
          </table:table-cell>
          <table:table-cell office:value-type="float" office:value="0.008880563" calcext:value-type="float">
            <text:p>0.008880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8172999999" calcext:value-type="float">
            <text:p>0.00128173</text:p>
          </table:table-cell>
          <table:table-cell office:value-type="float" office:value="0.002700789" calcext:value-type="float">
            <text:p>0.002700789</text:p>
          </table:table-cell>
          <table:table-cell office:value-type="float" office:value="0.003189068" calcext:value-type="float">
            <text:p>0.003189068</text:p>
          </table:table-cell>
          <table:table-cell office:value-type="float" office:value="0.001190178" calcext:value-type="float">
            <text:p>0.001190178</text:p>
          </table:table-cell>
          <table:table-cell office:value-type="float" office:value="0.00175475" calcext:value-type="float">
            <text:p>0.00175475</text:p>
          </table:table-cell>
          <table:table-cell office:value-type="float" office:value="0.001068109" calcext:value-type="float">
            <text:p>0.001068109</text:p>
          </table:table-cell>
          <table:table-cell table:formula="of:=AVERAGE([.B13];[.C13];[.D13];[.E13];[.F13];[.G13];[.H13];[.I13];[.J13];[.K13];[.L13];[.M13];[.N13];[.O13];[.P13])" office:value-type="float" office:value="0.0347145346199991" calcext:value-type="float">
            <text:p>0.03471453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nd_iter</text:p>
          </table:table-cell>
          <table:table-cell office:value-type="float" office:value="0.003433207" calcext:value-type="float">
            <text:p>0.003433207</text:p>
          </table:table-cell>
          <table:table-cell office:value-type="float" office:value="0.00340269" calcext:value-type="float">
            <text:p>0.00340269</text:p>
          </table:table-cell>
          <table:table-cell office:value-type="float" office:value="0.022338833" calcext:value-type="float">
            <text:p>0.022338833</text:p>
          </table:table-cell>
          <table:table-cell office:value-type="float" office:value="0.133468601" calcext:value-type="float">
            <text:p>0.133468601</text:p>
          </table:table-cell>
          <table:table-cell office:value-type="float" office:value="0.205795278" calcext:value-type="float">
            <text:p>0.205795278</text:p>
          </table:table-cell>
          <table:table-cell office:value-type="float" office:value="0.003173809" calcext:value-type="float">
            <text:p>0.003173809</text:p>
          </table:table-cell>
          <table:table-cell office:value-type="float" office:value="0.232833814" calcext:value-type="float">
            <text:p>0.232833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66472" calcext:value-type="float">
            <text:p>0.001266472</text:p>
          </table:table-cell>
          <table:table-cell office:value-type="float" office:value="0.304367004" calcext:value-type="float">
            <text:p>0.304367004</text:p>
          </table:table-cell>
          <table:table-cell office:value-type="float" office:value="0.00163268" calcext:value-type="float">
            <text:p>0.00163268</text:p>
          </table:table-cell>
          <table:table-cell office:value-type="float" office:value="0.00112914299999" calcext:value-type="float">
            <text:p>0.001129143</text:p>
          </table:table-cell>
          <table:table-cell office:value-type="float" office:value="0.003463724" calcext:value-type="float">
            <text:p>0.003463724</text:p>
          </table:table-cell>
          <table:table-cell office:value-type="float" office:value="0.001907337" calcext:value-type="float">
            <text:p>0.0019073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rd_iter</text:p>
          </table:table-cell>
          <table:table-cell office:value-type="float" office:value="0.053878743" calcext:value-type="float">
            <text:p>0.053878743</text:p>
          </table:table-cell>
          <table:table-cell office:value-type="float" office:value="0.006912191" calcext:value-type="float">
            <text:p>0.006912191</text:p>
          </table:table-cell>
          <table:table-cell office:value-type="float" office:value="0.003890968" calcext:value-type="float">
            <text:p>0.003890968</text:p>
          </table:table-cell>
          <table:table-cell office:value-type="float" office:value="0.113235445" calcext:value-type="float">
            <text:p>0.113235445</text:p>
          </table:table-cell>
          <table:table-cell office:value-type="float" office:value="0.206451408" calcext:value-type="float">
            <text:p>0.206451408</text:p>
          </table:table-cell>
          <table:table-cell office:value-type="float" office:value="0.002960187" calcext:value-type="float">
            <text:p>0.002960187</text:p>
          </table:table-cell>
          <table:table-cell office:value-type="float" office:value="0.05731199" calcext:value-type="float">
            <text:p>0.05731199</text:p>
          </table:table-cell>
          <table:table-cell office:value-type="float" office:value="0" calcext:value-type="float">
            <text:p>0</text:p>
          </table:table-cell>
          <table:table-cell office:value-type="float" office:value="0.00633236" calcext:value-type="float">
            <text:p>0.00633236</text:p>
          </table:table-cell>
          <table:table-cell office:value-type="float" office:value="0.007247882" calcext:value-type="float">
            <text:p>0.007247882</text:p>
          </table:table-cell>
          <table:table-cell office:value-type="float" office:value="0.007659867" calcext:value-type="float">
            <text:p>0.007659867</text:p>
          </table:table-cell>
          <table:table-cell office:value-type="float" office:value="0.003326396" calcext:value-type="float">
            <text:p>0.003326396</text:p>
          </table:table-cell>
          <table:table-cell office:value-type="float" office:value="0.00109862599999" calcext:value-type="float">
            <text:p>0.001098626</text:p>
          </table:table-cell>
          <table:table-cell office:value-type="float" office:value="0.001861561" calcext:value-type="float">
            <text:p>0.001861561</text:p>
          </table:table-cell>
          <table:table-cell office:value-type="float" office:value="0.001235954" calcext:value-type="float">
            <text:p>0.0012359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th_iter</text:p>
          </table:table-cell>
          <table:table-cell office:value-type="float" office:value="0.027221657" calcext:value-type="float">
            <text:p>0.027221657</text:p>
          </table:table-cell>
          <table:table-cell office:value-type="float" office:value="0.00480649" calcext:value-type="float">
            <text:p>0.00480649</text:p>
          </table:table-cell>
          <table:table-cell office:value-type="float" office:value="0.018112128" calcext:value-type="float">
            <text:p>0.018112128</text:p>
          </table:table-cell>
          <table:table-cell office:value-type="float" office:value="0.166458081" calcext:value-type="float">
            <text:p>0.166458081</text:p>
          </table:table-cell>
          <table:table-cell office:value-type="float" office:value="0.20993038" calcext:value-type="float">
            <text:p>0.20993038</text:p>
          </table:table-cell>
          <table:table-cell office:value-type="float" office:value="0.005020112" calcext:value-type="float">
            <text:p>0.005020112</text:p>
          </table:table-cell>
          <table:table-cell office:value-type="float" office:value="0.005477873" calcext:value-type="float">
            <text:p>0.005477873</text:p>
          </table:table-cell>
          <table:table-cell office:value-type="float" office:value="0.093597395" calcext:value-type="float">
            <text:p>0.093597395</text:p>
          </table:table-cell>
          <table:table-cell office:value-type="float" office:value="0.010131776" calcext:value-type="float">
            <text:p>0.010131776</text:p>
          </table:table-cell>
          <table:table-cell office:value-type="float" office:value="0.002258287" calcext:value-type="float">
            <text:p>0.002258287</text:p>
          </table:table-cell>
          <table:table-cell office:value-type="float" office:value="0.006881673" calcext:value-type="float">
            <text:p>0.006881673</text:p>
          </table:table-cell>
          <table:table-cell office:value-type="float" office:value="0.008438061" calcext:value-type="float">
            <text:p>0.008438061</text:p>
          </table:table-cell>
          <table:table-cell office:value-type="float" office:value="0.00137328299999" calcext:value-type="float">
            <text:p>0.001373283</text:p>
          </table:table-cell>
          <table:table-cell office:value-type="float" office:value="0.00169371499999" calcext:value-type="float">
            <text:p>0.001693715</text:p>
          </table:table-cell>
          <table:table-cell office:value-type="float" office:value="0.001373283" calcext:value-type="float">
            <text:p>0.0013732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h_iter</text:p>
          </table:table-cell>
          <table:table-cell office:value-type="float" office:value="0.002380357" calcext:value-type="float">
            <text:p>0.002380357</text:p>
          </table:table-cell>
          <table:table-cell office:value-type="float" office:value="0.00680538" calcext:value-type="float">
            <text:p>0.00680538</text:p>
          </table:table-cell>
          <table:table-cell office:value-type="float" office:value="0.026031479" calcext:value-type="float">
            <text:p>0.026031479</text:p>
          </table:table-cell>
          <table:table-cell office:value-type="float" office:value="0.005889858" calcext:value-type="float">
            <text:p>0.005889858</text:p>
          </table:table-cell>
          <table:table-cell office:value-type="float" office:value="0.098831169" calcext:value-type="float">
            <text:p>0.098831169</text:p>
          </table:table-cell>
          <table:table-cell office:value-type="float" office:value="0.009780826" calcext:value-type="float">
            <text:p>0.009780826</text:p>
          </table:table-cell>
          <table:table-cell office:value-type="float" office:value="0.055801368" calcext:value-type="float">
            <text:p>0.055801368</text:p>
          </table:table-cell>
          <table:table-cell office:value-type="float" office:value="0.368164062" calcext:value-type="float">
            <text:p>0.368164062</text:p>
          </table:table-cell>
          <table:table-cell office:value-type="float" office:value="0" calcext:value-type="float">
            <text:p>0</text:p>
          </table:table-cell>
          <table:table-cell office:value-type="float" office:value="0.001831044" calcext:value-type="float">
            <text:p>0.001831044</text:p>
          </table:table-cell>
          <table:table-cell office:value-type="float" office:value="0.005004853" calcext:value-type="float">
            <text:p>0.005004853</text:p>
          </table:table-cell>
          <table:table-cell office:value-type="float" office:value="0.00738521" calcext:value-type="float">
            <text:p>0.00738521</text:p>
          </table:table-cell>
          <table:table-cell office:value-type="float" office:value="0.001327506" calcext:value-type="float">
            <text:p>0.001327506</text:p>
          </table:table-cell>
          <table:table-cell office:value-type="float" office:value="0.002243028" calcext:value-type="float">
            <text:p>0.002243028</text:p>
          </table:table-cell>
          <table:table-cell office:value-type="float" office:value="0.001449576" calcext:value-type="float">
            <text:p>0.0014495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th_iter</text:p>
          </table:table-cell>
          <table:table-cell office:value-type="float" office:value="0.029647768" calcext:value-type="float">
            <text:p>0.029647768</text:p>
          </table:table-cell>
          <table:table-cell office:value-type="float" office:value="0.009200996" calcext:value-type="float">
            <text:p>0.009200996</text:p>
          </table:table-cell>
          <table:table-cell office:value-type="float" office:value="0.029510445" calcext:value-type="float">
            <text:p>0.029510445</text:p>
          </table:table-cell>
          <table:table-cell office:value-type="float" office:value="0.007278399" calcext:value-type="float">
            <text:p>0.007278399</text:p>
          </table:table-cell>
          <table:table-cell office:value-type="float" office:value="0.273590064" calcext:value-type="float">
            <text:p>0.273590064</text:p>
          </table:table-cell>
          <table:table-cell office:value-type="float" office:value="0.010482778" calcext:value-type="float">
            <text:p>0.010482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8222647" calcext:value-type="float">
            <text:p>0.178222647</text:p>
          </table:table-cell>
          <table:table-cell office:value-type="float" office:value="0.00190733699998" calcext:value-type="float">
            <text:p>0.001907337</text:p>
          </table:table-cell>
          <table:table-cell office:value-type="float" office:value="0.107192943" calcext:value-type="float">
            <text:p>0.107192943</text:p>
          </table:table-cell>
          <table:table-cell office:value-type="float" office:value="0.00242613299999" calcext:value-type="float">
            <text:p>0.002426133</text:p>
          </table:table-cell>
          <table:table-cell office:value-type="float" office:value="0.001266472" calcext:value-type="float">
            <text:p>0.001266472</text:p>
          </table:table-cell>
          <table:table-cell office:value-type="float" office:value="0.001358024" calcext:value-type="float">
            <text:p>0.001358024</text:p>
          </table:table-cell>
          <table:table-cell office:value-type="float" office:value="0.002136218" calcext:value-type="float">
            <text:p>0.002136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th_iter</text:p>
          </table:table-cell>
          <table:table-cell office:value-type="float" office:value="0.009521428" calcext:value-type="float">
            <text:p>0.009521428</text:p>
          </table:table-cell>
          <table:table-cell office:value-type="float" office:value="0.004394505" calcext:value-type="float">
            <text:p>0.004394505</text:p>
          </table:table-cell>
          <table:table-cell office:value-type="float" office:value="0.032897922" calcext:value-type="float">
            <text:p>0.032897922</text:p>
          </table:table-cell>
          <table:table-cell office:value-type="float" office:value="0.008575389" calcext:value-type="float">
            <text:p>0.008575389</text:p>
          </table:table-cell>
          <table:table-cell office:value-type="float" office:value="0.004470799" calcext:value-type="float">
            <text:p>0.004470799</text:p>
          </table:table-cell>
          <table:table-cell office:value-type="float" office:value="0.094894391" calcext:value-type="float">
            <text:p>0.094894391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007354693" calcext:value-type="float">
            <text:p>0.007354693</text:p>
          </table:table-cell>
          <table:table-cell office:value-type="float" office:value="0" calcext:value-type="float">
            <text:p>0</text:p>
          </table:table-cell>
          <table:table-cell office:value-type="float" office:value="0.00297544599999" calcext:value-type="float">
            <text:p>0.002975446</text:p>
          </table:table-cell>
          <table:table-cell office:value-type="float" office:value="0.307403508" calcext:value-type="float">
            <text:p>0.307403508</text:p>
          </table:table-cell>
          <table:table-cell office:value-type="float" office:value="0.010467468" calcext:value-type="float">
            <text:p>0.010467468</text:p>
          </table:table-cell>
          <table:table-cell office:value-type="float" office:value="0.00109862599999" calcext:value-type="float">
            <text:p>0.001098626</text:p>
          </table:table-cell>
          <table:table-cell office:value-type="float" office:value="0.001724233" calcext:value-type="float">
            <text:p>0.001724233</text:p>
          </table:table-cell>
          <table:table-cell office:value-type="float" office:value="0.00305174" calcext:value-type="float">
            <text:p>0.00305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th_iter</text:p>
          </table:table-cell>
          <table:table-cell office:value-type="float" office:value="0.006317101" calcext:value-type="float">
            <text:p>0.006317101</text:p>
          </table:table-cell>
          <table:table-cell office:value-type="float" office:value="0.003189068" calcext:value-type="float">
            <text:p>0.003189068</text:p>
          </table:table-cell>
          <table:table-cell office:value-type="float" office:value="0.034927312" calcext:value-type="float">
            <text:p>0.034927312</text:p>
          </table:table-cell>
          <table:table-cell office:value-type="float" office:value="0.004440281" calcext:value-type="float">
            <text:p>0.004440281</text:p>
          </table:table-cell>
          <table:table-cell office:value-type="float" office:value="0.152831977" calcext:value-type="float">
            <text:p>0.152831977</text:p>
          </table:table-cell>
          <table:table-cell office:value-type="float" office:value="0.090026831" calcext:value-type="float">
            <text:p>0.090026831</text:p>
          </table:table-cell>
          <table:table-cell office:value-type="float" office:value="0.00152587" calcext:value-type="float">
            <text:p>0.00152587</text:p>
          </table:table-cell>
          <table:table-cell office:value-type="float" office:value="0.129562362" calcext:value-type="float">
            <text:p>0.129562362</text:p>
          </table:table-cell>
          <table:table-cell office:value-type="float" office:value="0" calcext:value-type="float">
            <text:p>0</text:p>
          </table:table-cell>
          <table:table-cell office:value-type="float" office:value="0.00109862599999" calcext:value-type="float">
            <text:p>0.001098626</text:p>
          </table:table-cell>
          <table:table-cell office:value-type="float" office:value="0.009612981" calcext:value-type="float">
            <text:p>0.009612981</text:p>
          </table:table-cell>
          <table:table-cell office:value-type="float" office:value="0.002334581" calcext:value-type="float">
            <text:p>0.002334581</text:p>
          </table:table-cell>
          <table:table-cell office:value-type="float" office:value="0.00109862599999" calcext:value-type="float">
            <text:p>0.001098626</text:p>
          </table:table-cell>
          <table:table-cell office:value-type="float" office:value="0.00328062" calcext:value-type="float">
            <text:p>0.00328062</text:p>
          </table:table-cell>
          <table:table-cell office:value-type="float" office:value="0.001724233" calcext:value-type="float">
            <text:p>0.0017242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th_iter</text:p>
          </table:table-cell>
          <table:table-cell office:value-type="float" office:value="0.020751934" calcext:value-type="float">
            <text:p>0.020751934</text:p>
          </table:table-cell>
          <table:table-cell office:value-type="float" office:value="0.002532944" calcext:value-type="float">
            <text:p>0.002532944</text:p>
          </table:table-cell>
          <table:table-cell office:value-type="float" office:value="0.020797722" calcext:value-type="float">
            <text:p>0.020797722</text:p>
          </table:table-cell>
          <table:table-cell office:value-type="float" office:value="0.008453319" calcext:value-type="float">
            <text:p>0.008453319</text:p>
          </table:table-cell>
          <table:table-cell office:value-type="float" office:value="0.158615052" calcext:value-type="float">
            <text:p>0.158615052</text:p>
          </table:table-cell>
          <table:table-cell office:value-type="float" office:value="0.148910491" calcext:value-type="float">
            <text:p>0.1489104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6319799999" calcext:value-type="float">
            <text:p>0.001663198</text:p>
          </table:table-cell>
          <table:table-cell office:value-type="float" office:value="0.008514354" calcext:value-type="float">
            <text:p>0.008514354</text:p>
          </table:table-cell>
          <table:table-cell office:value-type="float" office:value="0.00257872" calcext:value-type="float">
            <text:p>0.00257872</text:p>
          </table:table-cell>
          <table:table-cell office:value-type="float" office:value="0.00108336699999" calcext:value-type="float">
            <text:p>0.001083367</text:p>
          </table:table-cell>
          <table:table-cell office:value-type="float" office:value="0.00109862599999" calcext:value-type="float">
            <text:p>0.001098626</text:p>
          </table:table-cell>
          <table:table-cell office:value-type="float" office:value="0.001129143" calcext:value-type="float">
            <text:p>0.001129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th_iter</text:p>
          </table:table-cell>
          <table:table-cell office:value-type="float" office:value="0.010177552" calcext:value-type="float">
            <text:p>0.010177552</text:p>
          </table:table-cell>
          <table:table-cell office:value-type="float" office:value="0.005935634" calcext:value-type="float">
            <text:p>0.005935634</text:p>
          </table:table-cell>
          <table:table-cell office:value-type="float" office:value="0.051681462" calcext:value-type="float">
            <text:p>0.051681462</text:p>
          </table:table-cell>
          <table:table-cell office:value-type="float" office:value="0.005371062" calcext:value-type="float">
            <text:p>0.005371062</text:p>
          </table:table-cell>
          <table:table-cell office:value-type="float" office:value="0.143508877" calcext:value-type="float">
            <text:p>0.143508877</text:p>
          </table:table-cell>
          <table:table-cell office:value-type="float" office:value="0.002593979" calcext:value-type="float">
            <text:p>0.002593979</text:p>
          </table:table-cell>
          <table:table-cell office:value-type="float" office:value="0.010024965" calcext:value-type="float">
            <text:p>0.010024965</text:p>
          </table:table-cell>
          <table:table-cell office:value-type="float" office:value="0.010330139" calcext:value-type="float">
            <text:p>0.010330139</text:p>
          </table:table-cell>
          <table:table-cell office:value-type="float" office:value="0" calcext:value-type="float">
            <text:p>0</text:p>
          </table:table-cell>
          <table:table-cell office:value-type="float" office:value="0.00158690399999" calcext:value-type="float">
            <text:p>0.001586904</text:p>
          </table:table-cell>
          <table:table-cell office:value-type="float" office:value="0.004775973" calcext:value-type="float">
            <text:p>0.004775973</text:p>
          </table:table-cell>
          <table:table-cell office:value-type="float" office:value="0.001708974" calcext:value-type="float">
            <text:p>0.001708974</text:p>
          </table:table-cell>
          <table:table-cell office:value-type="float" office:value="0.001144402" calcext:value-type="float">
            <text:p>0.001144402</text:p>
          </table:table-cell>
          <table:table-cell office:value-type="float" office:value="0.00248716800002" calcext:value-type="float">
            <text:p>0.002487168</text:p>
          </table:table-cell>
          <table:table-cell office:value-type="float" office:value="0.005310027" calcext:value-type="float">
            <text:p>0.005310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];[.B4];[.B5];[.B6];[.B7];[.B8];[.B9];[.B10];[.B11];[.B12])" office:value-type="float" office:value="0.0167831063" calcext:value-type="float">
            <text:p>0.0167831063</text:p>
          </table:table-cell>
          <table:table-cell table:formula="of:=AVERAGE([.C3];[.C4];[.C5];[.C6];[.C7];[.C8];[.C9];[.C10];[.C11];[.C12])" office:value-type="float" office:value="0.0054961835" calcext:value-type="float">
            <text:p>0.0054961835</text:p>
          </table:table-cell>
          <table:table-cell table:formula="of:=AVERAGE([.D3];[.D4];[.D5];[.D6];[.D7];[.D8];[.D9];[.D10];[.D11];[.D12])" office:value-type="float" office:value="0.0269775015" calcext:value-type="float">
            <text:p>0.0269775015</text:p>
          </table:table-cell>
          <table:table-cell table:formula="of:=AVERAGE([.E3];[.E4];[.E5];[.E6];[.E7];[.E8];[.E9];[.E10];[.E11];[.E12])" office:value-type="float" office:value="0.0454314837" calcext:value-type="float">
            <text:p>0.0454314837</text:p>
          </table:table-cell>
          <table:table-cell table:formula="of:=AVERAGE([.F3];[.F4];[.F5];[.F6];[.F7];[.F8];[.F9];[.F10];[.F11];[.F12])" office:value-type="float" office:value="0.172909515" calcext:value-type="float">
            <text:p>0.172909515</text:p>
          </table:table-cell>
          <table:table-cell table:formula="of:=AVERAGE([.G3];[.G4];[.G5];[.G6];[.G7];[.G8];[.G9];[.G10];[.G11];[.G12])" office:value-type="float" office:value="0.0378020956" calcext:value-type="float">
            <text:p>0.0378020956</text:p>
          </table:table-cell>
          <table:table-cell table:formula="of:=AVERAGE([.H3];[.H4];[.H5];[.H6];[.H7];[.H8];[.H9];[.H10];[.H11];[.H12])" office:value-type="float" office:value="0.0465606443" calcext:value-type="float">
            <text:p>0.0465606443</text:p>
          </table:table-cell>
          <table:table-cell table:formula="of:=AVERAGE([.I3];[.I4];[.I5];[.I6];[.I7];[.I8];[.I9];[.I10];[.I11];[.I12])" office:value-type="float" office:value="0.0609008651" calcext:value-type="float">
            <text:p>0.0609008651</text:p>
          </table:table-cell>
          <table:table-cell table:formula="of:=AVERAGE([.J3];[.J4];[.J5];[.J6];[.J7];[.J8];[.J9];[.J10];[.J11];[.J12])" office:value-type="float" office:value="0.0194686783" calcext:value-type="float">
            <text:p>0.0194686783</text:p>
          </table:table-cell>
          <table:table-cell table:formula="of:=AVERAGE([.K3];[.K4];[.K5];[.K6];[.K7];[.K8];[.K9];[.K10];[.K11];[.K12])" office:value-type="float" office:value="0.002311692599993" calcext:value-type="float">
            <text:p>0.0023116926</text:p>
          </table:table-cell>
          <table:table-cell table:formula="of:=AVERAGE([.L3];[.L4];[.L5];[.L6];[.L7];[.L8];[.L9];[.L10];[.L11];[.L12])" office:value-type="float" office:value="0.0764113945" calcext:value-type="float">
            <text:p>0.0764113945</text:p>
          </table:table-cell>
          <table:table-cell table:formula="of:=AVERAGE([.M3];[.M4];[.M5];[.M6];[.M7];[.M8];[.M9];[.M10];[.M11];[.M12])" office:value-type="float" office:value="0.004348729099999" calcext:value-type="float">
            <text:p>0.0043487291</text:p>
          </table:table-cell>
          <table:table-cell table:formula="of:=AVERAGE([.N3];[.N4];[.N5];[.N6];[.N7];[.N8];[.N9];[.N10];[.N11];[.N12])" office:value-type="float" office:value="0.001181022899994" calcext:value-type="float">
            <text:p>0.0011810229</text:p>
          </table:table-cell>
          <table:table-cell table:formula="of:=AVERAGE([.O3];[.O4];[.O5];[.O6];[.O7];[.O8];[.O9];[.O10];[.O11];[.O12])" office:value-type="float" office:value="0.0020965449" calcext:value-type="float">
            <text:p>0.0020965449</text:p>
          </table:table-cell>
          <table:table-cell table:formula="of:=AVERAGE([.P3];[.P4];[.P5];[.P6];[.P7];[.P8];[.P9];[.P10];[.P11];[.P12])" office:value-type="float" office:value="0.002038562" calcext:value-type="float">
            <text:p>0.002038562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ce2"/>
          <table:table-cell table:number-columns-repeated="14"/>
        </table:table-row>
        <table:table-row table:style-name="ro1">
          <table:table-cell office:value-type="string" calcext:value-type="string">
            <text:p>cache_size = 5</text:p>
          </table:table-cell>
          <table:table-cell office:value-type="string" calcext:value-type="string">
            <text:p>Tree_5</text:p>
          </table:table-cell>
          <table:table-cell office:value-type="string" calcext:value-type="string">
            <text:p>Chain_5</text:p>
          </table:table-cell>
          <table:table-cell office:value-type="string" calcext:value-type="string">
            <text:p>Grid_5</text:p>
          </table:table-cell>
          <table:table-cell office:value-type="string" calcext:value-type="string">
            <text:p>Tree_15</text:p>
          </table:table-cell>
          <table:table-cell office:value-type="string" calcext:value-type="string">
            <text:p>Chain_15</text:p>
          </table:table-cell>
          <table:table-cell office:value-type="string" calcext:value-type="string">
            <text:p>Grid_15</text:p>
          </table:table-cell>
          <table:table-cell office:value-type="string" calcext:value-type="string">
            <text:p>Tree_30</text:p>
          </table:table-cell>
          <table:table-cell office:value-type="string" calcext:value-type="string">
            <text:p>Chain_30</text:p>
          </table:table-cell>
          <table:table-cell office:value-type="string" calcext:value-type="string">
            <text:p>Grid_30</text:p>
          </table:table-cell>
          <table:table-cell office:value-type="string" calcext:value-type="string">
            <text:p>Tree_60</text:p>
          </table:table-cell>
          <table:table-cell office:value-type="string" calcext:value-type="string">
            <text:p>Chain_60</text:p>
          </table:table-cell>
          <table:table-cell office:value-type="string" calcext:value-type="string">
            <text:p>Grid_60</text:p>
          </table:table-cell>
          <table:table-cell office:value-type="string" calcext:value-type="string">
            <text:p>Tree_100</text:p>
          </table:table-cell>
          <table:table-cell office:value-type="string" calcext:value-type="string">
            <text:p>Chain_100</text:p>
          </table:table-cell>
          <table:table-cell office:value-type="string" calcext:value-type="string">
            <text:p>Grid_100</text:p>
          </table:table-cell>
          <table:table-cell office:value-type="string" calcext:value-type="string">
            <text:p>AV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st_iter</text:p>
          </table:table-cell>
          <table:table-cell office:value-type="float" office:value="0.018539411" calcext:value-type="float">
            <text:p>0.018539411</text:p>
          </table:table-cell>
          <table:table-cell office:value-type="float" office:value="0.005935634" calcext:value-type="float">
            <text:p>0.005935634</text:p>
          </table:table-cell>
          <table:table-cell office:value-type="float" office:value="0.014068561" calcext:value-type="float">
            <text:p>0.014068561</text:p>
          </table:table-cell>
          <table:table-cell office:value-type="float" office:value="0.006195032" calcext:value-type="float">
            <text:p>0.006195032</text:p>
          </table:table-cell>
          <table:table-cell office:value-type="float" office:value="0.147781364" calcext:value-type="float">
            <text:p>0.147781364</text:p>
          </table:table-cell>
          <table:table-cell office:value-type="float" office:value="0.094879098" calcext:value-type="float">
            <text:p>0.094879098</text:p>
          </table:table-cell>
          <table:table-cell office:value-type="float" office:value="0.12109375" calcext:value-type="float">
            <text:p>0.12109375</text:p>
          </table:table-cell>
          <table:table-cell office:value-type="float" office:value="0" calcext:value-type="float">
            <text:p>0</text:p>
          </table:table-cell>
          <table:table-cell office:value-type="float" office:value="0.165389984" calcext:value-type="float">
            <text:p>0.165389984</text:p>
          </table:table-cell>
          <table:table-cell office:value-type="float" office:value="0.001510611" calcext:value-type="float">
            <text:p>0.001510611</text:p>
          </table:table-cell>
          <table:table-cell office:value-type="float" office:value="0.007949782" calcext:value-type="float">
            <text:p>0.007949782</text:p>
          </table:table-cell>
          <table:table-cell office:value-type="float" office:value="0.002990705" calcext:value-type="float">
            <text:p>0.002990705</text:p>
          </table:table-cell>
          <table:table-cell office:value-type="float" office:value="0.00105285000001" calcext:value-type="float">
            <text:p>0.00105285</text:p>
          </table:table-cell>
          <table:table-cell office:value-type="float" office:value="0.00480648999999" calcext:value-type="float">
            <text:p>0.00480649</text:p>
          </table:table-cell>
          <table:table-cell office:value-type="float" office:value="0.008880563" calcext:value-type="float">
            <text:p>0.008880563</text:p>
          </table:table-cell>
          <table:table-cell table:formula="of:=AVERAGE([.B26];[.C26];[.D26];[.E26];[.F26];[.G26];[.H26];[.I26];[.J26];[.K26];[.L26];[.M26];[.N26];[.O26];[.P26])" office:value-type="float" office:value="0.0500254078266653" calcext:value-type="float">
            <text:p>0.05002540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nd_iter</text:p>
          </table:table-cell>
          <table:table-cell office:value-type="float" office:value="0.021881089" calcext:value-type="float">
            <text:p>0.021881089</text:p>
          </table:table-cell>
          <table:table-cell office:value-type="float" office:value="0.006088221" calcext:value-type="float">
            <text:p>0.006088221</text:p>
          </table:table-cell>
          <table:table-cell office:value-type="float" office:value="0.010238587" calcext:value-type="float">
            <text:p>0.010238587</text:p>
          </table:table-cell>
          <table:table-cell office:value-type="float" office:value="0.007125812" calcext:value-type="float">
            <text:p>0.007125812</text:p>
          </table:table-cell>
          <table:table-cell office:value-type="float" office:value="0.212707503" calcext:value-type="float">
            <text:p>0.212707503</text:p>
          </table:table-cell>
          <table:table-cell office:value-type="float" office:value="0.090057366" calcext:value-type="float">
            <text:p>0.090057366</text:p>
          </table:table-cell>
          <table:table-cell office:value-type="float" office:value="0.074310273" calcext:value-type="float">
            <text:p>0.074310273</text:p>
          </table:table-cell>
          <table:table-cell office:value-type="float" office:value="0.005325286" calcext:value-type="float">
            <text:p>0.005325286</text:p>
          </table:table-cell>
          <table:table-cell office:value-type="float" office:value="0" calcext:value-type="float">
            <text:p>0</text:p>
          </table:table-cell>
          <table:table-cell office:value-type="float" office:value="0.002044665" calcext:value-type="float">
            <text:p>0.002044665</text:p>
          </table:table-cell>
          <table:table-cell office:value-type="float" office:value="0.716720558" calcext:value-type="float">
            <text:p>0.716720558</text:p>
          </table:table-cell>
          <table:table-cell office:value-type="float" office:value="0.003936744" calcext:value-type="float">
            <text:p>0.003936744</text:p>
          </table:table-cell>
          <table:table-cell office:value-type="float" office:value="0.00128172999999" calcext:value-type="float">
            <text:p>0.00128173</text:p>
          </table:table-cell>
          <table:table-cell office:value-type="float" office:value="0.001571646" calcext:value-type="float">
            <text:p>0.001571646</text:p>
          </table:table-cell>
          <table:table-cell office:value-type="float" office:value="0.003250103" calcext:value-type="float">
            <text:p>0.0032501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rd_iter</text:p>
          </table:table-cell>
          <table:table-cell office:value-type="float" office:value="0.008514354" calcext:value-type="float">
            <text:p>0.008514354</text:p>
          </table:table-cell>
          <table:table-cell office:value-type="float" office:value="0.003936744" calcext:value-type="float">
            <text:p>0.003936744</text:p>
          </table:table-cell>
          <table:table-cell office:value-type="float" office:value="0.007644608" calcext:value-type="float">
            <text:p>0.007644608</text:p>
          </table:table-cell>
          <table:table-cell office:value-type="float" office:value="0.165161103" calcext:value-type="float">
            <text:p>0.165161103</text:p>
          </table:table-cell>
          <table:table-cell office:value-type="float" office:value="0.002868635" calcext:value-type="float">
            <text:p>0.002868635</text:p>
          </table:table-cell>
          <table:table-cell office:value-type="float" office:value="0.080551133" calcext:value-type="float">
            <text:p>0.080551133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036178571" calcext:value-type="float">
            <text:p>0.036178571</text:p>
          </table:table-cell>
          <table:table-cell office:value-type="float" office:value="0" calcext:value-type="float">
            <text:p>0</text:p>
          </table:table-cell>
          <table:table-cell office:value-type="float" office:value="0.00222776999999" calcext:value-type="float">
            <text:p>0.00222777</text:p>
          </table:table-cell>
          <table:table-cell office:value-type="float" office:value="0.001388541" calcext:value-type="float">
            <text:p>0.001388541</text:p>
          </table:table-cell>
          <table:table-cell office:value-type="float" office:value="0.002914411" calcext:value-type="float">
            <text:p>0.002914411</text:p>
          </table:table-cell>
          <table:table-cell office:value-type="float" office:value="0.00109862599999" calcext:value-type="float">
            <text:p>0.001098626</text:p>
          </table:table-cell>
          <table:table-cell office:value-type="float" office:value="0.00540157899999" calcext:value-type="float">
            <text:p>0.005401579</text:p>
          </table:table-cell>
          <table:table-cell office:value-type="float" office:value="0.00668331" calcext:value-type="float">
            <text:p>0.006683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th_iter</text:p>
          </table:table-cell>
          <table:table-cell office:value-type="float" office:value="0.022552466" calcext:value-type="float">
            <text:p>0.022552466</text:p>
          </table:table-cell>
          <table:table-cell office:value-type="float" office:value="0.007904006" calcext:value-type="float">
            <text:p>0.007904006</text:p>
          </table:table-cell>
          <table:table-cell office:value-type="float" office:value="0.027450521" calcext:value-type="float">
            <text:p>0.027450521</text:p>
          </table:table-cell>
          <table:table-cell office:value-type="float" office:value="0.001953113" calcext:value-type="float">
            <text:p>0.001953113</text:p>
          </table:table-cell>
          <table:table-cell office:value-type="float" office:value="0.096939034" calcext:value-type="float">
            <text:p>0.096939034</text:p>
          </table:table-cell>
          <table:table-cell office:value-type="float" office:value="0.102951018" calcext:value-type="float">
            <text:p>0.102951018</text:p>
          </table:table-cell>
          <table:table-cell office:value-type="float" office:value="0" calcext:value-type="float">
            <text:p>0</text:p>
          </table:table-cell>
          <table:table-cell office:value-type="float" office:value="0.093566855" calcext:value-type="float">
            <text:p>0.093566855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0.001327506" calcext:value-type="float">
            <text:p>0.001327506</text:p>
          </table:table-cell>
          <table:table-cell office:value-type="float" office:value="0.001922596" calcext:value-type="float">
            <text:p>0.001922596</text:p>
          </table:table-cell>
          <table:table-cell office:value-type="float" office:value="0.001083367" calcext:value-type="float">
            <text:p>0.001083367</text:p>
          </table:table-cell>
          <table:table-cell office:value-type="float" office:value="0.00180052599998" calcext:value-type="float">
            <text:p>0.001800526</text:p>
          </table:table-cell>
          <table:table-cell office:value-type="float" office:value="0.00515744" calcext:value-type="float">
            <text:p>0.00515744</text:p>
          </table:table-cell>
          <table:table-cell office:value-type="float" office:value="0.00105285" calcext:value-type="float">
            <text:p>0.001052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h_iter</text:p>
          </table:table-cell>
          <table:table-cell office:value-type="float" office:value="0.039398185" calcext:value-type="float">
            <text:p>0.039398185</text:p>
          </table:table-cell>
          <table:table-cell office:value-type="float" office:value="0.005035371" calcext:value-type="float">
            <text:p>0.005035371</text:p>
          </table:table-cell>
          <table:table-cell office:value-type="float" office:value="0.003311137" calcext:value-type="float">
            <text:p>0.003311137</text:p>
          </table:table-cell>
          <table:table-cell office:value-type="float" office:value="0.003768898" calcext:value-type="float">
            <text:p>0.003768898</text:p>
          </table:table-cell>
          <table:table-cell office:value-type="float" office:value="0.215408276" calcext:value-type="float">
            <text:p>0.215408276</text:p>
          </table:table-cell>
          <table:table-cell office:value-type="float" office:value="0.060134833" calcext:value-type="float">
            <text:p>0.060134833</text:p>
          </table:table-cell>
          <table:table-cell office:value-type="float" office:value="0.003585794" calcext:value-type="float">
            <text:p>0.003585794</text:p>
          </table:table-cell>
          <table:table-cell office:value-type="float" office:value="0.007278399" calcext:value-type="float">
            <text:p>0.007278399</text:p>
          </table:table-cell>
          <table:table-cell office:value-type="float" office:value="0" calcext:value-type="float">
            <text:p>0</text:p>
          </table:table-cell>
          <table:table-cell office:value-type="float" office:value="0.001144402" calcext:value-type="float">
            <text:p>0.001144402</text:p>
          </table:table-cell>
          <table:table-cell office:value-type="float" office:value="0.881576522" calcext:value-type="float">
            <text:p>0.881576522</text:p>
          </table:table-cell>
          <table:table-cell office:value-type="float" office:value="0.004592868" calcext:value-type="float">
            <text:p>0.004592868</text:p>
          </table:table-cell>
          <table:table-cell office:value-type="float" office:value="0.00239561499998" calcext:value-type="float">
            <text:p>0.002395615</text:p>
          </table:table-cell>
          <table:table-cell office:value-type="float" office:value="0.00465390299999" calcext:value-type="float">
            <text:p>0.004653903</text:p>
          </table:table-cell>
          <table:table-cell office:value-type="float" office:value="0.001373283" calcext:value-type="float">
            <text:p>0.0013732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th_iter</text:p>
          </table:table-cell>
          <table:table-cell office:value-type="float" office:value="0.011291438" calcext:value-type="float">
            <text:p>0.011291438</text:p>
          </table:table-cell>
          <table:table-cell office:value-type="float" office:value="0.007812454" calcext:value-type="float">
            <text:p>0.007812454</text:p>
          </table:table-cell>
          <table:table-cell office:value-type="float" office:value="0.002395615" calcext:value-type="float">
            <text:p>0.002395615</text:p>
          </table:table-cell>
          <table:table-cell office:value-type="float" office:value="0.100280706" calcext:value-type="float">
            <text:p>0.100280706</text:p>
          </table:table-cell>
          <table:table-cell office:value-type="float" office:value="0.138565007" calcext:value-type="float">
            <text:p>0.138565007</text:p>
          </table:table-cell>
          <table:table-cell office:value-type="float" office:value="0.093322739" calcext:value-type="float">
            <text:p>0.093322739</text:p>
          </table:table-cell>
          <table:table-cell office:value-type="float" office:value="0.038192737" calcext:value-type="float">
            <text:p>0.038192737</text:p>
          </table:table-cell>
          <table:table-cell office:value-type="float" office:value="0" calcext:value-type="float">
            <text:p>0</text:p>
          </table:table-cell>
          <table:table-cell office:value-type="float" office:value="0.003845192" calcext:value-type="float">
            <text:p>0.003845192</text:p>
          </table:table-cell>
          <table:table-cell office:value-type="float" office:value="0.00109862599999" calcext:value-type="float">
            <text:p>0.001098626</text:p>
          </table:table-cell>
          <table:table-cell office:value-type="float" office:value="0.891433671" calcext:value-type="float">
            <text:p>0.891433671</text:p>
          </table:table-cell>
          <table:table-cell office:value-type="float" office:value="0.00163268" calcext:value-type="float">
            <text:p>0.00163268</text:p>
          </table:table-cell>
          <table:table-cell office:value-type="float" office:value="0.00108336699998" calcext:value-type="float">
            <text:p>0.001083367</text:p>
          </table:table-cell>
          <table:table-cell office:value-type="float" office:value="0.00492856" calcext:value-type="float">
            <text:p>0.00492856</text:p>
          </table:table-cell>
          <table:table-cell office:value-type="float" office:value="0.003326396" calcext:value-type="float">
            <text:p>0.0033263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th_iter</text:p>
          </table:table-cell>
          <table:table-cell office:value-type="float" office:value="0.025131187" calcext:value-type="float">
            <text:p>0.025131187</text:p>
          </table:table-cell>
          <table:table-cell office:value-type="float" office:value="0.031738238" calcext:value-type="float">
            <text:p>0.031738238</text:p>
          </table:table-cell>
          <table:table-cell office:value-type="float" office:value="0.004043555" calcext:value-type="float">
            <text:p>0.004043555</text:p>
          </table:table-cell>
          <table:table-cell office:value-type="float" office:value="0.002670272" calcext:value-type="float">
            <text:p>0.002670272</text:p>
          </table:table-cell>
          <table:table-cell office:value-type="float" office:value="0.004272436" calcext:value-type="float">
            <text:p>0.004272436</text:p>
          </table:table-cell>
          <table:table-cell office:value-type="float" office:value="0.116485565" calcext:value-type="float">
            <text:p>0.116485565</text:p>
          </table:table-cell>
          <table:table-cell office:value-type="float" office:value="0.09329221" calcext:value-type="float">
            <text:p>0.09329221</text:p>
          </table:table-cell>
          <table:table-cell office:value-type="float" office:value="0" calcext:value-type="float">
            <text:p>0</text:p>
          </table:table-cell>
          <table:table-cell office:value-type="float" office:value="0.031433098" calcext:value-type="float">
            <text:p>0.031433098</text:p>
          </table:table-cell>
          <table:table-cell office:value-type="float" office:value="0.00146483499999" calcext:value-type="float">
            <text:p>0.001464835</text:p>
          </table:table-cell>
          <table:table-cell office:value-type="float" office:value="0.010192811" calcext:value-type="float">
            <text:p>0.010192811</text:p>
          </table:table-cell>
          <table:table-cell office:value-type="float" office:value="0.00154112799999" calcext:value-type="float">
            <text:p>0.001541128</text:p>
          </table:table-cell>
          <table:table-cell office:value-type="float" office:value="0.00114440199999" calcext:value-type="float">
            <text:p>0.001144402</text:p>
          </table:table-cell>
          <table:table-cell office:value-type="float" office:value="0.00213621799998" calcext:value-type="float">
            <text:p>0.002136218</text:p>
          </table:table-cell>
          <table:table-cell office:value-type="float" office:value="0.001373283" calcext:value-type="float">
            <text:p>0.0013732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th_iter</text:p>
          </table:table-cell>
          <table:table-cell office:value-type="float" office:value="0.005828823" calcext:value-type="float">
            <text:p>0.005828823</text:p>
          </table:table-cell>
          <table:table-cell office:value-type="float" office:value="0.007263141" calcext:value-type="float">
            <text:p>0.007263141</text:p>
          </table:table-cell>
          <table:table-cell office:value-type="float" office:value="0.001373283" calcext:value-type="float">
            <text:p>0.001373283</text:p>
          </table:table-cell>
          <table:table-cell office:value-type="float" office:value="0.00433347" calcext:value-type="float">
            <text:p>0.00433347</text:p>
          </table:table-cell>
          <table:table-cell office:value-type="float" office:value="0.20690914" calcext:value-type="float">
            <text:p>0.20690914</text:p>
          </table:table-cell>
          <table:table-cell office:value-type="float" office:value="0.086059552" calcext:value-type="float">
            <text:p>0.086059552</text:p>
          </table:table-cell>
          <table:table-cell office:value-type="float" office:value="0.001068109" calcext:value-type="float">
            <text:p>0.001068109</text:p>
          </table:table-cell>
          <table:table-cell office:value-type="float" office:value="0.005340545" calcext:value-type="float">
            <text:p>0.005340545</text:p>
          </table:table-cell>
          <table:table-cell office:value-type="float" office:value="0.025390625" calcext:value-type="float">
            <text:p>0.025390625</text:p>
          </table:table-cell>
          <table:table-cell office:value-type="float" office:value="0.00231932200001" calcext:value-type="float">
            <text:p>0.002319322</text:p>
          </table:table-cell>
          <table:table-cell office:value-type="float" office:value="0.010131776" calcext:value-type="float">
            <text:p>0.010131776</text:p>
          </table:table-cell>
          <table:table-cell office:value-type="float" office:value="0.003021222" calcext:value-type="float">
            <text:p>0.003021222</text:p>
          </table:table-cell>
          <table:table-cell office:value-type="float" office:value="0.001113885" calcext:value-type="float">
            <text:p>0.001113885</text:p>
          </table:table-cell>
          <table:table-cell office:value-type="float" office:value="0.00112914299999" calcext:value-type="float">
            <text:p>0.001129143</text:p>
          </table:table-cell>
          <table:table-cell office:value-type="float" office:value="0.001617422" calcext:value-type="float">
            <text:p>0.001617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th_iter</text:p>
          </table:table-cell>
          <table:table-cell office:value-type="float" office:value="0.007217365" calcext:value-type="float">
            <text:p>0.007217365</text:p>
          </table:table-cell>
          <table:table-cell office:value-type="float" office:value="0.008056593" calcext:value-type="float">
            <text:p>0.008056593</text:p>
          </table:table-cell>
          <table:table-cell office:value-type="float" office:value="0.008956856" calcext:value-type="float">
            <text:p>0.008956856</text:p>
          </table:table-cell>
          <table:table-cell office:value-type="float" office:value="0.008789011" calcext:value-type="float">
            <text:p>0.008789011</text:p>
          </table:table-cell>
          <table:table-cell office:value-type="float" office:value="0.080856301" calcext:value-type="float">
            <text:p>0.080856301</text:p>
          </table:table-cell>
          <table:table-cell office:value-type="float" office:value="0.074676454" calcext:value-type="float">
            <text:p>0.074676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391695" calcext:value-type="float">
            <text:p>0.023391695</text:p>
          </table:table-cell>
          <table:table-cell office:value-type="float" office:value="0.001373283" calcext:value-type="float">
            <text:p>0.001373283</text:p>
          </table:table-cell>
          <table:table-cell office:value-type="float" office:value="0.610687196" calcext:value-type="float">
            <text:p>0.610687196</text:p>
          </table:table-cell>
          <table:table-cell office:value-type="float" office:value="0.002471909" calcext:value-type="float">
            <text:p>0.002471909</text:p>
          </table:table-cell>
          <table:table-cell office:value-type="float" office:value="0.00140379999999" calcext:value-type="float">
            <text:p>0.0014038</text:p>
          </table:table-cell>
          <table:table-cell office:value-type="float" office:value="0.004425023" calcext:value-type="float">
            <text:p>0.004425023</text:p>
          </table:table-cell>
          <table:table-cell office:value-type="float" office:value="0.004241918" calcext:value-type="float">
            <text:p>0.004241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th_iter</text:p>
          </table:table-cell>
          <table:table-cell office:value-type="float" office:value="0.008727976" calcext:value-type="float">
            <text:p>0.008727976</text:p>
          </table:table-cell>
          <table:table-cell office:value-type="float" office:value="0.008148145" calcext:value-type="float">
            <text:p>0.008148145</text:p>
          </table:table-cell>
          <table:table-cell office:value-type="float" office:value="0.006149256" calcext:value-type="float">
            <text:p>0.006149256</text:p>
          </table:table-cell>
          <table:table-cell office:value-type="float" office:value="0.01043695" calcext:value-type="float">
            <text:p>0.01043695</text:p>
          </table:table-cell>
          <table:table-cell office:value-type="float" office:value="0.268325795" calcext:value-type="float">
            <text:p>0.268325795</text:p>
          </table:table-cell>
          <table:table-cell office:value-type="float" office:value="0.080825772" calcext:value-type="float">
            <text:p>0.080825772</text:p>
          </table:table-cell>
          <table:table-cell office:value-type="float" office:value="0.133789062" calcext:value-type="float">
            <text:p>0.133789062</text:p>
          </table:table-cell>
          <table:table-cell office:value-type="float" office:value="0.299804687" calcext:value-type="float">
            <text:p>0.299804687</text:p>
          </table:table-cell>
          <table:table-cell office:value-type="float" office:value="0" calcext:value-type="float">
            <text:p>0</text:p>
          </table:table-cell>
          <table:table-cell office:value-type="float" office:value="0.00149535199999" calcext:value-type="float">
            <text:p>0.001495352</text:p>
          </table:table-cell>
          <table:table-cell office:value-type="float" office:value="0.00169371499999" calcext:value-type="float">
            <text:p>0.001693715</text:p>
          </table:table-cell>
          <table:table-cell office:value-type="float" office:value="0.0021057" calcext:value-type="float">
            <text:p>0.0021057</text:p>
          </table:table-cell>
          <table:table-cell office:value-type="float" office:value="0.00163268" calcext:value-type="float">
            <text:p>0.00163268</text:p>
          </table:table-cell>
          <table:table-cell office:value-type="float" office:value="0.00160216299999" calcext:value-type="float">
            <text:p>0.001602163</text:p>
          </table:table-cell>
          <table:table-cell office:value-type="float" office:value="0.004028296" calcext:value-type="float">
            <text:p>0.0040282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AVERAGE([.B16];[.B17];[.B18];[.B19];[.B20];[.B21];[.B22];[.B23];[.B24];[.B25])" office:value-type="float" office:value="0.0169082294" calcext:value-type="float">
            <text:p>0.0169082294</text:p>
          </table:table-cell>
          <table:table-cell table:style-name="ce1" table:formula="of:=AVERAGE([.C16];[.C17];[.C18];[.C19];[.C20];[.C21];[.C22];[.C23];[.C24];[.C25])" office:value-type="float" office:value="0.0091918547" calcext:value-type="float">
            <text:p>0.0091918547</text:p>
          </table:table-cell>
          <table:table-cell table:style-name="ce1" table:formula="of:=AVERAGE([.D16];[.D17];[.D18];[.D19];[.D20];[.D21];[.D22];[.D23];[.D24];[.D25])" office:value-type="float" office:value="0.0085631979" calcext:value-type="float">
            <text:p>0.0085631979</text:p>
          </table:table-cell>
          <table:table-cell table:style-name="ce1" table:formula="of:=AVERAGE([.E16];[.E17];[.E18];[.E19];[.E20];[.E21];[.E22];[.E23];[.E24];[.E25])" office:value-type="float" office:value="0.0310714367" calcext:value-type="float">
            <text:p>0.0310714367</text:p>
          </table:table-cell>
          <table:table-cell table:style-name="ce1" table:formula="of:=AVERAGE([.F16];[.F17];[.F18];[.F19];[.F20];[.F21];[.F22];[.F23];[.F24];[.F25])" office:value-type="float" office:value="0.1374633491" calcext:value-type="float">
            <text:p>0.1374633491</text:p>
          </table:table-cell>
          <table:table-cell table:style-name="ce1" table:formula="of:=AVERAGE([.G16];[.G17];[.G18];[.G19];[.G20];[.G21];[.G22];[.G23];[.G24];[.G25])" office:value-type="float" office:value="0.087994353" calcext:value-type="float">
            <text:p>0.087994353</text:p>
          </table:table-cell>
          <table:table-cell table:style-name="ce1" table:formula="of:=AVERAGE([.H16];[.H17];[.H18];[.H19];[.H20];[.H21];[.H22];[.H23];[.H24];[.H25])" office:value-type="float" office:value="0.0500488185" calcext:value-type="float">
            <text:p>0.0500488185</text:p>
          </table:table-cell>
          <table:table-cell table:style-name="ce1" table:formula="of:=AVERAGE([.I16];[.I17];[.I18];[.I19];[.I20];[.I21];[.I22];[.I23];[.I24];[.I25])" office:value-type="float" office:value="0.0447494343" calcext:value-type="float">
            <text:p>0.0447494343</text:p>
          </table:table-cell>
          <table:table-cell table:style-name="ce1" table:formula="of:=AVERAGE([.J16];[.J17];[.J18];[.J19];[.J20];[.J21];[.J22];[.J23];[.J24];[.J25])" office:value-type="float" office:value="0.0382263094" calcext:value-type="float">
            <text:p>0.0382263094</text:p>
          </table:table-cell>
          <table:table-cell table:style-name="ce1" table:formula="of:=AVERAGE([.K16];[.K17];[.K18];[.K19];[.K20];[.K21];[.K22];[.K23];[.K24];[.K25])" office:value-type="float" office:value="0.001600637199997" calcext:value-type="float">
            <text:p>0.0016006372</text:p>
          </table:table-cell>
          <table:table-cell table:style-name="ce1" table:formula="of:=AVERAGE([.L16];[.L17];[.L18];[.L19];[.L20];[.L21];[.L22];[.L23];[.L24];[.L25])" office:value-type="float" office:value="0.313369716799999" calcext:value-type="float">
            <text:p>0.3133697168</text:p>
          </table:table-cell>
          <table:table-cell table:style-name="ce1" table:formula="of:=AVERAGE([.M16];[.M17];[.M18];[.M19];[.M20];[.M21];[.M22];[.M23];[.M24];[.M25])" office:value-type="float" office:value="0.002629073399999" calcext:value-type="float">
            <text:p>0.0026290734</text:p>
          </table:table-cell>
          <table:table-cell table:style-name="ce1" table:formula="of:=AVERAGE([.N16];[.N17];[.N18];[.N19];[.N20];[.N21];[.N22];[.N23];[.N24];[.N25])" office:value-type="float" office:value="0.001400748099991" calcext:value-type="float">
            <text:p>0.0014007481</text:p>
          </table:table-cell>
          <table:table-cell table:style-name="ce1" table:formula="of:=AVERAGE([.O16];[.O17];[.O18];[.O19];[.O20];[.O21];[.O22];[.O23];[.O24];[.O25])" office:value-type="float" office:value="0.003581216499993" calcext:value-type="float">
            <text:p>0.0035812165</text:p>
          </table:table-cell>
          <table:table-cell table:style-name="ce1" table:formula="of:=AVERAGE([.P16];[.P17];[.P18];[.P19];[.P20];[.P21];[.P22];[.P23];[.P24];[.P25])" office:value-type="float" office:value="0.0035827424" calcext:value-type="float">
            <text:p>0.0035827424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cache_size = 15</text:p>
          </table:table-cell>
          <table:table-cell office:value-type="string" calcext:value-type="string">
            <text:p>Tree_5</text:p>
          </table:table-cell>
          <table:table-cell office:value-type="string" calcext:value-type="string">
            <text:p>Chain_5</text:p>
          </table:table-cell>
          <table:table-cell office:value-type="string" calcext:value-type="string">
            <text:p>Grid_5</text:p>
          </table:table-cell>
          <table:table-cell office:value-type="string" calcext:value-type="string">
            <text:p>Tree_15</text:p>
          </table:table-cell>
          <table:table-cell office:value-type="string" calcext:value-type="string">
            <text:p>Chain_15</text:p>
          </table:table-cell>
          <table:table-cell office:value-type="string" calcext:value-type="string">
            <text:p>Grid_15</text:p>
          </table:table-cell>
          <table:table-cell office:value-type="string" calcext:value-type="string">
            <text:p>Tree_30</text:p>
          </table:table-cell>
          <table:table-cell office:value-type="string" calcext:value-type="string">
            <text:p>Chain_30</text:p>
          </table:table-cell>
          <table:table-cell office:value-type="string" calcext:value-type="string">
            <text:p>Grid_30</text:p>
          </table:table-cell>
          <table:table-cell office:value-type="string" calcext:value-type="string">
            <text:p>Tree_60</text:p>
          </table:table-cell>
          <table:table-cell office:value-type="string" calcext:value-type="string">
            <text:p>Chain_60</text:p>
          </table:table-cell>
          <table:table-cell office:value-type="string" calcext:value-type="string">
            <text:p>Grid_60</text:p>
          </table:table-cell>
          <table:table-cell office:value-type="string" calcext:value-type="string">
            <text:p>Tree_100</text:p>
          </table:table-cell>
          <table:table-cell office:value-type="string" calcext:value-type="string">
            <text:p>Chain_100</text:p>
          </table:table-cell>
          <table:table-cell office:value-type="string" calcext:value-type="string">
            <text:p>Grid_100</text:p>
          </table:table-cell>
          <table:table-cell office:value-type="string" calcext:value-type="string">
            <text:p>AV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st_iter</text:p>
          </table:table-cell>
          <table:table-cell office:value-type="float" office:value="0.023696892" calcext:value-type="float">
            <text:p>0.023696892</text:p>
          </table:table-cell>
          <table:table-cell office:value-type="float" office:value="0.001785267" calcext:value-type="float">
            <text:p>0.001785267</text:p>
          </table:table-cell>
          <table:table-cell office:value-type="float" office:value="0.003204327" calcext:value-type="float">
            <text:p>0.003204327</text:p>
          </table:table-cell>
          <table:table-cell office:value-type="float" office:value="0.003021222" calcext:value-type="float">
            <text:p>0.003021222</text:p>
          </table:table-cell>
          <table:table-cell office:value-type="float" office:value="0.221618601" calcext:value-type="float">
            <text:p>0.221618601</text:p>
          </table:table-cell>
          <table:table-cell office:value-type="float" office:value="0.009216254" calcext:value-type="float">
            <text:p>0.009216254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03656001" calcext:value-type="float">
            <text:p>0.03656001</text:p>
          </table:table-cell>
          <table:table-cell office:value-type="float" office:value="0" calcext:value-type="float">
            <text:p>0</text:p>
          </table:table-cell>
          <table:table-cell office:value-type="float" office:value="0.004257177" calcext:value-type="float">
            <text:p>0.004257177</text:p>
          </table:table-cell>
          <table:table-cell office:value-type="float" office:value="0.001724233" calcext:value-type="float">
            <text:p>0.001724233</text:p>
          </table:table-cell>
          <table:table-cell office:value-type="float" office:value="0.003036481" calcext:value-type="float">
            <text:p>0.003036481</text:p>
          </table:table-cell>
          <table:table-cell office:value-type="float" office:value="0.001419059" calcext:value-type="float">
            <text:p>0.001419059</text:p>
          </table:table-cell>
          <table:table-cell office:value-type="float" office:value="0.00247190900001" calcext:value-type="float">
            <text:p>0.002471909</text:p>
          </table:table-cell>
          <table:table-cell office:value-type="float" office:value="0.00187682" calcext:value-type="float">
            <text:p>0.00187682</text:p>
          </table:table-cell>
          <table:table-cell table:formula="of:=AVERAGE([.B39];[.C39];[.D39];[.E39];[.F39];[.G39];[.H39];[.I39];[.J39];[.K39];[.L39];[.M39];[.N39];[.O39];[.P39])" office:value-type="float" office:value="0.0824561329866651" calcext:value-type="float">
            <text:p>0.082456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nd_iter</text:p>
          </table:table-cell>
          <table:table-cell office:value-type="float" office:value="0.009948672" calcext:value-type="float">
            <text:p>0.009948672</text:p>
          </table:table-cell>
          <table:table-cell office:value-type="float" office:value="0.007904006" calcext:value-type="float">
            <text:p>0.007904006</text:p>
          </table:table-cell>
          <table:table-cell office:value-type="float" office:value="0.004135107" calcext:value-type="float">
            <text:p>0.004135107</text:p>
          </table:table-cell>
          <table:table-cell office:value-type="float" office:value="0.003448466" calcext:value-type="float">
            <text:p>0.003448466</text:p>
          </table:table-cell>
          <table:table-cell office:value-type="float" office:value="0.279159495" calcext:value-type="float">
            <text:p>0.279159495</text:p>
          </table:table-cell>
          <table:table-cell office:value-type="float" office:value="0.00105285" calcext:value-type="float">
            <text:p>0.00105285</text:p>
          </table:table-cell>
          <table:table-cell office:value-type="float" office:value="0.16015625" calcext:value-type="float">
            <text:p>0.16015625</text:p>
          </table:table-cell>
          <table:table-cell office:value-type="float" office:value="0.032379121" calcext:value-type="float">
            <text:p>0.032379121</text:p>
          </table:table-cell>
          <table:table-cell office:value-type="float" office:value="0.003295879" calcext:value-type="float">
            <text:p>0.003295879</text:p>
          </table:table-cell>
          <table:table-cell office:value-type="float" office:value="0.00236509799998" calcext:value-type="float">
            <text:p>0.002365098</text:p>
          </table:table-cell>
          <table:table-cell office:value-type="float" office:value="0.00473019699999" calcext:value-type="float">
            <text:p>0.004730197</text:p>
          </table:table-cell>
          <table:table-cell office:value-type="float" office:value="0.337783779" calcext:value-type="float">
            <text:p>0.337783779</text:p>
          </table:table-cell>
          <table:table-cell office:value-type="float" office:value="0.00128172999999" calcext:value-type="float">
            <text:p>0.00128173</text:p>
          </table:table-cell>
          <table:table-cell office:value-type="float" office:value="0.00228880499998" calcext:value-type="float">
            <text:p>0.002288805</text:p>
          </table:table-cell>
          <table:table-cell office:value-type="float" office:value="0.001312248" calcext:value-type="float">
            <text:p>0.0013122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rd_iter</text:p>
          </table:table-cell>
          <table:table-cell office:value-type="float" office:value="0.009887637" calcext:value-type="float">
            <text:p>0.009887637</text:p>
          </table:table-cell>
          <table:table-cell office:value-type="float" office:value="0.008529613" calcext:value-type="float">
            <text:p>0.008529613</text:p>
          </table:table-cell>
          <table:table-cell office:value-type="float" office:value="0.008834787" calcext:value-type="float">
            <text:p>0.008834787</text:p>
          </table:table-cell>
          <table:table-cell office:value-type="float" office:value="0.002014148" calcext:value-type="float">
            <text:p>0.002014148</text:p>
          </table:table-cell>
          <table:table-cell office:value-type="float" office:value="0.277023288" calcext:value-type="float">
            <text:p>0.277023288</text:p>
          </table:table-cell>
          <table:table-cell office:value-type="float" office:value="0.005645719" calcext:value-type="float">
            <text:p>0.005645719</text:p>
          </table:table-cell>
          <table:table-cell office:value-type="float" office:value="0.004074072" calcext:value-type="float">
            <text:p>0.004074072</text:p>
          </table:table-cell>
          <table:table-cell office:value-type="float" office:value="0.072265625" calcext:value-type="float">
            <text:p>0.072265625</text:p>
          </table:table-cell>
          <table:table-cell office:value-type="float" office:value="0" calcext:value-type="float">
            <text:p>0</text:p>
          </table:table-cell>
          <table:table-cell office:value-type="float" office:value="0.00128173" calcext:value-type="float">
            <text:p>0.00128173</text:p>
          </table:table-cell>
          <table:table-cell office:value-type="float" office:value="0.004943818" calcext:value-type="float">
            <text:p>0.004943818</text:p>
          </table:table-cell>
          <table:table-cell office:value-type="float" office:value="0.003143292" calcext:value-type="float">
            <text:p>0.003143292</text:p>
          </table:table-cell>
          <table:table-cell office:value-type="float" office:value="0" calcext:value-type="float">
            <text:p>0</text:p>
          </table:table-cell>
          <table:table-cell office:value-type="float" office:value="5.13658137" calcext:value-type="float">
            <text:p>5.13658137</text:p>
          </table:table-cell>
          <table:table-cell office:value-type="float" office:value="0.005264251" calcext:value-type="float">
            <text:p>0.0052642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th_iter</text:p>
          </table:table-cell>
          <table:table-cell office:value-type="float" office:value="0.021713244" calcext:value-type="float">
            <text:p>0.021713244</text:p>
          </table:table-cell>
          <table:table-cell office:value-type="float" office:value="0.007888747" calcext:value-type="float">
            <text:p>0.007888747</text:p>
          </table:table-cell>
          <table:table-cell office:value-type="float" office:value="0.039581273" calcext:value-type="float">
            <text:p>0.039581273</text:p>
          </table:table-cell>
          <table:table-cell office:value-type="float" office:value="0.001205437" calcext:value-type="float">
            <text:p>0.001205437</text:p>
          </table:table-cell>
          <table:table-cell office:value-type="float" office:value="0.276016191" calcext:value-type="float">
            <text:p>0.276016191</text:p>
          </table:table-cell>
          <table:table-cell office:value-type="float" office:value="0.004592868" calcext:value-type="float">
            <text:p>0.004592868</text:p>
          </table:table-cell>
          <table:table-cell office:value-type="float" office:value="0.009063667" calcext:value-type="float">
            <text:p>0.009063667</text:p>
          </table:table-cell>
          <table:table-cell office:value-type="float" office:value="0.255035353" calcext:value-type="float">
            <text:p>0.255035353</text:p>
          </table:table-cell>
          <table:table-cell office:value-type="float" office:value="0" calcext:value-type="float">
            <text:p>0</text:p>
          </table:table-cell>
          <table:table-cell office:value-type="float" office:value="0.00125121299999" calcext:value-type="float">
            <text:p>0.001251213</text:p>
          </table:table-cell>
          <table:table-cell office:value-type="float" office:value="0.005798306" calcext:value-type="float">
            <text:p>0.005798306</text:p>
          </table:table-cell>
          <table:table-cell office:value-type="float" office:value="0.00265501299999" calcext:value-type="float">
            <text:p>0.002655013</text:p>
          </table:table-cell>
          <table:table-cell office:value-type="float" office:value="0.00122069599999" calcext:value-type="float">
            <text:p>0.001220696</text:p>
          </table:table-cell>
          <table:table-cell office:value-type="float" office:value="0.00129698899997" calcext:value-type="float">
            <text:p>0.001296989</text:p>
          </table:table-cell>
          <table:table-cell office:value-type="float" office:value="0.394210805" calcext:value-type="float">
            <text:p>0.3942108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h_iter</text:p>
          </table:table-cell>
          <table:table-cell office:value-type="float" office:value="0.006881673" calcext:value-type="float">
            <text:p>0.006881673</text:p>
          </table:table-cell>
          <table:table-cell office:value-type="float" office:value="0.00950617" calcext:value-type="float">
            <text:p>0.00950617</text:p>
          </table:table-cell>
          <table:table-cell office:value-type="float" office:value="0.01577753" calcext:value-type="float">
            <text:p>0.01577753</text:p>
          </table:table-cell>
          <table:table-cell office:value-type="float" office:value="0.003417948" calcext:value-type="float">
            <text:p>0.003417948</text:p>
          </table:table-cell>
          <table:table-cell office:value-type="float" office:value="0.269943195" calcext:value-type="float">
            <text:p>0.269943195</text:p>
          </table:table-cell>
          <table:table-cell office:value-type="float" office:value="0.007888747" calcext:value-type="float">
            <text:p>0.007888747</text:p>
          </table:table-cell>
          <table:table-cell office:value-type="float" office:value="0.0021057" calcext:value-type="float">
            <text:p>0.0021057</text:p>
          </table:table-cell>
          <table:table-cell office:value-type="float" office:value="0.426208482" calcext:value-type="float">
            <text:p>0.426208482</text:p>
          </table:table-cell>
          <table:table-cell office:value-type="float" office:value="0" calcext:value-type="float">
            <text:p>0</text:p>
          </table:table-cell>
          <table:table-cell office:value-type="float" office:value="0.001113885" calcext:value-type="float">
            <text:p>0.001113885</text:p>
          </table:table-cell>
          <table:table-cell office:value-type="float" office:value="0.003234844" calcext:value-type="float">
            <text:p>0.003234844</text:p>
          </table:table-cell>
          <table:table-cell office:value-type="float" office:value="0.004608127" calcext:value-type="float">
            <text:p>0.004608127</text:p>
          </table:table-cell>
          <table:table-cell office:value-type="float" office:value="0.00131224799998" calcext:value-type="float">
            <text:p>0.001312248</text:p>
          </table:table-cell>
          <table:table-cell office:value-type="float" office:value="0.00231932200001" calcext:value-type="float">
            <text:p>0.002319322</text:p>
          </table:table-cell>
          <table:table-cell office:value-type="float" office:value="0.003860451" calcext:value-type="float">
            <text:p>0.0038604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th_iter</text:p>
          </table:table-cell>
          <table:table-cell office:value-type="float" office:value="0.006225549" calcext:value-type="float">
            <text:p>0.006225549</text:p>
          </table:table-cell>
          <table:table-cell office:value-type="float" office:value="0.027297945" calcext:value-type="float">
            <text:p>0.027297945</text:p>
          </table:table-cell>
          <table:table-cell office:value-type="float" office:value="0.031784048" calcext:value-type="float">
            <text:p>0.031784048</text:p>
          </table:table-cell>
          <table:table-cell office:value-type="float" office:value="0.008285474" calcext:value-type="float">
            <text:p>0.008285474</text:p>
          </table:table-cell>
          <table:table-cell office:value-type="float" office:value="0.002044665" calcext:value-type="float">
            <text:p>0.002044665</text:p>
          </table:table-cell>
          <table:table-cell office:value-type="float" office:value="0.009048409" calcext:value-type="float">
            <text:p>0.009048409</text:p>
          </table:table-cell>
          <table:table-cell office:value-type="float" office:value="0.006668051" calcext:value-type="float">
            <text:p>0.006668051</text:p>
          </table:table-cell>
          <table:table-cell office:value-type="float" office:value="0.047134346" calcext:value-type="float">
            <text:p>0.047134346</text:p>
          </table:table-cell>
          <table:table-cell office:value-type="float" office:value="0" calcext:value-type="float">
            <text:p>0</text:p>
          </table:table-cell>
          <table:table-cell office:value-type="float" office:value="0.001708974" calcext:value-type="float">
            <text:p>0.001708974</text:p>
          </table:table-cell>
          <table:table-cell office:value-type="float" office:value="0.002090442" calcext:value-type="float">
            <text:p>0.002090442</text:p>
          </table:table-cell>
          <table:table-cell office:value-type="float" office:value="0.00671382799999" calcext:value-type="float">
            <text:p>0.006713828</text:p>
          </table:table-cell>
          <table:table-cell office:value-type="float" office:value="0.001296989" calcext:value-type="float">
            <text:p>0.001296989</text:p>
          </table:table-cell>
          <table:table-cell office:value-type="float" office:value="0.00546261400001" calcext:value-type="float">
            <text:p>0.005462614</text:p>
          </table:table-cell>
          <table:table-cell office:value-type="float" office:value="0.008758493" calcext:value-type="float">
            <text:p>0.0087584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th_iter</text:p>
          </table:table-cell>
          <table:table-cell office:value-type="float" office:value="0.002777083" calcext:value-type="float">
            <text:p>0.002777083</text:p>
          </table:table-cell>
          <table:table-cell office:value-type="float" office:value="0.003173809" calcext:value-type="float">
            <text:p>0.003173809</text:p>
          </table:table-cell>
          <table:table-cell office:value-type="float" office:value="0.014511086" calcext:value-type="float">
            <text:p>0.014511086</text:p>
          </table:table-cell>
          <table:table-cell office:value-type="float" office:value="0.005966151" calcext:value-type="float">
            <text:p>0.005966151</text:p>
          </table:table-cell>
          <table:table-cell office:value-type="float" office:value="0.210632308" calcext:value-type="float">
            <text:p>0.210632308</text:p>
          </table:table-cell>
          <table:table-cell office:value-type="float" office:value="0.00375364" calcext:value-type="float">
            <text:p>0.00375364</text:p>
          </table:table-cell>
          <table:table-cell office:value-type="float" office:value="0.006408654" calcext:value-type="float">
            <text:p>0.006408654</text:p>
          </table:table-cell>
          <table:table-cell office:value-type="float" office:value="0.209960937" calcext:value-type="float">
            <text:p>0.209960937</text:p>
          </table:table-cell>
          <table:table-cell office:value-type="float" office:value="0" calcext:value-type="float">
            <text:p>0</text:p>
          </table:table-cell>
          <table:table-cell office:value-type="float" office:value="0.001296989" calcext:value-type="float">
            <text:p>0.001296989</text:p>
          </table:table-cell>
          <table:table-cell office:value-type="float" office:value="0.007247882" calcext:value-type="float">
            <text:p>0.007247882</text:p>
          </table:table-cell>
          <table:table-cell office:value-type="float" office:value="0.002410874" calcext:value-type="float">
            <text:p>0.002410874</text:p>
          </table:table-cell>
          <table:table-cell office:value-type="float" office:value="2.21690368" calcext:value-type="float">
            <text:p>2.21690368</text:p>
          </table:table-cell>
          <table:table-cell office:value-type="float" office:value="0.001449576" calcext:value-type="float">
            <text:p>0.001449576</text:p>
          </table:table-cell>
          <table:table-cell office:value-type="float" office:value="0.010452209" calcext:value-type="float">
            <text:p>0.0104522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th_iter</text:p>
          </table:table-cell>
          <table:table-cell office:value-type="float" office:value="0.003219585" calcext:value-type="float">
            <text:p>0.003219585</text:p>
          </table:table-cell>
          <table:table-cell office:value-type="float" office:value="0.002822859" calcext:value-type="float">
            <text:p>0.002822859</text:p>
          </table:table-cell>
          <table:table-cell office:value-type="float" office:value="0.019088724" calcext:value-type="float">
            <text:p>0.019088724</text:p>
          </table:table-cell>
          <table:table-cell office:value-type="float" office:value="0.0021057" calcext:value-type="float">
            <text:p>0.0021057</text:p>
          </table:table-cell>
          <table:table-cell office:value-type="float" office:value="0.276657091" calcext:value-type="float">
            <text:p>0.276657091</text:p>
          </table:table-cell>
          <table:table-cell office:value-type="float" office:value="0.00328062" calcext:value-type="float">
            <text:p>0.00328062</text:p>
          </table:table-cell>
          <table:table-cell office:value-type="float" office:value="0.003356914" calcext:value-type="float">
            <text:p>0.003356914</text:p>
          </table:table-cell>
          <table:table-cell office:value-type="float" office:value="0.009918155" calcext:value-type="float">
            <text:p>0.009918155</text:p>
          </table:table-cell>
          <table:table-cell office:value-type="float" office:value="0.008422802" calcext:value-type="float">
            <text:p>0.008422802</text:p>
          </table:table-cell>
          <table:table-cell office:value-type="float" office:value="0.00241087399999" calcext:value-type="float">
            <text:p>0.002410874</text:p>
          </table:table-cell>
          <table:table-cell office:value-type="float" office:value="0.00846857799999" calcext:value-type="float">
            <text:p>0.008468578</text:p>
          </table:table-cell>
          <table:table-cell office:value-type="float" office:value="0.002700789" calcext:value-type="float">
            <text:p>0.002700789</text:p>
          </table:table-cell>
          <table:table-cell office:value-type="float" office:value="0.00114440199999" calcext:value-type="float">
            <text:p>0.001144402</text:p>
          </table:table-cell>
          <table:table-cell office:value-type="float" office:value="0.00177000899998" calcext:value-type="float">
            <text:p>0.001770009</text:p>
          </table:table-cell>
          <table:table-cell office:value-type="float" office:value="0.003829933" calcext:value-type="float">
            <text:p>0.0038299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th_iter</text:p>
          </table:table-cell>
          <table:table-cell office:value-type="float" office:value="0.001831044" calcext:value-type="float">
            <text:p>0.001831044</text:p>
          </table:table-cell>
          <table:table-cell office:value-type="float" office:value="0.010345398" calcext:value-type="float">
            <text:p>0.010345398</text:p>
          </table:table-cell>
          <table:table-cell office:value-type="float" office:value="0.023269608" calcext:value-type="float">
            <text:p>0.023269608</text:p>
          </table:table-cell>
          <table:table-cell office:value-type="float" office:value="0.004516575" calcext:value-type="float">
            <text:p>0.004516575</text:p>
          </table:table-cell>
          <table:table-cell office:value-type="float" office:value="0.262237534" calcext:value-type="float">
            <text:p>0.262237534</text:p>
          </table:table-cell>
          <table:table-cell office:value-type="float" office:value="0.002609237" calcext:value-type="float">
            <text:p>0.002609237</text:p>
          </table:table-cell>
          <table:table-cell office:value-type="float" office:value="0.004302953" calcext:value-type="float">
            <text:p>0.004302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08336700001" calcext:value-type="float">
            <text:p>0.001083367</text:p>
          </table:table-cell>
          <table:table-cell office:value-type="float" office:value="0.00315854999999" calcext:value-type="float">
            <text:p>0.00315855</text:p>
          </table:table-cell>
          <table:table-cell office:value-type="float" office:value="0.004608127" calcext:value-type="float">
            <text:p>0.004608127</text:p>
          </table:table-cell>
          <table:table-cell office:value-type="float" office:value="0.00122069599999" calcext:value-type="float">
            <text:p>0.001220696</text:p>
          </table:table-cell>
          <table:table-cell office:value-type="float" office:value="0.00128172999999" calcext:value-type="float">
            <text:p>0.00128173</text:p>
          </table:table-cell>
          <table:table-cell office:value-type="float" office:value="0.00222777" calcext:value-type="float">
            <text:p>0.002227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th_iter</text:p>
          </table:table-cell>
          <table:table-cell office:value-type="float" office:value="0.029602009" calcext:value-type="float">
            <text:p>0.029602009</text:p>
          </table:table-cell>
          <table:table-cell office:value-type="float" office:value="0.048553434" calcext:value-type="float">
            <text:p>0.048553434</text:p>
          </table:table-cell>
          <table:table-cell office:value-type="float" office:value="0.002639755" calcext:value-type="float">
            <text:p>0.002639755</text:p>
          </table:table-cell>
          <table:table-cell office:value-type="float" office:value="0.001617422" calcext:value-type="float">
            <text:p>0.001617422</text:p>
          </table:table-cell>
          <table:table-cell office:value-type="float" office:value="0.148864709" calcext:value-type="float">
            <text:p>0.148864709</text:p>
          </table:table-cell>
          <table:table-cell office:value-type="float" office:value="0.006378136" calcext:value-type="float">
            <text:p>0.006378136</text:p>
          </table:table-cell>
          <table:table-cell office:value-type="float" office:value="0" calcext:value-type="float">
            <text:p>0</text:p>
          </table:table-cell>
          <table:table-cell office:value-type="float" office:value="0.00833125" calcext:value-type="float">
            <text:p>0.00833125</text:p>
          </table:table-cell>
          <table:table-cell office:value-type="float" office:value="0" calcext:value-type="float">
            <text:p>0</text:p>
          </table:table-cell>
          <table:table-cell office:value-type="float" office:value="0.002899153" calcext:value-type="float">
            <text:p>0.002899153</text:p>
          </table:table-cell>
          <table:table-cell office:value-type="float" office:value="0.002853376" calcext:value-type="float">
            <text:p>0.002853376</text:p>
          </table:table-cell>
          <table:table-cell office:value-type="float" office:value="0.007003743" calcext:value-type="float">
            <text:p>0.007003743</text:p>
          </table:table-cell>
          <table:table-cell office:value-type="float" office:value="0.00106810899999" calcext:value-type="float">
            <text:p>0.001068109</text:p>
          </table:table-cell>
          <table:table-cell office:value-type="float" office:value="0.00286863499997" calcext:value-type="float">
            <text:p>0.002868635</text:p>
          </table:table-cell>
          <table:table-cell office:value-type="float" office:value="0.002120959" calcext:value-type="float">
            <text:p>0.0021209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9];[.B30];[.B31];[.B32];[.B33];[.B34];[.B35];[.B36];[.B37];[.B38])" office:value-type="float" office:value="0.0115783388" calcext:value-type="float">
            <text:p>0.0115783388</text:p>
          </table:table-cell>
          <table:table-cell table:formula="of:=AVERAGE([.C29];[.C30];[.C31];[.C32];[.C33];[.C34];[.C35];[.C36];[.C37];[.C38])" office:value-type="float" office:value="0.0127807248" calcext:value-type="float">
            <text:p>0.0127807248</text:p>
          </table:table-cell>
          <table:table-cell table:formula="of:=AVERAGE([.D29];[.D30];[.D31];[.D32];[.D33];[.D34];[.D35];[.D36];[.D37];[.D38])" office:value-type="float" office:value="0.0162826245" calcext:value-type="float">
            <text:p>0.0162826245</text:p>
          </table:table-cell>
          <table:table-cell table:formula="of:=AVERAGE([.E29];[.E30];[.E31];[.E32];[.E33];[.E34];[.E35];[.E36];[.E37];[.E38])" office:value-type="float" office:value="0.0035598543" calcext:value-type="float">
            <text:p>0.0035598543</text:p>
          </table:table-cell>
          <table:table-cell table:formula="of:=AVERAGE([.F29];[.F30];[.F31];[.F32];[.F33];[.F34];[.F35];[.F36];[.F37];[.F38])" office:value-type="float" office:value="0.2224197077" calcext:value-type="float">
            <text:p>0.2224197077</text:p>
          </table:table-cell>
          <table:table-cell table:formula="of:=AVERAGE([.G29];[.G30];[.G31];[.G32];[.G33];[.G34];[.G35];[.G36];[.G37];[.G38])" office:value-type="float" office:value="0.005346648" calcext:value-type="float">
            <text:p>0.005346648</text:p>
          </table:table-cell>
          <table:table-cell table:formula="of:=AVERAGE([.H29];[.H30];[.H31];[.H32];[.H33];[.H34];[.H35];[.H36];[.H37];[.H38])" office:value-type="float" office:value="0.0282073761" calcext:value-type="float">
            <text:p>0.0282073761</text:p>
          </table:table-cell>
          <table:table-cell table:formula="of:=AVERAGE([.I29];[.I30];[.I31];[.I32];[.I33];[.I34];[.I35];[.I36];[.I37];[.I38])" office:value-type="float" office:value="0.1097793279" calcext:value-type="float">
            <text:p>0.1097793279</text:p>
          </table:table-cell>
          <table:table-cell table:formula="of:=AVERAGE([.J29];[.J30];[.J31];[.J32];[.J33];[.J34];[.J35];[.J36];[.J37];[.J38])" office:value-type="float" office:value="0.0011718681" calcext:value-type="float">
            <text:p>0.0011718681</text:p>
          </table:table-cell>
          <table:table-cell table:formula="of:=AVERAGE([.K29];[.K30];[.K31];[.K32];[.K33];[.K34];[.K35];[.K36];[.K37];[.K38])" office:value-type="float" office:value="0.001966845999997" calcext:value-type="float">
            <text:p>0.001966846</text:p>
          </table:table-cell>
          <table:table-cell table:formula="of:=AVERAGE([.L29];[.L30];[.L31];[.L32];[.L33];[.L34];[.L35];[.L36];[.L37];[.L38])" office:value-type="float" office:value="0.004425022599997" calcext:value-type="float">
            <text:p>0.0044250226</text:p>
          </table:table-cell>
          <table:table-cell table:formula="of:=AVERAGE([.M29];[.M30];[.M31];[.M32];[.M33];[.M34];[.M35];[.M36];[.M37];[.M38])" office:value-type="float" office:value="0.037466405299998" calcext:value-type="float">
            <text:p>0.0374664053</text:p>
          </table:table-cell>
          <table:table-cell table:formula="of:=AVERAGE([.N29];[.N30];[.N31];[.N32];[.N33];[.N34];[.N35];[.N36];[.N37];[.N38])" office:value-type="float" office:value="0.222686760899993" calcext:value-type="float">
            <text:p>0.2226867609</text:p>
          </table:table-cell>
          <table:table-cell table:formula="of:=AVERAGE([.O29];[.O30];[.O31];[.O32];[.O33];[.O34];[.O35];[.O36];[.O37];[.O38])" office:value-type="float" office:value="0.515779095899992" calcext:value-type="float">
            <text:p>0.5157790959</text:p>
          </table:table-cell>
          <table:table-cell table:formula="of:=AVERAGE([.P29];[.P30];[.P31];[.P32];[.P33];[.P34];[.P35];[.P36];[.P37];[.P38])" office:value-type="float" office:value="0.0433913939" calcext:value-type="float">
            <text:p>0.0433913939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cache_size = 30</text:p>
          </table:table-cell>
          <table:table-cell office:value-type="string" calcext:value-type="string">
            <text:p>Tree_5</text:p>
          </table:table-cell>
          <table:table-cell office:value-type="string" calcext:value-type="string">
            <text:p>Chain_5</text:p>
          </table:table-cell>
          <table:table-cell office:value-type="string" calcext:value-type="string">
            <text:p>Grid_5</text:p>
          </table:table-cell>
          <table:table-cell office:value-type="string" calcext:value-type="string">
            <text:p>Tree_15</text:p>
          </table:table-cell>
          <table:table-cell office:value-type="string" calcext:value-type="string">
            <text:p>Chain_15</text:p>
          </table:table-cell>
          <table:table-cell office:value-type="string" calcext:value-type="string">
            <text:p>Grid_15</text:p>
          </table:table-cell>
          <table:table-cell office:value-type="string" calcext:value-type="string">
            <text:p>Tree_30</text:p>
          </table:table-cell>
          <table:table-cell office:value-type="string" calcext:value-type="string">
            <text:p>Chain_30</text:p>
          </table:table-cell>
          <table:table-cell office:value-type="string" calcext:value-type="string">
            <text:p>Grid_30</text:p>
          </table:table-cell>
          <table:table-cell office:value-type="string" calcext:value-type="string">
            <text:p>Tree_60</text:p>
          </table:table-cell>
          <table:table-cell office:value-type="string" calcext:value-type="string">
            <text:p>Chain_60</text:p>
          </table:table-cell>
          <table:table-cell office:value-type="string" calcext:value-type="string">
            <text:p>Grid_60</text:p>
          </table:table-cell>
          <table:table-cell office:value-type="string" calcext:value-type="string">
            <text:p>Tree_100</text:p>
          </table:table-cell>
          <table:table-cell office:value-type="string" calcext:value-type="string">
            <text:p>Chain_100</text:p>
          </table:table-cell>
          <table:table-cell office:value-type="string" calcext:value-type="string">
            <text:p>Grid_100</text:p>
          </table:table-cell>
          <table:table-cell office:value-type="string" calcext:value-type="string">
            <text:p>AV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st_iter</text:p>
          </table:table-cell>
          <table:table-cell office:value-type="float" office:value="0.002532944" calcext:value-type="float">
            <text:p>0.002532944</text:p>
          </table:table-cell>
          <table:table-cell office:value-type="float" office:value="0.032058699" calcext:value-type="float">
            <text:p>0.032058699</text:p>
          </table:table-cell>
          <table:table-cell office:value-type="float" office:value="0.004898042" calcext:value-type="float">
            <text:p>0.004898042</text:p>
          </table:table-cell>
          <table:table-cell office:value-type="float" office:value="0.009078926" calcext:value-type="float">
            <text:p>0.009078926</text:p>
          </table:table-cell>
          <table:table-cell office:value-type="float" office:value="0.269836389" calcext:value-type="float">
            <text:p>0.269836389</text:p>
          </table:table-cell>
          <table:table-cell office:value-type="float" office:value="0.008377026" calcext:value-type="float">
            <text:p>0.008377026</text:p>
          </table:table-cell>
          <table:table-cell office:value-type="float" office:value="0.008392285" calcext:value-type="float">
            <text:p>0.008392285</text:p>
          </table:table-cell>
          <table:table-cell office:value-type="float" office:value="0.010482726" calcext:value-type="float">
            <text:p>0.010482726</text:p>
          </table:table-cell>
          <table:table-cell office:value-type="float" office:value="0" calcext:value-type="float">
            <text:p>0</text:p>
          </table:table-cell>
          <table:table-cell office:value-type="float" office:value="0.00125121299999" calcext:value-type="float">
            <text:p>0.001251213</text:p>
          </table:table-cell>
          <table:table-cell office:value-type="float" office:value="0.008926339" calcext:value-type="float">
            <text:p>0.008926339</text:p>
          </table:table-cell>
          <table:table-cell office:value-type="float" office:value="0.316497796" calcext:value-type="float">
            <text:p>0.316497796</text:p>
          </table:table-cell>
          <table:table-cell office:value-type="float" office:value="0.00254820199999" calcext:value-type="float">
            <text:p>0.002548202</text:p>
          </table:table-cell>
          <table:table-cell office:value-type="float" office:value="0.00209044100001" calcext:value-type="float">
            <text:p>0.002090441</text:p>
          </table:table-cell>
          <table:table-cell office:value-type="float" office:value="0.00563046" calcext:value-type="float">
            <text:p>0.00563046</text:p>
          </table:table-cell>
          <table:table-cell table:formula="of:=AVERAGE([.B52];[.C52];[.D52];[.E52];[.F52];[.G52];[.H52];[.I52];[.J52];[.K52];[.L52];[.M52];[.N52];[.O52];[.P52])" office:value-type="float" office:value="0.0615011370199985" calcext:value-type="float">
            <text:p>0.061501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nd_iter</text:p>
          </table:table-cell>
          <table:table-cell office:value-type="float" office:value="0.005554166" calcext:value-type="float">
            <text:p>0.005554166</text:p>
          </table:table-cell>
          <table:table-cell office:value-type="float" office:value="0.005447355" calcext:value-type="float">
            <text:p>0.005447355</text:p>
          </table:table-cell>
          <table:table-cell office:value-type="float" office:value="0.019943223" calcext:value-type="float">
            <text:p>0.019943223</text:p>
          </table:table-cell>
          <table:table-cell office:value-type="float" office:value="0.009277289" calcext:value-type="float">
            <text:p>0.009277289</text:p>
          </table:table-cell>
          <table:table-cell office:value-type="float" office:value="0.216476413" calcext:value-type="float">
            <text:p>0.216476413</text:p>
          </table:table-cell>
          <table:table-cell office:value-type="float" office:value="0.002349839" calcext:value-type="float">
            <text:p>0.002349839</text:p>
          </table:table-cell>
          <table:table-cell office:value-type="float" office:value="0.191253611" calcext:value-type="float">
            <text:p>0.191253611</text:p>
          </table:table-cell>
          <table:table-cell office:value-type="float" office:value="0.619873014" calcext:value-type="float">
            <text:p>0.619873014</text:p>
          </table:table-cell>
          <table:table-cell office:value-type="float" office:value="0" calcext:value-type="float">
            <text:p>0</text:p>
          </table:table-cell>
          <table:table-cell office:value-type="float" office:value="0.00106810899999" calcext:value-type="float">
            <text:p>0.001068109</text:p>
          </table:table-cell>
          <table:table-cell office:value-type="float" office:value="0.00746150399999" calcext:value-type="float">
            <text:p>0.007461504</text:p>
          </table:table-cell>
          <table:table-cell office:value-type="float" office:value="0.309402438" calcext:value-type="float">
            <text:p>0.309402438</text:p>
          </table:table-cell>
          <table:table-cell office:value-type="float" office:value="0.001251213" calcext:value-type="float">
            <text:p>0.001251213</text:p>
          </table:table-cell>
          <table:table-cell office:value-type="float" office:value="0.00149535200001" calcext:value-type="float">
            <text:p>0.001495352</text:p>
          </table:table-cell>
          <table:table-cell office:value-type="float" office:value="0.002700789" calcext:value-type="float">
            <text:p>0.0027007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rd_iter</text:p>
          </table:table-cell>
          <table:table-cell office:value-type="float" office:value="0.009933413" calcext:value-type="float">
            <text:p>0.009933413</text:p>
          </table:table-cell>
          <table:table-cell office:value-type="float" office:value="0.002944929" calcext:value-type="float">
            <text:p>0.002944929</text:p>
          </table:table-cell>
          <table:table-cell office:value-type="float" office:value="0.011901843" calcext:value-type="float">
            <text:p>0.011901843</text:p>
          </table:table-cell>
          <table:table-cell office:value-type="float" office:value="0.004226659" calcext:value-type="float">
            <text:p>0.004226659</text:p>
          </table:table-cell>
          <table:table-cell office:value-type="float" office:value="0.213363616" calcext:value-type="float">
            <text:p>0.213363616</text:p>
          </table:table-cell>
          <table:table-cell office:value-type="float" office:value="0.007537797" calcext:value-type="float">
            <text:p>0.007537797</text:p>
          </table:table-cell>
          <table:table-cell office:value-type="float" office:value="0.089736893" calcext:value-type="float">
            <text:p>0.089736893</text:p>
          </table:table-cell>
          <table:table-cell office:value-type="float" office:value="0.05859375" calcext:value-type="float">
            <text:p>0.05859375</text:p>
          </table:table-cell>
          <table:table-cell office:value-type="float" office:value="0.069335937" calcext:value-type="float">
            <text:p>0.069335937</text:p>
          </table:table-cell>
          <table:table-cell office:value-type="float" office:value="0.001190178" calcext:value-type="float">
            <text:p>0.001190178</text:p>
          </table:table-cell>
          <table:table-cell office:value-type="float" office:value="0.001419059" calcext:value-type="float">
            <text:p>0.001419059</text:p>
          </table:table-cell>
          <table:table-cell office:value-type="float" office:value="0.329574525" calcext:value-type="float">
            <text:p>0.329574525</text:p>
          </table:table-cell>
          <table:table-cell office:value-type="float" office:value="0.00117491899999" calcext:value-type="float">
            <text:p>0.001174919</text:p>
          </table:table-cell>
          <table:table-cell office:value-type="float" office:value="0.00199888899999" calcext:value-type="float">
            <text:p>0.001998889</text:p>
          </table:table-cell>
          <table:table-cell office:value-type="float" office:value="0.001693715" calcext:value-type="float">
            <text:p>0.0016937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th_iter</text:p>
          </table:table-cell>
          <table:table-cell office:value-type="float" office:value="0.001251213" calcext:value-type="float">
            <text:p>0.001251213</text:p>
          </table:table-cell>
          <table:table-cell office:value-type="float" office:value="0.008377026" calcext:value-type="float">
            <text:p>0.008377026</text:p>
          </table:table-cell>
          <table:table-cell office:value-type="float" office:value="0.003234844" calcext:value-type="float">
            <text:p>0.003234844</text:p>
          </table:table-cell>
          <table:table-cell office:value-type="float" office:value="0.00680538" calcext:value-type="float">
            <text:p>0.00680538</text:p>
          </table:table-cell>
          <table:table-cell office:value-type="float" office:value="0.144882188" calcext:value-type="float">
            <text:p>0.144882188</text:p>
          </table:table-cell>
          <table:table-cell office:value-type="float" office:value="0.001144402" calcext:value-type="float">
            <text:p>0.001144402</text:p>
          </table:table-cell>
          <table:table-cell office:value-type="float" office:value="0.074020352" calcext:value-type="float">
            <text:p>0.074020352</text:p>
          </table:table-cell>
          <table:table-cell office:value-type="float" office:value="0" calcext:value-type="float">
            <text:p>0</text:p>
          </table:table-cell>
          <table:table-cell office:value-type="float" office:value="0.003173809" calcext:value-type="float">
            <text:p>0.003173809</text:p>
          </table:table-cell>
          <table:table-cell office:value-type="float" office:value="0.00117491899999" calcext:value-type="float">
            <text:p>0.001174919</text:p>
          </table:table-cell>
          <table:table-cell office:value-type="float" office:value="0.00575252900001" calcext:value-type="float">
            <text:p>0.005752529</text:p>
          </table:table-cell>
          <table:table-cell office:value-type="float" office:value="0.318572968" calcext:value-type="float">
            <text:p>0.318572968</text:p>
          </table:table-cell>
          <table:table-cell office:value-type="float" office:value="0.00106810899999" calcext:value-type="float">
            <text:p>0.001068109</text:p>
          </table:table-cell>
          <table:table-cell office:value-type="float" office:value="0.002349839" calcext:value-type="float">
            <text:p>0.002349839</text:p>
          </table:table-cell>
          <table:table-cell office:value-type="float" office:value="0.002639755" calcext:value-type="float">
            <text:p>0.0026397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h_iter</text:p>
          </table:table-cell>
          <table:table-cell office:value-type="float" office:value="0.007705643" calcext:value-type="float">
            <text:p>0.007705643</text:p>
          </table:table-cell>
          <table:table-cell office:value-type="float" office:value="0.005187958" calcext:value-type="float">
            <text:p>0.005187958</text:p>
          </table:table-cell>
          <table:table-cell office:value-type="float" office:value="0.007400469" calcext:value-type="float">
            <text:p>0.007400469</text:p>
          </table:table-cell>
          <table:table-cell office:value-type="float" office:value="0.00315855" calcext:value-type="float">
            <text:p>0.00315855</text:p>
          </table:table-cell>
          <table:table-cell office:value-type="float" office:value="0.216522178" calcext:value-type="float">
            <text:p>0.216522178</text:p>
          </table:table-cell>
          <table:table-cell office:value-type="float" office:value="0.00340269" calcext:value-type="float">
            <text:p>0.00340269</text:p>
          </table:table-cell>
          <table:table-cell office:value-type="float" office:value="0.008834787" calcext:value-type="float">
            <text:p>0.008834787</text:p>
          </table:table-cell>
          <table:table-cell office:value-type="float" office:value="0.148071257" calcext:value-type="float">
            <text:p>0.148071257</text:p>
          </table:table-cell>
          <table:table-cell office:value-type="float" office:value="0.005599942" calcext:value-type="float">
            <text:p>0.005599942</text:p>
          </table:table-cell>
          <table:table-cell office:value-type="float" office:value="0.00105285000001" calcext:value-type="float">
            <text:p>0.00105285</text:p>
          </table:table-cell>
          <table:table-cell office:value-type="float" office:value="0.00621028999998" calcext:value-type="float">
            <text:p>0.00621029</text:p>
          </table:table-cell>
          <table:table-cell office:value-type="float" office:value="0.312072693" calcext:value-type="float">
            <text:p>0.312072693</text:p>
          </table:table-cell>
          <table:table-cell office:value-type="float" office:value="0.00106810899999" calcext:value-type="float">
            <text:p>0.001068109</text:p>
          </table:table-cell>
          <table:table-cell office:value-type="float" office:value="0.001113885" calcext:value-type="float">
            <text:p>0.001113885</text:p>
          </table:table-cell>
          <table:table-cell office:value-type="float" office:value="0.003036481" calcext:value-type="float">
            <text:p>0.0030364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th_iter</text:p>
          </table:table-cell>
          <table:table-cell office:value-type="float" office:value="0.026046743" calcext:value-type="float">
            <text:p>0.026046743</text:p>
          </table:table-cell>
          <table:table-cell office:value-type="float" office:value="0.004867525" calcext:value-type="float">
            <text:p>0.004867525</text:p>
          </table:table-cell>
          <table:table-cell office:value-type="float" office:value="0.002197252" calcext:value-type="float">
            <text:p>0.002197252</text:p>
          </table:table-cell>
          <table:table-cell office:value-type="float" office:value="0.002395615" calcext:value-type="float">
            <text:p>0.002395615</text:p>
          </table:table-cell>
          <table:table-cell office:value-type="float" office:value="0.207717874" calcext:value-type="float">
            <text:p>0.207717874</text:p>
          </table:table-cell>
          <table:table-cell office:value-type="float" office:value="0.001220696" calcext:value-type="float">
            <text:p>0.001220696</text:p>
          </table:table-cell>
          <table:table-cell office:value-type="float" office:value="0.07499692" calcext:value-type="float">
            <text:p>0.07499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08974" calcext:value-type="float">
            <text:p>0.001708974</text:p>
          </table:table-cell>
          <table:table-cell office:value-type="float" office:value="0.00476071399999" calcext:value-type="float">
            <text:p>0.004760714</text:p>
          </table:table-cell>
          <table:table-cell office:value-type="float" office:value="0.303558299" calcext:value-type="float">
            <text:p>0.303558299</text:p>
          </table:table-cell>
          <table:table-cell office:value-type="float" office:value="0.001174919" calcext:value-type="float">
            <text:p>0.001174919</text:p>
          </table:table-cell>
          <table:table-cell office:value-type="float" office:value="0.00222776999999" calcext:value-type="float">
            <text:p>0.00222777</text:p>
          </table:table-cell>
          <table:table-cell office:value-type="float" office:value="0.503631582" calcext:value-type="float">
            <text:p>0.503631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th_iter</text:p>
          </table:table-cell>
          <table:table-cell office:value-type="float" office:value="0.029495209" calcext:value-type="float">
            <text:p>0.029495209</text:p>
          </table:table-cell>
          <table:table-cell office:value-type="float" office:value="0.009826602" calcext:value-type="float">
            <text:p>0.009826602</text:p>
          </table:table-cell>
          <table:table-cell office:value-type="float" office:value="0.002883894" calcext:value-type="float">
            <text:p>0.002883894</text:p>
          </table:table-cell>
          <table:table-cell office:value-type="float" office:value="0.001617422" calcext:value-type="float">
            <text:p>0.001617422</text:p>
          </table:table-cell>
          <table:table-cell office:value-type="float" office:value="0.002838118" calcext:value-type="float">
            <text:p>0.002838118</text:p>
          </table:table-cell>
          <table:table-cell office:value-type="float" office:value="0.004669162" calcext:value-type="float">
            <text:p>0.004669162</text:p>
          </table:table-cell>
          <table:table-cell office:value-type="float" office:value="0" calcext:value-type="float">
            <text:p>0</text:p>
          </table:table-cell>
          <table:table-cell office:value-type="float" office:value="0.004089331" calcext:value-type="float">
            <text:p>0.004089331</text:p>
          </table:table-cell>
          <table:table-cell office:value-type="float" office:value="0" calcext:value-type="float">
            <text:p>0</text:p>
          </table:table-cell>
          <table:table-cell office:value-type="float" office:value="0.001266472" calcext:value-type="float">
            <text:p>0.001266472</text:p>
          </table:table-cell>
          <table:table-cell office:value-type="float" office:value="0.00842280199998" calcext:value-type="float">
            <text:p>0.008422802</text:p>
          </table:table-cell>
          <table:table-cell office:value-type="float" office:value="0.312927215" calcext:value-type="float">
            <text:p>0.312927215</text:p>
          </table:table-cell>
          <table:table-cell office:value-type="float" office:value="0.00106810899999" calcext:value-type="float">
            <text:p>0.001068109</text:p>
          </table:table-cell>
          <table:table-cell office:value-type="float" office:value="0.001113885" calcext:value-type="float">
            <text:p>0.001113885</text:p>
          </table:table-cell>
          <table:table-cell office:value-type="float" office:value="0.003326396" calcext:value-type="float">
            <text:p>0.0033263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th_iter</text:p>
          </table:table-cell>
          <table:table-cell office:value-type="float" office:value="0.026245106" calcext:value-type="float">
            <text:p>0.026245106</text:p>
          </table:table-cell>
          <table:table-cell office:value-type="float" office:value="0.005676236" calcext:value-type="float">
            <text:p>0.005676236</text:p>
          </table:table-cell>
          <table:table-cell office:value-type="float" office:value="0.007904006" calcext:value-type="float">
            <text:p>0.007904006</text:p>
          </table:table-cell>
          <table:table-cell office:value-type="float" office:value="0.005111664" calcext:value-type="float">
            <text:p>0.005111664</text:p>
          </table:table-cell>
          <table:table-cell office:value-type="float" office:value="0.008102369" calcext:value-type="float">
            <text:p>0.008102369</text:p>
          </table:table-cell>
          <table:table-cell office:value-type="float" office:value="0.002212511" calcext:value-type="float">
            <text:p>0.002212511</text:p>
          </table:table-cell>
          <table:table-cell office:value-type="float" office:value="0.124298048" calcext:value-type="float">
            <text:p>0.124298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19059" calcext:value-type="float">
            <text:p>0.001419059</text:p>
          </table:table-cell>
          <table:table-cell office:value-type="float" office:value="0.00720210599999" calcext:value-type="float">
            <text:p>0.007202106</text:p>
          </table:table-cell>
          <table:table-cell office:value-type="float" office:value="0.344848603" calcext:value-type="float">
            <text:p>0.344848603</text:p>
          </table:table-cell>
          <table:table-cell office:value-type="float" office:value="0.00109862599999" calcext:value-type="float">
            <text:p>0.001098626</text:p>
          </table:table-cell>
          <table:table-cell office:value-type="float" office:value="0.00138854099998" calcext:value-type="float">
            <text:p>0.001388541</text:p>
          </table:table-cell>
          <table:table-cell office:value-type="float" office:value="0.006347619" calcext:value-type="float">
            <text:p>0.0063476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th_iter</text:p>
          </table:table-cell>
          <table:table-cell office:value-type="float" office:value="0.008926339" calcext:value-type="float">
            <text:p>0.008926339</text:p>
          </table:table-cell>
          <table:table-cell office:value-type="float" office:value="0.009887637" calcext:value-type="float">
            <text:p>0.009887637</text:p>
          </table:table-cell>
          <table:table-cell office:value-type="float" office:value="0.001342765" calcext:value-type="float">
            <text:p>0.001342765</text:p>
          </table:table-cell>
          <table:table-cell office:value-type="float" office:value="0.001434317" calcext:value-type="float">
            <text:p>0.001434317</text:p>
          </table:table-cell>
          <table:table-cell office:value-type="float" office:value="0.14395139" calcext:value-type="float">
            <text:p>0.14395139</text:p>
          </table:table-cell>
          <table:table-cell office:value-type="float" office:value="0.004760714" calcext:value-type="float">
            <text:p>0.004760714</text:p>
          </table:table-cell>
          <table:table-cell office:value-type="float" office:value="0" calcext:value-type="float">
            <text:p>0</text:p>
          </table:table-cell>
          <table:table-cell office:value-type="float" office:value="0.13671875" calcext:value-type="float">
            <text:p>0.13671875</text:p>
          </table:table-cell>
          <table:table-cell office:value-type="float" office:value="0.08203125" calcext:value-type="float">
            <text:p>0.08203125</text:p>
          </table:table-cell>
          <table:table-cell office:value-type="float" office:value="0.00112914299999" calcext:value-type="float">
            <text:p>0.001129143</text:p>
          </table:table-cell>
          <table:table-cell office:value-type="float" office:value="0.003845192" calcext:value-type="float">
            <text:p>0.003845192</text:p>
          </table:table-cell>
          <table:table-cell office:value-type="float" office:value="0.297744728" calcext:value-type="float">
            <text:p>0.297744728</text:p>
          </table:table-cell>
          <table:table-cell office:value-type="float" office:value="0.001113885" calcext:value-type="float">
            <text:p>0.001113885</text:p>
          </table:table-cell>
          <table:table-cell office:value-type="float" office:value="0.00155638699999" calcext:value-type="float">
            <text:p>0.001556387</text:p>
          </table:table-cell>
          <table:table-cell office:value-type="float" office:value="0.001724233" calcext:value-type="float">
            <text:p>0.0017242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th_iter</text:p>
          </table:table-cell>
          <table:table-cell office:value-type="float" office:value="0.005355803" calcext:value-type="float">
            <text:p>0.005355803</text:p>
          </table:table-cell>
          <table:table-cell office:value-type="float" office:value="0.001296989" calcext:value-type="float">
            <text:p>0.001296989</text:p>
          </table:table-cell>
          <table:table-cell office:value-type="float" office:value="0.010391174" calcext:value-type="float">
            <text:p>0.010391174</text:p>
          </table:table-cell>
          <table:table-cell office:value-type="float" office:value="0.005355803" calcext:value-type="float">
            <text:p>0.005355803</text:p>
          </table:table-cell>
          <table:table-cell office:value-type="float" office:value="0.213790882" calcext:value-type="float">
            <text:p>0.213790882</text:p>
          </table:table-cell>
          <table:table-cell office:value-type="float" office:value="0.003692605" calcext:value-type="float">
            <text:p>0.003692605</text:p>
          </table:table-cell>
          <table:table-cell office:value-type="float" office:value="0" calcext:value-type="float">
            <text:p>0</text:p>
          </table:table-cell>
          <table:table-cell office:value-type="float" office:value="0.330078125" calcext:value-type="float">
            <text:p>0.330078125</text:p>
          </table:table-cell>
          <table:table-cell office:value-type="float" office:value="0" calcext:value-type="float">
            <text:p>0</text:p>
          </table:table-cell>
          <table:table-cell office:value-type="float" office:value="0.00123595399999" calcext:value-type="float">
            <text:p>0.001235954</text:p>
          </table:table-cell>
          <table:table-cell office:value-type="float" office:value="0.884231559" calcext:value-type="float">
            <text:p>0.884231559</text:p>
          </table:table-cell>
          <table:table-cell office:value-type="float" office:value="0.312301579" calcext:value-type="float">
            <text:p>0.312301579</text:p>
          </table:table-cell>
          <table:table-cell office:value-type="float" office:value="0.001190178" calcext:value-type="float">
            <text:p>0.001190178</text:p>
          </table:table-cell>
          <table:table-cell office:value-type="float" office:value="0.00143431699996" calcext:value-type="float">
            <text:p>0.001434317</text:p>
          </table:table-cell>
          <table:table-cell office:value-type="float" office:value="0.511077821" calcext:value-type="float">
            <text:p>0.511077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42];[.B43];[.B44];[.B45];[.B46];[.B47];[.B48];[.B49];[.B50];[.B51])" office:value-type="float" office:value="0.0123046579" calcext:value-type="float">
            <text:p>0.0123046579</text:p>
          </table:table-cell>
          <table:table-cell table:formula="of:=AVERAGE([.C42];[.C43];[.C44];[.C45];[.C46];[.C47];[.C48];[.C49];[.C50];[.C51])" office:value-type="float" office:value="0.0085570956" calcext:value-type="float">
            <text:p>0.0085570956</text:p>
          </table:table-cell>
          <table:table-cell table:formula="of:=AVERAGE([.D42];[.D43];[.D44];[.D45];[.D46];[.D47];[.D48];[.D49];[.D50];[.D51])" office:value-type="float" office:value="0.0072097512" calcext:value-type="float">
            <text:p>0.0072097512</text:p>
          </table:table-cell>
          <table:table-cell table:formula="of:=AVERAGE([.E42];[.E43];[.E44];[.E45];[.E46];[.E47];[.E48];[.E49];[.E50];[.E51])" office:value-type="float" office:value="0.0048461625" calcext:value-type="float">
            <text:p>0.0048461625</text:p>
          </table:table-cell>
          <table:table-cell table:formula="of:=AVERAGE([.F42];[.F43];[.F44];[.F45];[.F46];[.F47];[.F48];[.F49];[.F50];[.F51])" office:value-type="float" office:value="0.1637481417" calcext:value-type="float">
            <text:p>0.1637481417</text:p>
          </table:table-cell>
          <table:table-cell table:formula="of:=AVERAGE([.G42];[.G43];[.G44];[.G45];[.G46];[.G47];[.G48];[.G49];[.G50];[.G51])" office:value-type="float" office:value="0.0039367442" calcext:value-type="float">
            <text:p>0.0039367442</text:p>
          </table:table-cell>
          <table:table-cell table:formula="of:=AVERAGE([.H42];[.H43];[.H44];[.H45];[.H46];[.H47];[.H48];[.H49];[.H50];[.H51])" office:value-type="float" office:value="0.0571532896" calcext:value-type="float">
            <text:p>0.0571532896</text:p>
          </table:table-cell>
          <table:table-cell table:formula="of:=AVERAGE([.I42];[.I43];[.I44];[.I45];[.I46];[.I47];[.I48];[.I49];[.I50];[.I51])" office:value-type="float" office:value="0.1307906953" calcext:value-type="float">
            <text:p>0.1307906953</text:p>
          </table:table-cell>
          <table:table-cell table:formula="of:=AVERAGE([.J42];[.J43];[.J44];[.J45];[.J46];[.J47];[.J48];[.J49];[.J50];[.J51])" office:value-type="float" office:value="0.0160140938" calcext:value-type="float">
            <text:p>0.0160140938</text:p>
          </table:table-cell>
          <table:table-cell table:formula="of:=AVERAGE([.K42];[.K43];[.K44];[.K45];[.K46];[.K47];[.K48];[.K49];[.K50];[.K51])" office:value-type="float" office:value="0.001249687099996" calcext:value-type="float">
            <text:p>0.0012496871</text:p>
          </table:table-cell>
          <table:table-cell table:formula="of:=AVERAGE([.L42];[.L43];[.L44];[.L45];[.L46];[.L47];[.L48];[.L49];[.L50];[.L51])" office:value-type="float" office:value="0.093823209399994" calcext:value-type="float">
            <text:p>0.0938232094</text:p>
          </table:table-cell>
          <table:table-cell table:formula="of:=AVERAGE([.M42];[.M43];[.M44];[.M45];[.M46];[.M47];[.M48];[.M49];[.M50];[.M51])" office:value-type="float" office:value="0.3157500844" calcext:value-type="float">
            <text:p>0.3157500844</text:p>
          </table:table-cell>
          <table:table-cell table:formula="of:=AVERAGE([.N42];[.N43];[.N44];[.N45];[.N46];[.N47];[.N48];[.N49];[.N50];[.N51])" office:value-type="float" office:value="0.001275626899994" calcext:value-type="float">
            <text:p>0.0012756269</text:p>
          </table:table-cell>
          <table:table-cell table:formula="of:=AVERAGE([.O42];[.O43];[.O44];[.O45];[.O46];[.O47];[.O48];[.O49];[.O50];[.O51])" office:value-type="float" office:value="0.001676930599993" calcext:value-type="float">
            <text:p>0.0016769306</text:p>
          </table:table-cell>
          <table:table-cell table:formula="of:=AVERAGE([.P42];[.P43];[.P44];[.P45];[.P46];[.P47];[.P48];[.P49];[.P50];[.P51])" office:value-type="float" office:value="0.1041808851" calcext:value-type="float">
            <text:p>0.1041808851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cache_size = 50</text:p>
          </table:table-cell>
          <table:table-cell office:value-type="string" calcext:value-type="string">
            <text:p>Tree_5</text:p>
          </table:table-cell>
          <table:table-cell office:value-type="string" calcext:value-type="string">
            <text:p>Chain_5</text:p>
          </table:table-cell>
          <table:table-cell office:value-type="string" calcext:value-type="string">
            <text:p>Grid_5</text:p>
          </table:table-cell>
          <table:table-cell office:value-type="string" calcext:value-type="string">
            <text:p>Tree_15</text:p>
          </table:table-cell>
          <table:table-cell office:value-type="string" calcext:value-type="string">
            <text:p>Chain_15</text:p>
          </table:table-cell>
          <table:table-cell office:value-type="string" calcext:value-type="string">
            <text:p>Grid_15</text:p>
          </table:table-cell>
          <table:table-cell office:value-type="string" calcext:value-type="string">
            <text:p>Tree_30</text:p>
          </table:table-cell>
          <table:table-cell office:value-type="string" calcext:value-type="string">
            <text:p>Chain_30</text:p>
          </table:table-cell>
          <table:table-cell office:value-type="string" calcext:value-type="string">
            <text:p>Grid_30</text:p>
          </table:table-cell>
          <table:table-cell office:value-type="string" calcext:value-type="string">
            <text:p>AV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st_iter</text:p>
          </table:table-cell>
          <table:table-cell office:value-type="float" office:value="0.00621029" calcext:value-type="float">
            <text:p>0.00621029</text:p>
          </table:table-cell>
          <table:table-cell office:value-type="float" office:value="0.010147035" calcext:value-type="float">
            <text:p>0.010147035</text:p>
          </table:table-cell>
          <table:table-cell office:value-type="float" office:value="0.013244614" calcext:value-type="float">
            <text:p>0.013244614</text:p>
          </table:table-cell>
          <table:table-cell office:value-type="float" office:value="0.005477873" calcext:value-type="float">
            <text:p>0.005477873</text:p>
          </table:table-cell>
          <table:table-cell office:value-type="float" office:value="0.275848368" calcext:value-type="float">
            <text:p>0.275848368</text:p>
          </table:table-cell>
          <table:table-cell office:value-type="float" office:value="0.005203216" calcext:value-type="float">
            <text:p>0.005203216</text:p>
          </table:table-cell>
          <table:table-cell office:value-type="float" office:value="0.010086" calcext:value-type="float">
            <text:p>0.010086</text:p>
          </table:table-cell>
          <table:table-cell office:value-type="float" office:value="0.00292967" calcext:value-type="float">
            <text:p>0.00292967</text:p>
          </table:table-cell>
          <table:table-cell office:value-type="float" office:value="0.002151476" calcext:value-type="float">
            <text:p>0.002151476</text:p>
          </table:table-cell>
          <table:table-cell table:formula="of:=AVERAGE([.B65];[.C65];[.D65];[.E65];[.F65];[.G65];[.H65];[.I65];[.J65])" office:value-type="float" office:value="0.0385884347888889" calcext:value-type="float">
            <text:p>0.0385884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nd_iter</text:p>
          </table:table-cell>
          <table:table-cell office:value-type="float" office:value="0.021743738" calcext:value-type="float">
            <text:p>0.021743738</text:p>
          </table:table-cell>
          <table:table-cell office:value-type="float" office:value="0.002059924" calcext:value-type="float">
            <text:p>0.002059924</text:p>
          </table:table-cell>
          <table:table-cell office:value-type="float" office:value="0.014968836" calcext:value-type="float">
            <text:p>0.014968836</text:p>
          </table:table-cell>
          <table:table-cell office:value-type="float" office:value="0.001739491" calcext:value-type="float">
            <text:p>0.001739491</text:p>
          </table:table-cell>
          <table:table-cell office:value-type="float" office:value="0.273956255" calcext:value-type="float">
            <text:p>0.273956255</text:p>
          </table:table-cell>
          <table:table-cell office:value-type="float" office:value="0.005828823" calcext:value-type="float">
            <text:p>0.005828823</text:p>
          </table:table-cell>
          <table:table-cell office:value-type="float" office:value="0.003356914" calcext:value-type="float">
            <text:p>0.003356914</text:p>
          </table:table-cell>
          <table:table-cell office:value-type="float" office:value="0.03723141" calcext:value-type="float">
            <text:p>0.0372314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rd_iter</text:p>
          </table:table-cell>
          <table:table-cell office:value-type="float" office:value="0.00703426" calcext:value-type="float">
            <text:p>0.00703426</text:p>
          </table:table-cell>
          <table:table-cell office:value-type="float" office:value="0.001358024" calcext:value-type="float">
            <text:p>0.001358024</text:p>
          </table:table-cell>
          <table:table-cell office:value-type="float" office:value="0.007827713" calcext:value-type="float">
            <text:p>0.007827713</text:p>
          </table:table-cell>
          <table:table-cell office:value-type="float" office:value="0.007553056" calcext:value-type="float">
            <text:p>0.007553056</text:p>
          </table:table-cell>
          <table:table-cell office:value-type="float" office:value="0.144027678" calcext:value-type="float">
            <text:p>0.144027678</text:p>
          </table:table-cell>
          <table:table-cell office:value-type="float" office:value="0.001373283" calcext:value-type="float">
            <text:p>0.001373283</text:p>
          </table:table-cell>
          <table:table-cell office:value-type="float" office:value="0.107284489" calcext:value-type="float">
            <text:p>0.1072844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th_iter</text:p>
          </table:table-cell>
          <table:table-cell office:value-type="float" office:value="0.034973134" calcext:value-type="float">
            <text:p>0.034973134</text:p>
          </table:table-cell>
          <table:table-cell office:value-type="float" office:value="0.007263141" calcext:value-type="float">
            <text:p>0.007263141</text:p>
          </table:table-cell>
          <table:table-cell office:value-type="float" office:value="0.033233602" calcext:value-type="float">
            <text:p>0.033233602</text:p>
          </table:table-cell>
          <table:table-cell office:value-type="float" office:value="0.009963931" calcext:value-type="float">
            <text:p>0.009963931</text:p>
          </table:table-cell>
          <table:table-cell office:value-type="float" office:value="0.078338581" calcext:value-type="float">
            <text:p>0.078338581</text:p>
          </table:table-cell>
          <table:table-cell office:value-type="float" office:value="0.006042445" calcext:value-type="float">
            <text:p>0.006042445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428710937" calcext:value-type="float">
            <text:p>0.42871093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th_iter</text:p>
          </table:table-cell>
          <table:table-cell office:value-type="float" office:value="0.004837007" calcext:value-type="float">
            <text:p>0.004837007</text:p>
          </table:table-cell>
          <table:table-cell office:value-type="float" office:value="0.036926213" calcext:value-type="float">
            <text:p>0.036926213</text:p>
          </table:table-cell>
          <table:table-cell office:value-type="float" office:value="0.005523649" calcext:value-type="float">
            <text:p>0.005523649</text:p>
          </table:table-cell>
          <table:table-cell office:value-type="float" office:value="0.001708974" calcext:value-type="float">
            <text:p>0.001708974</text:p>
          </table:table-cell>
          <table:table-cell office:value-type="float" office:value="0.146743761" calcext:value-type="float">
            <text:p>0.146743761</text:p>
          </table:table-cell>
          <table:table-cell office:value-type="float" office:value="0.033355689" calcext:value-type="float">
            <text:p>0.033355689</text:p>
          </table:table-cell>
          <table:table-cell office:value-type="float" office:value="0.006042445" calcext:value-type="float">
            <text:p>0.006042445</text:p>
          </table:table-cell>
          <table:table-cell office:value-type="float" office:value="0.003585794" calcext:value-type="float">
            <text:p>0.003585794</text:p>
          </table:table-cell>
          <table:table-cell office:value-type="float" office:value="0.009200996" calcext:value-type="float">
            <text:p>0.0092009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th_iter</text:p>
          </table:table-cell>
          <table:table-cell office:value-type="float" office:value="0.002746566" calcext:value-type="float">
            <text:p>0.002746566</text:p>
          </table:table-cell>
          <table:table-cell office:value-type="float" office:value="0.009368841" calcext:value-type="float">
            <text:p>0.009368841</text:p>
          </table:table-cell>
          <table:table-cell office:value-type="float" office:value="0.009582463" calcext:value-type="float">
            <text:p>0.009582463</text:p>
          </table:table-cell>
          <table:table-cell office:value-type="float" office:value="0.166534398" calcext:value-type="float">
            <text:p>0.166534398</text:p>
          </table:table-cell>
          <table:table-cell office:value-type="float" office:value="0.152236916" calcext:value-type="float">
            <text:p>0.152236916</text:p>
          </table:table-cell>
          <table:table-cell office:value-type="float" office:value="0.005371062" calcext:value-type="float">
            <text:p>0.005371062</text:p>
          </table:table-cell>
          <table:table-cell office:value-type="float" office:value="0" calcext:value-type="float">
            <text:p>0</text:p>
          </table:table-cell>
          <table:table-cell office:value-type="float" office:value="0.274414062" calcext:value-type="float">
            <text:p>0.27441406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th_iter</text:p>
          </table:table-cell>
          <table:table-cell office:value-type="float" office:value="0.045593252" calcext:value-type="float">
            <text:p>0.045593252</text:p>
          </table:table-cell>
          <table:table-cell office:value-type="float" office:value="0.02499387" calcext:value-type="float">
            <text:p>0.02499387</text:p>
          </table:table-cell>
          <table:table-cell office:value-type="float" office:value="0.014877306" calcext:value-type="float">
            <text:p>0.014877306</text:p>
          </table:table-cell>
          <table:table-cell office:value-type="float" office:value="0.001235954" calcext:value-type="float">
            <text:p>0.001235954</text:p>
          </table:table-cell>
          <table:table-cell office:value-type="float" office:value="0.003509501" calcext:value-type="float">
            <text:p>0.003509501</text:p>
          </table:table-cell>
          <table:table-cell office:value-type="float" office:value="0.004135107" calcext:value-type="float">
            <text:p>0.004135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8173" calcext:value-type="float">
            <text:p>0.001281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th_iter</text:p>
          </table:table-cell>
          <table:table-cell office:value-type="float" office:value="0.028274507" calcext:value-type="float">
            <text:p>0.028274507</text:p>
          </table:table-cell>
          <table:table-cell office:value-type="float" office:value="0.00328062" calcext:value-type="float">
            <text:p>0.00328062</text:p>
          </table:table-cell>
          <table:table-cell office:value-type="float" office:value="0.005523649" calcext:value-type="float">
            <text:p>0.005523649</text:p>
          </table:table-cell>
          <table:table-cell office:value-type="float" office:value="0.00105285" calcext:value-type="float">
            <text:p>0.00105285</text:p>
          </table:table-cell>
          <table:table-cell office:value-type="float" office:value="0.086959781" calcext:value-type="float">
            <text:p>0.086959781</text:p>
          </table:table-cell>
          <table:table-cell office:value-type="float" office:value="0.005905116" calcext:value-type="float">
            <text:p>0.005905116</text:p>
          </table:table-cell>
          <table:table-cell office:value-type="float" office:value="0.053039514" calcext:value-type="float">
            <text:p>0.0530395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th_iter</text:p>
          </table:table-cell>
          <table:table-cell office:value-type="float" office:value="0.025878869" calcext:value-type="float">
            <text:p>0.025878869</text:p>
          </table:table-cell>
          <table:table-cell office:value-type="float" office:value="0.005538908" calcext:value-type="float">
            <text:p>0.005538908</text:p>
          </table:table-cell>
          <table:table-cell office:value-type="float" office:value="0.00703426" calcext:value-type="float">
            <text:p>0.00703426</text:p>
          </table:table-cell>
          <table:table-cell office:value-type="float" office:value="0.009185737" calcext:value-type="float">
            <text:p>0.009185737</text:p>
          </table:table-cell>
          <table:table-cell office:value-type="float" office:value="0.263153056" calcext:value-type="float">
            <text:p>0.263153056</text:p>
          </table:table-cell>
          <table:table-cell office:value-type="float" office:value="0.00410459" calcext:value-type="float">
            <text:p>0.00410459</text:p>
          </table:table-cell>
          <table:table-cell office:value-type="float" office:value="0.02809142" calcext:value-type="float">
            <text:p>0.02809142</text:p>
          </table:table-cell>
          <table:table-cell office:value-type="float" office:value="0.071884129" calcext:value-type="float">
            <text:p>0.07188412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th_iter</text:p>
          </table:table-cell>
          <table:table-cell office:value-type="float" office:value="0.004043555" calcext:value-type="float">
            <text:p>0.004043555</text:p>
          </table:table-cell>
          <table:table-cell office:value-type="float" office:value="0.006607017" calcext:value-type="float">
            <text:p>0.006607017</text:p>
          </table:table-cell>
          <table:table-cell office:value-type="float" office:value="0.017150852" calcext:value-type="float">
            <text:p>0.017150852</text:p>
          </table:table-cell>
          <table:table-cell office:value-type="float" office:value="0.002044665" calcext:value-type="float">
            <text:p>0.002044665</text:p>
          </table:table-cell>
          <table:table-cell office:value-type="float" office:value="0.15136713" calcext:value-type="float">
            <text:p>0.15136713</text:p>
          </table:table-cell>
          <table:table-cell office:value-type="float" office:value="0.009017891" calcext:value-type="float">
            <text:p>0.009017891</text:p>
          </table:table-cell>
          <table:table-cell office:value-type="float" office:value="0" calcext:value-type="float">
            <text:p>0</text:p>
          </table:table-cell>
          <table:table-cell office:value-type="float" office:value="0.111328125" calcext:value-type="float">
            <text:p>0.111328125</text:p>
          </table:table-cell>
          <table:table-cell office:value-type="float" office:value="0.006362877" calcext:value-type="float">
            <text:p>0.0063628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55];[.B56];[.B57];[.B58];[.B59];[.B60];[.B61];[.B62];[.B63];[.B64])" office:value-type="float" office:value="0.0181335178" calcext:value-type="float">
            <text:p>0.0181335178</text:p>
          </table:table-cell>
          <table:table-cell table:formula="of:=AVERAGE([.C55];[.C56];[.C57];[.C58];[.C59];[.C60];[.C61];[.C62];[.C63];[.C64])" office:value-type="float" office:value="0.0107543593" calcext:value-type="float">
            <text:p>0.0107543593</text:p>
          </table:table-cell>
          <table:table-cell table:formula="of:=AVERAGE([.D55];[.D56];[.D57];[.D58];[.D59];[.D60];[.D61];[.D62];[.D63];[.D64])" office:value-type="float" office:value="0.0128966944" calcext:value-type="float">
            <text:p>0.0128966944</text:p>
          </table:table-cell>
          <table:table-cell table:formula="of:=AVERAGE([.E55];[.E56];[.E57];[.E58];[.E59];[.E60];[.E61];[.E62];[.E63];[.E64])" office:value-type="float" office:value="0.0206496929" calcext:value-type="float">
            <text:p>0.0206496929</text:p>
          </table:table-cell>
          <table:table-cell table:formula="of:=AVERAGE([.F55];[.F56];[.F57];[.F58];[.F59];[.F60];[.F61];[.F62];[.F63];[.F64])" office:value-type="float" office:value="0.1576141027" calcext:value-type="float">
            <text:p>0.1576141027</text:p>
          </table:table-cell>
          <table:table-cell table:formula="of:=AVERAGE([.G55];[.G56];[.G57];[.G58];[.G59];[.G60];[.G61];[.G62];[.G63];[.G64])" office:value-type="float" office:value="0.0080337222" calcext:value-type="float">
            <text:p>0.0080337222</text:p>
          </table:table-cell>
          <table:table-cell table:formula="of:=AVERAGE([.H55];[.H56];[.H57];[.H58];[.H59];[.H60];[.H61];[.H62];[.H63];[.H64])" office:value-type="float" office:value="0.0243057032" calcext:value-type="float">
            <text:p>0.0243057032</text:p>
          </table:table-cell>
          <table:table-cell table:formula="of:=AVERAGE([.I55];[.I56];[.I57];[.I58];[.I59];[.I60];[.I61];[.I62];[.I63];[.I64])" office:value-type="float" office:value="0.0930084127" calcext:value-type="float">
            <text:p>0.0930084127</text:p>
          </table:table-cell>
          <table:table-cell table:formula="of:=AVERAGE([.J55];[.J56];[.J57];[.J58];[.J59];[.J60];[.J61];[.J62];[.J63];[.J64])" office:value-type="float" office:value="0.0018997079" calcext:value-type="float">
            <text:p>0.0018997079</text:p>
          </table:table-cell>
          <table:table-cell table:number-columns-repeated="10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1_sender</text:p>
          </table:table-cell>
          <table:table-cell office:value-type="string" calcext:value-type="string">
            <text:p>Tree_5</text:p>
          </table:table-cell>
          <table:table-cell office:value-type="string" calcext:value-type="string">
            <text:p>Chain_5</text:p>
          </table:table-cell>
          <table:table-cell office:value-type="string" calcext:value-type="string">
            <text:p>Grid_5</text:p>
          </table:table-cell>
          <table:table-cell office:value-type="string" calcext:value-type="string">
            <text:p>Tree_15</text:p>
          </table:table-cell>
          <table:table-cell office:value-type="string" calcext:value-type="string">
            <text:p>Chain_15</text:p>
          </table:table-cell>
          <table:table-cell office:value-type="string" calcext:value-type="string">
            <text:p>Grid_15</text:p>
          </table:table-cell>
          <table:table-cell office:value-type="string" calcext:value-type="string">
            <text:p>Tree_30</text:p>
          </table:table-cell>
          <table:table-cell office:value-type="string" calcext:value-type="string">
            <text:p>Chain_30</text:p>
          </table:table-cell>
          <table:table-cell office:value-type="string" calcext:value-type="string">
            <text:p>Grid_30</text:p>
          </table:table-cell>
          <table:table-cell office:value-type="string" calcext:value-type="string">
            <text:p>Tree_60</text:p>
          </table:table-cell>
          <table:table-cell office:value-type="string" calcext:value-type="string">
            <text:p>Chain_60</text:p>
          </table:table-cell>
          <table:table-cell office:value-type="string" calcext:value-type="string">
            <text:p>Grid_60</text:p>
          </table:table-cell>
          <table:table-cell office:value-type="string" calcext:value-type="string">
            <text:p>Tree_100</text:p>
          </table:table-cell>
          <table:table-cell office:value-type="string" calcext:value-type="string">
            <text:p>Chain_100</text:p>
          </table:table-cell>
          <table:table-cell office:value-type="string" calcext:value-type="string">
            <text:p>Grid_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st_iter</text:p>
          </table:table-cell>
          <table:table-cell office:value-type="float" office:value="0.068359335" calcext:value-type="float">
            <text:p>0.068359335</text:p>
          </table:table-cell>
          <table:table-cell office:value-type="float" office:value="0.096359197" calcext:value-type="float">
            <text:p>0.096359197</text:p>
          </table:table-cell>
          <table:table-cell office:value-type="float" office:value="0.034133882" calcext:value-type="float">
            <text:p>0.034133882</text:p>
          </table:table-cell>
          <table:table-cell office:value-type="float" office:value="0.15861507" calcext:value-type="float">
            <text:p>0.15861507</text:p>
          </table:table-cell>
          <table:table-cell office:value-type="float" office:value="0.642410256" calcext:value-type="float">
            <text:p>0.642410256</text:p>
          </table:table-cell>
          <table:table-cell office:value-type="float" office:value="0.105850177" calcext:value-type="float">
            <text:p>0.105850177</text:p>
          </table:table-cell>
          <table:table-cell office:value-type="float" office:value="0.314483613" calcext:value-type="float">
            <text:p>0.314483613</text:p>
          </table:table-cell>
          <table:table-cell office:value-type="float" office:value="2.3971557" calcext:value-type="float">
            <text:p>2.3971557</text:p>
          </table:table-cell>
          <table:table-cell office:value-type="float" office:value="0.158126785" calcext:value-type="float">
            <text:p>0.158126785</text:p>
          </table:table-cell>
          <table:table-cell office:value-type="float" office:value="0.620315533" calcext:value-type="float">
            <text:p>0.620315533</text:p>
          </table:table-cell>
          <table:table-cell office:value-type="float" office:value="8.090484592" calcext:value-type="float">
            <text:p>8.090484592</text:p>
          </table:table-cell>
          <table:table-cell office:value-type="float" office:value="0.326766935" calcext:value-type="float">
            <text:p>0.326766935</text:p>
          </table:table-cell>
          <table:table-cell office:value-type="float" office:value="1.020645123" calcext:value-type="float">
            <text:p>1.020645123</text:p>
          </table:table-cell>
          <table:table-cell office:value-type="float" office:value="25.117568939" calcext:value-type="float">
            <text:p>25.117568939</text:p>
          </table:table-cell>
          <table:table-cell office:value-type="float" office:value="0.498199422" calcext:value-type="float">
            <text:p>0.498199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nd_iter</text:p>
          </table:table-cell>
          <table:table-cell office:value-type="float" office:value="0.06678766" calcext:value-type="float">
            <text:p>0.06678766</text:p>
          </table:table-cell>
          <table:table-cell office:value-type="float" office:value="0.095397911" calcext:value-type="float">
            <text:p>0.095397911</text:p>
          </table:table-cell>
          <table:table-cell office:value-type="float" office:value="0.030624381" calcext:value-type="float">
            <text:p>0.030624381</text:p>
          </table:table-cell>
          <table:table-cell office:value-type="float" office:value="0.158752415" calcext:value-type="float">
            <text:p>0.158752415</text:p>
          </table:table-cell>
          <table:table-cell office:value-type="float" office:value="0.646499599" calcext:value-type="float">
            <text:p>0.646499599</text:p>
          </table:table-cell>
          <table:table-cell office:value-type="float" office:value="0.084777793" calcext:value-type="float">
            <text:p>0.084777793</text:p>
          </table:table-cell>
          <table:table-cell office:value-type="float" office:value="0.313964795" calcext:value-type="float">
            <text:p>0.313964795</text:p>
          </table:table-cell>
          <table:table-cell office:value-type="float" office:value="0.377929687" calcext:value-type="float">
            <text:p>0.377929687</text:p>
          </table:table-cell>
          <table:table-cell office:value-type="float" office:value="0.167007412" calcext:value-type="float">
            <text:p>0.167007412</text:p>
          </table:table-cell>
          <table:table-cell office:value-type="float" office:value="0.623458802" calcext:value-type="float">
            <text:p>0.623458802</text:p>
          </table:table-cell>
          <table:table-cell office:value-type="float" office:value="7.534744213" calcext:value-type="float">
            <text:p>7.534744213</text:p>
          </table:table-cell>
          <table:table-cell office:value-type="float" office:value="0.303970324" calcext:value-type="float">
            <text:p>0.303970324</text:p>
          </table:table-cell>
          <table:table-cell office:value-type="float" office:value="1.017089789" calcext:value-type="float">
            <text:p>1.017089789</text:p>
          </table:table-cell>
          <table:table-cell office:value-type="float" office:value="25.175552329" calcext:value-type="float">
            <text:p>25.175552329</text:p>
          </table:table-cell>
          <table:table-cell office:value-type="float" office:value="0.516143744" calcext:value-type="float">
            <text:p>0.5161437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rd_iter</text:p>
          </table:table-cell>
          <table:table-cell office:value-type="float" office:value="0.063018773" calcext:value-type="float">
            <text:p>0.063018773</text:p>
          </table:table-cell>
          <table:table-cell office:value-type="float" office:value="0.087432812" calcext:value-type="float">
            <text:p>0.087432812</text:p>
          </table:table-cell>
          <table:table-cell office:value-type="float" office:value="0.033431954" calcext:value-type="float">
            <text:p>0.033431954</text:p>
          </table:table-cell>
          <table:table-cell office:value-type="float" office:value="0.157516466" calcext:value-type="float">
            <text:p>0.157516466</text:p>
          </table:table-cell>
          <table:table-cell office:value-type="float" office:value="0.652358957" calcext:value-type="float">
            <text:p>0.652358957</text:p>
          </table:table-cell>
          <table:table-cell office:value-type="float" office:value="0.100784289" calcext:value-type="float">
            <text:p>0.100784289</text:p>
          </table:table-cell>
          <table:table-cell office:value-type="float" office:value="0.314987122" calcext:value-type="float">
            <text:p>0.314987122</text:p>
          </table:table-cell>
          <table:table-cell office:value-type="float" office:value="2.416412345" calcext:value-type="float">
            <text:p>2.416412345</text:p>
          </table:table-cell>
          <table:table-cell office:value-type="float" office:value="0" calcext:value-type="float">
            <text:p>0</text:p>
          </table:table-cell>
          <table:table-cell office:value-type="float" office:value="0.619125343" calcext:value-type="float">
            <text:p>0.619125343</text:p>
          </table:table-cell>
          <table:table-cell office:value-type="float" office:value="7.78417967" calcext:value-type="float">
            <text:p>7.78417967</text:p>
          </table:table-cell>
          <table:table-cell office:value-type="float" office:value="0.313827501" calcext:value-type="float">
            <text:p>0.313827501</text:p>
          </table:table-cell>
          <table:table-cell office:value-type="float" office:value="1.022369334" calcext:value-type="float">
            <text:p>1.022369334</text:p>
          </table:table-cell>
          <table:table-cell office:value-type="float" office:value="25.173080403" calcext:value-type="float">
            <text:p>25.173080403</text:p>
          </table:table-cell>
          <table:table-cell office:value-type="float" office:value="0.498657217" calcext:value-type="float">
            <text:p>0.4986572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th_iter</text:p>
          </table:table-cell>
          <table:table-cell office:value-type="float" office:value="0.0632324" calcext:value-type="float">
            <text:p>0.0632324</text:p>
          </table:table-cell>
          <table:table-cell office:value-type="float" office:value="0.087051368" calcext:value-type="float">
            <text:p>0.087051368</text:p>
          </table:table-cell>
          <table:table-cell office:value-type="float" office:value="0.026672355" calcext:value-type="float">
            <text:p>0.026672355</text:p>
          </table:table-cell>
          <table:table-cell office:value-type="float" office:value="0.164810164" calcext:value-type="float">
            <text:p>0.164810164</text:p>
          </table:table-cell>
          <table:table-cell office:value-type="float" office:value="0.657257045" calcext:value-type="float">
            <text:p>0.657257045</text:p>
          </table:table-cell>
          <table:table-cell office:value-type="float" office:value="0.088302581" calcext:value-type="float">
            <text:p>0.088302581</text:p>
          </table:table-cell>
          <table:table-cell office:value-type="float" office:value="0.030273437" calcext:value-type="float">
            <text:p>0.030273437</text:p>
          </table:table-cell>
          <table:table-cell office:value-type="float" office:value="2.410018898" calcext:value-type="float">
            <text:p>2.410018898</text:p>
          </table:table-cell>
          <table:table-cell office:value-type="float" office:value="0.099655094" calcext:value-type="float">
            <text:p>0.099655094</text:p>
          </table:table-cell>
          <table:table-cell office:value-type="float" office:value="0.620819076" calcext:value-type="float">
            <text:p>0.620819076</text:p>
          </table:table-cell>
          <table:table-cell office:value-type="float" office:value="9.238906839" calcext:value-type="float">
            <text:p>9.238906839</text:p>
          </table:table-cell>
          <table:table-cell office:value-type="float" office:value="0.332336395" calcext:value-type="float">
            <text:p>0.332336395</text:p>
          </table:table-cell>
          <table:table-cell office:value-type="float" office:value="1.014739978" calcext:value-type="float">
            <text:p>1.014739978</text:p>
          </table:table-cell>
          <table:table-cell office:value-type="float" office:value="10.503601058" calcext:value-type="float">
            <text:p>10.503601058</text:p>
          </table:table-cell>
          <table:table-cell office:value-type="float" office:value="0.508712751" calcext:value-type="float">
            <text:p>0.5087127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h_iter</text:p>
          </table:table-cell>
          <table:table-cell office:value-type="float" office:value="0.061981187" calcext:value-type="float">
            <text:p>0.061981187</text:p>
          </table:table-cell>
          <table:table-cell office:value-type="float" office:value="0.09312437" calcext:value-type="float">
            <text:p>0.09312437</text:p>
          </table:table-cell>
          <table:table-cell office:value-type="float" office:value="0.031280488" calcext:value-type="float">
            <text:p>0.031280488</text:p>
          </table:table-cell>
          <table:table-cell office:value-type="float" office:value="0.155837975" calcext:value-type="float">
            <text:p>0.155837975</text:p>
          </table:table-cell>
          <table:table-cell office:value-type="float" office:value="0.656021096" calcext:value-type="float">
            <text:p>0.656021096</text:p>
          </table:table-cell>
          <table:table-cell office:value-type="float" office:value="0.099044768" calcext:value-type="float">
            <text:p>0.099044768</text:p>
          </table:table-cell>
          <table:table-cell office:value-type="float" office:value="0.322738621" calcext:value-type="float">
            <text:p>0.322738621</text:p>
          </table:table-cell>
          <table:table-cell office:value-type="float" office:value="0.023437443" calcext:value-type="float">
            <text:p>0.023437443</text:p>
          </table:table-cell>
          <table:table-cell office:value-type="float" office:value="0.103515625" calcext:value-type="float">
            <text:p>0.103515625</text:p>
          </table:table-cell>
          <table:table-cell office:value-type="float" office:value="0.624328554" calcext:value-type="float">
            <text:p>0.624328554</text:p>
          </table:table-cell>
          <table:table-cell office:value-type="float" office:value="9.230621302" calcext:value-type="float">
            <text:p>9.230621302</text:p>
          </table:table-cell>
          <table:table-cell office:value-type="float" office:value="0.31947322" calcext:value-type="float">
            <text:p>0.31947322</text:p>
          </table:table-cell>
          <table:table-cell office:value-type="float" office:value="1.01647947" calcext:value-type="float">
            <text:p>1.01647947</text:p>
          </table:table-cell>
          <table:table-cell office:value-type="float" office:value="25.18415831" calcext:value-type="float">
            <text:p>25.18415831</text:p>
          </table:table-cell>
          <table:table-cell office:value-type="float" office:value="0.525009146" calcext:value-type="float">
            <text:p>0.5250091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th_iter</text:p>
          </table:table-cell>
          <table:table-cell office:value-type="float" office:value="0.068572951" calcext:value-type="float">
            <text:p>0.068572951</text:p>
          </table:table-cell>
          <table:table-cell office:value-type="float" office:value="0.091125463" calcext:value-type="float">
            <text:p>0.091125463</text:p>
          </table:table-cell>
          <table:table-cell office:value-type="float" office:value="0.029022195" calcext:value-type="float">
            <text:p>0.029022195</text:p>
          </table:table-cell>
          <table:table-cell office:value-type="float" office:value="0.164306599" calcext:value-type="float">
            <text:p>0.164306599</text:p>
          </table:table-cell>
          <table:table-cell office:value-type="float" office:value="0.650665247" calcext:value-type="float">
            <text:p>0.650665247</text:p>
          </table:table-cell>
          <table:table-cell office:value-type="float" office:value="0.080200166" calcext:value-type="float">
            <text:p>0.080200166</text:p>
          </table:table-cell>
          <table:table-cell office:value-type="float" office:value="0.149414062" calcext:value-type="float">
            <text:p>0.149414062</text:p>
          </table:table-cell>
          <table:table-cell office:value-type="float" office:value="2.413665711" calcext:value-type="float">
            <text:p>2.413665711</text:p>
          </table:table-cell>
          <table:table-cell office:value-type="float" office:value="0.192398059" calcext:value-type="float">
            <text:p>0.192398059</text:p>
          </table:table-cell>
          <table:table-cell office:value-type="float" office:value="0.622070295" calcext:value-type="float">
            <text:p>0.622070295</text:p>
          </table:table-cell>
          <table:table-cell office:value-type="float" office:value="9.240051236" calcext:value-type="float">
            <text:p>9.240051236</text:p>
          </table:table-cell>
          <table:table-cell office:value-type="float" office:value="0.311325045" calcext:value-type="float">
            <text:p>0.311325045</text:p>
          </table:table-cell>
          <table:table-cell office:value-type="float" office:value="1.024871766" calcext:value-type="float">
            <text:p>1.024871766</text:p>
          </table:table-cell>
          <table:table-cell office:value-type="float" office:value="7.804199204" calcext:value-type="float">
            <text:p>7.804199204</text:p>
          </table:table-cell>
          <table:table-cell office:value-type="float" office:value="0.524337729" calcext:value-type="float">
            <text:p>0.524337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th_iter</text:p>
          </table:table-cell>
          <table:table-cell office:value-type="float" office:value="0.060958854" calcext:value-type="float">
            <text:p>0.060958854</text:p>
          </table:table-cell>
          <table:table-cell office:value-type="float" office:value="0.089950526" calcext:value-type="float">
            <text:p>0.089950526</text:p>
          </table:table-cell>
          <table:table-cell office:value-type="float" office:value="0.042983951" calcext:value-type="float">
            <text:p>0.042983951</text:p>
          </table:table-cell>
          <table:table-cell office:value-type="float" office:value="0.160125698" calcext:value-type="float">
            <text:p>0.160125698</text:p>
          </table:table-cell>
          <table:table-cell office:value-type="float" office:value="0.644607537" calcext:value-type="float">
            <text:p>0.644607537</text:p>
          </table:table-cell>
          <table:table-cell office:value-type="float" office:value="0.080383281" calcext:value-type="float">
            <text:p>0.080383281</text:p>
          </table:table-cell>
          <table:table-cell office:value-type="float" office:value="0.018554687" calcext:value-type="float">
            <text:p>0.018554687</text:p>
          </table:table-cell>
          <table:table-cell office:value-type="float" office:value="2.407653777" calcext:value-type="float">
            <text:p>2.407653777</text:p>
          </table:table-cell>
          <table:table-cell office:value-type="float" office:value="0" calcext:value-type="float">
            <text:p>0</text:p>
          </table:table-cell>
          <table:table-cell office:value-type="float" office:value="0.623016306" calcext:value-type="float">
            <text:p>0.623016306</text:p>
          </table:table-cell>
          <table:table-cell office:value-type="float" office:value="7.510971033" calcext:value-type="float">
            <text:p>7.510971033</text:p>
          </table:table-cell>
          <table:table-cell office:value-type="float" office:value="0.301025366" calcext:value-type="float">
            <text:p>0.301025366</text:p>
          </table:table-cell>
          <table:table-cell office:value-type="float" office:value="1.030502295" calcext:value-type="float">
            <text:p>1.030502295</text:p>
          </table:table-cell>
          <table:table-cell office:value-type="float" office:value="25.151306141" calcext:value-type="float">
            <text:p>25.151306141</text:p>
          </table:table-cell>
          <table:table-cell office:value-type="float" office:value="0.593154899" calcext:value-type="float">
            <text:p>0.593154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th_iter</text:p>
          </table:table-cell>
          <table:table-cell office:value-type="float" office:value="0.065765327" calcext:value-type="float">
            <text:p>0.065765327</text:p>
          </table:table-cell>
          <table:table-cell office:value-type="float" office:value="0.090713484" calcext:value-type="float">
            <text:p>0.090713484</text:p>
          </table:table-cell>
          <table:table-cell office:value-type="float" office:value="0.033691363" calcext:value-type="float">
            <text:p>0.033691363</text:p>
          </table:table-cell>
          <table:table-cell office:value-type="float" office:value="0.164260828" calcext:value-type="float">
            <text:p>0.164260828</text:p>
          </table:table-cell>
          <table:table-cell office:value-type="float" office:value="0.649017296" calcext:value-type="float">
            <text:p>0.649017296</text:p>
          </table:table-cell>
          <table:table-cell office:value-type="float" office:value="0.082504258" calcext:value-type="float">
            <text:p>0.082504258</text:p>
          </table:table-cell>
          <table:table-cell office:value-type="float" office:value="0.320632921" calcext:value-type="float">
            <text:p>0.320632921</text:p>
          </table:table-cell>
          <table:table-cell office:value-type="float" office:value="0.01953125" calcext:value-type="float">
            <text:p>0.01953125</text:p>
          </table:table-cell>
          <table:table-cell office:value-type="float" office:value="0.167495696" calcext:value-type="float">
            <text:p>0.167495696</text:p>
          </table:table-cell>
          <table:table-cell office:value-type="float" office:value="0.610397315" calcext:value-type="float">
            <text:p>0.610397315</text:p>
          </table:table-cell>
          <table:table-cell office:value-type="float" office:value="9.224578812" calcext:value-type="float">
            <text:p>9.224578812</text:p>
          </table:table-cell>
          <table:table-cell office:value-type="float" office:value="0.312530506" calcext:value-type="float">
            <text:p>0.312530506</text:p>
          </table:table-cell>
          <table:table-cell office:value-type="float" office:value="1.020462007" calcext:value-type="float">
            <text:p>1.020462007</text:p>
          </table:table-cell>
          <table:table-cell office:value-type="float" office:value="25.126586893" calcext:value-type="float">
            <text:p>25.126586893</text:p>
          </table:table-cell>
          <table:table-cell office:value-type="float" office:value="0.497787442" calcext:value-type="float">
            <text:p>0.4977874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th_iter</text:p>
          </table:table-cell>
          <table:table-cell office:value-type="float" office:value="0.061401333" calcext:value-type="float">
            <text:p>0.061401333</text:p>
          </table:table-cell>
          <table:table-cell office:value-type="float" office:value="0.088897682" calcext:value-type="float">
            <text:p>0.088897682</text:p>
          </table:table-cell>
          <table:table-cell office:value-type="float" office:value="0.031890848" calcext:value-type="float">
            <text:p>0.031890848</text:p>
          </table:table-cell>
          <table:table-cell office:value-type="float" office:value="0.162628136" calcext:value-type="float">
            <text:p>0.162628136</text:p>
          </table:table-cell>
          <table:table-cell office:value-type="float" office:value="0.646850532" calcext:value-type="float">
            <text:p>0.646850532</text:p>
          </table:table-cell>
          <table:table-cell office:value-type="float" office:value="0.089096056" calcext:value-type="float">
            <text:p>0.089096056</text:p>
          </table:table-cell>
          <table:table-cell office:value-type="float" office:value="0.01171875" calcext:value-type="float">
            <text:p>0.01171875</text:p>
          </table:table-cell>
          <table:table-cell office:value-type="float" office:value="2.393371537" calcext:value-type="float">
            <text:p>2.393371537</text:p>
          </table:table-cell>
          <table:table-cell office:value-type="float" office:value="0.127929687" calcext:value-type="float">
            <text:p>0.127929687</text:p>
          </table:table-cell>
          <table:table-cell office:value-type="float" office:value="0.620773305" calcext:value-type="float">
            <text:p>0.620773305</text:p>
          </table:table-cell>
          <table:table-cell office:value-type="float" office:value="9.219909661" calcext:value-type="float">
            <text:p>9.219909661</text:p>
          </table:table-cell>
          <table:table-cell office:value-type="float" office:value="0.312866163" calcext:value-type="float">
            <text:p>0.312866163</text:p>
          </table:table-cell>
          <table:table-cell office:value-type="float" office:value="1.017105093" calcext:value-type="float">
            <text:p>1.017105093</text:p>
          </table:table-cell>
          <table:table-cell office:value-type="float" office:value="25.135269105" calcext:value-type="float">
            <text:p>25.135269105</text:p>
          </table:table-cell>
          <table:table-cell office:value-type="float" office:value="0.56631468" calcext:value-type="float">
            <text:p>0.566314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th_iter</text:p>
          </table:table-cell>
          <table:table-cell office:value-type="float" office:value="0.060806261" calcext:value-type="float">
            <text:p>0.060806261</text:p>
          </table:table-cell>
          <table:table-cell office:value-type="float" office:value="0.086730941" calcext:value-type="float">
            <text:p>0.086730941</text:p>
          </table:table-cell>
          <table:table-cell office:value-type="float" office:value="0.034805288" calcext:value-type="float">
            <text:p>0.034805288</text:p>
          </table:table-cell>
          <table:table-cell office:value-type="float" office:value="0.159240699" calcext:value-type="float">
            <text:p>0.159240699</text:p>
          </table:table-cell>
          <table:table-cell office:value-type="float" office:value="0.646575881" calcext:value-type="float">
            <text:p>0.646575881</text:p>
          </table:table-cell>
          <table:table-cell office:value-type="float" office:value="0.095458951" calcext:value-type="float">
            <text:p>0.095458951</text:p>
          </table:table-cell>
          <table:table-cell office:value-type="float" office:value="0.317230214" calcext:value-type="float">
            <text:p>0.317230214</text:p>
          </table:table-cell>
          <table:table-cell office:value-type="float" office:value="2.411361653" calcext:value-type="float">
            <text:p>2.411361653</text:p>
          </table:table-cell>
          <table:table-cell office:value-type="float" office:value="0" calcext:value-type="float">
            <text:p>0</text:p>
          </table:table-cell>
          <table:table-cell office:value-type="float" office:value="0.620254504" calcext:value-type="float">
            <text:p>0.620254504</text:p>
          </table:table-cell>
          <table:table-cell office:value-type="float" office:value="9.244155872" calcext:value-type="float">
            <text:p>9.244155872</text:p>
          </table:table-cell>
          <table:table-cell office:value-type="float" office:value="0.321609443" calcext:value-type="float">
            <text:p>0.321609443</text:p>
          </table:table-cell>
          <table:table-cell office:value-type="float" office:value="1.021301259" calcext:value-type="float">
            <text:p>1.021301259</text:p>
          </table:table-cell>
          <table:table-cell office:value-type="float" office:value="8.387069643" calcext:value-type="float">
            <text:p>8.387069643</text:p>
          </table:table-cell>
          <table:table-cell office:value-type="float" office:value="0.50682065" calcext:value-type="float">
            <text:p>0.506820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69];[.B70];[.B71];[.B72];[.B73];[.B74];[.B75];[.B76];[.B77];[.B78])" office:value-type="float" office:value="0.0640884081" calcext:value-type="float">
            <text:p>0.0640884081</text:p>
          </table:table-cell>
          <table:table-cell table:formula="of:=AVERAGE([.C69];[.C70];[.C71];[.C72];[.C73];[.C74];[.C75];[.C76];[.C77];[.C78])" office:value-type="float" office:value="0.0906783754" calcext:value-type="float">
            <text:p>0.0906783754</text:p>
          </table:table-cell>
          <table:table-cell table:formula="of:=AVERAGE([.D69];[.D70];[.D71];[.D72];[.D73];[.D74];[.D75];[.D76];[.D77];[.D78])" office:value-type="float" office:value="0.0328536705" calcext:value-type="float">
            <text:p>0.0328536705</text:p>
          </table:table-cell>
          <table:table-cell table:formula="of:=AVERAGE([.E69];[.E70];[.E71];[.E72];[.E73];[.E74];[.E75];[.E76];[.E77];[.E78])" office:value-type="float" office:value="0.160609405" calcext:value-type="float">
            <text:p>0.160609405</text:p>
          </table:table-cell>
          <table:table-cell table:formula="of:=AVERAGE([.F69];[.F70];[.F71];[.F72];[.F73];[.F74];[.F75];[.F76];[.F77];[.F78])" office:value-type="float" office:value="0.6492263446" calcext:value-type="float">
            <text:p>0.6492263446</text:p>
          </table:table-cell>
          <table:table-cell table:formula="of:=AVERAGE([.G69];[.G70];[.G71];[.G72];[.G73];[.G74];[.G75];[.G76];[.G77];[.G78])" office:value-type="float" office:value="0.090640232" calcext:value-type="float">
            <text:p>0.090640232</text:p>
          </table:table-cell>
          <table:table-cell table:formula="of:=AVERAGE([.H69];[.H70];[.H71];[.H72];[.H73];[.H74];[.H75];[.H76];[.H77];[.H78])" office:value-type="float" office:value="0.2113998222" calcext:value-type="float">
            <text:p>0.2113998222</text:p>
          </table:table-cell>
          <table:table-cell table:formula="of:=AVERAGE([.I69];[.I70];[.I71];[.I72];[.I73];[.I74];[.I75];[.I76];[.I77];[.I78])" office:value-type="float" office:value="1.7270538001" calcext:value-type="float">
            <text:p>1.7270538001</text:p>
          </table:table-cell>
          <table:table-cell table:formula="of:=AVERAGE([.J69];[.J70];[.J71];[.J72];[.J73];[.J74];[.J75];[.J76];[.J77];[.J78])" office:value-type="float" office:value="0.1016128358" calcext:value-type="float">
            <text:p>0.1016128358</text:p>
          </table:table-cell>
          <table:table-cell table:formula="of:=AVERAGE([.K69];[.K70];[.K71];[.K72];[.K73];[.K74];[.K75];[.K76];[.K77];[.K78])" office:value-type="float" office:value="0.6204559033" calcext:value-type="float">
            <text:p>0.6204559033</text:p>
          </table:table-cell>
          <table:table-cell table:formula="of:=AVERAGE([.L69];[.L70];[.L71];[.L72];[.L73];[.L74];[.L75];[.L76];[.L77];[.L78])" office:value-type="float" office:value="8.631860323" calcext:value-type="float">
            <text:p>8.631860323</text:p>
          </table:table-cell>
          <table:table-cell table:formula="of:=AVERAGE([.M69];[.M70];[.M71];[.M72];[.M73];[.M74];[.M75];[.M76];[.M77];[.M78])" office:value-type="float" office:value="0.3155730898" calcext:value-type="float">
            <text:p>0.3155730898</text:p>
          </table:table-cell>
          <table:table-cell table:formula="of:=AVERAGE([.N69];[.N70];[.N71];[.N72];[.N73];[.N74];[.N75];[.N76];[.N77];[.N78])" office:value-type="float" office:value="1.0205566114" calcext:value-type="float">
            <text:p>1.0205566114</text:p>
          </table:table-cell>
          <table:table-cell table:formula="of:=AVERAGE([.O69];[.O70];[.O71];[.O72];[.O73];[.O74];[.O75];[.O76];[.O77];[.O78])" office:value-type="float" office:value="20.2758392025" calcext:value-type="float">
            <text:p>20.2758392025</text:p>
          </table:table-cell>
          <table:table-cell table:formula="of:=AVERAGE([.P69];[.P70];[.P71];[.P72];[.P73];[.P74];[.P75];[.P76];[.P77];[.P78])" office:value-type="float" office:value="0.523513768" calcext:value-type="float">
            <text:p>0.523513768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2_senders</text:p>
          </table:table-cell>
          <table:table-cell office:value-type="string" calcext:value-type="string">
            <text:p>Tree_5</text:p>
          </table:table-cell>
          <table:table-cell office:value-type="string" calcext:value-type="string">
            <text:p>Chain_5</text:p>
          </table:table-cell>
          <table:table-cell office:value-type="string" calcext:value-type="string">
            <text:p>Grid_5</text:p>
          </table:table-cell>
          <table:table-cell office:value-type="string" calcext:value-type="string">
            <text:p>Tree_15</text:p>
          </table:table-cell>
          <table:table-cell office:value-type="string" calcext:value-type="string">
            <text:p>Chain_15</text:p>
          </table:table-cell>
          <table:table-cell office:value-type="string" calcext:value-type="string">
            <text:p>Grid_15</text:p>
          </table:table-cell>
          <table:table-cell office:value-type="string" calcext:value-type="string">
            <text:p>Tree_30</text:p>
          </table:table-cell>
          <table:table-cell office:value-type="string" calcext:value-type="string">
            <text:p>Chain_30</text:p>
          </table:table-cell>
          <table:table-cell office:value-type="string" calcext:value-type="string">
            <text:p>Grid_30</text:p>
          </table:table-cell>
          <table:table-cell office:value-type="string" calcext:value-type="string">
            <text:p>Tree_60</text:p>
          </table:table-cell>
          <table:table-cell office:value-type="string" calcext:value-type="string">
            <text:p>Chain_60</text:p>
          </table:table-cell>
          <table:table-cell office:value-type="string" calcext:value-type="string">
            <text:p>Grid_60</text:p>
          </table:table-cell>
          <table:table-cell office:value-type="string" calcext:value-type="string">
            <text:p>Tree_100</text:p>
          </table:table-cell>
          <table:table-cell office:value-type="string" calcext:value-type="string">
            <text:p>Chain_100</text:p>
          </table:table-cell>
          <table:table-cell office:value-type="string" calcext:value-type="string">
            <text:p>Grid_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st_iter</text:p>
          </table:table-cell>
          <table:table-cell office:value-type="float" office:value="0.020477238" calcext:value-type="float">
            <text:p>0.020477238</text:p>
          </table:table-cell>
          <table:table-cell office:value-type="float" office:value="0.018829292" calcext:value-type="float">
            <text:p>0.018829292</text:p>
          </table:table-cell>
          <table:table-cell office:value-type="float" office:value="0.020141563" calcext:value-type="float">
            <text:p>0.020141563</text:p>
          </table:table-cell>
          <table:table-cell office:value-type="float" office:value="0.01632686" calcext:value-type="float">
            <text:p>0.01632686</text:p>
          </table:table-cell>
          <table:table-cell office:value-type="float" office:value="0.003036481" calcext:value-type="float">
            <text:p>0.003036481</text:p>
          </table:table-cell>
          <table:table-cell office:value-type="float" office:value="0.021942096" calcext:value-type="float">
            <text:p>0.021942096</text:p>
          </table:table-cell>
          <table:table-cell office:value-type="float" office:value="0.043533293" calcext:value-type="float">
            <text:p>0.043533293</text:p>
          </table:table-cell>
          <table:table-cell office:value-type="float" office:value="0.018692004" calcext:value-type="float">
            <text:p>0.018692004</text:p>
          </table:table-cell>
          <table:table-cell office:value-type="float" office:value="0.008132887" calcext:value-type="float">
            <text:p>0.008132887</text:p>
          </table:table-cell>
          <table:table-cell office:value-type="float" office:value="0.00633236" calcext:value-type="float">
            <text:p>0.00633236</text:p>
          </table:table-cell>
          <table:table-cell office:value-type="float" office:value="0.030776923" calcext:value-type="float">
            <text:p>0.030776923</text:p>
          </table:table-cell>
          <table:table-cell office:value-type="float" office:value="0.018234226" calcext:value-type="float">
            <text:p>0.018234226</text:p>
          </table:table-cell>
          <table:table-cell office:value-type="float" office:value="0.01214597" calcext:value-type="float">
            <text:p>0.01214597</text:p>
          </table:table-cell>
          <table:table-cell office:value-type="float" office:value="0.025573712" calcext:value-type="float">
            <text:p>0.025573712</text:p>
          </table:table-cell>
          <table:table-cell office:value-type="float" office:value="0.008590648" calcext:value-type="float">
            <text:p>0.0085906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nd_iter</text:p>
          </table:table-cell>
          <table:table-cell office:value-type="float" office:value="0.013870192" calcext:value-type="float">
            <text:p>0.013870192</text:p>
          </table:table-cell>
          <table:table-cell office:value-type="float" office:value="0.015655471" calcext:value-type="float">
            <text:p>0.015655471</text:p>
          </table:table-cell>
          <table:table-cell office:value-type="float" office:value="0.018981874" calcext:value-type="float">
            <text:p>0.018981874</text:p>
          </table:table-cell>
          <table:table-cell office:value-type="float" office:value="0.02606199" calcext:value-type="float">
            <text:p>0.02606199</text:p>
          </table:table-cell>
          <table:table-cell office:value-type="float" office:value="0.003173809" calcext:value-type="float">
            <text:p>0.003173809</text:p>
          </table:table-cell>
          <table:table-cell office:value-type="float" office:value="0.008789011" calcext:value-type="float">
            <text:p>0.008789011</text:p>
          </table:table-cell>
          <table:table-cell office:value-type="float" office:value="0.011505099" calcext:value-type="float">
            <text:p>0.011505099</text:p>
          </table:table-cell>
          <table:table-cell office:value-type="float" office:value="0" calcext:value-type="float">
            <text:p>0</text:p>
          </table:table-cell>
          <table:table-cell office:value-type="float" office:value="0.024139366" calcext:value-type="float">
            <text:p>0.024139366</text:p>
          </table:table-cell>
          <table:table-cell office:value-type="float" office:value="0.015457097" calcext:value-type="float">
            <text:p>0.015457097</text:p>
          </table:table-cell>
          <table:table-cell office:value-type="float" office:value="0.018493618" calcext:value-type="float">
            <text:p>0.018493618</text:p>
          </table:table-cell>
          <table:table-cell office:value-type="float" office:value="0.005599942" calcext:value-type="float">
            <text:p>0.005599942</text:p>
          </table:table-cell>
          <table:table-cell office:value-type="float" office:value="0.012802083" calcext:value-type="float">
            <text:p>0.012802083</text:p>
          </table:table-cell>
          <table:table-cell office:value-type="float" office:value="0.013488753" calcext:value-type="float">
            <text:p>0.013488753</text:p>
          </table:table-cell>
          <table:table-cell office:value-type="float" office:value="0.00920103" calcext:value-type="float">
            <text:p>0.009201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rd_iter</text:p>
          </table:table-cell>
          <table:table-cell office:value-type="float" office:value="0.008300767" calcext:value-type="float">
            <text:p>0.008300767</text:p>
          </table:table-cell>
          <table:table-cell office:value-type="float" office:value="0.017913776" calcext:value-type="float">
            <text:p>0.017913776</text:p>
          </table:table-cell>
          <table:table-cell office:value-type="float" office:value="0.00773616" calcext:value-type="float">
            <text:p>0.00773616</text:p>
          </table:table-cell>
          <table:table-cell office:value-type="float" office:value="0.010391174" calcext:value-type="float">
            <text:p>0.010391174</text:p>
          </table:table-cell>
          <table:table-cell office:value-type="float" office:value="0.005203216" calcext:value-type="float">
            <text:p>0.005203216</text:p>
          </table:table-cell>
          <table:table-cell office:value-type="float" office:value="0.017349216" calcext:value-type="float">
            <text:p>0.017349216</text:p>
          </table:table-cell>
          <table:table-cell office:value-type="float" office:value="0.002334581" calcext:value-type="float">
            <text:p>0.002334581</text:p>
          </table:table-cell>
          <table:table-cell office:value-type="float" office:value="0.016372653" calcext:value-type="float">
            <text:p>0.016372653</text:p>
          </table:table-cell>
          <table:table-cell office:value-type="float" office:value="0" calcext:value-type="float">
            <text:p>0</text:p>
          </table:table-cell>
          <table:table-cell office:value-type="float" office:value="0.029403657" calcext:value-type="float">
            <text:p>0.029403657</text:p>
          </table:table-cell>
          <table:table-cell office:value-type="float" office:value="0.002426133" calcext:value-type="float">
            <text:p>0.002426133</text:p>
          </table:table-cell>
          <table:table-cell office:value-type="float" office:value="0.026351888" calcext:value-type="float">
            <text:p>0.026351888</text:p>
          </table:table-cell>
          <table:table-cell office:value-type="float" office:value="0.02488707" calcext:value-type="float">
            <text:p>0.02488707</text:p>
          </table:table-cell>
          <table:table-cell office:value-type="float" office:value="0.019226036" calcext:value-type="float">
            <text:p>0.019226036</text:p>
          </table:table-cell>
          <table:table-cell office:value-type="float" office:value="0.007812488" calcext:value-type="float">
            <text:p>0.0078124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th_iter</text:p>
          </table:table-cell>
          <table:table-cell office:value-type="float" office:value="0.018890344" calcext:value-type="float">
            <text:p>0.018890344</text:p>
          </table:table-cell>
          <table:table-cell office:value-type="float" office:value="0.019744831" calcext:value-type="float">
            <text:p>0.019744831</text:p>
          </table:table-cell>
          <table:table-cell office:value-type="float" office:value="0.024093572" calcext:value-type="float">
            <text:p>0.024093572</text:p>
          </table:table-cell>
          <table:table-cell office:value-type="float" office:value="0.014541575" calcext:value-type="float">
            <text:p>0.014541575</text:p>
          </table:table-cell>
          <table:table-cell office:value-type="float" office:value="0.007797229" calcext:value-type="float">
            <text:p>0.007797229</text:p>
          </table:table-cell>
          <table:table-cell office:value-type="float" office:value="0.009994499" calcext:value-type="float">
            <text:p>0.009994499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01278683" calcext:value-type="float">
            <text:p>0.01278683</text:p>
          </table:table-cell>
          <table:table-cell office:value-type="float" office:value="0" calcext:value-type="float">
            <text:p>0</text:p>
          </table:table-cell>
          <table:table-cell office:value-type="float" office:value="0.018447842" calcext:value-type="float">
            <text:p>0.018447842</text:p>
          </table:table-cell>
          <table:table-cell office:value-type="float" office:value="0.016220066" calcext:value-type="float">
            <text:p>0.016220066</text:p>
          </table:table-cell>
          <table:table-cell office:value-type="float" office:value="0.003692605" calcext:value-type="float">
            <text:p>0.003692605</text:p>
          </table:table-cell>
          <table:table-cell office:value-type="float" office:value="0.024978583" calcext:value-type="float">
            <text:p>0.024978583</text:p>
          </table:table-cell>
          <table:table-cell office:value-type="float" office:value="0.00820922" calcext:value-type="float">
            <text:p>0.00820922</text:p>
          </table:table-cell>
          <table:table-cell office:value-type="float" office:value="0.013809186" calcext:value-type="float">
            <text:p>0.0138091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h_iter</text:p>
          </table:table-cell>
          <table:table-cell office:value-type="float" office:value="0.009170524" calcext:value-type="float">
            <text:p>0.009170524</text:p>
          </table:table-cell>
          <table:table-cell office:value-type="float" office:value="0.07662959" calcext:value-type="float">
            <text:p>0.07662959</text:p>
          </table:table-cell>
          <table:table-cell office:value-type="float" office:value="0.009368841" calcext:value-type="float">
            <text:p>0.009368841</text:p>
          </table:table-cell>
          <table:table-cell office:value-type="float" office:value="0.002059924" calcext:value-type="float">
            <text:p>0.002059924</text:p>
          </table:table-cell>
          <table:table-cell office:value-type="float" office:value="0.016021703" calcext:value-type="float">
            <text:p>0.016021703</text:p>
          </table:table-cell>
          <table:table-cell office:value-type="float" office:value="0.001678457" calcext:value-type="float">
            <text:p>0.001678457</text:p>
          </table:table-cell>
          <table:table-cell office:value-type="float" office:value="0.017578125" calcext:value-type="float">
            <text:p>0.017578125</text:p>
          </table:table-cell>
          <table:table-cell office:value-type="float" office:value="0.012863146" calcext:value-type="float">
            <text:p>0.012863146</text:p>
          </table:table-cell>
          <table:table-cell office:value-type="float" office:value="0" calcext:value-type="float">
            <text:p>0</text:p>
          </table:table-cell>
          <table:table-cell office:value-type="float" office:value="0.008377026" calcext:value-type="float">
            <text:p>0.008377026</text:p>
          </table:table-cell>
          <table:table-cell office:value-type="float" office:value="0.017654367" calcext:value-type="float">
            <text:p>0.017654367</text:p>
          </table:table-cell>
          <table:table-cell office:value-type="float" office:value="0.012252776" calcext:value-type="float">
            <text:p>0.012252776</text:p>
          </table:table-cell>
          <table:table-cell office:value-type="float" office:value="0.019149725" calcext:value-type="float">
            <text:p>0.019149725</text:p>
          </table:table-cell>
          <table:table-cell office:value-type="float" office:value="0.012176482" calcext:value-type="float">
            <text:p>0.012176482</text:p>
          </table:table-cell>
          <table:table-cell office:value-type="float" office:value="0.011779767" calcext:value-type="float">
            <text:p>0.0117797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th_iter</text:p>
          </table:table-cell>
          <table:table-cell office:value-type="float" office:value="0.018844551" calcext:value-type="float">
            <text:p>0.018844551</text:p>
          </table:table-cell>
          <table:table-cell office:value-type="float" office:value="0.012664783" calcext:value-type="float">
            <text:p>0.012664783</text:p>
          </table:table-cell>
          <table:table-cell office:value-type="float" office:value="0.029052707" calcext:value-type="float">
            <text:p>0.029052707</text:p>
          </table:table-cell>
          <table:table-cell office:value-type="float" office:value="0.012786853" calcext:value-type="float">
            <text:p>0.012786853</text:p>
          </table:table-cell>
          <table:table-cell office:value-type="float" office:value="0.031127879" calcext:value-type="float">
            <text:p>0.031127879</text:p>
          </table:table-cell>
          <table:table-cell office:value-type="float" office:value="0.016784644" calcext:value-type="float">
            <text:p>0.016784644</text:p>
          </table:table-cell>
          <table:table-cell office:value-type="float" office:value="0.017684907" calcext:value-type="float">
            <text:p>0.017684907</text:p>
          </table:table-cell>
          <table:table-cell office:value-type="float" office:value="0.049438461" calcext:value-type="float">
            <text:p>0.049438461</text:p>
          </table:table-cell>
          <table:table-cell office:value-type="float" office:value="0" calcext:value-type="float">
            <text:p>0</text:p>
          </table:table-cell>
          <table:table-cell office:value-type="float" office:value="0.028671205" calcext:value-type="float">
            <text:p>0.028671205</text:p>
          </table:table-cell>
          <table:table-cell office:value-type="float" office:value="0.023284884" calcext:value-type="float">
            <text:p>0.023284884</text:p>
          </table:table-cell>
          <table:table-cell office:value-type="float" office:value="0.013488759" calcext:value-type="float">
            <text:p>0.013488759</text:p>
          </table:table-cell>
          <table:table-cell office:value-type="float" office:value="0.0192718" calcext:value-type="float">
            <text:p>0.0192718</text:p>
          </table:table-cell>
          <table:table-cell office:value-type="float" office:value="0.104797333" calcext:value-type="float">
            <text:p>0.104797333</text:p>
          </table:table-cell>
          <table:table-cell office:value-type="float" office:value="0.003952003" calcext:value-type="float">
            <text:p>0.003952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th_iter</text:p>
          </table:table-cell>
          <table:table-cell office:value-type="float" office:value="0.030334415" calcext:value-type="float">
            <text:p>0.030334415</text:p>
          </table:table-cell>
          <table:table-cell office:value-type="float" office:value="0.015731776" calcext:value-type="float">
            <text:p>0.015731776</text:p>
          </table:table-cell>
          <table:table-cell office:value-type="float" office:value="0.016815144" calcext:value-type="float">
            <text:p>0.016815144</text:p>
          </table:table-cell>
          <table:table-cell office:value-type="float" office:value="0.028915356" calcext:value-type="float">
            <text:p>0.028915356</text:p>
          </table:table-cell>
          <table:table-cell office:value-type="float" office:value="0.018722527" calcext:value-type="float">
            <text:p>0.018722527</text:p>
          </table:table-cell>
          <table:table-cell office:value-type="float" office:value="0.040298443" calcext:value-type="float">
            <text:p>0.040298443</text:p>
          </table:table-cell>
          <table:table-cell office:value-type="float" office:value="0.014587357" calcext:value-type="float">
            <text:p>0.014587357</text:p>
          </table:table-cell>
          <table:table-cell office:value-type="float" office:value="0.015701259" calcext:value-type="float">
            <text:p>0.015701259</text:p>
          </table:table-cell>
          <table:table-cell office:value-type="float" office:value="0.001693715" calcext:value-type="float">
            <text:p>0.001693715</text:p>
          </table:table-cell>
          <table:table-cell office:value-type="float" office:value="0.020004218" calcext:value-type="float">
            <text:p>0.020004218</text:p>
          </table:table-cell>
          <table:table-cell office:value-type="float" office:value="0.028732263" calcext:value-type="float">
            <text:p>0.028732263</text:p>
          </table:table-cell>
          <table:table-cell office:value-type="float" office:value="0.016113232" calcext:value-type="float">
            <text:p>0.016113232</text:p>
          </table:table-cell>
          <table:table-cell office:value-type="float" office:value="0.017745936" calcext:value-type="float">
            <text:p>0.017745936</text:p>
          </table:table-cell>
          <table:table-cell office:value-type="float" office:value="0.026031484" calcext:value-type="float">
            <text:p>0.026031484</text:p>
          </table:table-cell>
          <table:table-cell office:value-type="float" office:value="0.0263824" calcext:value-type="float">
            <text:p>0.02638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th_iter</text:p>
          </table:table-cell>
          <table:table-cell office:value-type="float" office:value="0.02413936" calcext:value-type="float">
            <text:p>0.02413936</text:p>
          </table:table-cell>
          <table:table-cell office:value-type="float" office:value="0.007278434" calcext:value-type="float">
            <text:p>0.007278434</text:p>
          </table:table-cell>
          <table:table-cell office:value-type="float" office:value="0.027725171" calcext:value-type="float">
            <text:p>0.027725171</text:p>
          </table:table-cell>
          <table:table-cell office:value-type="float" office:value="0.0205841" calcext:value-type="float">
            <text:p>0.0205841</text:p>
          </table:table-cell>
          <table:table-cell office:value-type="float" office:value="0.023101751" calcext:value-type="float">
            <text:p>0.023101751</text:p>
          </table:table-cell>
          <table:table-cell office:value-type="float" office:value="0.020217868" calcext:value-type="float">
            <text:p>0.020217868</text:p>
          </table:table-cell>
          <table:table-cell office:value-type="float" office:value="0.017242422" calcext:value-type="float">
            <text:p>0.017242422</text:p>
          </table:table-cell>
          <table:table-cell office:value-type="float" office:value="0.017715424" calcext:value-type="float">
            <text:p>0.017715424</text:p>
          </table:table-cell>
          <table:table-cell office:value-type="float" office:value="0" calcext:value-type="float">
            <text:p>0</text:p>
          </table:table-cell>
          <table:table-cell office:value-type="float" office:value="0.017654395" calcext:value-type="float">
            <text:p>0.017654395</text:p>
          </table:table-cell>
          <table:table-cell office:value-type="float" office:value="0.060363725" calcext:value-type="float">
            <text:p>0.060363725</text:p>
          </table:table-cell>
          <table:table-cell office:value-type="float" office:value="0.018417325" calcext:value-type="float">
            <text:p>0.018417325</text:p>
          </table:table-cell>
          <table:table-cell office:value-type="float" office:value="0.026031484" calcext:value-type="float">
            <text:p>0.026031484</text:p>
          </table:table-cell>
          <table:table-cell office:value-type="float" office:value="0.003616311" calcext:value-type="float">
            <text:p>0.003616311</text:p>
          </table:table-cell>
          <table:table-cell office:value-type="float" office:value="0.011733991" calcext:value-type="float">
            <text:p>0.0117339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th_iter</text:p>
          </table:table-cell>
          <table:table-cell office:value-type="float" office:value="0.018585147" calcext:value-type="float">
            <text:p>0.018585147</text:p>
          </table:table-cell>
          <table:table-cell office:value-type="float" office:value="0.014373741" calcext:value-type="float">
            <text:p>0.014373741</text:p>
          </table:table-cell>
          <table:table-cell office:value-type="float" office:value="0.019454905" calcext:value-type="float">
            <text:p>0.019454905</text:p>
          </table:table-cell>
          <table:table-cell office:value-type="float" office:value="0.026672344" calcext:value-type="float">
            <text:p>0.026672344</text:p>
          </table:table-cell>
          <table:table-cell office:value-type="float" office:value="0.017639119" calcext:value-type="float">
            <text:p>0.017639119</text:p>
          </table:table-cell>
          <table:table-cell office:value-type="float" office:value="0.030883751" calcext:value-type="float">
            <text:p>0.030883751</text:p>
          </table:table-cell>
          <table:table-cell office:value-type="float" office:value="0.040039062" calcext:value-type="float">
            <text:p>0.040039062</text:p>
          </table:table-cell>
          <table:table-cell office:value-type="float" office:value="0.010787935" calcext:value-type="float">
            <text:p>0.010787935</text:p>
          </table:table-cell>
          <table:table-cell office:value-type="float" office:value="0.010543795" calcext:value-type="float">
            <text:p>0.010543795</text:p>
          </table:table-cell>
          <table:table-cell office:value-type="float" office:value="0.023422224" calcext:value-type="float">
            <text:p>0.023422224</text:p>
          </table:table-cell>
          <table:table-cell office:value-type="float" office:value="0.011978136" calcext:value-type="float">
            <text:p>0.011978136</text:p>
          </table:table-cell>
          <table:table-cell office:value-type="float" office:value="0.016586252" calcext:value-type="float">
            <text:p>0.016586252</text:p>
          </table:table-cell>
          <table:table-cell office:value-type="float" office:value="0.028167697" calcext:value-type="float">
            <text:p>0.028167697</text:p>
          </table:table-cell>
          <table:table-cell office:value-type="float" office:value="0.049346898" calcext:value-type="float">
            <text:p>0.049346898</text:p>
          </table:table-cell>
          <table:table-cell office:value-type="float" office:value="0.037002507" calcext:value-type="float">
            <text:p>0.0370025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th_iter</text:p>
          </table:table-cell>
          <table:table-cell office:value-type="float" office:value="0.024627627" calcext:value-type="float">
            <text:p>0.024627627</text:p>
          </table:table-cell>
          <table:table-cell office:value-type="float" office:value="0.029327363" calcext:value-type="float">
            <text:p>0.029327363</text:p>
          </table:table-cell>
          <table:table-cell office:value-type="float" office:value="0.031280454" calcext:value-type="float">
            <text:p>0.031280454</text:p>
          </table:table-cell>
          <table:table-cell office:value-type="float" office:value="0.015045158" calcext:value-type="float">
            <text:p>0.015045158</text:p>
          </table:table-cell>
          <table:table-cell office:value-type="float" office:value="0.024078308" calcext:value-type="float">
            <text:p>0.024078308</text:p>
          </table:table-cell>
          <table:table-cell office:value-type="float" office:value="0.010574319" calcext:value-type="float">
            <text:p>0.010574319</text:p>
          </table:table-cell>
          <table:table-cell office:value-type="float" office:value="0.044357291" calcext:value-type="float">
            <text:p>0.044357291</text:p>
          </table:table-cell>
          <table:table-cell office:value-type="float" office:value="0.013671875" calcext:value-type="float">
            <text:p>0.013671875</text:p>
          </table:table-cell>
          <table:table-cell office:value-type="float" office:value="0" calcext:value-type="float">
            <text:p>0</text:p>
          </table:table-cell>
          <table:table-cell office:value-type="float" office:value="0.010818475" calcext:value-type="float">
            <text:p>0.010818475</text:p>
          </table:table-cell>
          <table:table-cell office:value-type="float" office:value="0.016143744" calcext:value-type="float">
            <text:p>0.016143744</text:p>
          </table:table-cell>
          <table:table-cell office:value-type="float" office:value="0.014480563" calcext:value-type="float">
            <text:p>0.014480563</text:p>
          </table:table-cell>
          <table:table-cell office:value-type="float" office:value="0.012908922" calcext:value-type="float">
            <text:p>0.012908922</text:p>
          </table:table-cell>
          <table:table-cell office:value-type="float" office:value="0.024185147" calcext:value-type="float">
            <text:p>0.024185147</text:p>
          </table:table-cell>
          <table:table-cell office:value-type="float" office:value="0.026626539" calcext:value-type="float">
            <text:p>0.0266265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82];[.B83];[.B84];[.B85];[.B86];[.B87];[.B88];[.B89];[.B90];[.B91])" office:value-type="float" office:value="0.0187240165" calcext:value-type="float">
            <text:p>0.0187240165</text:p>
          </table:table-cell>
          <table:table-cell table:formula="of:=AVERAGE([.C82];[.C83];[.C84];[.C85];[.C86];[.C87];[.C88];[.C89];[.C90];[.C91])" office:value-type="float" office:value="0.0228149057" calcext:value-type="float">
            <text:p>0.0228149057</text:p>
          </table:table-cell>
          <table:table-cell table:formula="of:=AVERAGE([.D82];[.D83];[.D84];[.D85];[.D86];[.D87];[.D88];[.D89];[.D90];[.D91])" office:value-type="float" office:value="0.0204650391" calcext:value-type="float">
            <text:p>0.0204650391</text:p>
          </table:table-cell>
          <table:table-cell table:formula="of:=AVERAGE([.E82];[.E83];[.E84];[.E85];[.E86];[.E87];[.E88];[.E89];[.E90];[.E91])" office:value-type="float" office:value="0.0173385334" calcext:value-type="float">
            <text:p>0.0173385334</text:p>
          </table:table-cell>
          <table:table-cell table:formula="of:=AVERAGE([.F82];[.F83];[.F84];[.F85];[.F86];[.F87];[.F88];[.F89];[.F90];[.F91])" office:value-type="float" office:value="0.0149902022" calcext:value-type="float">
            <text:p>0.0149902022</text:p>
          </table:table-cell>
          <table:table-cell table:formula="of:=AVERAGE([.G82];[.G83];[.G84];[.G85];[.G86];[.G87];[.G88];[.G89];[.G90];[.G91])" office:value-type="float" office:value="0.0178512304" calcext:value-type="float">
            <text:p>0.0178512304</text:p>
          </table:table-cell>
          <table:table-cell table:formula="of:=AVERAGE([.H82];[.H83];[.H84];[.H85];[.H86];[.H87];[.H88];[.H89];[.H90];[.H91])" office:value-type="float" office:value="0.0242065262" calcext:value-type="float">
            <text:p>0.0242065262</text:p>
          </table:table-cell>
          <table:table-cell table:formula="of:=AVERAGE([.I82];[.I83];[.I84];[.I85];[.I86];[.I87];[.I88];[.I89];[.I90];[.I91])" office:value-type="float" office:value="0.0168029587" calcext:value-type="float">
            <text:p>0.0168029587</text:p>
          </table:table-cell>
          <table:table-cell table:formula="of:=AVERAGE([.J82];[.J83];[.J84];[.J85];[.J86];[.J87];[.J88];[.J89];[.J90];[.J91])" office:value-type="float" office:value="0.0044509763" calcext:value-type="float">
            <text:p>0.0044509763</text:p>
          </table:table-cell>
          <table:table-cell table:formula="of:=AVERAGE([.K82];[.K83];[.K84];[.K85];[.K86];[.K87];[.K88];[.K89];[.K90];[.K91])" office:value-type="float" office:value="0.0178588499" calcext:value-type="float">
            <text:p>0.0178588499</text:p>
          </table:table-cell>
          <table:table-cell table:formula="of:=AVERAGE([.L82];[.L83];[.L84];[.L85];[.L86];[.L87];[.L88];[.L89];[.L90];[.L91])" office:value-type="float" office:value="0.0226073859" calcext:value-type="float">
            <text:p>0.0226073859</text:p>
          </table:table-cell>
          <table:table-cell table:formula="of:=AVERAGE([.M82];[.M83];[.M84];[.M85];[.M86];[.M87];[.M88];[.M89];[.M90];[.M91])" office:value-type="float" office:value="0.0145217568" calcext:value-type="float">
            <text:p>0.0145217568</text:p>
          </table:table-cell>
          <table:table-cell table:formula="of:=AVERAGE([.N82];[.N83];[.N84];[.N85];[.N86];[.N87];[.N88];[.N89];[.N90];[.N91])" office:value-type="float" office:value="0.019808927" calcext:value-type="float">
            <text:p>0.019808927</text:p>
          </table:table-cell>
          <table:table-cell table:formula="of:=AVERAGE([.O82];[.O83];[.O84];[.O85];[.O86];[.O87];[.O88];[.O89];[.O90];[.O91])" office:value-type="float" office:value="0.0286651376" calcext:value-type="float">
            <text:p>0.0286651376</text:p>
          </table:table-cell>
          <table:table-cell table:formula="of:=AVERAGE([.P82];[.P83];[.P84];[.P85];[.P86];[.P87];[.P88];[.P89];[.P90];[.P91])" office:value-type="float" office:value="0.0156890559" calcext:value-type="float">
            <text:p>0.0156890559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half_senders</text:p>
          </table:table-cell>
          <table:table-cell office:value-type="string" calcext:value-type="string">
            <text:p>Tree_5</text:p>
          </table:table-cell>
          <table:table-cell office:value-type="string" calcext:value-type="string">
            <text:p>Chain_5</text:p>
          </table:table-cell>
          <table:table-cell office:value-type="string" calcext:value-type="string">
            <text:p>Grid_5</text:p>
          </table:table-cell>
          <table:table-cell office:value-type="string" calcext:value-type="string">
            <text:p>Tree_15</text:p>
          </table:table-cell>
          <table:table-cell office:value-type="string" calcext:value-type="string">
            <text:p>Chain_15</text:p>
          </table:table-cell>
          <table:table-cell office:value-type="string" calcext:value-type="string">
            <text:p>Grid_15</text:p>
          </table:table-cell>
          <table:table-cell office:value-type="string" calcext:value-type="string">
            <text:p>Tree_30</text:p>
          </table:table-cell>
          <table:table-cell office:value-type="string" calcext:value-type="string">
            <text:p>Chain_30</text:p>
          </table:table-cell>
          <table:table-cell office:value-type="string" calcext:value-type="string">
            <text:p>Grid_30</text:p>
          </table:table-cell>
          <table:table-cell office:value-type="string" calcext:value-type="string">
            <text:p>Tree_60</text:p>
          </table:table-cell>
          <table:table-cell office:value-type="string" calcext:value-type="string">
            <text:p>Chain_60</text:p>
          </table:table-cell>
          <table:table-cell office:value-type="string" calcext:value-type="string">
            <text:p>Grid_60</text:p>
          </table:table-cell>
          <table:table-cell office:value-type="string" calcext:value-type="string">
            <text:p>Tree_100</text:p>
          </table:table-cell>
          <table:table-cell office:value-type="string" calcext:value-type="string">
            <text:p>Chain_100</text:p>
          </table:table-cell>
          <table:table-cell office:value-type="string" calcext:value-type="string">
            <text:p>Grid_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st_iter</text:p>
          </table:table-cell>
          <table:table-cell office:value-type="float" office:value="0.018539411" calcext:value-type="float">
            <text:p>0.018539411</text:p>
          </table:table-cell>
          <table:table-cell office:value-type="float" office:value="0.005935634" calcext:value-type="float">
            <text:p>0.005935634</text:p>
          </table:table-cell>
          <table:table-cell office:value-type="float" office:value="0.014068561" calcext:value-type="float">
            <text:p>0.014068561</text:p>
          </table:table-cell>
          <table:table-cell office:value-type="float" office:value="0.006195032" calcext:value-type="float">
            <text:p>0.006195032</text:p>
          </table:table-cell>
          <table:table-cell office:value-type="float" office:value="0.147781364" calcext:value-type="float">
            <text:p>0.147781364</text:p>
          </table:table-cell>
          <table:table-cell office:value-type="float" office:value="0.094879098" calcext:value-type="float">
            <text:p>0.094879098</text:p>
          </table:table-cell>
          <table:table-cell office:value-type="float" office:value="0.12109375" calcext:value-type="float">
            <text:p>0.12109375</text:p>
          </table:table-cell>
          <table:table-cell office:value-type="float" office:value="0" calcext:value-type="float">
            <text:p>0</text:p>
          </table:table-cell>
          <table:table-cell office:value-type="float" office:value="0.165389984" calcext:value-type="float">
            <text:p>0.165389984</text:p>
          </table:table-cell>
          <table:table-cell office:value-type="float" office:value="0.001510611" calcext:value-type="float">
            <text:p>0.001510611</text:p>
          </table:table-cell>
          <table:table-cell office:value-type="float" office:value="0.007949782" calcext:value-type="float">
            <text:p>0.007949782</text:p>
          </table:table-cell>
          <table:table-cell office:value-type="float" office:value="0.002990705" calcext:value-type="float">
            <text:p>0.002990705</text:p>
          </table:table-cell>
          <table:table-cell office:value-type="float" office:value="0.00105285000001" calcext:value-type="float">
            <text:p>0.00105285</text:p>
          </table:table-cell>
          <table:table-cell office:value-type="float" office:value="0.00480648999999" calcext:value-type="float">
            <text:p>0.00480649</text:p>
          </table:table-cell>
          <table:table-cell office:value-type="float" office:value="0.008880563" calcext:value-type="float">
            <text:p>0.00888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nd_iter</text:p>
          </table:table-cell>
          <table:table-cell office:value-type="float" office:value="0.021881089" calcext:value-type="float">
            <text:p>0.021881089</text:p>
          </table:table-cell>
          <table:table-cell office:value-type="float" office:value="0.006088221" calcext:value-type="float">
            <text:p>0.006088221</text:p>
          </table:table-cell>
          <table:table-cell office:value-type="float" office:value="0.010238587" calcext:value-type="float">
            <text:p>0.010238587</text:p>
          </table:table-cell>
          <table:table-cell office:value-type="float" office:value="0.007125812" calcext:value-type="float">
            <text:p>0.007125812</text:p>
          </table:table-cell>
          <table:table-cell office:value-type="float" office:value="0.212707503" calcext:value-type="float">
            <text:p>0.212707503</text:p>
          </table:table-cell>
          <table:table-cell office:value-type="float" office:value="0.090057366" calcext:value-type="float">
            <text:p>0.090057366</text:p>
          </table:table-cell>
          <table:table-cell office:value-type="float" office:value="0.074310273" calcext:value-type="float">
            <text:p>0.074310273</text:p>
          </table:table-cell>
          <table:table-cell office:value-type="float" office:value="0.005325286" calcext:value-type="float">
            <text:p>0.005325286</text:p>
          </table:table-cell>
          <table:table-cell office:value-type="float" office:value="0" calcext:value-type="float">
            <text:p>0</text:p>
          </table:table-cell>
          <table:table-cell office:value-type="float" office:value="0.002044665" calcext:value-type="float">
            <text:p>0.002044665</text:p>
          </table:table-cell>
          <table:table-cell office:value-type="float" office:value="0.716720558" calcext:value-type="float">
            <text:p>0.716720558</text:p>
          </table:table-cell>
          <table:table-cell office:value-type="float" office:value="0.003936744" calcext:value-type="float">
            <text:p>0.003936744</text:p>
          </table:table-cell>
          <table:table-cell office:value-type="float" office:value="0.00128172999999" calcext:value-type="float">
            <text:p>0.00128173</text:p>
          </table:table-cell>
          <table:table-cell office:value-type="float" office:value="0.001571646" calcext:value-type="float">
            <text:p>0.001571646</text:p>
          </table:table-cell>
          <table:table-cell office:value-type="float" office:value="0.003250103" calcext:value-type="float">
            <text:p>0.0032501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rd_iter</text:p>
          </table:table-cell>
          <table:table-cell office:value-type="float" office:value="0.008514354" calcext:value-type="float">
            <text:p>0.008514354</text:p>
          </table:table-cell>
          <table:table-cell office:value-type="float" office:value="0.003936744" calcext:value-type="float">
            <text:p>0.003936744</text:p>
          </table:table-cell>
          <table:table-cell office:value-type="float" office:value="0.007644608" calcext:value-type="float">
            <text:p>0.007644608</text:p>
          </table:table-cell>
          <table:table-cell office:value-type="float" office:value="0.165161103" calcext:value-type="float">
            <text:p>0.165161103</text:p>
          </table:table-cell>
          <table:table-cell office:value-type="float" office:value="0.002868635" calcext:value-type="float">
            <text:p>0.002868635</text:p>
          </table:table-cell>
          <table:table-cell office:value-type="float" office:value="0.080551133" calcext:value-type="float">
            <text:p>0.080551133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036178571" calcext:value-type="float">
            <text:p>0.036178571</text:p>
          </table:table-cell>
          <table:table-cell office:value-type="float" office:value="0" calcext:value-type="float">
            <text:p>0</text:p>
          </table:table-cell>
          <table:table-cell office:value-type="float" office:value="0.00222776999999" calcext:value-type="float">
            <text:p>0.00222777</text:p>
          </table:table-cell>
          <table:table-cell office:value-type="float" office:value="0.001388541" calcext:value-type="float">
            <text:p>0.001388541</text:p>
          </table:table-cell>
          <table:table-cell office:value-type="float" office:value="0.002914411" calcext:value-type="float">
            <text:p>0.002914411</text:p>
          </table:table-cell>
          <table:table-cell office:value-type="float" office:value="0.00109862599999" calcext:value-type="float">
            <text:p>0.001098626</text:p>
          </table:table-cell>
          <table:table-cell office:value-type="float" office:value="0.00540157899999" calcext:value-type="float">
            <text:p>0.005401579</text:p>
          </table:table-cell>
          <table:table-cell office:value-type="float" office:value="0.00668331" calcext:value-type="float">
            <text:p>0.006683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th_iter</text:p>
          </table:table-cell>
          <table:table-cell office:value-type="float" office:value="0.022552466" calcext:value-type="float">
            <text:p>0.022552466</text:p>
          </table:table-cell>
          <table:table-cell office:value-type="float" office:value="0.007904006" calcext:value-type="float">
            <text:p>0.007904006</text:p>
          </table:table-cell>
          <table:table-cell office:value-type="float" office:value="0.027450521" calcext:value-type="float">
            <text:p>0.027450521</text:p>
          </table:table-cell>
          <table:table-cell office:value-type="float" office:value="0.001953113" calcext:value-type="float">
            <text:p>0.001953113</text:p>
          </table:table-cell>
          <table:table-cell office:value-type="float" office:value="0.096939034" calcext:value-type="float">
            <text:p>0.096939034</text:p>
          </table:table-cell>
          <table:table-cell office:value-type="float" office:value="0.102951018" calcext:value-type="float">
            <text:p>0.102951018</text:p>
          </table:table-cell>
          <table:table-cell office:value-type="float" office:value="0" calcext:value-type="float">
            <text:p>0</text:p>
          </table:table-cell>
          <table:table-cell office:value-type="float" office:value="0.093566855" calcext:value-type="float">
            <text:p>0.093566855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0.001327506" calcext:value-type="float">
            <text:p>0.001327506</text:p>
          </table:table-cell>
          <table:table-cell office:value-type="float" office:value="0.001922596" calcext:value-type="float">
            <text:p>0.001922596</text:p>
          </table:table-cell>
          <table:table-cell office:value-type="float" office:value="0.001083367" calcext:value-type="float">
            <text:p>0.001083367</text:p>
          </table:table-cell>
          <table:table-cell office:value-type="float" office:value="0.00180052599998" calcext:value-type="float">
            <text:p>0.001800526</text:p>
          </table:table-cell>
          <table:table-cell office:value-type="float" office:value="0.00515744" calcext:value-type="float">
            <text:p>0.00515744</text:p>
          </table:table-cell>
          <table:table-cell office:value-type="float" office:value="0.00105285" calcext:value-type="float">
            <text:p>0.001052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h_iter</text:p>
          </table:table-cell>
          <table:table-cell office:value-type="float" office:value="0.039398185" calcext:value-type="float">
            <text:p>0.039398185</text:p>
          </table:table-cell>
          <table:table-cell office:value-type="float" office:value="0.005035371" calcext:value-type="float">
            <text:p>0.005035371</text:p>
          </table:table-cell>
          <table:table-cell office:value-type="float" office:value="0.003311137" calcext:value-type="float">
            <text:p>0.003311137</text:p>
          </table:table-cell>
          <table:table-cell office:value-type="float" office:value="0.003768898" calcext:value-type="float">
            <text:p>0.003768898</text:p>
          </table:table-cell>
          <table:table-cell office:value-type="float" office:value="0.215408276" calcext:value-type="float">
            <text:p>0.215408276</text:p>
          </table:table-cell>
          <table:table-cell office:value-type="float" office:value="0.060134833" calcext:value-type="float">
            <text:p>0.060134833</text:p>
          </table:table-cell>
          <table:table-cell office:value-type="float" office:value="0.003585794" calcext:value-type="float">
            <text:p>0.003585794</text:p>
          </table:table-cell>
          <table:table-cell office:value-type="float" office:value="0.007278399" calcext:value-type="float">
            <text:p>0.007278399</text:p>
          </table:table-cell>
          <table:table-cell office:value-type="float" office:value="0" calcext:value-type="float">
            <text:p>0</text:p>
          </table:table-cell>
          <table:table-cell office:value-type="float" office:value="0.001144402" calcext:value-type="float">
            <text:p>0.001144402</text:p>
          </table:table-cell>
          <table:table-cell office:value-type="float" office:value="0.881576522" calcext:value-type="float">
            <text:p>0.881576522</text:p>
          </table:table-cell>
          <table:table-cell office:value-type="float" office:value="0.004592868" calcext:value-type="float">
            <text:p>0.004592868</text:p>
          </table:table-cell>
          <table:table-cell office:value-type="float" office:value="0.00239561499998" calcext:value-type="float">
            <text:p>0.002395615</text:p>
          </table:table-cell>
          <table:table-cell office:value-type="float" office:value="0.00465390299999" calcext:value-type="float">
            <text:p>0.004653903</text:p>
          </table:table-cell>
          <table:table-cell office:value-type="float" office:value="0.001373283" calcext:value-type="float">
            <text:p>0.0013732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th_iter</text:p>
          </table:table-cell>
          <table:table-cell office:value-type="float" office:value="0.011291438" calcext:value-type="float">
            <text:p>0.011291438</text:p>
          </table:table-cell>
          <table:table-cell office:value-type="float" office:value="0.007812454" calcext:value-type="float">
            <text:p>0.007812454</text:p>
          </table:table-cell>
          <table:table-cell office:value-type="float" office:value="0.002395615" calcext:value-type="float">
            <text:p>0.002395615</text:p>
          </table:table-cell>
          <table:table-cell office:value-type="float" office:value="0.100280706" calcext:value-type="float">
            <text:p>0.100280706</text:p>
          </table:table-cell>
          <table:table-cell office:value-type="float" office:value="0.138565007" calcext:value-type="float">
            <text:p>0.138565007</text:p>
          </table:table-cell>
          <table:table-cell office:value-type="float" office:value="0.093322739" calcext:value-type="float">
            <text:p>0.093322739</text:p>
          </table:table-cell>
          <table:table-cell office:value-type="float" office:value="0.038192737" calcext:value-type="float">
            <text:p>0.038192737</text:p>
          </table:table-cell>
          <table:table-cell office:value-type="float" office:value="0" calcext:value-type="float">
            <text:p>0</text:p>
          </table:table-cell>
          <table:table-cell office:value-type="float" office:value="0.003845192" calcext:value-type="float">
            <text:p>0.003845192</text:p>
          </table:table-cell>
          <table:table-cell office:value-type="float" office:value="0.00109862599999" calcext:value-type="float">
            <text:p>0.001098626</text:p>
          </table:table-cell>
          <table:table-cell office:value-type="float" office:value="0.891433671" calcext:value-type="float">
            <text:p>0.891433671</text:p>
          </table:table-cell>
          <table:table-cell office:value-type="float" office:value="0.00163268" calcext:value-type="float">
            <text:p>0.00163268</text:p>
          </table:table-cell>
          <table:table-cell office:value-type="float" office:value="0.00108336699998" calcext:value-type="float">
            <text:p>0.001083367</text:p>
          </table:table-cell>
          <table:table-cell office:value-type="float" office:value="0.00492856" calcext:value-type="float">
            <text:p>0.00492856</text:p>
          </table:table-cell>
          <table:table-cell office:value-type="float" office:value="0.003326396" calcext:value-type="float">
            <text:p>0.0033263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th_iter</text:p>
          </table:table-cell>
          <table:table-cell office:value-type="float" office:value="0.025131187" calcext:value-type="float">
            <text:p>0.025131187</text:p>
          </table:table-cell>
          <table:table-cell office:value-type="float" office:value="0.031738238" calcext:value-type="float">
            <text:p>0.031738238</text:p>
          </table:table-cell>
          <table:table-cell office:value-type="float" office:value="0.004043555" calcext:value-type="float">
            <text:p>0.004043555</text:p>
          </table:table-cell>
          <table:table-cell office:value-type="float" office:value="0.002670272" calcext:value-type="float">
            <text:p>0.002670272</text:p>
          </table:table-cell>
          <table:table-cell office:value-type="float" office:value="0.004272436" calcext:value-type="float">
            <text:p>0.004272436</text:p>
          </table:table-cell>
          <table:table-cell office:value-type="float" office:value="0.116485565" calcext:value-type="float">
            <text:p>0.116485565</text:p>
          </table:table-cell>
          <table:table-cell office:value-type="float" office:value="0.09329221" calcext:value-type="float">
            <text:p>0.09329221</text:p>
          </table:table-cell>
          <table:table-cell office:value-type="float" office:value="0" calcext:value-type="float">
            <text:p>0</text:p>
          </table:table-cell>
          <table:table-cell office:value-type="float" office:value="0.031433098" calcext:value-type="float">
            <text:p>0.031433098</text:p>
          </table:table-cell>
          <table:table-cell office:value-type="float" office:value="0.00146483499999" calcext:value-type="float">
            <text:p>0.001464835</text:p>
          </table:table-cell>
          <table:table-cell office:value-type="float" office:value="0.010192811" calcext:value-type="float">
            <text:p>0.010192811</text:p>
          </table:table-cell>
          <table:table-cell office:value-type="float" office:value="0.00154112799999" calcext:value-type="float">
            <text:p>0.001541128</text:p>
          </table:table-cell>
          <table:table-cell office:value-type="float" office:value="0.00114440199999" calcext:value-type="float">
            <text:p>0.001144402</text:p>
          </table:table-cell>
          <table:table-cell office:value-type="float" office:value="0.00213621799998" calcext:value-type="float">
            <text:p>0.002136218</text:p>
          </table:table-cell>
          <table:table-cell office:value-type="float" office:value="0.001373283" calcext:value-type="float">
            <text:p>0.0013732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th_iter</text:p>
          </table:table-cell>
          <table:table-cell office:value-type="float" office:value="0.005828823" calcext:value-type="float">
            <text:p>0.005828823</text:p>
          </table:table-cell>
          <table:table-cell office:value-type="float" office:value="0.007263141" calcext:value-type="float">
            <text:p>0.007263141</text:p>
          </table:table-cell>
          <table:table-cell office:value-type="float" office:value="0.001373283" calcext:value-type="float">
            <text:p>0.001373283</text:p>
          </table:table-cell>
          <table:table-cell office:value-type="float" office:value="0.00433347" calcext:value-type="float">
            <text:p>0.00433347</text:p>
          </table:table-cell>
          <table:table-cell office:value-type="float" office:value="0.20690914" calcext:value-type="float">
            <text:p>0.20690914</text:p>
          </table:table-cell>
          <table:table-cell office:value-type="float" office:value="0.086059552" calcext:value-type="float">
            <text:p>0.086059552</text:p>
          </table:table-cell>
          <table:table-cell office:value-type="float" office:value="0.001068109" calcext:value-type="float">
            <text:p>0.001068109</text:p>
          </table:table-cell>
          <table:table-cell office:value-type="float" office:value="0.005340545" calcext:value-type="float">
            <text:p>0.005340545</text:p>
          </table:table-cell>
          <table:table-cell office:value-type="float" office:value="0.025390625" calcext:value-type="float">
            <text:p>0.025390625</text:p>
          </table:table-cell>
          <table:table-cell office:value-type="float" office:value="0.00231932200001" calcext:value-type="float">
            <text:p>0.002319322</text:p>
          </table:table-cell>
          <table:table-cell office:value-type="float" office:value="0.010131776" calcext:value-type="float">
            <text:p>0.010131776</text:p>
          </table:table-cell>
          <table:table-cell office:value-type="float" office:value="0.003021222" calcext:value-type="float">
            <text:p>0.003021222</text:p>
          </table:table-cell>
          <table:table-cell office:value-type="float" office:value="0.001113885" calcext:value-type="float">
            <text:p>0.001113885</text:p>
          </table:table-cell>
          <table:table-cell office:value-type="float" office:value="0.00112914299999" calcext:value-type="float">
            <text:p>0.001129143</text:p>
          </table:table-cell>
          <table:table-cell office:value-type="float" office:value="0.001617422" calcext:value-type="float">
            <text:p>0.001617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th_iter</text:p>
          </table:table-cell>
          <table:table-cell office:value-type="float" office:value="0.007217365" calcext:value-type="float">
            <text:p>0.007217365</text:p>
          </table:table-cell>
          <table:table-cell office:value-type="float" office:value="0.008056593" calcext:value-type="float">
            <text:p>0.008056593</text:p>
          </table:table-cell>
          <table:table-cell office:value-type="float" office:value="0.008956856" calcext:value-type="float">
            <text:p>0.008956856</text:p>
          </table:table-cell>
          <table:table-cell office:value-type="float" office:value="0.008789011" calcext:value-type="float">
            <text:p>0.008789011</text:p>
          </table:table-cell>
          <table:table-cell office:value-type="float" office:value="0.080856301" calcext:value-type="float">
            <text:p>0.080856301</text:p>
          </table:table-cell>
          <table:table-cell office:value-type="float" office:value="0.074676454" calcext:value-type="float">
            <text:p>0.074676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391695" calcext:value-type="float">
            <text:p>0.023391695</text:p>
          </table:table-cell>
          <table:table-cell office:value-type="float" office:value="0.001373283" calcext:value-type="float">
            <text:p>0.001373283</text:p>
          </table:table-cell>
          <table:table-cell office:value-type="float" office:value="0.610687196" calcext:value-type="float">
            <text:p>0.610687196</text:p>
          </table:table-cell>
          <table:table-cell office:value-type="float" office:value="0.002471909" calcext:value-type="float">
            <text:p>0.002471909</text:p>
          </table:table-cell>
          <table:table-cell office:value-type="float" office:value="0.00140379999999" calcext:value-type="float">
            <text:p>0.0014038</text:p>
          </table:table-cell>
          <table:table-cell office:value-type="float" office:value="0.004425023" calcext:value-type="float">
            <text:p>0.004425023</text:p>
          </table:table-cell>
          <table:table-cell office:value-type="float" office:value="0.004241918" calcext:value-type="float">
            <text:p>0.004241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th_iter</text:p>
          </table:table-cell>
          <table:table-cell office:value-type="float" office:value="0.008727976" calcext:value-type="float">
            <text:p>0.008727976</text:p>
          </table:table-cell>
          <table:table-cell office:value-type="float" office:value="0.008148145" calcext:value-type="float">
            <text:p>0.008148145</text:p>
          </table:table-cell>
          <table:table-cell office:value-type="float" office:value="0.006149256" calcext:value-type="float">
            <text:p>0.006149256</text:p>
          </table:table-cell>
          <table:table-cell office:value-type="float" office:value="0.01043695" calcext:value-type="float">
            <text:p>0.01043695</text:p>
          </table:table-cell>
          <table:table-cell office:value-type="float" office:value="0.268325795" calcext:value-type="float">
            <text:p>0.268325795</text:p>
          </table:table-cell>
          <table:table-cell office:value-type="float" office:value="0.080825772" calcext:value-type="float">
            <text:p>0.080825772</text:p>
          </table:table-cell>
          <table:table-cell office:value-type="float" office:value="0.133789062" calcext:value-type="float">
            <text:p>0.133789062</text:p>
          </table:table-cell>
          <table:table-cell office:value-type="float" office:value="0.299804687" calcext:value-type="float">
            <text:p>0.299804687</text:p>
          </table:table-cell>
          <table:table-cell office:value-type="float" office:value="0" calcext:value-type="float">
            <text:p>0</text:p>
          </table:table-cell>
          <table:table-cell office:value-type="float" office:value="0.00149535199999" calcext:value-type="float">
            <text:p>0.001495352</text:p>
          </table:table-cell>
          <table:table-cell office:value-type="float" office:value="0.00169371499999" calcext:value-type="float">
            <text:p>0.001693715</text:p>
          </table:table-cell>
          <table:table-cell office:value-type="float" office:value="0.0021057" calcext:value-type="float">
            <text:p>0.0021057</text:p>
          </table:table-cell>
          <table:table-cell office:value-type="float" office:value="0.00163268" calcext:value-type="float">
            <text:p>0.00163268</text:p>
          </table:table-cell>
          <table:table-cell office:value-type="float" office:value="0.00160216299999" calcext:value-type="float">
            <text:p>0.001602163</text:p>
          </table:table-cell>
          <table:table-cell office:value-type="float" office:value="0.004028296" calcext:value-type="float">
            <text:p>0.0040282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AVERAGE([.B95];[.B96];[.B97];[.B98];[.B99];[.B100];[.B101];[.B102];[.B103];[.B104])" office:value-type="float" office:value="0.0169082294" calcext:value-type="float">
            <text:p>0.0169082294</text:p>
          </table:table-cell>
          <table:table-cell table:style-name="ce1" table:formula="of:=AVERAGE([.C95];[.C96];[.C97];[.C98];[.C99];[.C100];[.C101];[.C102];[.C103];[.C104])" office:value-type="float" office:value="0.0091918547" calcext:value-type="float">
            <text:p>0.0091918547</text:p>
          </table:table-cell>
          <table:table-cell table:style-name="ce1" table:formula="of:=AVERAGE([.D95];[.D96];[.D97];[.D98];[.D99];[.D100];[.D101];[.D102];[.D103];[.D104])" office:value-type="float" office:value="0.0085631979" calcext:value-type="float">
            <text:p>0.0085631979</text:p>
          </table:table-cell>
          <table:table-cell table:style-name="ce1" table:formula="of:=AVERAGE([.E95];[.E96];[.E97];[.E98];[.E99];[.E100];[.E101];[.E102];[.E103];[.E104])" office:value-type="float" office:value="0.0310714367" calcext:value-type="float">
            <text:p>0.0310714367</text:p>
          </table:table-cell>
          <table:table-cell table:style-name="ce1" table:formula="of:=AVERAGE([.F95];[.F96];[.F97];[.F98];[.F99];[.F100];[.F101];[.F102];[.F103];[.F104])" office:value-type="float" office:value="0.1374633491" calcext:value-type="float">
            <text:p>0.1374633491</text:p>
          </table:table-cell>
          <table:table-cell table:style-name="ce1" table:formula="of:=AVERAGE([.G95];[.G96];[.G97];[.G98];[.G99];[.G100];[.G101];[.G102];[.G103];[.G104])" office:value-type="float" office:value="0.087994353" calcext:value-type="float">
            <text:p>0.087994353</text:p>
          </table:table-cell>
          <table:table-cell table:style-name="ce1" table:formula="of:=AVERAGE([.H95];[.H96];[.H97];[.H98];[.H99];[.H100];[.H101];[.H102];[.H103];[.H104])" office:value-type="float" office:value="0.0500488185" calcext:value-type="float">
            <text:p>0.0500488185</text:p>
          </table:table-cell>
          <table:table-cell table:style-name="ce1" table:formula="of:=AVERAGE([.I95];[.I96];[.I97];[.I98];[.I99];[.I100];[.I101];[.I102];[.I103];[.I104])" office:value-type="float" office:value="0.0447494343" calcext:value-type="float">
            <text:p>0.0447494343</text:p>
          </table:table-cell>
          <table:table-cell table:style-name="ce1" table:formula="of:=AVERAGE([.J95];[.J96];[.J97];[.J98];[.J99];[.J100];[.J101];[.J102];[.J103];[.J104])" office:value-type="float" office:value="0.0382263094" calcext:value-type="float">
            <text:p>0.0382263094</text:p>
          </table:table-cell>
          <table:table-cell table:style-name="ce1" table:formula="of:=AVERAGE([.K95];[.K96];[.K97];[.K98];[.K99];[.K100];[.K101];[.K102];[.K103];[.K104])" office:value-type="float" office:value="0.001600637199997" calcext:value-type="float">
            <text:p>0.0016006372</text:p>
          </table:table-cell>
          <table:table-cell table:style-name="ce1" table:formula="of:=AVERAGE([.L95];[.L96];[.L97];[.L98];[.L99];[.L100];[.L101];[.L102];[.L103];[.L104])" office:value-type="float" office:value="0.313369716799999" calcext:value-type="float">
            <text:p>0.3133697168</text:p>
          </table:table-cell>
          <table:table-cell table:style-name="ce1" table:formula="of:=AVERAGE([.M95];[.M96];[.M97];[.M98];[.M99];[.M100];[.M101];[.M102];[.M103];[.M104])" office:value-type="float" office:value="0.002629073399999" calcext:value-type="float">
            <text:p>0.0026290734</text:p>
          </table:table-cell>
          <table:table-cell table:style-name="ce1" table:formula="of:=AVERAGE([.N95];[.N96];[.N97];[.N98];[.N99];[.N100];[.N101];[.N102];[.N103];[.N104])" office:value-type="float" office:value="0.001400748099991" calcext:value-type="float">
            <text:p>0.0014007481</text:p>
          </table:table-cell>
          <table:table-cell table:style-name="ce1" table:formula="of:=AVERAGE([.O95];[.O96];[.O97];[.O98];[.O99];[.O100];[.O101];[.O102];[.O103];[.O104])" office:value-type="float" office:value="0.003581216499993" calcext:value-type="float">
            <text:p>0.0035812165</text:p>
          </table:table-cell>
          <table:table-cell table:style-name="ce1" table:formula="of:=AVERAGE([.P95];[.P96];[.P97];[.P98];[.P99];[.P100];[.P101];[.P102];[.P103];[.P104])" office:value-type="float" office:value="0.0035827424" calcext:value-type="float">
            <text:p>0.0035827424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ll_senders</text:p>
          </table:table-cell>
          <table:table-cell office:value-type="string" calcext:value-type="string">
            <text:p>Tree_5</text:p>
          </table:table-cell>
          <table:table-cell office:value-type="string" calcext:value-type="string">
            <text:p>Chain_5</text:p>
          </table:table-cell>
          <table:table-cell office:value-type="string" calcext:value-type="string">
            <text:p>Grid_5</text:p>
          </table:table-cell>
          <table:table-cell office:value-type="string" calcext:value-type="string">
            <text:p>Tree_15</text:p>
          </table:table-cell>
          <table:table-cell office:value-type="string" calcext:value-type="string">
            <text:p>Chain_15</text:p>
          </table:table-cell>
          <table:table-cell office:value-type="string" calcext:value-type="string">
            <text:p>Grid_15</text:p>
          </table:table-cell>
          <table:table-cell office:value-type="string" calcext:value-type="string">
            <text:p>Tree_30</text:p>
          </table:table-cell>
          <table:table-cell office:value-type="string" calcext:value-type="string">
            <text:p>Chain_30</text:p>
          </table:table-cell>
          <table:table-cell office:value-type="string" calcext:value-type="string">
            <text:p>Grid_30</text:p>
          </table:table-cell>
          <table:table-cell office:value-type="string" calcext:value-type="string">
            <text:p>Tree_60</text:p>
          </table:table-cell>
          <table:table-cell office:value-type="string" calcext:value-type="string">
            <text:p>Chain_60</text:p>
          </table:table-cell>
          <table:table-cell office:value-type="string" calcext:value-type="string">
            <text:p>Grid_60</text:p>
          </table:table-cell>
          <table:table-cell office:value-type="string" calcext:value-type="string">
            <text:p>Tree_100</text:p>
          </table:table-cell>
          <table:table-cell office:value-type="string" calcext:value-type="string">
            <text:p>Chain_100</text:p>
          </table:table-cell>
          <table:table-cell office:value-type="string" calcext:value-type="string">
            <text:p>Grid_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st_iter</text:p>
          </table:table-cell>
          <table:table-cell office:value-type="float" office:value="0.001831044" calcext:value-type="float">
            <text:p>0.001831044</text:p>
          </table:table-cell>
          <table:table-cell office:value-type="float" office:value="0.002624496" calcext:value-type="float">
            <text:p>0.002624496</text:p>
          </table:table-cell>
          <table:table-cell office:value-type="float" office:value="0.022918687" calcext:value-type="float">
            <text:p>0.022918687</text:p>
          </table:table-cell>
          <table:table-cell office:value-type="float" office:value="0.001464835" calcext:value-type="float">
            <text:p>0.001464835</text:p>
          </table:table-cell>
          <table:table-cell office:value-type="float" office:value="0.009796085" calcext:value-type="float">
            <text:p>0.009796085</text:p>
          </table:table-cell>
          <table:table-cell office:value-type="float" office:value="0.001190178" calcext:value-type="float">
            <text:p>0.001190178</text:p>
          </table:table-cell>
          <table:table-cell office:value-type="float" office:value="0.003906227" calcext:value-type="float">
            <text:p>0.003906227</text:p>
          </table:table-cell>
          <table:table-cell office:value-type="float" office:value="0.021530105" calcext:value-type="float">
            <text:p>0.021530105</text:p>
          </table:table-cell>
          <table:table-cell office:value-type="float" office:value="0.074233985" calcext:value-type="float">
            <text:p>0.074233985</text:p>
          </table:table-cell>
          <table:table-cell office:value-type="float" office:value="0.00149535200001" calcext:value-type="float">
            <text:p>0.001495352</text:p>
          </table:table-cell>
          <table:table-cell office:value-type="float" office:value="0.00192259599999" calcext:value-type="float">
            <text:p>0.001922596</text:p>
          </table:table-cell>
          <table:table-cell office:value-type="float" office:value="0.00245665" calcext:value-type="float">
            <text:p>0.00245665</text:p>
          </table:table-cell>
          <table:table-cell office:value-type="float" office:value="0.00112914299999" calcext:value-type="float">
            <text:p>0.001129143</text:p>
          </table:table-cell>
          <table:table-cell office:value-type="float" office:value="0.001510611" calcext:value-type="float">
            <text:p>0.001510611</text:p>
          </table:table-cell>
          <table:table-cell office:value-type="float" office:value="0.00128173" calcext:value-type="float">
            <text:p>0.001281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nd_iter</text:p>
          </table:table-cell>
          <table:table-cell office:value-type="float" office:value="0.001586904" calcext:value-type="float">
            <text:p>0.001586904</text:p>
          </table:table-cell>
          <table:table-cell office:value-type="float" office:value="0.006072962" calcext:value-type="float">
            <text:p>0.006072962</text:p>
          </table:table-cell>
          <table:table-cell office:value-type="float" office:value="0.001159661" calcext:value-type="float">
            <text:p>0.001159661</text:p>
          </table:table-cell>
          <table:table-cell office:value-type="float" office:value="0.005187958" calcext:value-type="float">
            <text:p>0.005187958</text:p>
          </table:table-cell>
          <table:table-cell office:value-type="float" office:value="0.007522539" calcext:value-type="float">
            <text:p>0.007522539</text:p>
          </table:table-cell>
          <table:table-cell office:value-type="float" office:value="0.005050629" calcext:value-type="float">
            <text:p>0.005050629</text:p>
          </table:table-cell>
          <table:table-cell office:value-type="float" office:value="0.008087111" calcext:value-type="float">
            <text:p>0.008087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5501299998" calcext:value-type="float">
            <text:p>0.002655013</text:p>
          </table:table-cell>
          <table:table-cell office:value-type="float" office:value="0.001739491" calcext:value-type="float">
            <text:p>0.001739491</text:p>
          </table:table-cell>
          <table:table-cell office:value-type="float" office:value="0.002059924" calcext:value-type="float">
            <text:p>0.002059924</text:p>
          </table:table-cell>
          <table:table-cell office:value-type="float" office:value="0.003021222" calcext:value-type="float">
            <text:p>0.003021222</text:p>
          </table:table-cell>
          <table:table-cell office:value-type="float" office:value="0.00305173999999" calcext:value-type="float">
            <text:p>0.00305174</text:p>
          </table:table-cell>
          <table:table-cell office:value-type="float" office:value="0.001419059" calcext:value-type="float">
            <text:p>0.0014190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rd_iter</text:p>
          </table:table-cell>
          <table:table-cell office:value-type="float" office:value="0.001312248" calcext:value-type="float">
            <text:p>0.001312248</text:p>
          </table:table-cell>
          <table:table-cell office:value-type="float" office:value="0.002502426" calcext:value-type="float">
            <text:p>0.002502426</text:p>
          </table:table-cell>
          <table:table-cell office:value-type="float" office:value="0.004699679" calcext:value-type="float">
            <text:p>0.004699679</text:p>
          </table:table-cell>
          <table:table-cell office:value-type="float" office:value="0.002014148" calcext:value-type="float">
            <text:p>0.002014148</text:p>
          </table:table-cell>
          <table:table-cell office:value-type="float" office:value="0.010223329" calcext:value-type="float">
            <text:p>0.010223329</text:p>
          </table:table-cell>
          <table:table-cell office:value-type="float" office:value="0.001190178" calcext:value-type="float">
            <text:p>0.001190178</text:p>
          </table:table-cell>
          <table:table-cell office:value-type="float" office:value="0.014633161" calcext:value-type="float">
            <text:p>0.014633161</text:p>
          </table:table-cell>
          <table:table-cell office:value-type="float" office:value="0.005889858" calcext:value-type="float">
            <text:p>0.005889858</text:p>
          </table:table-cell>
          <table:table-cell office:value-type="float" office:value="0.003478983" calcext:value-type="float">
            <text:p>0.003478983</text:p>
          </table:table-cell>
          <table:table-cell office:value-type="float" office:value="0.00120543699998" calcext:value-type="float">
            <text:p>0.001205437</text:p>
          </table:table-cell>
          <table:table-cell office:value-type="float" office:value="0.008483837" calcext:value-type="float">
            <text:p>0.008483837</text:p>
          </table:table-cell>
          <table:table-cell office:value-type="float" office:value="0.001358024" calcext:value-type="float">
            <text:p>0.001358024</text:p>
          </table:table-cell>
          <table:table-cell office:value-type="float" office:value="0.00112914299999" calcext:value-type="float">
            <text:p>0.001129143</text:p>
          </table:table-cell>
          <table:table-cell office:value-type="float" office:value="0.00151061099999" calcext:value-type="float">
            <text:p>0.001510611</text:p>
          </table:table-cell>
          <table:table-cell office:value-type="float" office:value="0.001693715" calcext:value-type="float">
            <text:p>0.0016937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th_iter</text:p>
          </table:table-cell>
          <table:table-cell office:value-type="float" office:value="0.002014148" calcext:value-type="float">
            <text:p>0.002014148</text:p>
          </table:table-cell>
          <table:table-cell office:value-type="float" office:value="0.007202106" calcext:value-type="float">
            <text:p>0.007202106</text:p>
          </table:table-cell>
          <table:table-cell office:value-type="float" office:value="0.00715633" calcext:value-type="float">
            <text:p>0.00715633</text:p>
          </table:table-cell>
          <table:table-cell office:value-type="float" office:value="0.001541128" calcext:value-type="float">
            <text:p>0.001541128</text:p>
          </table:table-cell>
          <table:table-cell office:value-type="float" office:value="0.001678457" calcext:value-type="float">
            <text:p>0.001678457</text:p>
          </table:table-cell>
          <table:table-cell office:value-type="float" office:value="0.003936744" calcext:value-type="float">
            <text:p>0.003936744</text:p>
          </table:table-cell>
          <table:table-cell office:value-type="float" office:value="0.148391678" calcext:value-type="float">
            <text:p>0.148391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083367" calcext:value-type="float">
            <text:p>0.001083367</text:p>
          </table:table-cell>
          <table:table-cell office:value-type="float" office:value="0.002334581" calcext:value-type="float">
            <text:p>0.002334581</text:p>
          </table:table-cell>
          <table:table-cell office:value-type="float" office:value="0.001892078" calcext:value-type="float">
            <text:p>0.001892078</text:p>
          </table:table-cell>
          <table:table-cell office:value-type="float" office:value="0.00109862599999" calcext:value-type="float">
            <text:p>0.001098626</text:p>
          </table:table-cell>
          <table:table-cell office:value-type="float" office:value="0.00140379999999" calcext:value-type="float">
            <text:p>0.0014038</text:p>
          </table:table-cell>
          <table:table-cell office:value-type="float" office:value="0.001113885" calcext:value-type="float">
            <text:p>0.0011138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h_iter</text:p>
          </table:table-cell>
          <table:table-cell office:value-type="float" office:value="0.003860451" calcext:value-type="float">
            <text:p>0.003860451</text:p>
          </table:table-cell>
          <table:table-cell office:value-type="float" office:value="0.002059924" calcext:value-type="float">
            <text:p>0.002059924</text:p>
          </table:table-cell>
          <table:table-cell office:value-type="float" office:value="0.007339434" calcext:value-type="float">
            <text:p>0.007339434</text:p>
          </table:table-cell>
          <table:table-cell office:value-type="float" office:value="0.005813564" calcext:value-type="float">
            <text:p>0.005813564</text:p>
          </table:table-cell>
          <table:table-cell office:value-type="float" office:value="0.006835897" calcext:value-type="float">
            <text:p>0.006835897</text:p>
          </table:table-cell>
          <table:table-cell office:value-type="float" office:value="0.003707864" calcext:value-type="float">
            <text:p>0.003707864</text:p>
          </table:table-cell>
          <table:table-cell office:value-type="float" office:value="0.322097733" calcext:value-type="float">
            <text:p>0.322097733</text:p>
          </table:table-cell>
          <table:table-cell office:value-type="float" office:value="0.012603731" calcext:value-type="float">
            <text:p>0.012603731</text:p>
          </table:table-cell>
          <table:table-cell office:value-type="float" office:value="0.00445554" calcext:value-type="float">
            <text:p>0.00445554</text:p>
          </table:table-cell>
          <table:table-cell office:value-type="float" office:value="0.00105285000001" calcext:value-type="float">
            <text:p>0.00105285</text:p>
          </table:table-cell>
          <table:table-cell office:value-type="float" office:value="0.003509501" calcext:value-type="float">
            <text:p>0.003509501</text:p>
          </table:table-cell>
          <table:table-cell office:value-type="float" office:value="0.001113885" calcext:value-type="float">
            <text:p>0.001113885</text:p>
          </table:table-cell>
          <table:table-cell office:value-type="float" office:value="0.00112914299999" calcext:value-type="float">
            <text:p>0.001129143</text:p>
          </table:table-cell>
          <table:table-cell office:value-type="float" office:value="0.00114440199999" calcext:value-type="float">
            <text:p>0.001144402</text:p>
          </table:table-cell>
          <table:table-cell office:value-type="float" office:value="0.0014038" calcext:value-type="float">
            <text:p>0.00140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th_iter</text:p>
          </table:table-cell>
          <table:table-cell office:value-type="float" office:value="0.152633614" calcext:value-type="float">
            <text:p>0.152633614</text:p>
          </table:table-cell>
          <table:table-cell office:value-type="float" office:value="0.008697459" calcext:value-type="float">
            <text:p>0.008697459</text:p>
          </table:table-cell>
          <table:table-cell office:value-type="float" office:value="0.023696863" calcext:value-type="float">
            <text:p>0.023696863</text:p>
          </table:table-cell>
          <table:table-cell office:value-type="float" office:value="0.002044665" calcext:value-type="float">
            <text:p>0.002044665</text:p>
          </table:table-cell>
          <table:table-cell office:value-type="float" office:value="0.148757881" calcext:value-type="float">
            <text:p>0.148757881</text:p>
          </table:table-cell>
          <table:table-cell office:value-type="float" office:value="0.002502426" calcext:value-type="float">
            <text:p>0.002502426</text:p>
          </table:table-cell>
          <table:table-cell office:value-type="float" office:value="0.002349839" calcext:value-type="float">
            <text:p>0.002349839</text:p>
          </table:table-cell>
          <table:table-cell office:value-type="float" office:value="0.00328062" calcext:value-type="float">
            <text:p>0.00328062</text:p>
          </table:table-cell>
          <table:table-cell office:value-type="float" office:value="0" calcext:value-type="float">
            <text:p>0</text:p>
          </table:table-cell>
          <table:table-cell office:value-type="float" office:value="0.001739491" calcext:value-type="float">
            <text:p>0.001739491</text:p>
          </table:table-cell>
          <table:table-cell office:value-type="float" office:value="0.002655013" calcext:value-type="float">
            <text:p>0.002655013</text:p>
          </table:table-cell>
          <table:table-cell office:value-type="float" office:value="0.00128173" calcext:value-type="float">
            <text:p>0.00128173</text:p>
          </table:table-cell>
          <table:table-cell office:value-type="float" office:value="0.00164793899998" calcext:value-type="float">
            <text:p>0.001647939</text:p>
          </table:table-cell>
          <table:table-cell office:value-type="float" office:value="0.00239561499998" calcext:value-type="float">
            <text:p>0.002395615</text:p>
          </table:table-cell>
          <table:table-cell office:value-type="float" office:value="0.002639755" calcext:value-type="float">
            <text:p>0.0026397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th_iter</text:p>
          </table:table-cell>
          <table:table-cell office:value-type="float" office:value="0.007492021" calcext:value-type="float">
            <text:p>0.007492021</text:p>
          </table:table-cell>
          <table:table-cell office:value-type="float" office:value="0.001129143" calcext:value-type="float">
            <text:p>0.001129143</text:p>
          </table:table-cell>
          <table:table-cell office:value-type="float" office:value="0.00973505" calcext:value-type="float">
            <text:p>0.00973505</text:p>
          </table:table-cell>
          <table:table-cell office:value-type="float" office:value="0.00187682" calcext:value-type="float">
            <text:p>0.00187682</text:p>
          </table:table-cell>
          <table:table-cell office:value-type="float" office:value="0.007369986" calcext:value-type="float">
            <text:p>0.007369986</text:p>
          </table:table-cell>
          <table:table-cell office:value-type="float" office:value="0.004501316" calcext:value-type="float">
            <text:p>0.004501316</text:p>
          </table:table-cell>
          <table:table-cell office:value-type="float" office:value="0.002685531" calcext:value-type="float">
            <text:p>0.002685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5121299999" calcext:value-type="float">
            <text:p>0.001251213</text:p>
          </table:table-cell>
          <table:table-cell office:value-type="float" office:value="0.00320432699999" calcext:value-type="float">
            <text:p>0.003204327</text:p>
          </table:table-cell>
          <table:table-cell office:value-type="float" office:value="0.001083367" calcext:value-type="float">
            <text:p>0.001083367</text:p>
          </table:table-cell>
          <table:table-cell office:value-type="float" office:value="0.00154112799999" calcext:value-type="float">
            <text:p>0.001541128</text:p>
          </table:table-cell>
          <table:table-cell office:value-type="float" office:value="0.001449576" calcext:value-type="float">
            <text:p>0.001449576</text:p>
          </table:table-cell>
          <table:table-cell office:value-type="float" office:value="0.001327506" calcext:value-type="float">
            <text:p>0.0013275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th_iter</text:p>
          </table:table-cell>
          <table:table-cell office:value-type="float" office:value="0.00175475" calcext:value-type="float">
            <text:p>0.00175475</text:p>
          </table:table-cell>
          <table:table-cell office:value-type="float" office:value="0.009399359" calcext:value-type="float">
            <text:p>0.009399359</text:p>
          </table:table-cell>
          <table:table-cell office:value-type="float" office:value="0.016952484" calcext:value-type="float">
            <text:p>0.016952484</text:p>
          </table:table-cell>
          <table:table-cell office:value-type="float" office:value="0.003707864" calcext:value-type="float">
            <text:p>0.003707864</text:p>
          </table:table-cell>
          <table:table-cell office:value-type="float" office:value="0.074066134" calcext:value-type="float">
            <text:p>0.074066134</text:p>
          </table:table-cell>
          <table:table-cell office:value-type="float" office:value="0.003616311" calcext:value-type="float">
            <text:p>0.003616311</text:p>
          </table:table-cell>
          <table:table-cell office:value-type="float" office:value="0" calcext:value-type="float">
            <text:p>0</text:p>
          </table:table-cell>
          <table:table-cell office:value-type="float" office:value="0.045074444" calcext:value-type="float">
            <text:p>0.045074444</text:p>
          </table:table-cell>
          <table:table-cell office:value-type="float" office:value="0.001770009" calcext:value-type="float">
            <text:p>0.001770009</text:p>
          </table:table-cell>
          <table:table-cell office:value-type="float" office:value="0.00125121299999" calcext:value-type="float">
            <text:p>0.001251213</text:p>
          </table:table-cell>
          <table:table-cell office:value-type="float" office:value="0.00318906799998" calcext:value-type="float">
            <text:p>0.003189068</text:p>
          </table:table-cell>
          <table:table-cell office:value-type="float" office:value="0.001586904" calcext:value-type="float">
            <text:p>0.001586904</text:p>
          </table:table-cell>
          <table:table-cell office:value-type="float" office:value="0.00112914299999" calcext:value-type="float">
            <text:p>0.001129143</text:p>
          </table:table-cell>
          <table:table-cell office:value-type="float" office:value="0.00152586999999" calcext:value-type="float">
            <text:p>0.00152587</text:p>
          </table:table-cell>
          <table:table-cell office:value-type="float" office:value="0.001449576" calcext:value-type="float">
            <text:p>0.0014495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th_iter</text:p>
          </table:table-cell>
          <table:table-cell office:value-type="float" office:value="0.004211401" calcext:value-type="float">
            <text:p>0.004211401</text:p>
          </table:table-cell>
          <table:table-cell office:value-type="float" office:value="0.001693715" calcext:value-type="float">
            <text:p>0.001693715</text:p>
          </table:table-cell>
          <table:table-cell office:value-type="float" office:value="0.005935634" calcext:value-type="float">
            <text:p>0.005935634</text:p>
          </table:table-cell>
          <table:table-cell office:value-type="float" office:value="0.002700789" calcext:value-type="float">
            <text:p>0.002700789</text:p>
          </table:table-cell>
          <table:table-cell office:value-type="float" office:value="0.006149256" calcext:value-type="float">
            <text:p>0.006149256</text:p>
          </table:table-cell>
          <table:table-cell office:value-type="float" office:value="0.005828823" calcext:value-type="float">
            <text:p>0.005828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853376" calcext:value-type="float">
            <text:p>0.002853376</text:p>
          </table:table-cell>
          <table:table-cell office:value-type="float" office:value="0.00105284999999" calcext:value-type="float">
            <text:p>0.00105285</text:p>
          </table:table-cell>
          <table:table-cell office:value-type="float" office:value="0.00115966099999" calcext:value-type="float">
            <text:p>0.001159661</text:p>
          </table:table-cell>
          <table:table-cell office:value-type="float" office:value="0.001815785" calcext:value-type="float">
            <text:p>0.001815785</text:p>
          </table:table-cell>
          <table:table-cell office:value-type="float" office:value="0.00155638699999" calcext:value-type="float">
            <text:p>0.001556387</text:p>
          </table:table-cell>
          <table:table-cell office:value-type="float" office:value="0.00146483499998" calcext:value-type="float">
            <text:p>0.001464835</text:p>
          </table:table-cell>
          <table:table-cell office:value-type="float" office:value="0.001861561" calcext:value-type="float">
            <text:p>0.0018615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th_iter</text:p>
          </table:table-cell>
          <table:table-cell office:value-type="float" office:value="0.002410874" calcext:value-type="float">
            <text:p>0.002410874</text:p>
          </table:table-cell>
          <table:table-cell office:value-type="float" office:value="0.006118738" calcext:value-type="float">
            <text:p>0.006118738</text:p>
          </table:table-cell>
          <table:table-cell office:value-type="float" office:value="0.001449576" calcext:value-type="float">
            <text:p>0.001449576</text:p>
          </table:table-cell>
          <table:table-cell office:value-type="float" office:value="0.002487168" calcext:value-type="float">
            <text:p>0.002487168</text:p>
          </table:table-cell>
          <table:table-cell office:value-type="float" office:value="0.073211647" calcext:value-type="float">
            <text:p>0.073211647</text:p>
          </table:table-cell>
          <table:table-cell office:value-type="float" office:value="0.00305174" calcext:value-type="float">
            <text:p>0.00305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87168" calcext:value-type="float">
            <text:p>0.002487168</text:p>
          </table:table-cell>
          <table:table-cell office:value-type="float" office:value="0.00123595399998" calcext:value-type="float">
            <text:p>0.001235954</text:p>
          </table:table-cell>
          <table:table-cell office:value-type="float" office:value="0.002380357" calcext:value-type="float">
            <text:p>0.002380357</text:p>
          </table:table-cell>
          <table:table-cell office:value-type="float" office:value="0.00158690399999" calcext:value-type="float">
            <text:p>0.001586904</text:p>
          </table:table-cell>
          <table:table-cell office:value-type="float" office:value="0.001113885" calcext:value-type="float">
            <text:p>0.001113885</text:p>
          </table:table-cell>
          <table:table-cell office:value-type="float" office:value="0.00164793899999" calcext:value-type="float">
            <text:p>0.001647939</text:p>
          </table:table-cell>
          <table:table-cell office:value-type="float" office:value="0.001541128" calcext:value-type="float">
            <text:p>0.001541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108];[.B109];[.B110];[.B111];[.B112];[.B113];[.B114];[.B115];[.B116];[.B117])" office:value-type="float" office:value="0.0179107455" calcext:value-type="float">
            <text:p>0.0179107455</text:p>
          </table:table-cell>
          <table:table-cell table:formula="of:=AVERAGE([.C108];[.C109];[.C110];[.C111];[.C112];[.C113];[.C114];[.C115];[.C116];[.C117])" office:value-type="float" office:value="0.0047500328" calcext:value-type="float">
            <text:p>0.0047500328</text:p>
          </table:table-cell>
          <table:table-cell table:formula="of:=AVERAGE([.D108];[.D109];[.D110];[.D111];[.D112];[.D113];[.D114];[.D115];[.D116];[.D117])" office:value-type="float" office:value="0.0101043398" calcext:value-type="float">
            <text:p>0.0101043398</text:p>
          </table:table-cell>
          <table:table-cell table:formula="of:=AVERAGE([.E108];[.E109];[.E110];[.E111];[.E112];[.E113];[.E114];[.E115];[.E116];[.E117])" office:value-type="float" office:value="0.0028838939" calcext:value-type="float">
            <text:p>0.0028838939</text:p>
          </table:table-cell>
          <table:table-cell table:formula="of:=AVERAGE([.F108];[.F109];[.F110];[.F111];[.F112];[.F113];[.F114];[.F115];[.F116];[.F117])" office:value-type="float" office:value="0.0345611211" calcext:value-type="float">
            <text:p>0.0345611211</text:p>
          </table:table-cell>
          <table:table-cell table:formula="of:=AVERAGE([.G108];[.G109];[.G110];[.G111];[.G112];[.G113];[.G114];[.G115];[.G116];[.G117])" office:value-type="float" office:value="0.0034576209" calcext:value-type="float">
            <text:p>0.0034576209</text:p>
          </table:table-cell>
          <table:table-cell table:formula="of:=AVERAGE([.H108];[.H109];[.H110];[.H111];[.H112];[.H113];[.H114];[.H115];[.H116];[.H117])" office:value-type="float" office:value="0.050215128" calcext:value-type="float">
            <text:p>0.050215128</text:p>
          </table:table-cell>
          <table:table-cell table:formula="of:=AVERAGE([.I108];[.I109];[.I110];[.I111];[.I112];[.I113];[.I114];[.I115];[.I116];[.I117])" office:value-type="float" office:value="0.0088378758" calcext:value-type="float">
            <text:p>0.0088378758</text:p>
          </table:table-cell>
          <table:table-cell table:formula="of:=AVERAGE([.J108];[.J109];[.J110];[.J111];[.J112];[.J113];[.J114];[.J115];[.J116];[.J117])" office:value-type="float" office:value="0.0089279061" calcext:value-type="float">
            <text:p>0.0089279061</text:p>
          </table:table-cell>
          <table:table-cell table:formula="of:=AVERAGE([.K108];[.K109];[.K110];[.K111];[.K112];[.K113];[.K114];[.K115];[.K116];[.K117])" office:value-type="float" office:value="0.001402273999993" calcext:value-type="float">
            <text:p>0.001402274</text:p>
          </table:table-cell>
          <table:table-cell table:formula="of:=AVERAGE([.L108];[.L109];[.L110];[.L111];[.L112];[.L113];[.L114];[.L115];[.L116];[.L117])" office:value-type="float" office:value="0.003057843199995" calcext:value-type="float">
            <text:p>0.0030578432</text:p>
          </table:table-cell>
          <table:table-cell table:formula="of:=AVERAGE([.M108];[.M109];[.M110];[.M111];[.M112];[.M113];[.M114];[.M115];[.M116];[.M117])" office:value-type="float" office:value="0.001623525099999" calcext:value-type="float">
            <text:p>0.0016235251</text:p>
          </table:table-cell>
          <table:table-cell table:formula="of:=AVERAGE([.N108];[.N109];[.N110];[.N111];[.N112];[.N113];[.N114];[.N115];[.N116];[.N117])" office:value-type="float" office:value="0.001449575899991" calcext:value-type="float">
            <text:p>0.0014495759</text:p>
          </table:table-cell>
          <table:table-cell table:formula="of:=AVERAGE([.O108];[.O109];[.O110];[.O111];[.O112];[.O113];[.O114];[.O115];[.O116];[.O117])" office:value-type="float" office:value="0.00171049989999" calcext:value-type="float">
            <text:p>0.0017104999</text:p>
          </table:table-cell>
          <table:table-cell table:formula="of:=AVERAGE([.P108];[.P109];[.P110];[.P111];[.P112];[.P113];[.P114];[.P115];[.P116];[.P117])" office:value-type="float" office:value="0.0015731715" calcext:value-type="float">
            <text:p>0.0015731715</text:p>
          </table:table-cell>
          <table:table-cell table:number-columns-repeated="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/>
          <table:table-cell office:value-type="string" calcext:value-type="string" table:number-columns-spanned="9" table:number-rows-spanned="1">
            <text:p><text:s text:c="68"/>average_ latency</text:p>
          </table:table-cell>
          <table:covered-table-cell table:number-columns-repeated="8"/>
          <table:table-cell/>
          <table:table-cell table:number-columns-spanned="9" table:number-rows-spanned="1"/>
          <table:covered-table-cell table:number-columns-repeated="8"/>
        </table:table-row>
        <table:table-row table:style-name="ro1">
          <table:table-cell office:value-type="string" calcext:value-type="string">
            <text:p>cache_size = 3</text:p>
          </table:table-cell>
          <table:table-cell office:value-type="string" calcext:value-type="string">
            <text:p>Tree_5</text:p>
          </table:table-cell>
          <table:table-cell office:value-type="string" calcext:value-type="string">
            <text:p>Chain_5</text:p>
          </table:table-cell>
          <table:table-cell office:value-type="string" calcext:value-type="string">
            <text:p>Grid_5</text:p>
          </table:table-cell>
          <table:table-cell office:value-type="string" calcext:value-type="string">
            <text:p>Tree_15</text:p>
          </table:table-cell>
          <table:table-cell office:value-type="string" calcext:value-type="string">
            <text:p>Chain_15</text:p>
          </table:table-cell>
          <table:table-cell office:value-type="string" calcext:value-type="string">
            <text:p>Grid_15</text:p>
          </table:table-cell>
          <table:table-cell office:value-type="string" calcext:value-type="string">
            <text:p>Tree_30</text:p>
          </table:table-cell>
          <table:table-cell office:value-type="string" calcext:value-type="string">
            <text:p>Chain_30</text:p>
          </table:table-cell>
          <table:table-cell office:value-type="string" calcext:value-type="string">
            <text:p>Grid_30</text:p>
          </table:table-cell>
          <table:table-cell office:value-type="string" calcext:value-type="string">
            <text:p>Tree_60</text:p>
          </table:table-cell>
          <table:table-cell office:value-type="string" calcext:value-type="string">
            <text:p>Chain_60</text:p>
          </table:table-cell>
          <table:table-cell office:value-type="string" calcext:value-type="string">
            <text:p>Grid_60</text:p>
          </table:table-cell>
          <table:table-cell office:value-type="string" calcext:value-type="string">
            <text:p>Tree_100</text:p>
          </table:table-cell>
          <table:table-cell office:value-type="string" calcext:value-type="string">
            <text:p>Chain_100</text:p>
          </table:table-cell>
          <table:table-cell office:value-type="string" calcext:value-type="string">
            <text:p>Grid_100</text:p>
          </table:table-cell>
          <table:table-cell office:value-type="string" calcext:value-type="string">
            <text:p>AV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st_iter</text:p>
          </table:table-cell>
          <table:table-cell office:value-type="float" office:value="1.69534705707" calcext:value-type="float">
            <text:p>1.6953470571</text:p>
          </table:table-cell>
          <table:table-cell office:value-type="float" office:value="2.090212976" calcext:value-type="float">
            <text:p>2.090212976</text:p>
          </table:table-cell>
          <table:table-cell office:value-type="float" office:value="1.52684321973" calcext:value-type="float">
            <text:p>1.5268432197</text:p>
          </table:table-cell>
          <table:table-cell office:value-type="float" office:value="5.00530735485" calcext:value-type="float">
            <text:p>5.0053073549</text:p>
          </table:table-cell>
          <table:table-cell office:value-type="float" office:value="5.26340481195" calcext:value-type="float">
            <text:p>5.263404812</text:p>
          </table:table-cell>
          <table:table-cell office:value-type="float" office:value="3.94207799208" calcext:value-type="float">
            <text:p>3.9420779921</text:p>
          </table:table-cell>
          <table:table-cell office:value-type="float" office:value="0.3563750936" calcext:value-type="float">
            <text:p>0.3563750936</text:p>
          </table:table-cell>
          <table:table-cell office:value-type="float" office:value="1.82568079027" calcext:value-type="float">
            <text:p>1.8256807903</text:p>
          </table:table-cell>
          <table:table-cell office:value-type="float" office:value="2.08559079479" calcext:value-type="float">
            <text:p>2.0855907948</text:p>
          </table:table-cell>
          <table:table-cell office:value-type="float" office:value="9.38761027903" calcext:value-type="float">
            <text:p>9.387610279</text:p>
          </table:table-cell>
          <table:table-cell office:value-type="float" office:value="19.2982271996" calcext:value-type="float">
            <text:p>19.2982271996</text:p>
          </table:table-cell>
          <table:table-cell office:value-type="float" office:value="3.8826196311" calcext:value-type="float">
            <text:p>3.8826196311</text:p>
          </table:table-cell>
          <table:table-cell office:value-type="float" office:value="8.73116893881" calcext:value-type="float">
            <text:p>8.7311689388</text:p>
          </table:table-cell>
          <table:table-cell office:value-type="float" office:value="38.2491168081" calcext:value-type="float">
            <text:p>38.2491168081</text:p>
          </table:table-cell>
          <table:table-cell office:value-type="float" office:value="1.8165512405" calcext:value-type="float">
            <text:p>1.8165512405</text:p>
          </table:table-cell>
          <table:table-cell table:formula="of:=AVERAGE([.B135];[.C135];[.D135];[.E135];[.F135];[.G135];[.H135];[.I135];[.J135];[.K135];[.L135];[.M135];[.N135];[.O135];[.P135])" office:value-type="float" office:value="7.28671361359399" calcext:value-type="float">
            <text:p>7.2867136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nd_iter</text:p>
          </table:table-cell>
          <table:table-cell office:value-type="float" office:value="2.2490040794" calcext:value-type="float">
            <text:p>2.2490040794</text:p>
          </table:table-cell>
          <table:table-cell office:value-type="float" office:value="2.09247636427" calcext:value-type="float">
            <text:p>2.0924763643</text:p>
          </table:table-cell>
          <table:table-cell office:value-type="float" office:value="1.32409156693" calcext:value-type="float">
            <text:p>1.3240915669</text:p>
          </table:table-cell>
          <table:table-cell office:value-type="float" office:value="5.14901501545" calcext:value-type="float">
            <text:p>5.1490150155</text:p>
          </table:table-cell>
          <table:table-cell office:value-type="float" office:value="4.4338225987" calcext:value-type="float">
            <text:p>4.4338225987</text:p>
          </table:table-cell>
          <table:table-cell office:value-type="float" office:value="2.46795768051" calcext:value-type="float">
            <text:p>2.4679576805</text:p>
          </table:table-cell>
          <table:table-cell office:value-type="float" office:value="0.278716987" calcext:value-type="float">
            <text:p>0.278716987</text:p>
          </table:table-cell>
          <table:table-cell office:value-type="float" office:value="1.83502193564" calcext:value-type="float">
            <text:p>1.8350219356</text:p>
          </table:table-cell>
          <table:table-cell office:value-type="float" office:value="1.52171449572" calcext:value-type="float">
            <text:p>1.5217144957</text:p>
          </table:table-cell>
          <table:table-cell office:value-type="float" office:value="8.28555375943" calcext:value-type="float">
            <text:p>8.2855537594</text:p>
          </table:table-cell>
          <table:table-cell office:value-type="float" office:value="18.2725089183" calcext:value-type="float">
            <text:p>18.2725089183</text:p>
          </table:table-cell>
          <table:table-cell office:value-type="float" office:value="3.89177277664" calcext:value-type="float">
            <text:p>3.8917727766</text:p>
          </table:table-cell>
          <table:table-cell office:value-type="float" office:value="8.84480810159" calcext:value-type="float">
            <text:p>8.8448081016</text:p>
          </table:table-cell>
          <table:table-cell office:value-type="float" office:value="38.6667056809" calcext:value-type="float">
            <text:p>38.6667056809</text:p>
          </table:table-cell>
          <table:table-cell office:value-type="float" office:value="1.85740593004" calcext:value-type="float">
            <text:p>1.857405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rd_iter</text:p>
          </table:table-cell>
          <table:table-cell office:value-type="float" office:value="0.835276251933" calcext:value-type="float">
            <text:p>0.8352762519</text:p>
          </table:table-cell>
          <table:table-cell office:value-type="float" office:value="2.09237260013" calcext:value-type="float">
            <text:p>2.0923726001</text:p>
          </table:table-cell>
          <table:table-cell office:value-type="float" office:value="2.72824296173" calcext:value-type="float">
            <text:p>2.7282429617</text:p>
          </table:table-cell>
          <table:table-cell office:value-type="float" office:value="4.34594292779" calcext:value-type="float">
            <text:p>4.3459429278</text:p>
          </table:table-cell>
          <table:table-cell office:value-type="float" office:value="3.35423924392" calcext:value-type="float">
            <text:p>3.3542392439</text:p>
          </table:table-cell>
          <table:table-cell office:value-type="float" office:value="3.03735462537" calcext:value-type="float">
            <text:p>3.0373546254</text:p>
          </table:table-cell>
          <table:table-cell office:value-type="float" office:value="0.384209734286" calcext:value-type="float">
            <text:p>0.3842097343</text:p>
          </table:table-cell>
          <table:table-cell office:value-type="float" office:value="2.78041805956" calcext:value-type="float">
            <text:p>2.7804180596</text:p>
          </table:table-cell>
          <table:table-cell office:value-type="float" office:value="1.53870572566" calcext:value-type="float">
            <text:p>1.5387057257</text:p>
          </table:table-cell>
          <table:table-cell office:value-type="float" office:value="8.87836267451" calcext:value-type="float">
            <text:p>8.8783626745</text:p>
          </table:table-cell>
          <table:table-cell office:value-type="float" office:value="23.4597710817" calcext:value-type="float">
            <text:p>23.4597710817</text:p>
          </table:table-cell>
          <table:table-cell office:value-type="float" office:value="3.73022416738" calcext:value-type="float">
            <text:p>3.7302241674</text:p>
          </table:table-cell>
          <table:table-cell office:value-type="float" office:value="8.78550967071" calcext:value-type="float">
            <text:p>8.7855096707</text:p>
          </table:table-cell>
          <table:table-cell office:value-type="float" office:value="40.7696746721" calcext:value-type="float">
            <text:p>40.7696746721</text:p>
          </table:table-cell>
          <table:table-cell office:value-type="float" office:value="1.87782633114" calcext:value-type="float">
            <text:p>1.87782633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th_iter</text:p>
          </table:table-cell>
          <table:table-cell office:value-type="float" office:value="0.918063320733" calcext:value-type="float">
            <text:p>0.9180633207</text:p>
          </table:table-cell>
          <table:table-cell office:value-type="float" office:value="0.45690304" calcext:value-type="float">
            <text:p>0.45690304</text:p>
          </table:table-cell>
          <table:table-cell office:value-type="float" office:value="1.32048132787" calcext:value-type="float">
            <text:p>1.3204813279</text:p>
          </table:table-cell>
          <table:table-cell office:value-type="float" office:value="4.60550190715" calcext:value-type="float">
            <text:p>4.6055019072</text:p>
          </table:table-cell>
          <table:table-cell office:value-type="float" office:value="5.10746837907" calcext:value-type="float">
            <text:p>5.1074683791</text:p>
          </table:table-cell>
          <table:table-cell office:value-type="float" office:value="3.1399360326" calcext:value-type="float">
            <text:p>3.1399360326</text:p>
          </table:table-cell>
          <table:table-cell office:value-type="float" office:value="2.57247829221" calcext:value-type="float">
            <text:p>2.5724782922</text:p>
          </table:table-cell>
          <table:table-cell office:value-type="float" office:value="2.40991426607" calcext:value-type="float">
            <text:p>2.4099142661</text:p>
          </table:table-cell>
          <table:table-cell office:value-type="float" office:value="1.53630327739" calcext:value-type="float">
            <text:p>1.5363032774</text:p>
          </table:table-cell>
          <table:table-cell office:value-type="float" office:value="11.7431630136" calcext:value-type="float">
            <text:p>11.7431630136</text:p>
          </table:table-cell>
          <table:table-cell office:value-type="float" office:value="23.0211120255" calcext:value-type="float">
            <text:p>23.0211120255</text:p>
          </table:table-cell>
          <table:table-cell office:value-type="float" office:value="3.96765185595" calcext:value-type="float">
            <text:p>3.967651856</text:p>
          </table:table-cell>
          <table:table-cell office:value-type="float" office:value="9.1328600214" calcext:value-type="float">
            <text:p>9.1328600214</text:p>
          </table:table-cell>
          <table:table-cell office:value-type="float" office:value="40.5527343403" calcext:value-type="float">
            <text:p>40.5527343403</text:p>
          </table:table-cell>
          <table:table-cell office:value-type="float" office:value="1.8739802753" calcext:value-type="float">
            <text:p>1.87398027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h_iter</text:p>
          </table:table-cell>
          <table:table-cell office:value-type="float" office:value="2.08675635193" calcext:value-type="float">
            <text:p>2.0867563519</text:p>
          </table:table-cell>
          <table:table-cell office:value-type="float" office:value="1.80453488027" calcext:value-type="float">
            <text:p>1.8045348803</text:p>
          </table:table-cell>
          <table:table-cell office:value-type="float" office:value="1.71160580133" calcext:value-type="float">
            <text:p>1.7116058013</text:p>
          </table:table-cell>
          <table:table-cell office:value-type="float" office:value="4.32158199455" calcext:value-type="float">
            <text:p>4.3215819946</text:p>
          </table:table-cell>
          <table:table-cell office:value-type="float" office:value="5.40581098497" calcext:value-type="float">
            <text:p>5.405810985</text:p>
          </table:table-cell>
          <table:table-cell office:value-type="float" office:value="2.74665447222" calcext:value-type="float">
            <text:p>2.7466544722</text:p>
          </table:table-cell>
          <table:table-cell office:value-type="float" office:value="0.409739868429" calcext:value-type="float">
            <text:p>0.4097398684</text:p>
          </table:table-cell>
          <table:table-cell office:value-type="float" office:value="0.641189563" calcext:value-type="float">
            <text:p>0.641189563</text:p>
          </table:table-cell>
          <table:table-cell office:value-type="float" office:value="0.088241555" calcext:value-type="float">
            <text:p>0.088241555</text:p>
          </table:table-cell>
          <table:table-cell office:value-type="float" office:value="9.2897687737" calcext:value-type="float">
            <text:p>9.2897687737</text:p>
          </table:table-cell>
          <table:table-cell office:value-type="float" office:value="22.9347633522" calcext:value-type="float">
            <text:p>22.9347633522</text:p>
          </table:table-cell>
          <table:table-cell office:value-type="float" office:value="3.69000988111" calcext:value-type="float">
            <text:p>3.6900098811</text:p>
          </table:table-cell>
          <table:table-cell office:value-type="float" office:value="9.26136372149" calcext:value-type="float">
            <text:p>9.2613637215</text:p>
          </table:table-cell>
          <table:table-cell office:value-type="float" office:value="49.9711971941" calcext:value-type="float">
            <text:p>49.9711971941</text:p>
          </table:table-cell>
          <table:table-cell office:value-type="float" office:value="1.91088068005" calcext:value-type="float">
            <text:p>1.91088068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th_iter</text:p>
          </table:table-cell>
          <table:table-cell office:value-type="float" office:value="1.4234222078" calcext:value-type="float">
            <text:p>1.4234222078</text:p>
          </table:table-cell>
          <table:table-cell office:value-type="float" office:value="1.3168731354" calcext:value-type="float">
            <text:p>1.3168731354</text:p>
          </table:table-cell>
          <table:table-cell office:value-type="float" office:value="0.740518152067" calcext:value-type="float">
            <text:p>0.7405181521</text:p>
          </table:table-cell>
          <table:table-cell office:value-type="float" office:value="4.98497997987" calcext:value-type="float">
            <text:p>4.9849799799</text:p>
          </table:table-cell>
          <table:table-cell office:value-type="float" office:value="4.5528567914" calcext:value-type="float">
            <text:p>4.5528567914</text:p>
          </table:table-cell>
          <table:table-cell office:value-type="float" office:value="3.52192302555" calcext:value-type="float">
            <text:p>3.5219230256</text:p>
          </table:table-cell>
          <table:table-cell office:value-type="float" office:value="0.372485046455" calcext:value-type="float">
            <text:p>0.3724850465</text:p>
          </table:table-cell>
          <table:table-cell office:value-type="float" office:value="2.99018008883" calcext:value-type="float">
            <text:p>2.9901800888</text:p>
          </table:table-cell>
          <table:table-cell office:value-type="float" office:value="1.35196154608" calcext:value-type="float">
            <text:p>1.3519615461</text:p>
          </table:table-cell>
          <table:table-cell office:value-type="float" office:value="10.4276419597" calcext:value-type="float">
            <text:p>10.4276419597</text:p>
          </table:table-cell>
          <table:table-cell office:value-type="float" office:value="21.202171751" calcext:value-type="float">
            <text:p>21.202171751</text:p>
          </table:table-cell>
          <table:table-cell office:value-type="float" office:value="3.89596853182" calcext:value-type="float">
            <text:p>3.8959685318</text:p>
          </table:table-cell>
          <table:table-cell office:value-type="float" office:value="8.57146647638" calcext:value-type="float">
            <text:p>8.5714664764</text:p>
          </table:table-cell>
          <table:table-cell office:value-type="float" office:value="37.2039836248" calcext:value-type="float">
            <text:p>37.2039836248</text:p>
          </table:table-cell>
          <table:table-cell office:value-type="float" office:value="1.90613289312" calcext:value-type="float">
            <text:p>1.90613289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th_iter</text:p>
          </table:table-cell>
          <table:table-cell office:value-type="float" office:value="1.69677527547" calcext:value-type="float">
            <text:p>1.6967752755</text:p>
          </table:table-cell>
          <table:table-cell office:value-type="float" office:value="2.0905313802" calcext:value-type="float">
            <text:p>2.0905313802</text:p>
          </table:table-cell>
          <table:table-cell office:value-type="float" office:value="1.44855953427" calcext:value-type="float">
            <text:p>1.4485595343</text:p>
          </table:table-cell>
          <table:table-cell office:value-type="float" office:value="4.03801265815" calcext:value-type="float">
            <text:p>4.0380126582</text:p>
          </table:table-cell>
          <table:table-cell office:value-type="float" office:value="4.40116955112" calcext:value-type="float">
            <text:p>4.4011695511</text:p>
          </table:table-cell>
          <table:table-cell office:value-type="float" office:value="3.04471470097" calcext:value-type="float">
            <text:p>3.044714701</text:p>
          </table:table-cell>
          <table:table-cell office:value-type="float" office:value="0.391374832143" calcext:value-type="float">
            <text:p>0.3913748321</text:p>
          </table:table-cell>
          <table:table-cell office:value-type="float" office:value="2.31658563783" calcext:value-type="float">
            <text:p>2.3165856378</text:p>
          </table:table-cell>
          <table:table-cell office:value-type="float" office:value="1.50050464957" calcext:value-type="float">
            <text:p>1.5005046496</text:p>
          </table:table-cell>
          <table:table-cell office:value-type="float" office:value="8.54482803349" calcext:value-type="float">
            <text:p>8.5448280335</text:p>
          </table:table-cell>
          <table:table-cell office:value-type="float" office:value="20.2540739615" calcext:value-type="float">
            <text:p>20.2540739615</text:p>
          </table:table-cell>
          <table:table-cell office:value-type="float" office:value="3.76285718421" calcext:value-type="float">
            <text:p>3.7628571842</text:p>
          </table:table-cell>
          <table:table-cell office:value-type="float" office:value="9.24234680068" calcext:value-type="float">
            <text:p>9.2423468007</text:p>
          </table:table-cell>
          <table:table-cell office:value-type="float" office:value="46.4986311926" calcext:value-type="float">
            <text:p>46.4986311926</text:p>
          </table:table-cell>
          <table:table-cell office:value-type="float" office:value="1.91198981098" calcext:value-type="float">
            <text:p>1.9119898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th_iter</text:p>
          </table:table-cell>
          <table:table-cell office:value-type="float" office:value="2.44892472613" calcext:value-type="float">
            <text:p>2.4489247261</text:p>
          </table:table-cell>
          <table:table-cell office:value-type="float" office:value="1.3169860456" calcext:value-type="float">
            <text:p>1.3169860456</text:p>
          </table:table-cell>
          <table:table-cell office:value-type="float" office:value="1.5173013928" calcext:value-type="float">
            <text:p>1.5173013928</text:p>
          </table:table-cell>
          <table:table-cell office:value-type="float" office:value="5.59278485092" calcext:value-type="float">
            <text:p>5.5927848509</text:p>
          </table:table-cell>
          <table:table-cell office:value-type="float" office:value="4.9931644105" calcext:value-type="float">
            <text:p>4.9931644105</text:p>
          </table:table-cell>
          <table:table-cell office:value-type="float" office:value="2.910785266" calcext:value-type="float">
            <text:p>2.910785266</text:p>
          </table:table-cell>
          <table:table-cell office:value-type="float" office:value="2.66957040794" calcext:value-type="float">
            <text:p>2.6695704079</text:p>
          </table:table-cell>
          <table:table-cell office:value-type="float" office:value="3.09205901806" calcext:value-type="float">
            <text:p>3.0920590181</text:p>
          </table:table-cell>
          <table:table-cell office:value-type="float" office:value="1.72722986017" calcext:value-type="float">
            <text:p>1.7272298602</text:p>
          </table:table-cell>
          <table:table-cell office:value-type="float" office:value="12.4516338028" calcext:value-type="float">
            <text:p>12.4516338028</text:p>
          </table:table-cell>
          <table:table-cell office:value-type="float" office:value="21.0755792893" calcext:value-type="float">
            <text:p>21.0755792893</text:p>
          </table:table-cell>
          <table:table-cell office:value-type="float" office:value="3.42031115477" calcext:value-type="float">
            <text:p>3.4203111548</text:p>
          </table:table-cell>
          <table:table-cell office:value-type="float" office:value="8.86639540757" calcext:value-type="float">
            <text:p>8.8663954076</text:p>
          </table:table-cell>
          <table:table-cell office:value-type="float" office:value="35.9538492675" calcext:value-type="float">
            <text:p>35.9538492675</text:p>
          </table:table-cell>
          <table:table-cell office:value-type="float" office:value="1.89573911476" calcext:value-type="float">
            <text:p>1.8957391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th_iter</text:p>
          </table:table-cell>
          <table:table-cell office:value-type="float" office:value="1.69763993407" calcext:value-type="float">
            <text:p>1.6976399341</text:p>
          </table:table-cell>
          <table:table-cell office:value-type="float" office:value="1.3055022874" calcext:value-type="float">
            <text:p>1.3055022874</text:p>
          </table:table-cell>
          <table:table-cell office:value-type="float" office:value="2.17798153973" calcext:value-type="float">
            <text:p>2.1779815397</text:p>
          </table:table-cell>
          <table:table-cell office:value-type="float" office:value="5.44612614183" calcext:value-type="float">
            <text:p>5.4461261418</text:p>
          </table:table-cell>
          <table:table-cell office:value-type="float" office:value="4.77465930833" calcext:value-type="float">
            <text:p>4.7746593083</text:p>
          </table:table-cell>
          <table:table-cell office:value-type="float" office:value="3.31084248555" calcext:value-type="float">
            <text:p>3.3108424856</text:p>
          </table:table-cell>
          <table:table-cell office:value-type="float" office:value="0.272127398" calcext:value-type="float">
            <text:p>0.272127398</text:p>
          </table:table-cell>
          <table:table-cell office:value-type="float" office:value="0.896536656857" calcext:value-type="float">
            <text:p>0.8965366569</text:p>
          </table:table-cell>
          <table:table-cell office:value-type="float" office:value="0.274616761429" calcext:value-type="float">
            <text:p>0.2746167614</text:p>
          </table:table-cell>
          <table:table-cell office:value-type="float" office:value="9.55348924373" calcext:value-type="float">
            <text:p>9.5534892437</text:p>
          </table:table-cell>
          <table:table-cell office:value-type="float" office:value="21.957068798" calcext:value-type="float">
            <text:p>21.957068798</text:p>
          </table:table-cell>
          <table:table-cell office:value-type="float" office:value="3.39565127192" calcext:value-type="float">
            <text:p>3.3956512719</text:p>
          </table:table-cell>
          <table:table-cell office:value-type="float" office:value="8.8771762741" calcext:value-type="float">
            <text:p>8.8771762741</text:p>
          </table:table-cell>
          <table:table-cell office:value-type="float" office:value="42.2986954201" calcext:value-type="float">
            <text:p>42.2986954201</text:p>
          </table:table-cell>
          <table:table-cell office:value-type="float" office:value="1.9377571642" calcext:value-type="float">
            <text:p>1.93775716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th_iter</text:p>
          </table:table-cell>
          <table:table-cell office:value-type="float" office:value="2.08858028127" calcext:value-type="float">
            <text:p>2.0885802813</text:p>
          </table:table-cell>
          <table:table-cell office:value-type="float" office:value="1.2341684662" calcext:value-type="float">
            <text:p>1.2341684662</text:p>
          </table:table-cell>
          <table:table-cell office:value-type="float" office:value="2.22020056707" calcext:value-type="float">
            <text:p>2.2202005671</text:p>
          </table:table-cell>
          <table:table-cell office:value-type="float" office:value="5.7571910528" calcext:value-type="float">
            <text:p>5.7571910528</text:p>
          </table:table-cell>
          <table:table-cell office:value-type="float" office:value="5.37646863043" calcext:value-type="float">
            <text:p>5.3764686304</text:p>
          </table:table-cell>
          <table:table-cell office:value-type="float" office:value="3.66506382142" calcext:value-type="float">
            <text:p>3.6650638214</text:p>
          </table:table-cell>
          <table:table-cell office:value-type="float" office:value="1.10497757669" calcext:value-type="float">
            <text:p>1.1049775767</text:p>
          </table:table-cell>
          <table:table-cell office:value-type="float" office:value="3.41886347708" calcext:value-type="float">
            <text:p>3.4188634771</text:p>
          </table:table-cell>
          <table:table-cell office:value-type="float" office:value="0.268127418286" calcext:value-type="float">
            <text:p>0.2681274183</text:p>
          </table:table-cell>
          <table:table-cell office:value-type="float" office:value="15.398948586" calcext:value-type="float">
            <text:p>15.398948586</text:p>
          </table:table-cell>
          <table:table-cell office:value-type="float" office:value="23.7889326633" calcext:value-type="float">
            <text:p>23.7889326633</text:p>
          </table:table-cell>
          <table:table-cell office:value-type="float" office:value="3.57478196417" calcext:value-type="float">
            <text:p>3.5747819642</text:p>
          </table:table-cell>
          <table:table-cell office:value-type="float" office:value="8.83774224434" calcext:value-type="float">
            <text:p>8.8377422443</text:p>
          </table:table-cell>
          <table:table-cell office:value-type="float" office:value="36.9729203968" calcext:value-type="float">
            <text:p>36.9729203968</text:p>
          </table:table-cell>
          <table:table-cell office:value-type="float" office:value="2.02887852431" calcext:value-type="float">
            <text:p>2.02887852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125];[.B126];[.B127];[.B128];[.B129];[.B130];[.B131];[.B132];[.B133];[.B134])" office:value-type="float" office:value="1.7139789485806" calcext:value-type="float">
            <text:p>1.7139789486</text:p>
          </table:table-cell>
          <table:table-cell table:formula="of:=AVERAGE([.C125];[.C126];[.C127];[.C128];[.C129];[.C130];[.C131];[.C132];[.C133];[.C134])" office:value-type="float" office:value="1.580056117547" calcext:value-type="float">
            <text:p>1.5800561175</text:p>
          </table:table-cell>
          <table:table-cell table:formula="of:=AVERAGE([.D125];[.D126];[.D127];[.D128];[.D129];[.D130];[.D131];[.D132];[.D133];[.D134])" office:value-type="float" office:value="1.6715826063527" calcext:value-type="float">
            <text:p>1.6715826064</text:p>
          </table:table-cell>
          <table:table-cell table:formula="of:=AVERAGE([.E125];[.E126];[.E127];[.E128];[.E129];[.E130];[.E131];[.E132];[.E133];[.E134])" office:value-type="float" office:value="4.924644388336" calcext:value-type="float">
            <text:p>4.9246443883</text:p>
          </table:table-cell>
          <table:table-cell table:formula="of:=AVERAGE([.F125];[.F126];[.F127];[.F128];[.F129];[.F130];[.F131];[.F132];[.F133];[.F134])" office:value-type="float" office:value="4.766306471039" calcext:value-type="float">
            <text:p>4.766306471</text:p>
          </table:table-cell>
          <table:table-cell table:formula="of:=AVERAGE([.G125];[.G126];[.G127];[.G128];[.G129];[.G130];[.G131];[.G132];[.G133];[.G134])" office:value-type="float" office:value="3.178731010227" calcext:value-type="float">
            <text:p>3.1787310102</text:p>
          </table:table-cell>
          <table:table-cell table:formula="of:=AVERAGE([.H125];[.H126];[.H127];[.H128];[.H129];[.H130];[.H131];[.H132];[.H133];[.H134])" office:value-type="float" office:value="0.8812055236753" calcext:value-type="float">
            <text:p>0.8812055237</text:p>
          </table:table-cell>
          <table:table-cell table:formula="of:=AVERAGE([.I125];[.I126];[.I127];[.I128];[.I129];[.I130];[.I131];[.I132];[.I133];[.I134])" office:value-type="float" office:value="2.2206449493197" calcext:value-type="float">
            <text:p>2.2206449493</text:p>
          </table:table-cell>
          <table:table-cell table:formula="of:=AVERAGE([.J125];[.J126];[.J127];[.J128];[.J129];[.J130];[.J131];[.J132];[.J133];[.J134])" office:value-type="float" office:value="1.1892996084095" calcext:value-type="float">
            <text:p>1.1892996084</text:p>
          </table:table-cell>
          <table:table-cell table:formula="of:=AVERAGE([.K125];[.K126];[.K127];[.K128];[.K129];[.K130];[.K131];[.K132];[.K133];[.K134])" office:value-type="float" office:value="10.396100012599" calcext:value-type="float">
            <text:p>10.3961000126</text:p>
          </table:table-cell>
          <table:table-cell table:formula="of:=AVERAGE([.L125];[.L126];[.L127];[.L128];[.L129];[.L130];[.L131];[.L132];[.L133];[.L134])" office:value-type="float" office:value="21.52642090404" calcext:value-type="float">
            <text:p>21.526420904</text:p>
          </table:table-cell>
          <table:table-cell table:formula="of:=AVERAGE([.M125];[.M126];[.M127];[.M128];[.M129];[.M130];[.M131];[.M132];[.M133];[.M134])" office:value-type="float" office:value="3.721184841907" calcext:value-type="float">
            <text:p>3.7211848419</text:p>
          </table:table-cell>
          <table:table-cell table:formula="of:=AVERAGE([.N125];[.N126];[.N127];[.N128];[.N129];[.N130];[.N131];[.N132];[.N133];[.N134])" office:value-type="float" office:value="8.915083765707" calcext:value-type="float">
            <text:p>8.9150837657</text:p>
          </table:table-cell>
          <table:table-cell table:formula="of:=AVERAGE([.O125];[.O126];[.O127];[.O128];[.O129];[.O130];[.O131];[.O132];[.O133];[.O134])" office:value-type="float" office:value="40.71375085973" calcext:value-type="float">
            <text:p>40.7137508597</text:p>
          </table:table-cell>
          <table:table-cell table:formula="of:=AVERAGE([.P125];[.P126];[.P127];[.P128];[.P129];[.P130];[.P131];[.P132];[.P133];[.P134])" office:value-type="float" office:value="1.90171419644" calcext:value-type="float">
            <text:p>1.9017141964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ce2"/>
          <table:table-cell table:number-columns-repeated="14"/>
        </table:table-row>
        <table:table-row table:style-name="ro1">
          <table:table-cell office:value-type="string" calcext:value-type="string">
            <text:p>cache_size = 5</text:p>
          </table:table-cell>
          <table:table-cell office:value-type="string" calcext:value-type="string">
            <text:p>Tree_5</text:p>
          </table:table-cell>
          <table:table-cell office:value-type="string" calcext:value-type="string">
            <text:p>Chain_5</text:p>
          </table:table-cell>
          <table:table-cell office:value-type="string" calcext:value-type="string">
            <text:p>Grid_5</text:p>
          </table:table-cell>
          <table:table-cell office:value-type="string" calcext:value-type="string">
            <text:p>Tree_15</text:p>
          </table:table-cell>
          <table:table-cell office:value-type="string" calcext:value-type="string">
            <text:p>Chain_15</text:p>
          </table:table-cell>
          <table:table-cell office:value-type="string" calcext:value-type="string">
            <text:p>Grid_15</text:p>
          </table:table-cell>
          <table:table-cell office:value-type="string" calcext:value-type="string">
            <text:p>Tree_30</text:p>
          </table:table-cell>
          <table:table-cell office:value-type="string" calcext:value-type="string">
            <text:p>Chain_30</text:p>
          </table:table-cell>
          <table:table-cell office:value-type="string" calcext:value-type="string">
            <text:p>Grid_30</text:p>
          </table:table-cell>
          <table:table-cell office:value-type="string" calcext:value-type="string">
            <text:p>Tree_60</text:p>
          </table:table-cell>
          <table:table-cell office:value-type="string" calcext:value-type="string">
            <text:p>Chain_60</text:p>
          </table:table-cell>
          <table:table-cell office:value-type="string" calcext:value-type="string">
            <text:p>Grid_60</text:p>
          </table:table-cell>
          <table:table-cell office:value-type="string" calcext:value-type="string">
            <text:p>Tree_100</text:p>
          </table:table-cell>
          <table:table-cell office:value-type="string" calcext:value-type="string">
            <text:p>Chain_100</text:p>
          </table:table-cell>
          <table:table-cell office:value-type="string" calcext:value-type="string">
            <text:p>Grid_100</text:p>
          </table:table-cell>
          <table:table-cell office:value-type="string" calcext:value-type="string">
            <text:p>AV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st_iter</text:p>
          </table:table-cell>
          <table:table-cell office:value-type="float" office:value="1.6958343118" calcext:value-type="float">
            <text:p>1.6958343118</text:p>
          </table:table-cell>
          <table:table-cell office:value-type="float" office:value="2.0939239176" calcext:value-type="float">
            <text:p>2.0939239176</text:p>
          </table:table-cell>
          <table:table-cell office:value-type="float" office:value="2.13878780613" calcext:value-type="float">
            <text:p>2.1387878061</text:p>
          </table:table-cell>
          <table:table-cell office:value-type="float" office:value="8.01450039478" calcext:value-type="float">
            <text:p>8.0145003948</text:p>
          </table:table-cell>
          <table:table-cell office:value-type="float" office:value="4.97006069387" calcext:value-type="float">
            <text:p>4.9700606939</text:p>
          </table:table-cell>
          <table:table-cell office:value-type="float" office:value="5.20820461305" calcext:value-type="float">
            <text:p>5.2082046131</text:p>
          </table:table-cell>
          <table:table-cell office:value-type="float" office:value="0.217079158" calcext:value-type="float">
            <text:p>0.217079158</text:p>
          </table:table-cell>
          <table:table-cell office:value-type="float" office:value="1.67382532236" calcext:value-type="float">
            <text:p>1.6738253224</text:p>
          </table:table-cell>
          <table:table-cell office:value-type="float" office:value="1.82859237211" calcext:value-type="float">
            <text:p>1.8285923721</text:p>
          </table:table-cell>
          <table:table-cell office:value-type="float" office:value="16.7482869614" calcext:value-type="float">
            <text:p>16.7482869614</text:p>
          </table:table-cell>
          <table:table-cell office:value-type="float" office:value="33.4896284938" calcext:value-type="float">
            <text:p>33.4896284938</text:p>
          </table:table-cell>
          <table:table-cell office:value-type="float" office:value="4.48720855778" calcext:value-type="float">
            <text:p>4.4872085578</text:p>
          </table:table-cell>
          <table:table-cell office:value-type="float" office:value="14.9346050262" calcext:value-type="float">
            <text:p>14.9346050262</text:p>
          </table:table-cell>
          <table:table-cell office:value-type="float" office:value="55.9007251858" calcext:value-type="float">
            <text:p>55.9007251858</text:p>
          </table:table-cell>
          <table:table-cell office:value-type="float" office:value="3.09681336489" calcext:value-type="float">
            <text:p>3.0968133649</text:p>
          </table:table-cell>
          <table:table-cell table:formula="of:=AVERAGE([.B148];[.C148];[.D148];[.E148];[.F148];[.G148];[.H148];[.I148];[.J148];[.K148];[.L148];[.M148];[.N148];[.O148];[.P148])" office:value-type="float" office:value="10.663177939324" calcext:value-type="float">
            <text:p>10.66317793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nd_iter</text:p>
          </table:table-cell>
          <table:table-cell office:value-type="float" office:value="1.69824520833" calcext:value-type="float">
            <text:p>1.6982452083</text:p>
          </table:table-cell>
          <table:table-cell office:value-type="float" office:value="0.458176642133" calcext:value-type="float">
            <text:p>0.4581766421</text:p>
          </table:table-cell>
          <table:table-cell office:value-type="float" office:value="2.2191477088" calcext:value-type="float">
            <text:p>2.2191477088</text:p>
          </table:table-cell>
          <table:table-cell office:value-type="float" office:value="9.25268016667" calcext:value-type="float">
            <text:p>9.2526801667</text:p>
          </table:table-cell>
          <table:table-cell office:value-type="float" office:value="3.98833461897" calcext:value-type="float">
            <text:p>3.988334619</text:p>
          </table:table-cell>
          <table:table-cell office:value-type="float" office:value="5.72536922587" calcext:value-type="float">
            <text:p>5.7253692259</text:p>
          </table:table-cell>
          <table:table-cell office:value-type="float" office:value="0.194508131" calcext:value-type="float">
            <text:p>0.194508131</text:p>
          </table:table-cell>
          <table:table-cell office:value-type="float" office:value="0.984089418714" calcext:value-type="float">
            <text:p>0.9840894187</text:p>
          </table:table-cell>
          <table:table-cell office:value-type="float" office:value="0.267307796714" calcext:value-type="float">
            <text:p>0.2673077967</text:p>
          </table:table-cell>
          <table:table-cell office:value-type="float" office:value="16.9851407712" calcext:value-type="float">
            <text:p>16.9851407712</text:p>
          </table:table-cell>
          <table:table-cell office:value-type="float" office:value="33.7111476316" calcext:value-type="float">
            <text:p>33.7111476316</text:p>
          </table:table-cell>
          <table:table-cell office:value-type="float" office:value="4.42372623889" calcext:value-type="float">
            <text:p>4.4237262389</text:p>
          </table:table-cell>
          <table:table-cell office:value-type="float" office:value="14.5522414589" calcext:value-type="float">
            <text:p>14.5522414589</text:p>
          </table:table-cell>
          <table:table-cell office:value-type="float" office:value="54.5740566359" calcext:value-type="float">
            <text:p>54.5740566359</text:p>
          </table:table-cell>
          <table:table-cell office:value-type="float" office:value="3.06722235719" calcext:value-type="float">
            <text:p>3.06722235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rd_iter</text:p>
          </table:table-cell>
          <table:table-cell office:value-type="float" office:value="1.69601232913" calcext:value-type="float">
            <text:p>1.6960123291</text:p>
          </table:table-cell>
          <table:table-cell office:value-type="float" office:value="1.31258439793" calcext:value-type="float">
            <text:p>1.3125843979</text:p>
          </table:table-cell>
          <table:table-cell office:value-type="float" office:value="2.10160925713" calcext:value-type="float">
            <text:p>2.1016092571</text:p>
          </table:table-cell>
          <table:table-cell office:value-type="float" office:value="9.92243877858" calcext:value-type="float">
            <text:p>9.9224387786</text:p>
          </table:table-cell>
          <table:table-cell office:value-type="float" office:value="4.34577022887" calcext:value-type="float">
            <text:p>4.3457702289</text:p>
          </table:table-cell>
          <table:table-cell office:value-type="float" office:value="5.79250102925" calcext:value-type="float">
            <text:p>5.7925010293</text:p>
          </table:table-cell>
          <table:table-cell office:value-type="float" office:value="1.49825334873" calcext:value-type="float">
            <text:p>1.4982533487</text:p>
          </table:table-cell>
          <table:table-cell office:value-type="float" office:value="0.958748930143" calcext:value-type="float">
            <text:p>0.9587489301</text:p>
          </table:table-cell>
          <table:table-cell office:value-type="float" office:value="0.0784950075" calcext:value-type="float">
            <text:p>0.0784950075</text:p>
          </table:table-cell>
          <table:table-cell office:value-type="float" office:value="14.2906938256" calcext:value-type="float">
            <text:p>14.2906938256</text:p>
          </table:table-cell>
          <table:table-cell office:value-type="float" office:value="33.1235338998" calcext:value-type="float">
            <text:p>33.1235338998</text:p>
          </table:table-cell>
          <table:table-cell office:value-type="float" office:value="4.4033887516" calcext:value-type="float">
            <text:p>4.4033887516</text:p>
          </table:table-cell>
          <table:table-cell office:value-type="float" office:value="15.3806033683" calcext:value-type="float">
            <text:p>15.3806033683</text:p>
          </table:table-cell>
          <table:table-cell office:value-type="float" office:value="54.9109916351" calcext:value-type="float">
            <text:p>54.9109916351</text:p>
          </table:table-cell>
          <table:table-cell office:value-type="float" office:value="3.26799007641" calcext:value-type="float">
            <text:p>3.26799007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th_iter</text:p>
          </table:table-cell>
          <table:table-cell office:value-type="float" office:value="0.915898606867" calcext:value-type="float">
            <text:p>0.9158986069</text:p>
          </table:table-cell>
          <table:table-cell office:value-type="float" office:value="2.0964650096" calcext:value-type="float">
            <text:p>2.0964650096</text:p>
          </table:table-cell>
          <table:table-cell office:value-type="float" office:value="1.4812814946" calcext:value-type="float">
            <text:p>1.4812814946</text:p>
          </table:table-cell>
          <table:table-cell office:value-type="float" office:value="7.67042499968" calcext:value-type="float">
            <text:p>7.6704249997</text:p>
          </table:table-cell>
          <table:table-cell office:value-type="float" office:value="4.70887752557" calcext:value-type="float">
            <text:p>4.7088775256</text:p>
          </table:table-cell>
          <table:table-cell office:value-type="float" office:value="5.96034084937" calcext:value-type="float">
            <text:p>5.9603408494</text:p>
          </table:table-cell>
          <table:table-cell office:value-type="float" office:value="0.459227099182" calcext:value-type="float">
            <text:p>0.4592270992</text:p>
          </table:table-cell>
          <table:table-cell office:value-type="float" office:value="1.71765640933" calcext:value-type="float">
            <text:p>1.7176564093</text:p>
          </table:table-cell>
          <table:table-cell office:value-type="float" office:value="0.162780752" calcext:value-type="float">
            <text:p>0.162780752</text:p>
          </table:table-cell>
          <table:table-cell office:value-type="float" office:value="13.6625028531" calcext:value-type="float">
            <text:p>13.6625028531</text:p>
          </table:table-cell>
          <table:table-cell office:value-type="float" office:value="30.0303040233" calcext:value-type="float">
            <text:p>30.0303040233</text:p>
          </table:table-cell>
          <table:table-cell office:value-type="float" office:value="4.40945648875" calcext:value-type="float">
            <text:p>4.4094564888</text:p>
          </table:table-cell>
          <table:table-cell office:value-type="float" office:value="14.9560837015" calcext:value-type="float">
            <text:p>14.9560837015</text:p>
          </table:table-cell>
          <table:table-cell office:value-type="float" office:value="59.4636417022" calcext:value-type="float">
            <text:p>59.4636417022</text:p>
          </table:table-cell>
          <table:table-cell office:value-type="float" office:value="3.12459596344" calcext:value-type="float">
            <text:p>3.12459596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h_iter</text:p>
          </table:table-cell>
          <table:table-cell office:value-type="float" office:value="0.0567850432" calcext:value-type="float">
            <text:p>0.0567850432</text:p>
          </table:table-cell>
          <table:table-cell office:value-type="float" office:value="2.093571945" calcext:value-type="float">
            <text:p>2.093571945</text:p>
          </table:table-cell>
          <table:table-cell office:value-type="float" office:value="1.90605769907" calcext:value-type="float">
            <text:p>1.9060576991</text:p>
          </table:table-cell>
          <table:table-cell office:value-type="float" office:value="10.2321570994" calcext:value-type="float">
            <text:p>10.2321570994</text:p>
          </table:table-cell>
          <table:table-cell office:value-type="float" office:value="6.01470219258" calcext:value-type="float">
            <text:p>6.0147021926</text:p>
          </table:table-cell>
          <table:table-cell office:value-type="float" office:value="5.47070919295" calcext:value-type="float">
            <text:p>5.470709193</text:p>
          </table:table-cell>
          <table:table-cell office:value-type="float" office:value="1.63603309" calcext:value-type="float">
            <text:p>1.63603309</text:p>
          </table:table-cell>
          <table:table-cell office:value-type="float" office:value="1.00025065614" calcext:value-type="float">
            <text:p>1.0002506561</text:p>
          </table:table-cell>
          <table:table-cell office:value-type="float" office:value="0.402755707375" calcext:value-type="float">
            <text:p>0.4027557074</text:p>
          </table:table-cell>
          <table:table-cell office:value-type="float" office:value="16.1909009462" calcext:value-type="float">
            <text:p>16.1909009462</text:p>
          </table:table-cell>
          <table:table-cell office:value-type="float" office:value="37.5702937237" calcext:value-type="float">
            <text:p>37.5702937237</text:p>
          </table:table-cell>
          <table:table-cell office:value-type="float" office:value="4.91687167076" calcext:value-type="float">
            <text:p>4.9168716708</text:p>
          </table:table-cell>
          <table:table-cell office:value-type="float" office:value="15.2310322711" calcext:value-type="float">
            <text:p>15.2310322711</text:p>
          </table:table-cell>
          <table:table-cell office:value-type="float" office:value="58.1588521382" calcext:value-type="float">
            <text:p>58.1588521382</text:p>
          </table:table-cell>
          <table:table-cell office:value-type="float" office:value="3.21290813176" calcext:value-type="float">
            <text:p>3.21290813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th_iter</text:p>
          </table:table-cell>
          <table:table-cell office:value-type="float" office:value="2.43682349253" calcext:value-type="float">
            <text:p>2.4368234925</text:p>
          </table:table-cell>
          <table:table-cell office:value-type="float" office:value="1.3122904114" calcext:value-type="float">
            <text:p>1.3122904114</text:p>
          </table:table-cell>
          <table:table-cell office:value-type="float" office:value="1.7535715404" calcext:value-type="float">
            <text:p>1.7535715404</text:p>
          </table:table-cell>
          <table:table-cell office:value-type="float" office:value="8.66619984042" calcext:value-type="float">
            <text:p>8.6661998404</text:p>
          </table:table-cell>
          <table:table-cell office:value-type="float" office:value="6.17896381655" calcext:value-type="float">
            <text:p>6.1789638166</text:p>
          </table:table-cell>
          <table:table-cell office:value-type="float" office:value="5.97067028422" calcext:value-type="float">
            <text:p>5.9706702842</text:p>
          </table:table-cell>
          <table:table-cell office:value-type="float" office:value="0.505955271857" calcext:value-type="float">
            <text:p>0.5059552719</text:p>
          </table:table-cell>
          <table:table-cell office:value-type="float" office:value="0.808495634429" calcext:value-type="float">
            <text:p>0.8084956344</text:p>
          </table:table-cell>
          <table:table-cell office:value-type="float" office:value="2.40844722957" calcext:value-type="float">
            <text:p>2.4084472296</text:p>
          </table:table-cell>
          <table:table-cell office:value-type="float" office:value="16.758046157" calcext:value-type="float">
            <text:p>16.758046157</text:p>
          </table:table-cell>
          <table:table-cell office:value-type="float" office:value="34.5707602599" calcext:value-type="float">
            <text:p>34.5707602599</text:p>
          </table:table-cell>
          <table:table-cell office:value-type="float" office:value="4.69739684039" calcext:value-type="float">
            <text:p>4.6973968404</text:p>
          </table:table-cell>
          <table:table-cell office:value-type="float" office:value="15.3169607676" calcext:value-type="float">
            <text:p>15.3169607676</text:p>
          </table:table-cell>
          <table:table-cell office:value-type="float" office:value="57.9887000652" calcext:value-type="float">
            <text:p>57.9887000652</text:p>
          </table:table-cell>
          <table:table-cell office:value-type="float" office:value="2.92895656715" calcext:value-type="float">
            <text:p>2.92895656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th_iter</text:p>
          </table:table-cell>
          <table:table-cell office:value-type="float" office:value="1.0325357732" calcext:value-type="float">
            <text:p>1.0325357732</text:p>
          </table:table-cell>
          <table:table-cell office:value-type="float" office:value="1.70277096587" calcext:value-type="float">
            <text:p>1.7027709659</text:p>
          </table:table-cell>
          <table:table-cell office:value-type="float" office:value="2.10066321527" calcext:value-type="float">
            <text:p>2.1006632153</text:p>
          </table:table-cell>
          <table:table-cell office:value-type="float" office:value="8.60410992055" calcext:value-type="float">
            <text:p>8.6041099206</text:p>
          </table:table-cell>
          <table:table-cell office:value-type="float" office:value="5.37086941105" calcext:value-type="float">
            <text:p>5.3708694111</text:p>
          </table:table-cell>
          <table:table-cell office:value-type="float" office:value="5.69516865123" calcext:value-type="float">
            <text:p>5.6951686512</text:p>
          </table:table-cell>
          <table:table-cell office:value-type="float" office:value="0.409747624444" calcext:value-type="float">
            <text:p>0.4097476244</text:p>
          </table:table-cell>
          <table:table-cell office:value-type="float" office:value="0.893334503857" calcext:value-type="float">
            <text:p>0.8933345039</text:p>
          </table:table-cell>
          <table:table-cell office:value-type="float" office:value="0.831849814556" calcext:value-type="float">
            <text:p>0.8318498146</text:p>
          </table:table-cell>
          <table:table-cell office:value-type="float" office:value="17.1629777319" calcext:value-type="float">
            <text:p>17.1629777319</text:p>
          </table:table-cell>
          <table:table-cell office:value-type="float" office:value="34.2812814108" calcext:value-type="float">
            <text:p>34.2812814108</text:p>
          </table:table-cell>
          <table:table-cell office:value-type="float" office:value="4.67027327612" calcext:value-type="float">
            <text:p>4.6702732761</text:p>
          </table:table-cell>
          <table:table-cell office:value-type="float" office:value="15.0082220385" calcext:value-type="float">
            <text:p>15.0082220385</text:p>
          </table:table-cell>
          <table:table-cell office:value-type="float" office:value="66.4172273102" calcext:value-type="float">
            <text:p>66.4172273102</text:p>
          </table:table-cell>
          <table:table-cell office:value-type="float" office:value="3.30018400063" calcext:value-type="float">
            <text:p>3.3001840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th_iter</text:p>
          </table:table-cell>
          <table:table-cell office:value-type="float" office:value="1.69243872687" calcext:value-type="float">
            <text:p>1.6924387269</text:p>
          </table:table-cell>
          <table:table-cell office:value-type="float" office:value="2.09269304073" calcext:value-type="float">
            <text:p>2.0926930407</text:p>
          </table:table-cell>
          <table:table-cell office:value-type="float" office:value="1.90325415493" calcext:value-type="float">
            <text:p>1.9032541549</text:p>
          </table:table-cell>
          <table:table-cell office:value-type="float" office:value="6.0824298477" calcext:value-type="float">
            <text:p>6.0824298477</text:p>
          </table:table-cell>
          <table:table-cell office:value-type="float" office:value="4.0969199741" calcext:value-type="float">
            <text:p>4.0969199741</text:p>
          </table:table-cell>
          <table:table-cell office:value-type="float" office:value="5.35745388565" calcext:value-type="float">
            <text:p>5.3574538857</text:p>
          </table:table-cell>
          <table:table-cell office:value-type="float" office:value="5.88299038544" calcext:value-type="float">
            <text:p>5.8829903854</text:p>
          </table:table-cell>
          <table:table-cell office:value-type="float" office:value="0.982513404" calcext:value-type="float">
            <text:p>0.982513404</text:p>
          </table:table-cell>
          <table:table-cell office:value-type="float" office:value="0.098701462" calcext:value-type="float">
            <text:p>0.098701462</text:p>
          </table:table-cell>
          <table:table-cell office:value-type="float" office:value="13.5603788924" calcext:value-type="float">
            <text:p>13.5603788924</text:p>
          </table:table-cell>
          <table:table-cell office:value-type="float" office:value="37.0974445232" calcext:value-type="float">
            <text:p>37.0974445232</text:p>
          </table:table-cell>
          <table:table-cell office:value-type="float" office:value="4.4471703795" calcext:value-type="float">
            <text:p>4.4471703795</text:p>
          </table:table-cell>
          <table:table-cell office:value-type="float" office:value="14.8014911012" calcext:value-type="float">
            <text:p>14.8014911012</text:p>
          </table:table-cell>
          <table:table-cell office:value-type="float" office:value="56.6793353485" calcext:value-type="float">
            <text:p>56.6793353485</text:p>
          </table:table-cell>
          <table:table-cell office:value-type="float" office:value="2.94708026634" calcext:value-type="float">
            <text:p>2.94708026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th_iter</text:p>
          </table:table-cell>
          <table:table-cell office:value-type="float" office:value="1.69684037253" calcext:value-type="float">
            <text:p>1.6968403725</text:p>
          </table:table-cell>
          <table:table-cell office:value-type="float" office:value="2.095826178" calcext:value-type="float">
            <text:p>2.095826178</text:p>
          </table:table-cell>
          <table:table-cell office:value-type="float" office:value="2.4990447654" calcext:value-type="float">
            <text:p>2.4990447654</text:p>
          </table:table-cell>
          <table:table-cell office:value-type="float" office:value="9.0764445913" calcext:value-type="float">
            <text:p>9.0764445913</text:p>
          </table:table-cell>
          <table:table-cell office:value-type="float" office:value="5.51442791092" calcext:value-type="float">
            <text:p>5.5144279109</text:p>
          </table:table-cell>
          <table:table-cell office:value-type="float" office:value="5.72810627385" calcext:value-type="float">
            <text:p>5.7281062739</text:p>
          </table:table-cell>
          <table:table-cell office:value-type="float" office:value="0.272208044571" calcext:value-type="float">
            <text:p>0.2722080446</text:p>
          </table:table-cell>
          <table:table-cell office:value-type="float" office:value="1.95848690947" calcext:value-type="float">
            <text:p>1.9584869095</text:p>
          </table:table-cell>
          <table:table-cell office:value-type="float" office:value="0.573743999667" calcext:value-type="float">
            <text:p>0.5737439997</text:p>
          </table:table-cell>
          <table:table-cell office:value-type="float" office:value="18.4224681754" calcext:value-type="float">
            <text:p>18.4224681754</text:p>
          </table:table-cell>
          <table:table-cell office:value-type="float" office:value="38.1681024363" calcext:value-type="float">
            <text:p>38.1681024363</text:p>
          </table:table-cell>
          <table:table-cell office:value-type="float" office:value="4.80461841872" calcext:value-type="float">
            <text:p>4.8046184187</text:p>
          </table:table-cell>
          <table:table-cell office:value-type="float" office:value="15.0989731157" calcext:value-type="float">
            <text:p>15.0989731157</text:p>
          </table:table-cell>
          <table:table-cell office:value-type="float" office:value="61.8818737424" calcext:value-type="float">
            <text:p>61.8818737424</text:p>
          </table:table-cell>
          <table:table-cell office:value-type="float" office:value="3.12810938261" calcext:value-type="float">
            <text:p>3.12810938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th_iter</text:p>
          </table:table-cell>
          <table:table-cell office:value-type="float" office:value="2.63458146567" calcext:value-type="float">
            <text:p>2.6345814657</text:p>
          </table:table-cell>
          <table:table-cell office:value-type="float" office:value="2.09549353113" calcext:value-type="float">
            <text:p>2.0954935311</text:p>
          </table:table-cell>
          <table:table-cell office:value-type="float" office:value="2.43089087433" calcext:value-type="float">
            <text:p>2.4308908743</text:p>
          </table:table-cell>
          <table:table-cell office:value-type="float" office:value="9.3207435212" calcext:value-type="float">
            <text:p>9.3207435212</text:p>
          </table:table-cell>
          <table:table-cell office:value-type="float" office:value="7.16216465212" calcext:value-type="float">
            <text:p>7.1621646521</text:p>
          </table:table-cell>
          <table:table-cell office:value-type="float" office:value="5.9433257712" calcext:value-type="float">
            <text:p>5.9433257712</text:p>
          </table:table-cell>
          <table:table-cell office:value-type="float" office:value="0.226554859" calcext:value-type="float">
            <text:p>0.226554859</text:p>
          </table:table-cell>
          <table:table-cell office:value-type="float" office:value="0.570999118" calcext:value-type="float">
            <text:p>0.570999118</text:p>
          </table:table-cell>
          <table:table-cell office:value-type="float" office:value="0.267512707571" calcext:value-type="float">
            <text:p>0.2675127076</text:p>
          </table:table-cell>
          <table:table-cell office:value-type="float" office:value="21.3755969399" calcext:value-type="float">
            <text:p>21.3755969399</text:p>
          </table:table-cell>
          <table:table-cell office:value-type="float" office:value="34.2068810855" calcext:value-type="float">
            <text:p>34.2068810855</text:p>
          </table:table-cell>
          <table:table-cell office:value-type="float" office:value="4.79607720122" calcext:value-type="float">
            <text:p>4.7960772012</text:p>
          </table:table-cell>
          <table:table-cell office:value-type="float" office:value="15.000933144" calcext:value-type="float">
            <text:p>15.000933144</text:p>
          </table:table-cell>
          <table:table-cell office:value-type="float" office:value="55.0739820827" calcext:value-type="float">
            <text:p>55.0739820827</text:p>
          </table:table-cell>
          <table:table-cell office:value-type="float" office:value="3.34942636842" calcext:value-type="float">
            <text:p>3.3494263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AVERAGE([.B138];[.B139];[.B140];[.B141];[.B142];[.B143];[.B144];[.B145];[.B146];[.B147])" office:value-type="float" office:value="1.5555995330127" calcext:value-type="float">
            <text:p>1.555599533</text:p>
          </table:table-cell>
          <table:table-cell table:style-name="ce1" table:formula="of:=AVERAGE([.C138];[.C139];[.C140];[.C141];[.C142];[.C143];[.C144];[.C145];[.C146];[.C147])" office:value-type="float" office:value="1.7353796039393" calcext:value-type="float">
            <text:p>1.7353796039</text:p>
          </table:table-cell>
          <table:table-cell table:style-name="ce1" table:formula="of:=AVERAGE([.D138];[.D139];[.D140];[.D141];[.D142];[.D143];[.D144];[.D145];[.D146];[.D147])" office:value-type="float" office:value="2.053430851606" calcext:value-type="float">
            <text:p>2.0534308516</text:p>
          </table:table-cell>
          <table:table-cell table:style-name="ce1" table:formula="of:=AVERAGE([.E138];[.E139];[.E140];[.E141];[.E142];[.E143];[.E144];[.E145];[.E146];[.E147])" office:value-type="float" office:value="8.684212916028" calcext:value-type="float">
            <text:p>8.684212916</text:p>
          </table:table-cell>
          <table:table-cell table:style-name="ce1" table:formula="of:=AVERAGE([.F138];[.F139];[.F140];[.F141];[.F142];[.F143];[.F144];[.F145];[.F146];[.F147])" office:value-type="float" office:value="5.23510910246" calcext:value-type="float">
            <text:p>5.2351091025</text:p>
          </table:table-cell>
          <table:table-cell table:style-name="ce1" table:formula="of:=AVERAGE([.G138];[.G139];[.G140];[.G141];[.G142];[.G143];[.G144];[.G145];[.G146];[.G147])" office:value-type="float" office:value="5.685184977664" calcext:value-type="float">
            <text:p>5.6851849777</text:p>
          </table:table-cell>
          <table:table-cell table:style-name="ce1" table:formula="of:=AVERAGE([.H138];[.H139];[.H140];[.H141];[.H142];[.H143];[.H144];[.H145];[.H146];[.H147])" office:value-type="float" office:value="1.1302557012224" calcext:value-type="float">
            <text:p>1.1302557012</text:p>
          </table:table-cell>
          <table:table-cell table:style-name="ce1" table:formula="of:=AVERAGE([.I138];[.I139];[.I140];[.I141];[.I142];[.I143];[.I144];[.I145];[.I146];[.I147])" office:value-type="float" office:value="1.1548400306443" calcext:value-type="float">
            <text:p>1.1548400306</text:p>
          </table:table-cell>
          <table:table-cell table:style-name="ce1" table:formula="of:=AVERAGE([.J138];[.J139];[.J140];[.J141];[.J142];[.J143];[.J144];[.J145];[.J146];[.J147])" office:value-type="float" office:value="0.6920186849063" calcext:value-type="float">
            <text:p>0.6920186849</text:p>
          </table:table-cell>
          <table:table-cell table:style-name="ce1" table:formula="of:=AVERAGE([.K138];[.K139];[.K140];[.K141];[.K142];[.K143];[.K144];[.K145];[.K146];[.K147])" office:value-type="float" office:value="16.51569932541" calcext:value-type="float">
            <text:p>16.5156993254</text:p>
          </table:table-cell>
          <table:table-cell table:style-name="ce1" table:formula="of:=AVERAGE([.L138];[.L139];[.L140];[.L141];[.L142];[.L143];[.L144];[.L145];[.L146];[.L147])" office:value-type="float" office:value="34.62493774879" calcext:value-type="float">
            <text:p>34.6249377488</text:p>
          </table:table-cell>
          <table:table-cell table:style-name="ce1" table:formula="of:=AVERAGE([.M138];[.M139];[.M140];[.M141];[.M142];[.M143];[.M144];[.M145];[.M146];[.M147])" office:value-type="float" office:value="4.605618782373" calcext:value-type="float">
            <text:p>4.6056187824</text:p>
          </table:table-cell>
          <table:table-cell table:style-name="ce1" table:formula="of:=AVERAGE([.N138];[.N139];[.N140];[.N141];[.N142];[.N143];[.N144];[.N145];[.N146];[.N147])" office:value-type="float" office:value="15.0281145993" calcext:value-type="float">
            <text:p>15.0281145993</text:p>
          </table:table-cell>
          <table:table-cell table:style-name="ce1" table:formula="of:=AVERAGE([.O138];[.O139];[.O140];[.O141];[.O142];[.O143];[.O144];[.O145];[.O146];[.O147])" office:value-type="float" office:value="58.10493858462" calcext:value-type="float">
            <text:p>58.1049385846</text:p>
          </table:table-cell>
          <table:table-cell table:style-name="ce1" table:formula="of:=AVERAGE([.P138];[.P139];[.P140];[.P141];[.P142];[.P143];[.P144];[.P145];[.P146];[.P147])" office:value-type="float" office:value="3.142328647884" calcext:value-type="float">
            <text:p>3.1423286479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cache_size = 15</text:p>
          </table:table-cell>
          <table:table-cell office:value-type="string" calcext:value-type="string">
            <text:p>Tree_5</text:p>
          </table:table-cell>
          <table:table-cell office:value-type="string" calcext:value-type="string">
            <text:p>Chain_5</text:p>
          </table:table-cell>
          <table:table-cell office:value-type="string" calcext:value-type="string">
            <text:p>Grid_5</text:p>
          </table:table-cell>
          <table:table-cell office:value-type="string" calcext:value-type="string">
            <text:p>Tree_15</text:p>
          </table:table-cell>
          <table:table-cell office:value-type="string" calcext:value-type="string">
            <text:p>Chain_15</text:p>
          </table:table-cell>
          <table:table-cell office:value-type="string" calcext:value-type="string">
            <text:p>Grid_15</text:p>
          </table:table-cell>
          <table:table-cell office:value-type="string" calcext:value-type="string">
            <text:p>Tree_30</text:p>
          </table:table-cell>
          <table:table-cell office:value-type="string" calcext:value-type="string">
            <text:p>Chain_30</text:p>
          </table:table-cell>
          <table:table-cell office:value-type="string" calcext:value-type="string">
            <text:p>Grid_30</text:p>
          </table:table-cell>
          <table:table-cell office:value-type="string" calcext:value-type="string">
            <text:p>Tree_60</text:p>
          </table:table-cell>
          <table:table-cell office:value-type="string" calcext:value-type="string">
            <text:p>Chain_60</text:p>
          </table:table-cell>
          <table:table-cell office:value-type="string" calcext:value-type="string">
            <text:p>Grid_60</text:p>
          </table:table-cell>
          <table:table-cell office:value-type="string" calcext:value-type="string">
            <text:p>Tree_100</text:p>
          </table:table-cell>
          <table:table-cell office:value-type="string" calcext:value-type="string">
            <text:p>Chain_100</text:p>
          </table:table-cell>
          <table:table-cell office:value-type="string" calcext:value-type="string">
            <text:p>Grid_100</text:p>
          </table:table-cell>
          <table:table-cell office:value-type="string" calcext:value-type="string">
            <text:p>AV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st_iter</text:p>
          </table:table-cell>
          <table:table-cell office:value-type="float" office:value="1.0320230812" calcext:value-type="float">
            <text:p>1.0320230812</text:p>
          </table:table-cell>
          <table:table-cell office:value-type="float" office:value="2.0922047624" calcext:value-type="float">
            <text:p>2.0922047624</text:p>
          </table:table-cell>
          <table:table-cell office:value-type="float" office:value="1.873139414" calcext:value-type="float">
            <text:p>1.873139414</text:p>
          </table:table-cell>
          <table:table-cell office:value-type="float" office:value="10.44563214" calcext:value-type="float">
            <text:p>10.44563214</text:p>
          </table:table-cell>
          <table:table-cell office:value-type="float" office:value="3.58314930437" calcext:value-type="float">
            <text:p>3.5831493044</text:p>
          </table:table-cell>
          <table:table-cell office:value-type="float" office:value="10.7389094979" calcext:value-type="float">
            <text:p>10.7389094979</text:p>
          </table:table-cell>
          <table:table-cell office:value-type="float" office:value="0.203712454" calcext:value-type="float">
            <text:p>0.203712454</text:p>
          </table:table-cell>
          <table:table-cell office:value-type="float" office:value="2.43505294432" calcext:value-type="float">
            <text:p>2.4350529443</text:p>
          </table:table-cell>
          <table:table-cell office:value-type="float" office:value="0.743519146818" calcext:value-type="float">
            <text:p>0.7435191468</text:p>
          </table:table-cell>
          <table:table-cell office:value-type="float" office:value="40.8387905515" calcext:value-type="float">
            <text:p>40.8387905515</text:p>
          </table:table-cell>
          <table:table-cell office:value-type="float" office:value="48.2352960201" calcext:value-type="float">
            <text:p>48.2352960201</text:p>
          </table:table-cell>
          <table:table-cell office:value-type="float" office:value="13.0230510348" calcext:value-type="float">
            <text:p>13.0230510348</text:p>
          </table:table-cell>
          <table:table-cell office:value-type="float" office:value="49.9613519562" calcext:value-type="float">
            <text:p>49.9613519562</text:p>
          </table:table-cell>
          <table:table-cell office:value-type="float" office:value="162.616298166" calcext:value-type="float">
            <text:p>162.616298166</text:p>
          </table:table-cell>
          <table:table-cell office:value-type="float" office:value="7.87165529296" calcext:value-type="float">
            <text:p>7.871655293</text:p>
          </table:table-cell>
          <table:table-cell table:formula="of:=AVERAGE([.B161];[.C161];[.D161];[.E161];[.F161];[.G161];[.H161];[.I161];[.J161];[.K161];[.L161];[.M161];[.N161];[.O161];[.P161])" office:value-type="float" office:value="22.2019555255271" calcext:value-type="float">
            <text:p>22.2019555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nd_iter</text:p>
          </table:table-cell>
          <table:table-cell office:value-type="float" office:value="2.43833003907" calcext:value-type="float">
            <text:p>2.4383300391</text:p>
          </table:table-cell>
          <table:table-cell office:value-type="float" office:value="2.0937448734" calcext:value-type="float">
            <text:p>2.0937448734</text:p>
          </table:table-cell>
          <table:table-cell office:value-type="float" office:value="1.90596208073" calcext:value-type="float">
            <text:p>1.9059620807</text:p>
          </table:table-cell>
          <table:table-cell office:value-type="float" office:value="10.1597106548" calcext:value-type="float">
            <text:p>10.1597106548</text:p>
          </table:table-cell>
          <table:table-cell office:value-type="float" office:value="7.16942936472" calcext:value-type="float">
            <text:p>7.1694293647</text:p>
          </table:table-cell>
          <table:table-cell office:value-type="float" office:value="10.0190700173" calcext:value-type="float">
            <text:p>10.0190700173</text:p>
          </table:table-cell>
          <table:table-cell office:value-type="float" office:value="0.240234366" calcext:value-type="float">
            <text:p>0.240234366</text:p>
          </table:table-cell>
          <table:table-cell office:value-type="float" office:value="2.11255388325" calcext:value-type="float">
            <text:p>2.1125538833</text:p>
          </table:table-cell>
          <table:table-cell office:value-type="float" office:value="7.14307798454" calcext:value-type="float">
            <text:p>7.1430779845</text:p>
          </table:table-cell>
          <table:table-cell office:value-type="float" office:value="40.7239186744" calcext:value-type="float">
            <text:p>40.7239186744</text:p>
          </table:table-cell>
          <table:table-cell office:value-type="float" office:value="45.5714046453" calcext:value-type="float">
            <text:p>45.5714046453</text:p>
          </table:table-cell>
          <table:table-cell office:value-type="float" office:value="12.3285988638" calcext:value-type="float">
            <text:p>12.3285988638</text:p>
          </table:table-cell>
          <table:table-cell office:value-type="float" office:value="46.9728289011" calcext:value-type="float">
            <text:p>46.9728289011</text:p>
          </table:table-cell>
          <table:table-cell office:value-type="float" office:value="140.166517048" calcext:value-type="float">
            <text:p>140.166517048</text:p>
          </table:table-cell>
          <table:table-cell office:value-type="float" office:value="8.46470143286" calcext:value-type="float">
            <text:p>8.46470143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rd_iter</text:p>
          </table:table-cell>
          <table:table-cell office:value-type="float" office:value="2.08858028813" calcext:value-type="float">
            <text:p>2.0885802881</text:p>
          </table:table-cell>
          <table:table-cell office:value-type="float" office:value="1.23540341087" calcext:value-type="float">
            <text:p>1.2354034109</text:p>
          </table:table-cell>
          <table:table-cell office:value-type="float" office:value="2.06484981427" calcext:value-type="float">
            <text:p>2.0648498143</text:p>
          </table:table-cell>
          <table:table-cell office:value-type="float" office:value="8.67107311615" calcext:value-type="float">
            <text:p>8.6710731162</text:p>
          </table:table-cell>
          <table:table-cell office:value-type="float" office:value="5.57230106883" calcext:value-type="float">
            <text:p>5.5723010688</text:p>
          </table:table-cell>
          <table:table-cell office:value-type="float" office:value="7.19188114667" calcext:value-type="float">
            <text:p>7.1918811467</text:p>
          </table:table-cell>
          <table:table-cell office:value-type="float" office:value="3.52845607743" calcext:value-type="float">
            <text:p>3.5284560774</text:p>
          </table:table-cell>
          <table:table-cell office:value-type="float" office:value="2.00820920108" calcext:value-type="float">
            <text:p>2.0082092011</text:p>
          </table:table-cell>
          <table:table-cell office:value-type="float" office:value="0.672411799364" calcext:value-type="float">
            <text:p>0.6724117994</text:p>
          </table:table-cell>
          <table:table-cell office:value-type="float" office:value="48.8216184166" calcext:value-type="float">
            <text:p>48.8216184166</text:p>
          </table:table-cell>
          <table:table-cell office:value-type="float" office:value="45.6314697943" calcext:value-type="float">
            <text:p>45.6314697943</text:p>
          </table:table-cell>
          <table:table-cell office:value-type="float" office:value="12.9384532657" calcext:value-type="float">
            <text:p>12.9384532657</text:p>
          </table:table-cell>
          <table:table-cell office:value-type="float" office:value="46.7594647761" calcext:value-type="float">
            <text:p>46.7594647761</text:p>
          </table:table-cell>
          <table:table-cell office:value-type="float" office:value="174.299541409" calcext:value-type="float">
            <text:p>174.299541409</text:p>
          </table:table-cell>
          <table:table-cell office:value-type="float" office:value="8.45119907075" calcext:value-type="float">
            <text:p>8.45119907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th_iter</text:p>
          </table:table-cell>
          <table:table-cell office:value-type="float" office:value="1.49910072" calcext:value-type="float">
            <text:p>1.49910072</text:p>
          </table:table-cell>
          <table:table-cell office:value-type="float" office:value="2.092796803" calcext:value-type="float">
            <text:p>2.092796803</text:p>
          </table:table-cell>
          <table:table-cell office:value-type="float" office:value="1.79931230433" calcext:value-type="float">
            <text:p>1.7993123043</text:p>
          </table:table-cell>
          <table:table-cell office:value-type="float" office:value="9.03204532908" calcext:value-type="float">
            <text:p>9.0320453291</text:p>
          </table:table-cell>
          <table:table-cell office:value-type="float" office:value="7.1705691948" calcext:value-type="float">
            <text:p>7.1705691948</text:p>
          </table:table-cell>
          <table:table-cell office:value-type="float" office:value="10.1002227419" calcext:value-type="float">
            <text:p>10.1002227419</text:p>
          </table:table-cell>
          <table:table-cell office:value-type="float" office:value="0.710284113" calcext:value-type="float">
            <text:p>0.710284113</text:p>
          </table:table-cell>
          <table:table-cell office:value-type="float" office:value="3.67217970843" calcext:value-type="float">
            <text:p>3.6721797084</text:p>
          </table:table-cell>
          <table:table-cell office:value-type="float" office:value="0.738906832909" calcext:value-type="float">
            <text:p>0.7389068329</text:p>
          </table:table-cell>
          <table:table-cell office:value-type="float" office:value="41.5420597982" calcext:value-type="float">
            <text:p>41.5420597982</text:p>
          </table:table-cell>
          <table:table-cell office:value-type="float" office:value="53.8044568551" calcext:value-type="float">
            <text:p>53.8044568551</text:p>
          </table:table-cell>
          <table:table-cell office:value-type="float" office:value="12.9285284226" calcext:value-type="float">
            <text:p>12.9285284226</text:p>
          </table:table-cell>
          <table:table-cell office:value-type="float" office:value="47.9766560578" calcext:value-type="float">
            <text:p>47.9766560578</text:p>
          </table:table-cell>
          <table:table-cell office:value-type="float" office:value="125.194012712" calcext:value-type="float">
            <text:p>125.194012712</text:p>
          </table:table-cell>
          <table:table-cell office:value-type="float" office:value="8.45102068733" calcext:value-type="float">
            <text:p>8.4510206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h_iter</text:p>
          </table:table-cell>
          <table:table-cell office:value-type="float" office:value="1.22263688467" calcext:value-type="float">
            <text:p>1.2226368847</text:p>
          </table:table-cell>
          <table:table-cell office:value-type="float" office:value="2.094528163" calcext:value-type="float">
            <text:p>2.094528163</text:p>
          </table:table-cell>
          <table:table-cell office:value-type="float" office:value="2.139601619" calcext:value-type="float">
            <text:p>2.139601619</text:p>
          </table:table-cell>
          <table:table-cell office:value-type="float" office:value="8.05978695555" calcext:value-type="float">
            <text:p>8.0597869556</text:p>
          </table:table-cell>
          <table:table-cell office:value-type="float" office:value="7.16872211692" calcext:value-type="float">
            <text:p>7.1687221169</text:p>
          </table:table-cell>
          <table:table-cell office:value-type="float" office:value="9.24082676708" calcext:value-type="float">
            <text:p>9.2408267671</text:p>
          </table:table-cell>
          <table:table-cell office:value-type="float" office:value="0.464993531818" calcext:value-type="float">
            <text:p>0.4649935318</text:p>
          </table:table-cell>
          <table:table-cell office:value-type="float" office:value="0.7262878345" calcext:value-type="float">
            <text:p>0.7262878345</text:p>
          </table:table-cell>
          <table:table-cell office:value-type="float" office:value="0.602657711111" calcext:value-type="float">
            <text:p>0.6026577111</text:p>
          </table:table-cell>
          <table:table-cell office:value-type="float" office:value="45.4298695484" calcext:value-type="float">
            <text:p>45.4298695484</text:p>
          </table:table-cell>
          <table:table-cell office:value-type="float" office:value="47.576924132" calcext:value-type="float">
            <text:p>47.576924132</text:p>
          </table:table-cell>
          <table:table-cell office:value-type="float" office:value="13.0651951779" calcext:value-type="float">
            <text:p>13.0651951779</text:p>
          </table:table-cell>
          <table:table-cell office:value-type="float" office:value="49.3563778018" calcext:value-type="float">
            <text:p>49.3563778018</text:p>
          </table:table-cell>
          <table:table-cell office:value-type="float" office:value="154.247777799" calcext:value-type="float">
            <text:p>154.247777799</text:p>
          </table:table-cell>
          <table:table-cell office:value-type="float" office:value="8.31232234582" calcext:value-type="float">
            <text:p>8.31232234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th_iter</text:p>
          </table:table-cell>
          <table:table-cell office:value-type="float" office:value="1.69635413273" calcext:value-type="float">
            <text:p>1.6963541327</text:p>
          </table:table-cell>
          <table:table-cell office:value-type="float" office:value="1.69877214647" calcext:value-type="float">
            <text:p>1.6987721465</text:p>
          </table:table-cell>
          <table:table-cell office:value-type="float" office:value="1.08335161833" calcext:value-type="float">
            <text:p>1.0833516183</text:p>
          </table:table-cell>
          <table:table-cell office:value-type="float" office:value="10.2124023073" calcext:value-type="float">
            <text:p>10.2124023073</text:p>
          </table:table-cell>
          <table:table-cell office:value-type="float" office:value="8.4018237674" calcext:value-type="float">
            <text:p>8.4018237674</text:p>
          </table:table-cell>
          <table:table-cell office:value-type="float" office:value="10.2694793347" calcext:value-type="float">
            <text:p>10.2694793347</text:p>
          </table:table-cell>
          <table:table-cell office:value-type="float" office:value="2.5937892895" calcext:value-type="float">
            <text:p>2.5937892895</text:p>
          </table:table-cell>
          <table:table-cell office:value-type="float" office:value="2.09240974292" calcext:value-type="float">
            <text:p>2.0924097429</text:p>
          </table:table-cell>
          <table:table-cell office:value-type="float" office:value="0.277167158571" calcext:value-type="float">
            <text:p>0.2771671586</text:p>
          </table:table-cell>
          <table:table-cell office:value-type="float" office:value="49.5713198557" calcext:value-type="float">
            <text:p>49.5713198557</text:p>
          </table:table-cell>
          <table:table-cell office:value-type="float" office:value="58.7224132102" calcext:value-type="float">
            <text:p>58.7224132102</text:p>
          </table:table-cell>
          <table:table-cell office:value-type="float" office:value="13.5060482578" calcext:value-type="float">
            <text:p>13.5060482578</text:p>
          </table:table-cell>
          <table:table-cell office:value-type="float" office:value="46.9682401119" calcext:value-type="float">
            <text:p>46.9682401119</text:p>
          </table:table-cell>
          <table:table-cell office:value-type="float" office:value="126.985206263" calcext:value-type="float">
            <text:p>126.985206263</text:p>
          </table:table-cell>
          <table:table-cell office:value-type="float" office:value="8.05453221796" calcext:value-type="float">
            <text:p>8.054532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th_iter</text:p>
          </table:table-cell>
          <table:table-cell office:value-type="float" office:value="0.830925467467" calcext:value-type="float">
            <text:p>0.8309254675</text:p>
          </table:table-cell>
          <table:table-cell office:value-type="float" office:value="1.31314591893" calcext:value-type="float">
            <text:p>1.3131459189</text:p>
          </table:table-cell>
          <table:table-cell office:value-type="float" office:value="2.06551510273" calcext:value-type="float">
            <text:p>2.0655151027</text:p>
          </table:table-cell>
          <table:table-cell office:value-type="float" office:value="8.81856799922" calcext:value-type="float">
            <text:p>8.8185679992</text:p>
          </table:table-cell>
          <table:table-cell office:value-type="float" office:value="2.95468097867" calcext:value-type="float">
            <text:p>2.9546809787</text:p>
          </table:table-cell>
          <table:table-cell office:value-type="float" office:value="11.0229682564" calcext:value-type="float">
            <text:p>11.0229682564</text:p>
          </table:table-cell>
          <table:table-cell office:value-type="float" office:value="2.46047128669" calcext:value-type="float">
            <text:p>2.4604712867</text:p>
          </table:table-cell>
          <table:table-cell office:value-type="float" office:value="1.70757544989" calcext:value-type="float">
            <text:p>1.7075754499</text:p>
          </table:table-cell>
          <table:table-cell office:value-type="float" office:value="0.262004288286" calcext:value-type="float">
            <text:p>0.2620042883</text:p>
          </table:table-cell>
          <table:table-cell office:value-type="float" office:value="43.4521991642" calcext:value-type="float">
            <text:p>43.4521991642</text:p>
          </table:table-cell>
          <table:table-cell office:value-type="float" office:value="56.0748792159" calcext:value-type="float">
            <text:p>56.0748792159</text:p>
          </table:table-cell>
          <table:table-cell office:value-type="float" office:value="12.6679393323" calcext:value-type="float">
            <text:p>12.6679393323</text:p>
          </table:table-cell>
          <table:table-cell office:value-type="float" office:value="48.2676993485" calcext:value-type="float">
            <text:p>48.2676993485</text:p>
          </table:table-cell>
          <table:table-cell office:value-type="float" office:value="94.9223416142" calcext:value-type="float">
            <text:p>94.9223416142</text:p>
          </table:table-cell>
          <table:table-cell office:value-type="float" office:value="8.02895344674" calcext:value-type="float">
            <text:p>8.02895344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th_iter</text:p>
          </table:table-cell>
          <table:table-cell office:value-type="float" office:value="2.08381039267" calcext:value-type="float">
            <text:p>2.0838103927</text:p>
          </table:table-cell>
          <table:table-cell office:value-type="float" office:value="2.0932067484" calcext:value-type="float">
            <text:p>2.0932067484</text:p>
          </table:table-cell>
          <table:table-cell office:value-type="float" office:value="2.14371435813" calcext:value-type="float">
            <text:p>2.1437143581</text:p>
          </table:table-cell>
          <table:table-cell office:value-type="float" office:value="8.92335239958" calcext:value-type="float">
            <text:p>8.9233523996</text:p>
          </table:table-cell>
          <table:table-cell office:value-type="float" office:value="7.17186390287" calcext:value-type="float">
            <text:p>7.1718639029</text:p>
          </table:table-cell>
          <table:table-cell office:value-type="float" office:value="10.8209785125" calcext:value-type="float">
            <text:p>10.8209785125</text:p>
          </table:table-cell>
          <table:table-cell office:value-type="float" office:value="1.33519306243" calcext:value-type="float">
            <text:p>1.3351930624</text:p>
          </table:table-cell>
          <table:table-cell office:value-type="float" office:value="2.17509566243" calcext:value-type="float">
            <text:p>2.1750956624</text:p>
          </table:table-cell>
          <table:table-cell office:value-type="float" office:value="1.03131482108" calcext:value-type="float">
            <text:p>1.0313148211</text:p>
          </table:table-cell>
          <table:table-cell office:value-type="float" office:value="48.8200188621" calcext:value-type="float">
            <text:p>48.8200188621</text:p>
          </table:table-cell>
          <table:table-cell office:value-type="float" office:value="44.5866667328" calcext:value-type="float">
            <text:p>44.5866667328</text:p>
          </table:table-cell>
          <table:table-cell office:value-type="float" office:value="12.3669337876" calcext:value-type="float">
            <text:p>12.3669337876</text:p>
          </table:table-cell>
          <table:table-cell office:value-type="float" office:value="48.384067735" calcext:value-type="float">
            <text:p>48.384067735</text:p>
          </table:table-cell>
          <table:table-cell office:value-type="float" office:value="136.878653532" calcext:value-type="float">
            <text:p>136.878653532</text:p>
          </table:table-cell>
          <table:table-cell office:value-type="float" office:value="8.26106741221" calcext:value-type="float">
            <text:p>8.26106741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th_iter</text:p>
          </table:table-cell>
          <table:table-cell office:value-type="float" office:value="1.2206318878" calcext:value-type="float">
            <text:p>1.2206318878</text:p>
          </table:table-cell>
          <table:table-cell office:value-type="float" office:value="2.0945780048" calcext:value-type="float">
            <text:p>2.0945780048</text:p>
          </table:table-cell>
          <table:table-cell office:value-type="float" office:value="1.1280324028" calcext:value-type="float">
            <text:p>1.1280324028</text:p>
          </table:table-cell>
          <table:table-cell office:value-type="float" office:value="10.2574580796" calcext:value-type="float">
            <text:p>10.2574580796</text:p>
          </table:table-cell>
          <table:table-cell office:value-type="float" office:value="7.166580546" calcext:value-type="float">
            <text:p>7.166580546</text:p>
          </table:table-cell>
          <table:table-cell office:value-type="float" office:value="10.4099795985" calcext:value-type="float">
            <text:p>10.4099795985</text:p>
          </table:table-cell>
          <table:table-cell office:value-type="float" office:value="0.550133410091" calcext:value-type="float">
            <text:p>0.5501334101</text:p>
          </table:table-cell>
          <table:table-cell office:value-type="float" office:value="0.819492876571" calcext:value-type="float">
            <text:p>0.8194928766</text:p>
          </table:table-cell>
          <table:table-cell office:value-type="float" office:value="0.270594976143" calcext:value-type="float">
            <text:p>0.2705949761</text:p>
          </table:table-cell>
          <table:table-cell office:value-type="float" office:value="47.9727465506" calcext:value-type="float">
            <text:p>47.9727465506</text:p>
          </table:table-cell>
          <table:table-cell office:value-type="float" office:value="52.9487975126" calcext:value-type="float">
            <text:p>52.9487975126</text:p>
          </table:table-cell>
          <table:table-cell office:value-type="float" office:value="12.7654742098" calcext:value-type="float">
            <text:p>12.7654742098</text:p>
          </table:table-cell>
          <table:table-cell office:value-type="float" office:value="46.026936313" calcext:value-type="float">
            <text:p>46.026936313</text:p>
          </table:table-cell>
          <table:table-cell office:value-type="float" office:value="97.9421847833" calcext:value-type="float">
            <text:p>97.9421847833</text:p>
          </table:table-cell>
          <table:table-cell office:value-type="float" office:value="7.85352048985" calcext:value-type="float">
            <text:p>7.8535204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th_iter</text:p>
          </table:table-cell>
          <table:table-cell office:value-type="float" office:value="1.42420650567" calcext:value-type="float">
            <text:p>1.4242065057</text:p>
          </table:table-cell>
          <table:table-cell office:value-type="float" office:value="0.9221170764" calcext:value-type="float">
            <text:p>0.9221170764</text:p>
          </table:table-cell>
          <table:table-cell office:value-type="float" office:value="2.1414235014" calcext:value-type="float">
            <text:p>2.1414235014</text:p>
          </table:table-cell>
          <table:table-cell office:value-type="float" office:value="8.9548614145" calcext:value-type="float">
            <text:p>8.9548614145</text:p>
          </table:table-cell>
          <table:table-cell office:value-type="float" office:value="5.52160797485" calcext:value-type="float">
            <text:p>5.5216079749</text:p>
          </table:table-cell>
          <table:table-cell office:value-type="float" office:value="10.1086486471" calcext:value-type="float">
            <text:p>10.1086486471</text:p>
          </table:table-cell>
          <table:table-cell office:value-type="float" office:value="0.709116131545" calcext:value-type="float">
            <text:p>0.7091161315</text:p>
          </table:table-cell>
          <table:table-cell office:value-type="float" office:value="0.843765229857" calcext:value-type="float">
            <text:p>0.8437652299</text:p>
          </table:table-cell>
          <table:table-cell office:value-type="float" office:value="0.078945132" calcext:value-type="float">
            <text:p>0.078945132</text:p>
          </table:table-cell>
          <table:table-cell office:value-type="float" office:value="42.5419243043" calcext:value-type="float">
            <text:p>42.5419243043</text:p>
          </table:table-cell>
          <table:table-cell office:value-type="float" office:value="53.799275103" calcext:value-type="float">
            <text:p>53.799275103</text:p>
          </table:table-cell>
          <table:table-cell office:value-type="float" office:value="12.4182967803" calcext:value-type="float">
            <text:p>12.4182967803</text:p>
          </table:table-cell>
          <table:table-cell office:value-type="float" office:value="47.9314243746" calcext:value-type="float">
            <text:p>47.9314243746</text:p>
          </table:table-cell>
          <table:table-cell office:value-type="float" office:value="121.710843409" calcext:value-type="float">
            <text:p>121.710843409</text:p>
          </table:table-cell>
          <table:table-cell office:value-type="float" office:value="8.14117547655" calcext:value-type="float">
            <text:p>8.1411754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151];[.B152];[.B153];[.B154];[.B155];[.B156];[.B157];[.B158];[.B159];[.B160])" office:value-type="float" office:value="1.5536599399407" calcext:value-type="float">
            <text:p>1.5536599399</text:p>
          </table:table-cell>
          <table:table-cell table:formula="of:=AVERAGE([.C151];[.C152];[.C153];[.C154];[.C155];[.C156];[.C157];[.C158];[.C159];[.C160])" office:value-type="float" office:value="1.773049790767" calcext:value-type="float">
            <text:p>1.7730497908</text:p>
          </table:table-cell>
          <table:table-cell table:formula="of:=AVERAGE([.D151];[.D152];[.D153];[.D154];[.D155];[.D156];[.D157];[.D158];[.D159];[.D160])" office:value-type="float" office:value="1.834490221572" calcext:value-type="float">
            <text:p>1.8344902216</text:p>
          </table:table-cell>
          <table:table-cell table:formula="of:=AVERAGE([.E151];[.E152];[.E153];[.E154];[.E155];[.E156];[.E157];[.E158];[.E159];[.E160])" office:value-type="float" office:value="9.353489039578" calcext:value-type="float">
            <text:p>9.3534890396</text:p>
          </table:table-cell>
          <table:table-cell table:formula="of:=AVERAGE([.F151];[.F152];[.F153];[.F154];[.F155];[.F156];[.F157];[.F158];[.F159];[.F160])" office:value-type="float" office:value="6.188072821943" calcext:value-type="float">
            <text:p>6.1880728219</text:p>
          </table:table-cell>
          <table:table-cell table:formula="of:=AVERAGE([.G151];[.G152];[.G153];[.G154];[.G155];[.G156];[.G157];[.G158];[.G159];[.G160])" office:value-type="float" office:value="9.992296452005" calcext:value-type="float">
            <text:p>9.992296452</text:p>
          </table:table-cell>
          <table:table-cell table:formula="of:=AVERAGE([.H151];[.H152];[.H153];[.H154];[.H155];[.H156];[.H157];[.H158];[.H159];[.H160])" office:value-type="float" office:value="1.2796383722504" calcext:value-type="float">
            <text:p>1.2796383723</text:p>
          </table:table-cell>
          <table:table-cell table:formula="of:=AVERAGE([.I151];[.I152];[.I153];[.I154];[.I155];[.I156];[.I157];[.I158];[.I159];[.I160])" office:value-type="float" office:value="1.8592622533248" calcext:value-type="float">
            <text:p>1.8592622533</text:p>
          </table:table-cell>
          <table:table-cell table:formula="of:=AVERAGE([.J151];[.J152];[.J153];[.J154];[.J155];[.J156];[.J157];[.J158];[.J159];[.J160])" office:value-type="float" office:value="1.1820599850822" calcext:value-type="float">
            <text:p>1.1820599851</text:p>
          </table:table-cell>
          <table:table-cell table:formula="of:=AVERAGE([.K151];[.K152];[.K153];[.K154];[.K155];[.K156];[.K157];[.K158];[.K159];[.K160])" office:value-type="float" office:value="44.9714465726" calcext:value-type="float">
            <text:p>44.9714465726</text:p>
          </table:table-cell>
          <table:table-cell table:formula="of:=AVERAGE([.L151];[.L152];[.L153];[.L154];[.L155];[.L156];[.L157];[.L158];[.L159];[.L160])" office:value-type="float" office:value="50.69515832213" calcext:value-type="float">
            <text:p>50.6951583221</text:p>
          </table:table-cell>
          <table:table-cell table:formula="of:=AVERAGE([.M151];[.M152];[.M153];[.M154];[.M155];[.M156];[.M157];[.M158];[.M159];[.M160])" office:value-type="float" office:value="12.80085191326" calcext:value-type="float">
            <text:p>12.8008519133</text:p>
          </table:table-cell>
          <table:table-cell table:formula="of:=AVERAGE([.N151];[.N152];[.N153];[.N154];[.N155];[.N156];[.N157];[.N158];[.N159];[.N160])" office:value-type="float" office:value="47.8605047376" calcext:value-type="float">
            <text:p>47.8605047376</text:p>
          </table:table-cell>
          <table:table-cell table:formula="of:=AVERAGE([.O151];[.O152];[.O153];[.O154];[.O155];[.O156];[.O157];[.O158];[.O159];[.O160])" office:value-type="float" office:value="133.49633767355" calcext:value-type="float">
            <text:p>133.4963376736</text:p>
          </table:table-cell>
          <table:table-cell table:formula="of:=AVERAGE([.P151];[.P152];[.P153];[.P154];[.P155];[.P156];[.P157];[.P158];[.P159];[.P160])" office:value-type="float" office:value="8.189014787303" calcext:value-type="float">
            <text:p>8.1890147873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cache_size = 30</text:p>
          </table:table-cell>
          <table:table-cell office:value-type="string" calcext:value-type="string">
            <text:p>Tree_5</text:p>
          </table:table-cell>
          <table:table-cell office:value-type="string" calcext:value-type="string">
            <text:p>Chain_5</text:p>
          </table:table-cell>
          <table:table-cell office:value-type="string" calcext:value-type="string">
            <text:p>Grid_5</text:p>
          </table:table-cell>
          <table:table-cell office:value-type="string" calcext:value-type="string">
            <text:p>Tree_15</text:p>
          </table:table-cell>
          <table:table-cell office:value-type="string" calcext:value-type="string">
            <text:p>Chain_15</text:p>
          </table:table-cell>
          <table:table-cell office:value-type="string" calcext:value-type="string">
            <text:p>Grid_15</text:p>
          </table:table-cell>
          <table:table-cell office:value-type="string" calcext:value-type="string">
            <text:p>Tree_30</text:p>
          </table:table-cell>
          <table:table-cell office:value-type="string" calcext:value-type="string">
            <text:p>Chain_30</text:p>
          </table:table-cell>
          <table:table-cell office:value-type="string" calcext:value-type="string">
            <text:p>Grid_30</text:p>
          </table:table-cell>
          <table:table-cell office:value-type="string" calcext:value-type="string">
            <text:p>Tree_60</text:p>
          </table:table-cell>
          <table:table-cell office:value-type="string" calcext:value-type="string">
            <text:p>Chain_60</text:p>
          </table:table-cell>
          <table:table-cell office:value-type="string" calcext:value-type="string">
            <text:p>Grid_60</text:p>
          </table:table-cell>
          <table:table-cell office:value-type="string" calcext:value-type="string">
            <text:p>Tree_100</text:p>
          </table:table-cell>
          <table:table-cell office:value-type="string" calcext:value-type="string">
            <text:p>Chain_100</text:p>
          </table:table-cell>
          <table:table-cell office:value-type="string" calcext:value-type="string">
            <text:p>Grid_100</text:p>
          </table:table-cell>
          <table:table-cell office:value-type="string" calcext:value-type="string">
            <text:p>AV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st_iter</text:p>
          </table:table-cell>
          <table:table-cell office:value-type="float" office:value="2.43490902667" calcext:value-type="float">
            <text:p>2.4349090267</text:p>
          </table:table-cell>
          <table:table-cell office:value-type="float" office:value="1.7031036082" calcext:value-type="float">
            <text:p>1.7031036082</text:p>
          </table:table-cell>
          <table:table-cell office:value-type="float" office:value="2.10009456547" calcext:value-type="float">
            <text:p>2.1000945655</text:p>
          </table:table-cell>
          <table:table-cell office:value-type="float" office:value="10.5478477169" calcext:value-type="float">
            <text:p>10.5478477169</text:p>
          </table:table-cell>
          <table:table-cell office:value-type="float" office:value="5.2197953891" calcext:value-type="float">
            <text:p>5.2197953891</text:p>
          </table:table-cell>
          <table:table-cell office:value-type="float" office:value="9.59336201088" calcext:value-type="float">
            <text:p>9.5933620109</text:p>
          </table:table-cell>
          <table:table-cell office:value-type="float" office:value="0.3734893372" calcext:value-type="float">
            <text:p>0.3734893372</text:p>
          </table:table-cell>
          <table:table-cell office:value-type="float" office:value="1.1750121758" calcext:value-type="float">
            <text:p>1.1750121758</text:p>
          </table:table-cell>
          <table:table-cell office:value-type="float" office:value="1.6040008208" calcext:value-type="float">
            <text:p>1.6040008208</text:p>
          </table:table-cell>
          <table:table-cell office:value-type="float" office:value="40.1236463083" calcext:value-type="float">
            <text:p>40.1236463083</text:p>
          </table:table-cell>
          <table:table-cell office:value-type="float" office:value="55.4248973251" calcext:value-type="float">
            <text:p>55.4248973251</text:p>
          </table:table-cell>
          <table:table-cell office:value-type="float" office:value="39.4306532445" calcext:value-type="float">
            <text:p>39.4306532445</text:p>
          </table:table-cell>
          <table:table-cell office:value-type="float" office:value="116.23477853" calcext:value-type="float">
            <text:p>116.23477853</text:p>
          </table:table-cell>
          <table:table-cell office:value-type="float" office:value="105.622781092" calcext:value-type="float">
            <text:p>105.622781092</text:p>
          </table:table-cell>
          <table:table-cell office:value-type="float" office:value="14.3624217977" calcext:value-type="float">
            <text:p>14.3624217977</text:p>
          </table:table-cell>
          <table:table-cell table:formula="of:=AVERAGE([.B174];[.C174];[.D174];[.E174];[.F174];[.G174];[.H174];[.I174];[.J174];[.K174];[.L174];[.M174];[.N174];[.O174];[.P174])" office:value-type="float" office:value="23.7167693710734" calcext:value-type="float">
            <text:p>23.71676937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nd_iter</text:p>
          </table:table-cell>
          <table:table-cell office:value-type="float" office:value="1.69140621627" calcext:value-type="float">
            <text:p>1.6914062163</text:p>
          </table:table-cell>
          <table:table-cell office:value-type="float" office:value="2.0931650504" calcext:value-type="float">
            <text:p>2.0931650504</text:p>
          </table:table-cell>
          <table:table-cell office:value-type="float" office:value="2.06577754353" calcext:value-type="float">
            <text:p>2.0657775435</text:p>
          </table:table-cell>
          <table:table-cell office:value-type="float" office:value="8.4843455908" calcext:value-type="float">
            <text:p>8.4843455908</text:p>
          </table:table-cell>
          <table:table-cell office:value-type="float" office:value="5.65320774825" calcext:value-type="float">
            <text:p>5.6532077483</text:p>
          </table:table-cell>
          <table:table-cell office:value-type="float" office:value="11.6531016938" calcext:value-type="float">
            <text:p>11.6531016938</text:p>
          </table:table-cell>
          <table:table-cell office:value-type="float" office:value="1.6706098157" calcext:value-type="float">
            <text:p>1.6706098157</text:p>
          </table:table-cell>
          <table:table-cell office:value-type="float" office:value="3.55045174048" calcext:value-type="float">
            <text:p>3.5504517405</text:p>
          </table:table-cell>
          <table:table-cell office:value-type="float" office:value="1.14464718435" calcext:value-type="float">
            <text:p>1.1446471844</text:p>
          </table:table-cell>
          <table:table-cell office:value-type="float" office:value="33.1966205503" calcext:value-type="float">
            <text:p>33.1966205503</text:p>
          </table:table-cell>
          <table:table-cell office:value-type="float" office:value="65.0769618385" calcext:value-type="float">
            <text:p>65.0769618385</text:p>
          </table:table-cell>
          <table:table-cell office:value-type="float" office:value="41.2870940805" calcext:value-type="float">
            <text:p>41.2870940805</text:p>
          </table:table-cell>
          <table:table-cell office:value-type="float" office:value="63.1480625882" calcext:value-type="float">
            <text:p>63.1480625882</text:p>
          </table:table-cell>
          <table:table-cell office:value-type="float" office:value="95.621030228" calcext:value-type="float">
            <text:p>95.621030228</text:p>
          </table:table-cell>
          <table:table-cell office:value-type="float" office:value="14.4591494024" calcext:value-type="float">
            <text:p>14.4591494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rd_iter</text:p>
          </table:table-cell>
          <table:table-cell office:value-type="float" office:value="2.63650203233" calcext:value-type="float">
            <text:p>2.6365020323</text:p>
          </table:table-cell>
          <table:table-cell office:value-type="float" office:value="1.31307980593" calcext:value-type="float">
            <text:p>1.3130798059</text:p>
          </table:table-cell>
          <table:table-cell office:value-type="float" office:value="1.90681148547" calcext:value-type="float">
            <text:p>1.9068114855</text:p>
          </table:table-cell>
          <table:table-cell office:value-type="float" office:value="8.99796558795" calcext:value-type="float">
            <text:p>8.997965588</text:p>
          </table:table-cell>
          <table:table-cell office:value-type="float" office:value="4.70739017873" calcext:value-type="float">
            <text:p>4.7073901787</text:p>
          </table:table-cell>
          <table:table-cell office:value-type="float" office:value="11.4374538077" calcext:value-type="float">
            <text:p>11.4374538077</text:p>
          </table:table-cell>
          <table:table-cell office:value-type="float" office:value="0.210517837" calcext:value-type="float">
            <text:p>0.210517837</text:p>
          </table:table-cell>
          <table:table-cell office:value-type="float" office:value="1.85096972454" calcext:value-type="float">
            <text:p>1.8509697245</text:p>
          </table:table-cell>
          <table:table-cell office:value-type="float" office:value="0.1314391935" calcext:value-type="float">
            <text:p>0.1314391935</text:p>
          </table:table-cell>
          <table:table-cell office:value-type="float" office:value="31.3537821087" calcext:value-type="float">
            <text:p>31.3537821087</text:p>
          </table:table-cell>
          <table:table-cell office:value-type="float" office:value="51.9041641906" calcext:value-type="float">
            <text:p>51.9041641906</text:p>
          </table:table-cell>
          <table:table-cell office:value-type="float" office:value="40.3244526791" calcext:value-type="float">
            <text:p>40.3244526791</text:p>
          </table:table-cell>
          <table:table-cell office:value-type="float" office:value="63.2681289941" calcext:value-type="float">
            <text:p>63.2681289941</text:p>
          </table:table-cell>
          <table:table-cell office:value-type="float" office:value="97.1166395512" calcext:value-type="float">
            <text:p>97.1166395512</text:p>
          </table:table-cell>
          <table:table-cell office:value-type="float" office:value="14.602852873" calcext:value-type="float">
            <text:p>14.602852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th_iter</text:p>
          </table:table-cell>
          <table:table-cell office:value-type="float" office:value="2.08563330633" calcext:value-type="float">
            <text:p>2.0856333063</text:p>
          </table:table-cell>
          <table:table-cell office:value-type="float" office:value="2.0944691632" calcext:value-type="float">
            <text:p>2.0944691632</text:p>
          </table:table-cell>
          <table:table-cell office:value-type="float" office:value="1.904580648" calcext:value-type="float">
            <text:p>1.904580648</text:p>
          </table:table-cell>
          <table:table-cell office:value-type="float" office:value="8.96362034548" calcext:value-type="float">
            <text:p>8.9636203455</text:p>
          </table:table-cell>
          <table:table-cell office:value-type="float" office:value="4.42784267908" calcext:value-type="float">
            <text:p>4.4278426791</text:p>
          </table:table-cell>
          <table:table-cell office:value-type="float" office:value="9.00910488613" calcext:value-type="float">
            <text:p>9.0091048861</text:p>
          </table:table-cell>
          <table:table-cell office:value-type="float" office:value="0.414077728" calcext:value-type="float">
            <text:p>0.414077728</text:p>
          </table:table-cell>
          <table:table-cell office:value-type="float" office:value="1.52462626664" calcext:value-type="float">
            <text:p>1.5246262666</text:p>
          </table:table-cell>
          <table:table-cell office:value-type="float" office:value="2.02117117752" calcext:value-type="float">
            <text:p>2.0211711775</text:p>
          </table:table-cell>
          <table:table-cell office:value-type="float" office:value="35.6775764646" calcext:value-type="float">
            <text:p>35.6775764646</text:p>
          </table:table-cell>
          <table:table-cell office:value-type="float" office:value="47.6942932794" calcext:value-type="float">
            <text:p>47.6942932794</text:p>
          </table:table-cell>
          <table:table-cell office:value-type="float" office:value="39.5128916076" calcext:value-type="float">
            <text:p>39.5128916076</text:p>
          </table:table-cell>
          <table:table-cell office:value-type="float" office:value="54.4951045393" calcext:value-type="float">
            <text:p>54.4951045393</text:p>
          </table:table-cell>
          <table:table-cell office:value-type="float" office:value="105.190731766" calcext:value-type="float">
            <text:p>105.190731766</text:p>
          </table:table-cell>
          <table:table-cell office:value-type="float" office:value="15.6751423888" calcext:value-type="float">
            <text:p>15.67514238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h_iter</text:p>
          </table:table-cell>
          <table:table-cell office:value-type="float" office:value="1.22373449987" calcext:value-type="float">
            <text:p>1.2237344999</text:p>
          </table:table-cell>
          <table:table-cell office:value-type="float" office:value="2.09420365633" calcext:value-type="float">
            <text:p>2.0942036563</text:p>
          </table:table-cell>
          <table:table-cell office:value-type="float" office:value="2.0984985046" calcext:value-type="float">
            <text:p>2.0984985046</text:p>
          </table:table-cell>
          <table:table-cell office:value-type="float" office:value="10.5625632881" calcext:value-type="float">
            <text:p>10.5625632881</text:p>
          </table:table-cell>
          <table:table-cell office:value-type="float" office:value="2.96627155487" calcext:value-type="float">
            <text:p>2.9662715549</text:p>
          </table:table-cell>
          <table:table-cell office:value-type="float" office:value="9.73579899275" calcext:value-type="float">
            <text:p>9.7357989928</text:p>
          </table:table-cell>
          <table:table-cell office:value-type="float" office:value="0.354705769857" calcext:value-type="float">
            <text:p>0.3547057699</text:p>
          </table:table-cell>
          <table:table-cell office:value-type="float" office:value="1.14031326829" calcext:value-type="float">
            <text:p>1.1403132683</text:p>
          </table:table-cell>
          <table:table-cell office:value-type="float" office:value="0.365389103857" calcext:value-type="float">
            <text:p>0.3653891039</text:p>
          </table:table-cell>
          <table:table-cell office:value-type="float" office:value="31.8114114052" calcext:value-type="float">
            <text:p>31.8114114052</text:p>
          </table:table-cell>
          <table:table-cell office:value-type="float" office:value="64.6502333957" calcext:value-type="float">
            <text:p>64.6502333957</text:p>
          </table:table-cell>
          <table:table-cell office:value-type="float" office:value="41.8152159269" calcext:value-type="float">
            <text:p>41.8152159269</text:p>
          </table:table-cell>
          <table:table-cell office:value-type="float" office:value="62.0583150917" calcext:value-type="float">
            <text:p>62.0583150917</text:p>
          </table:table-cell>
          <table:table-cell office:value-type="float" office:value="133.073853114" calcext:value-type="float">
            <text:p>133.073853114</text:p>
          </table:table-cell>
          <table:table-cell office:value-type="float" office:value="16.3167104155" calcext:value-type="float">
            <text:p>16.3167104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th_iter</text:p>
          </table:table-cell>
          <table:table-cell office:value-type="float" office:value="1.69789323413" calcext:value-type="float">
            <text:p>1.6978932341</text:p>
          </table:table-cell>
          <table:table-cell office:value-type="float" office:value="2.09476619627" calcext:value-type="float">
            <text:p>2.0947661963</text:p>
          </table:table-cell>
          <table:table-cell office:value-type="float" office:value="2.13641760993" calcext:value-type="float">
            <text:p>2.1364176099</text:p>
          </table:table-cell>
          <table:table-cell office:value-type="float" office:value="9.02462383607" calcext:value-type="float">
            <text:p>9.0246238361</text:p>
          </table:table-cell>
          <table:table-cell office:value-type="float" office:value="3.9902827873" calcext:value-type="float">
            <text:p>3.9902827873</text:p>
          </table:table-cell>
          <table:table-cell office:value-type="float" office:value="9.91325947245" calcext:value-type="float">
            <text:p>9.9132594725</text:p>
          </table:table-cell>
          <table:table-cell office:value-type="float" office:value="0.189947920429" calcext:value-type="float">
            <text:p>0.1899479204</text:p>
          </table:table-cell>
          <table:table-cell office:value-type="float" office:value="2.35128846826" calcext:value-type="float">
            <text:p>2.3512884683</text:p>
          </table:table-cell>
          <table:table-cell office:value-type="float" office:value="0.576877143556" calcext:value-type="float">
            <text:p>0.5768771436</text:p>
          </table:table-cell>
          <table:table-cell office:value-type="float" office:value="36.7586262674" calcext:value-type="float">
            <text:p>36.7586262674</text:p>
          </table:table-cell>
          <table:table-cell office:value-type="float" office:value="55.1332151354" calcext:value-type="float">
            <text:p>55.1332151354</text:p>
          </table:table-cell>
          <table:table-cell office:value-type="float" office:value="40.5998555146" calcext:value-type="float">
            <text:p>40.5998555146</text:p>
          </table:table-cell>
          <table:table-cell office:value-type="float" office:value="49.9811948854" calcext:value-type="float">
            <text:p>49.9811948854</text:p>
          </table:table-cell>
          <table:table-cell office:value-type="float" office:value="111.413076649" calcext:value-type="float">
            <text:p>111.413076649</text:p>
          </table:table-cell>
          <table:table-cell office:value-type="float" office:value="14.4761841472" calcext:value-type="float">
            <text:p>14.47618414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th_iter</text:p>
          </table:table-cell>
          <table:table-cell office:value-type="float" office:value="0.834858156333" calcext:value-type="float">
            <text:p>0.8348581563</text:p>
          </table:table-cell>
          <table:table-cell office:value-type="float" office:value="1.30593970893" calcext:value-type="float">
            <text:p>1.3059397089</text:p>
          </table:table-cell>
          <table:table-cell office:value-type="float" office:value="2.02564287707" calcext:value-type="float">
            <text:p>2.0256428771</text:p>
          </table:table-cell>
          <table:table-cell office:value-type="float" office:value="9.6615127178" calcext:value-type="float">
            <text:p>9.6615127178</text:p>
          </table:table-cell>
          <table:table-cell office:value-type="float" office:value="4.34521824327" calcext:value-type="float">
            <text:p>4.3452182433</text:p>
          </table:table-cell>
          <table:table-cell office:value-type="float" office:value="8.87467266272" calcext:value-type="float">
            <text:p>8.8746726627</text:p>
          </table:table-cell>
          <table:table-cell office:value-type="float" office:value="0.699748613545" calcext:value-type="float">
            <text:p>0.6997486135</text:p>
          </table:table-cell>
          <table:table-cell office:value-type="float" office:value="7.42858322839" calcext:value-type="float">
            <text:p>7.4285832284</text:p>
          </table:table-cell>
          <table:table-cell office:value-type="float" office:value="1.88563202117" calcext:value-type="float">
            <text:p>1.8856320212</text:p>
          </table:table-cell>
          <table:table-cell office:value-type="float" office:value="37.2372920375" calcext:value-type="float">
            <text:p>37.2372920375</text:p>
          </table:table-cell>
          <table:table-cell office:value-type="float" office:value="55.3415907446" calcext:value-type="float">
            <text:p>55.3415907446</text:p>
          </table:table-cell>
          <table:table-cell office:value-type="float" office:value="38.7850585187" calcext:value-type="float">
            <text:p>38.7850585187</text:p>
          </table:table-cell>
          <table:table-cell office:value-type="float" office:value="61.6956121874" calcext:value-type="float">
            <text:p>61.6956121874</text:p>
          </table:table-cell>
          <table:table-cell office:value-type="float" office:value="99.6707379717" calcext:value-type="float">
            <text:p>99.6707379717</text:p>
          </table:table-cell>
          <table:table-cell office:value-type="float" office:value="16.0671206023" calcext:value-type="float">
            <text:p>16.0671206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th_iter</text:p>
          </table:table-cell>
          <table:table-cell office:value-type="float" office:value="1.0320932664" calcext:value-type="float">
            <text:p>1.0320932664</text:p>
          </table:table-cell>
          <table:table-cell office:value-type="float" office:value="1.23634843947" calcext:value-type="float">
            <text:p>1.2363484395</text:p>
          </table:table-cell>
          <table:table-cell office:value-type="float" office:value="2.1019266396" calcext:value-type="float">
            <text:p>2.1019266396</text:p>
          </table:table-cell>
          <table:table-cell office:value-type="float" office:value="10.6373000757" calcext:value-type="float">
            <text:p>10.6373000757</text:p>
          </table:table-cell>
          <table:table-cell office:value-type="float" office:value="4.33389812812" calcext:value-type="float">
            <text:p>4.3338981281</text:p>
          </table:table-cell>
          <table:table-cell office:value-type="float" office:value="10.8383544575" calcext:value-type="float">
            <text:p>10.8383544575</text:p>
          </table:table-cell>
          <table:table-cell office:value-type="float" office:value="0.223075838" calcext:value-type="float">
            <text:p>0.223075838</text:p>
          </table:table-cell>
          <table:table-cell office:value-type="float" office:value="0.80909508" calcext:value-type="float">
            <text:p>0.80909508</text:p>
          </table:table-cell>
          <table:table-cell office:value-type="float" office:value="1.56961128438" calcext:value-type="float">
            <text:p>1.5696112844</text:p>
          </table:table-cell>
          <table:table-cell office:value-type="float" office:value="35.0531835592" calcext:value-type="float">
            <text:p>35.0531835592</text:p>
          </table:table-cell>
          <table:table-cell office:value-type="float" office:value="47.5785374629" calcext:value-type="float">
            <text:p>47.5785374629</text:p>
          </table:table-cell>
          <table:table-cell office:value-type="float" office:value="40.349206306" calcext:value-type="float">
            <text:p>40.349206306</text:p>
          </table:table-cell>
          <table:table-cell office:value-type="float" office:value="94.8028784735" calcext:value-type="float">
            <text:p>94.8028784735</text:p>
          </table:table-cell>
          <table:table-cell office:value-type="float" office:value="109.904578703" calcext:value-type="float">
            <text:p>109.904578703</text:p>
          </table:table-cell>
          <table:table-cell office:value-type="float" office:value="15.0560065443" calcext:value-type="float">
            <text:p>15.05600654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th_iter</text:p>
          </table:table-cell>
          <table:table-cell office:value-type="float" office:value="1.69564613173" calcext:value-type="float">
            <text:p>1.6956461317</text:p>
          </table:table-cell>
          <table:table-cell office:value-type="float" office:value="2.0967325462" calcext:value-type="float">
            <text:p>2.0967325462</text:p>
          </table:table-cell>
          <table:table-cell office:value-type="float" office:value="2.10274552967" calcext:value-type="float">
            <text:p>2.1027455297</text:p>
          </table:table-cell>
          <table:table-cell office:value-type="float" office:value="10.1969779604" calcext:value-type="float">
            <text:p>10.1969779604</text:p>
          </table:table-cell>
          <table:table-cell office:value-type="float" office:value="5.55120197813" calcext:value-type="float">
            <text:p>5.5512019781</text:p>
          </table:table-cell>
          <table:table-cell office:value-type="float" office:value="11.1106486941" calcext:value-type="float">
            <text:p>11.1106486941</text:p>
          </table:table-cell>
          <table:table-cell office:value-type="float" office:value="0.705447080909" calcext:value-type="float">
            <text:p>0.7054470809</text:p>
          </table:table-cell>
          <table:table-cell office:value-type="float" office:value="1.38312274344" calcext:value-type="float">
            <text:p>1.3831227434</text:p>
          </table:table-cell>
          <table:table-cell office:value-type="float" office:value="0.123321503" calcext:value-type="float">
            <text:p>0.123321503</text:p>
          </table:table-cell>
          <table:table-cell office:value-type="float" office:value="36.6489019412" calcext:value-type="float">
            <text:p>36.6489019412</text:p>
          </table:table-cell>
          <table:table-cell office:value-type="float" office:value="51.1145908257" calcext:value-type="float">
            <text:p>51.1145908257</text:p>
          </table:table-cell>
          <table:table-cell office:value-type="float" office:value="38.6949433049" calcext:value-type="float">
            <text:p>38.6949433049</text:p>
          </table:table-cell>
          <table:table-cell office:value-type="float" office:value="59.9301576205" calcext:value-type="float">
            <text:p>59.9301576205</text:p>
          </table:table-cell>
          <table:table-cell office:value-type="float" office:value="104.524059902" calcext:value-type="float">
            <text:p>104.524059902</text:p>
          </table:table-cell>
          <table:table-cell office:value-type="float" office:value="15.793322835" calcext:value-type="float">
            <text:p>15.7933228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th_iter</text:p>
          </table:table-cell>
          <table:table-cell office:value-type="float" office:value="2.08602800253" calcext:value-type="float">
            <text:p>2.0860280025</text:p>
          </table:table-cell>
          <table:table-cell office:value-type="float" office:value="2.0934549634" calcext:value-type="float">
            <text:p>2.0934549634</text:p>
          </table:table-cell>
          <table:table-cell office:value-type="float" office:value="2.18429867347" calcext:value-type="float">
            <text:p>2.1842986735</text:p>
          </table:table-cell>
          <table:table-cell office:value-type="float" office:value="10.9478946361" calcext:value-type="float">
            <text:p>10.9478946361</text:p>
          </table:table-cell>
          <table:table-cell office:value-type="float" office:value="4.97612645198" calcext:value-type="float">
            <text:p>4.976126452</text:p>
          </table:table-cell>
          <table:table-cell office:value-type="float" office:value="9.4275283443" calcext:value-type="float">
            <text:p>9.4275283443</text:p>
          </table:table-cell>
          <table:table-cell office:value-type="float" office:value="0.554290745455" calcext:value-type="float">
            <text:p>0.5542907455</text:p>
          </table:table-cell>
          <table:table-cell office:value-type="float" office:value="0.585601777" calcext:value-type="float">
            <text:p>0.585601777</text:p>
          </table:table-cell>
          <table:table-cell office:value-type="float" office:value="0.07986828775" calcext:value-type="float">
            <text:p>0.0798682878</text:p>
          </table:table-cell>
          <table:table-cell office:value-type="float" office:value="36.4539932922" calcext:value-type="float">
            <text:p>36.4539932922</text:p>
          </table:table-cell>
          <table:table-cell office:value-type="float" office:value="73.2104554324" calcext:value-type="float">
            <text:p>73.2104554324</text:p>
          </table:table-cell>
          <table:table-cell office:value-type="float" office:value="39.6875573386" calcext:value-type="float">
            <text:p>39.6875573386</text:p>
          </table:table-cell>
          <table:table-cell office:value-type="float" office:value="60.5540861481" calcext:value-type="float">
            <text:p>60.5540861481</text:p>
          </table:table-cell>
          <table:table-cell office:value-type="float" office:value="96.8152354988" calcext:value-type="float">
            <text:p>96.8152354988</text:p>
          </table:table-cell>
          <table:table-cell office:value-type="float" office:value="14.9976831516" calcext:value-type="float">
            <text:p>14.99768315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164];[.B165];[.B166];[.B167];[.B168];[.B169];[.B170];[.B171];[.B172];[.B173])" office:value-type="float" office:value="1.7418703872593" calcext:value-type="float">
            <text:p>1.7418703873</text:p>
          </table:table-cell>
          <table:table-cell table:formula="of:=AVERAGE([.C164];[.C165];[.C166];[.C167];[.C168];[.C169];[.C170];[.C171];[.C172];[.C173])" office:value-type="float" office:value="1.812526313833" calcext:value-type="float">
            <text:p>1.8125263138</text:p>
          </table:table-cell>
          <table:table-cell table:formula="of:=AVERAGE([.D164];[.D165];[.D166];[.D167];[.D168];[.D169];[.D170];[.D171];[.D172];[.D173])" office:value-type="float" office:value="2.062679407681" calcext:value-type="float">
            <text:p>2.0626794077</text:p>
          </table:table-cell>
          <table:table-cell table:formula="of:=AVERAGE([.E164];[.E165];[.E166];[.E167];[.E168];[.E169];[.E170];[.E171];[.E172];[.E173])" office:value-type="float" office:value="9.80246517553" calcext:value-type="float">
            <text:p>9.8024651755</text:p>
          </table:table-cell>
          <table:table-cell table:formula="of:=AVERAGE([.F164];[.F165];[.F166];[.F167];[.F168];[.F169];[.F170];[.F171];[.F172];[.F173])" office:value-type="float" office:value="4.617123513883" calcext:value-type="float">
            <text:p>4.6171235139</text:p>
          </table:table-cell>
          <table:table-cell table:formula="of:=AVERAGE([.G164];[.G165];[.G166];[.G167];[.G168];[.G169];[.G170];[.G171];[.G172];[.G173])" office:value-type="float" office:value="10.159328502233" calcext:value-type="float">
            <text:p>10.1593285022</text:p>
          </table:table-cell>
          <table:table-cell table:formula="of:=AVERAGE([.H164];[.H165];[.H166];[.H167];[.H168];[.H169];[.H170];[.H171];[.H172];[.H173])" office:value-type="float" office:value="0.5395910686095" calcext:value-type="float">
            <text:p>0.5395910686</text:p>
          </table:table-cell>
          <table:table-cell table:formula="of:=AVERAGE([.I164];[.I165];[.I166];[.I167];[.I168];[.I169];[.I170];[.I171];[.I172];[.I173])" office:value-type="float" office:value="2.179906447284" calcext:value-type="float">
            <text:p>2.1799064473</text:p>
          </table:table-cell>
          <table:table-cell table:formula="of:=AVERAGE([.J164];[.J165];[.J166];[.J167];[.J168];[.J169];[.J170];[.J171];[.J172];[.J173])" office:value-type="float" office:value="0.9501957719883" calcext:value-type="float">
            <text:p>0.950195772</text:p>
          </table:table-cell>
          <table:table-cell table:formula="of:=AVERAGE([.K164];[.K165];[.K166];[.K167];[.K168];[.K169];[.K170];[.K171];[.K172];[.K173])" office:value-type="float" office:value="35.43150339346" calcext:value-type="float">
            <text:p>35.4315033935</text:p>
          </table:table-cell>
          <table:table-cell table:formula="of:=AVERAGE([.L164];[.L165];[.L166];[.L167];[.L168];[.L169];[.L170];[.L171];[.L172];[.L173])" office:value-type="float" office:value="56.71289396303" calcext:value-type="float">
            <text:p>56.712893963</text:p>
          </table:table-cell>
          <table:table-cell table:formula="of:=AVERAGE([.M164];[.M165];[.M166];[.M167];[.M168];[.M169];[.M170];[.M171];[.M172];[.M173])" office:value-type="float" office:value="40.04869285214" calcext:value-type="float">
            <text:p>40.0486928521</text:p>
          </table:table-cell>
          <table:table-cell table:formula="of:=AVERAGE([.N164];[.N165];[.N166];[.N167];[.N168];[.N169];[.N170];[.N171];[.N172];[.N173])" office:value-type="float" office:value="68.61683190582" calcext:value-type="float">
            <text:p>68.6168319058</text:p>
          </table:table-cell>
          <table:table-cell table:formula="of:=AVERAGE([.O164];[.O165];[.O166];[.O167];[.O168];[.O169];[.O170];[.O171];[.O172];[.O173])" office:value-type="float" office:value="105.89527244757" calcext:value-type="float">
            <text:p>105.8952724476</text:p>
          </table:table-cell>
          <table:table-cell table:formula="of:=AVERAGE([.P164];[.P165];[.P166];[.P167];[.P168];[.P169];[.P170];[.P171];[.P172];[.P173])" office:value-type="float" office:value="15.18065941578" calcext:value-type="float">
            <text:p>15.1806594158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cache_size = 50</text:p>
          </table:table-cell>
          <table:table-cell office:value-type="string" calcext:value-type="string">
            <text:p>Tree_5</text:p>
          </table:table-cell>
          <table:table-cell office:value-type="string" calcext:value-type="string">
            <text:p>Chain_5</text:p>
          </table:table-cell>
          <table:table-cell office:value-type="string" calcext:value-type="string">
            <text:p>Grid_5</text:p>
          </table:table-cell>
          <table:table-cell office:value-type="string" calcext:value-type="string">
            <text:p>Tree_15</text:p>
          </table:table-cell>
          <table:table-cell office:value-type="string" calcext:value-type="string">
            <text:p>Chain_15</text:p>
          </table:table-cell>
          <table:table-cell office:value-type="string" calcext:value-type="string">
            <text:p>Grid_15</text:p>
          </table:table-cell>
          <table:table-cell office:value-type="string" calcext:value-type="string">
            <text:p>Tree_30</text:p>
          </table:table-cell>
          <table:table-cell office:value-type="string" calcext:value-type="string">
            <text:p>Chain_30</text:p>
          </table:table-cell>
          <table:table-cell office:value-type="string" calcext:value-type="string">
            <text:p>Grid_30</text:p>
          </table:table-cell>
          <table:table-cell office:value-type="string" calcext:value-type="string">
            <text:p>AV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st_iter</text:p>
          </table:table-cell>
          <table:table-cell office:value-type="float" office:value="1.6959390946" calcext:value-type="float">
            <text:p>1.6959390946</text:p>
          </table:table-cell>
          <table:table-cell office:value-type="float" office:value="2.0954945548" calcext:value-type="float">
            <text:p>2.0954945548</text:p>
          </table:table-cell>
          <table:table-cell office:value-type="float" office:value="1.70888973953" calcext:value-type="float">
            <text:p>1.7088897395</text:p>
          </table:table-cell>
          <table:table-cell office:value-type="float" office:value="8.4745490672" calcext:value-type="float">
            <text:p>8.4745490672</text:p>
          </table:table-cell>
          <table:table-cell office:value-type="float" office:value="5.3110488573" calcext:value-type="float">
            <text:p>5.3110488573</text:p>
          </table:table-cell>
          <table:table-cell office:value-type="float" office:value="9.43095317947" calcext:value-type="float">
            <text:p>9.4309531795</text:p>
          </table:table-cell>
          <table:table-cell office:value-type="float" office:value="0.3687896516" calcext:value-type="float">
            <text:p>0.3687896516</text:p>
          </table:table-cell>
          <table:table-cell office:value-type="float" office:value="1.84048459273" calcext:value-type="float">
            <text:p>1.8404845927</text:p>
          </table:table-cell>
          <table:table-cell office:value-type="float" office:value="3.15106671469" calcext:value-type="float">
            <text:p>3.1510667147</text:p>
          </table:table-cell>
          <table:table-cell table:formula="of:=AVERAGE([.B187];[.C187];[.D187];[.E187];[.F187];[.G187];[.H187];[.I187];[.J187])" office:value-type="float" office:value="3.58403592911676" calcext:value-type="float">
            <text:p>3.58403592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nd_iter</text:p>
          </table:table-cell>
          <table:table-cell office:value-type="float" office:value="1.032013927" calcext:value-type="float">
            <text:p>1.032013927</text:p>
          </table:table-cell>
          <table:table-cell office:value-type="float" office:value="2.0913726466" calcext:value-type="float">
            <text:p>2.0913726466</text:p>
          </table:table-cell>
          <table:table-cell office:value-type="float" office:value="2.10072628767" calcext:value-type="float">
            <text:p>2.1007262877</text:p>
          </table:table-cell>
          <table:table-cell office:value-type="float" office:value="9.78917614183" calcext:value-type="float">
            <text:p>9.7891761418</text:p>
          </table:table-cell>
          <table:table-cell office:value-type="float" office:value="7.1721141476" calcext:value-type="float">
            <text:p>7.1721141476</text:p>
          </table:table-cell>
          <table:table-cell office:value-type="float" office:value="9.06004368048" calcext:value-type="float">
            <text:p>9.0600436805</text:p>
          </table:table-cell>
          <table:table-cell office:value-type="float" office:value="0.16520689225" calcext:value-type="float">
            <text:p>0.1652068923</text:p>
          </table:table-cell>
          <table:table-cell office:value-type="float" office:value="1.61150798995" calcext:value-type="float">
            <text:p>1.61150799</text:p>
          </table:table-cell>
          <table:table-cell office:value-type="float" office:value="0.09023283675" calcext:value-type="float">
            <text:p>0.09023283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rd_iter</text:p>
          </table:table-cell>
          <table:table-cell office:value-type="float" office:value="1.69408769567" calcext:value-type="float">
            <text:p>1.6940876957</text:p>
          </table:table-cell>
          <table:table-cell office:value-type="float" office:value="2.09086604987" calcext:value-type="float">
            <text:p>2.0908660499</text:p>
          </table:table-cell>
          <table:table-cell office:value-type="float" office:value="1.90503128893" calcext:value-type="float">
            <text:p>1.9050312889</text:p>
          </table:table-cell>
          <table:table-cell office:value-type="float" office:value="5.35964314012" calcext:value-type="float">
            <text:p>5.3596431401</text:p>
          </table:table-cell>
          <table:table-cell office:value-type="float" office:value="3.78273617175" calcext:value-type="float">
            <text:p>3.7827361718</text:p>
          </table:table-cell>
          <table:table-cell office:value-type="float" office:value="7.58083683633" calcext:value-type="float">
            <text:p>7.5808368363</text:p>
          </table:table-cell>
          <table:table-cell office:value-type="float" office:value="2.01167293719" calcext:value-type="float">
            <text:p>2.0116729372</text:p>
          </table:table-cell>
          <table:table-cell office:value-type="float" office:value="2.36836335169" calcext:value-type="float">
            <text:p>2.3683633517</text:p>
          </table:table-cell>
          <table:table-cell office:value-type="float" office:value="0.09074018275" calcext:value-type="float">
            <text:p>0.09074018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th_iter</text:p>
          </table:table-cell>
          <table:table-cell office:value-type="float" office:value="0.0536590259333" calcext:value-type="float">
            <text:p>0.0536590259</text:p>
          </table:table-cell>
          <table:table-cell office:value-type="float" office:value="1.31583044987" calcext:value-type="float">
            <text:p>1.3158304499</text:p>
          </table:table-cell>
          <table:table-cell office:value-type="float" office:value="1.20637916067" calcext:value-type="float">
            <text:p>1.2063791607</text:p>
          </table:table-cell>
          <table:table-cell office:value-type="float" office:value="9.6835647229" calcext:value-type="float">
            <text:p>9.6835647229</text:p>
          </table:table-cell>
          <table:table-cell office:value-type="float" office:value="5.86442562545" calcext:value-type="float">
            <text:p>5.8644256255</text:p>
          </table:table-cell>
          <table:table-cell office:value-type="float" office:value="10.4032619085" calcext:value-type="float">
            <text:p>10.4032619085</text:p>
          </table:table-cell>
          <table:table-cell office:value-type="float" office:value="1.36224470807" calcext:value-type="float">
            <text:p>1.3622447081</text:p>
          </table:table-cell>
          <table:table-cell office:value-type="float" office:value="0.71710204" calcext:value-type="float">
            <text:p>0.71710204</text:p>
          </table:table-cell>
          <table:table-cell office:value-type="float" office:value="0.546704360455" calcext:value-type="float">
            <text:p>0.54670436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th_iter</text:p>
          </table:table-cell>
          <table:table-cell office:value-type="float" office:value="2.43732093027" calcext:value-type="float">
            <text:p>2.4373209303</text:p>
          </table:table-cell>
          <table:table-cell office:value-type="float" office:value="1.70322261787" calcext:value-type="float">
            <text:p>1.7032226179</text:p>
          </table:table-cell>
          <table:table-cell office:value-type="float" office:value="2.09899288307" calcext:value-type="float">
            <text:p>2.0989928831</text:p>
          </table:table-cell>
          <table:table-cell office:value-type="float" office:value="9.18624683777" calcext:value-type="float">
            <text:p>9.1862468378</text:p>
          </table:table-cell>
          <table:table-cell office:value-type="float" office:value="3.82877308347" calcext:value-type="float">
            <text:p>3.8287730835</text:p>
          </table:table-cell>
          <table:table-cell office:value-type="float" office:value="7.47156635422" calcext:value-type="float">
            <text:p>7.4715663542</text:p>
          </table:table-cell>
          <table:table-cell office:value-type="float" office:value="2.61941208797" calcext:value-type="float">
            <text:p>2.619412088</text:p>
          </table:table-cell>
          <table:table-cell office:value-type="float" office:value="1.07829282486" calcext:value-type="float">
            <text:p>1.0782928249</text:p>
          </table:table-cell>
          <table:table-cell office:value-type="float" office:value="0.352722136429" calcext:value-type="float">
            <text:p>0.35272213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th_iter</text:p>
          </table:table-cell>
          <table:table-cell office:value-type="float" office:value="2.08543799993" calcext:value-type="float">
            <text:p>2.0854379999</text:p>
          </table:table-cell>
          <table:table-cell office:value-type="float" office:value="2.09457902707" calcext:value-type="float">
            <text:p>2.0945790271</text:p>
          </table:table-cell>
          <table:table-cell office:value-type="float" office:value="1.90766394807" calcext:value-type="float">
            <text:p>1.9076639481</text:p>
          </table:table-cell>
          <table:table-cell office:value-type="float" office:value="14.2255614854" calcext:value-type="float">
            <text:p>14.2255614854</text:p>
          </table:table-cell>
          <table:table-cell office:value-type="float" office:value="4.35878788415" calcext:value-type="float">
            <text:p>4.3587878842</text:p>
          </table:table-cell>
          <table:table-cell office:value-type="float" office:value="7.87185589247" calcext:value-type="float">
            <text:p>7.8718558925</text:p>
          </table:table-cell>
          <table:table-cell office:value-type="float" office:value="0.389829603375" calcext:value-type="float">
            <text:p>0.3898296034</text:p>
          </table:table-cell>
          <table:table-cell office:value-type="float" office:value="1.72640818689" calcext:value-type="float">
            <text:p>1.7264081869</text:p>
          </table:table-cell>
          <table:table-cell office:value-type="float" office:value="0.0861358545" calcext:value-type="float">
            <text:p>0.08613585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th_iter</text:p>
          </table:table-cell>
          <table:table-cell office:value-type="float" office:value="0.837500981467" calcext:value-type="float">
            <text:p>0.8375009815</text:p>
          </table:table-cell>
          <table:table-cell office:value-type="float" office:value="0.8436004336" calcext:value-type="float">
            <text:p>0.8436004336</text:p>
          </table:table-cell>
          <table:table-cell office:value-type="float" office:value="2.0296223664" calcext:value-type="float">
            <text:p>2.0296223664</text:p>
          </table:table-cell>
          <table:table-cell office:value-type="float" office:value="8.72909656855" calcext:value-type="float">
            <text:p>8.7290965686</text:p>
          </table:table-cell>
          <table:table-cell office:value-type="float" office:value="4.25428272718" calcext:value-type="float">
            <text:p>4.2542827272</text:p>
          </table:table-cell>
          <table:table-cell office:value-type="float" office:value="10.3030589737" calcext:value-type="float">
            <text:p>10.3030589737</text:p>
          </table:table-cell>
          <table:table-cell office:value-type="float" office:value="0.270684353429" calcext:value-type="float">
            <text:p>0.2706843534</text:p>
          </table:table-cell>
          <table:table-cell office:value-type="float" office:value="0.42974471275" calcext:value-type="float">
            <text:p>0.4297447128</text:p>
          </table:table-cell>
          <table:table-cell office:value-type="float" office:value="0.411033592" calcext:value-type="float">
            <text:p>0.4110335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th_iter</text:p>
          </table:table-cell>
          <table:table-cell office:value-type="float" office:value="1.69844967613" calcext:value-type="float">
            <text:p>1.6984496761</text:p>
          </table:table-cell>
          <table:table-cell office:value-type="float" office:value="2.08949277293" calcext:value-type="float">
            <text:p>2.0894927729</text:p>
          </table:table-cell>
          <table:table-cell office:value-type="float" office:value="2.25854997487" calcext:value-type="float">
            <text:p>2.2585499749</text:p>
          </table:table-cell>
          <table:table-cell office:value-type="float" office:value="8.15141140403" calcext:value-type="float">
            <text:p>8.151411404</text:p>
          </table:table-cell>
          <table:table-cell office:value-type="float" office:value="7.5519633872" calcext:value-type="float">
            <text:p>7.5519633872</text:p>
          </table:table-cell>
          <table:table-cell office:value-type="float" office:value="12.2334167093" calcext:value-type="float">
            <text:p>12.2334167093</text:p>
          </table:table-cell>
          <table:table-cell office:value-type="float" office:value="0.511537796429" calcext:value-type="float">
            <text:p>0.5115377964</text:p>
          </table:table-cell>
          <table:table-cell office:value-type="float" office:value="1.6424193992" calcext:value-type="float">
            <text:p>1.6424193992</text:p>
          </table:table-cell>
          <table:table-cell office:value-type="float" office:value="0.266143783286" calcext:value-type="float">
            <text:p>0.26614378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th_iter</text:p>
          </table:table-cell>
          <table:table-cell office:value-type="float" office:value="1.89514359793" calcext:value-type="float">
            <text:p>1.8951435979</text:p>
          </table:table-cell>
          <table:table-cell office:value-type="float" office:value="2.09404089893" calcext:value-type="float">
            <text:p>2.0940408989</text:p>
          </table:table-cell>
          <table:table-cell office:value-type="float" office:value="1.47777299187" calcext:value-type="float">
            <text:p>1.4777729919</text:p>
          </table:table-cell>
          <table:table-cell office:value-type="float" office:value="11.699137078" calcext:value-type="float">
            <text:p>11.699137078</text:p>
          </table:table-cell>
          <table:table-cell office:value-type="float" office:value="5.55745579487" calcext:value-type="float">
            <text:p>5.5574557949</text:p>
          </table:table-cell>
          <table:table-cell office:value-type="float" office:value="8.54989963932" calcext:value-type="float">
            <text:p>8.5498996393</text:p>
          </table:table-cell>
          <table:table-cell office:value-type="float" office:value="0.371305172" calcext:value-type="float">
            <text:p>0.371305172</text:p>
          </table:table-cell>
          <table:table-cell office:value-type="float" office:value="3.58894987139" calcext:value-type="float">
            <text:p>3.5889498714</text:p>
          </table:table-cell>
          <table:table-cell office:value-type="float" office:value="0.566324371909" calcext:value-type="float">
            <text:p>0.56632437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th_iter</text:p>
          </table:table-cell>
          <table:table-cell office:value-type="float" office:value="1.69394120733" calcext:value-type="float">
            <text:p>1.6939412073</text:p>
          </table:table-cell>
          <table:table-cell office:value-type="float" office:value="2.09260148707" calcext:value-type="float">
            <text:p>2.0926014871</text:p>
          </table:table-cell>
          <table:table-cell office:value-type="float" office:value="1.90919999173" calcext:value-type="float">
            <text:p>1.9091999917</text:p>
          </table:table-cell>
          <table:table-cell office:value-type="float" office:value="9.80187755747" calcext:value-type="float">
            <text:p>9.8018775575</text:p>
          </table:table-cell>
          <table:table-cell office:value-type="float" office:value="2.6147170702" calcext:value-type="float">
            <text:p>2.6147170702</text:p>
          </table:table-cell>
          <table:table-cell office:value-type="float" office:value="9.93178974027" calcext:value-type="float">
            <text:p>9.9317897403</text:p>
          </table:table-cell>
          <table:table-cell office:value-type="float" office:value="0.713396909636" calcext:value-type="float">
            <text:p>0.7133969096</text:p>
          </table:table-cell>
          <table:table-cell office:value-type="float" office:value="2.6576450539" calcext:value-type="float">
            <text:p>2.6576450539</text:p>
          </table:table-cell>
          <table:table-cell office:value-type="float" office:value="0.08645627825" calcext:value-type="float">
            <text:p>0.08645627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177];[.B178];[.B179];[.B180];[.B181];[.B182];[.B183];[.B184];[.B185];[.B186])" office:value-type="float" office:value="1.51234941362603" calcext:value-type="float">
            <text:p>1.5123494136</text:p>
          </table:table-cell>
          <table:table-cell table:formula="of:=AVERAGE([.C177];[.C178];[.C179];[.C180];[.C181];[.C182];[.C183];[.C184];[.C185];[.C186])" office:value-type="float" office:value="1.851110093861" calcext:value-type="float">
            <text:p>1.8511100939</text:p>
          </table:table-cell>
          <table:table-cell table:formula="of:=AVERAGE([.D177];[.D178];[.D179];[.D180];[.D181];[.D182];[.D183];[.D184];[.D185];[.D186])" office:value-type="float" office:value="1.860282863281" calcext:value-type="float">
            <text:p>1.8602828633</text:p>
          </table:table-cell>
          <table:table-cell table:formula="of:=AVERAGE([.E177];[.E178];[.E179];[.E180];[.E181];[.E182];[.E183];[.E184];[.E185];[.E186])" office:value-type="float" office:value="9.510026400327" calcext:value-type="float">
            <text:p>9.5100264003</text:p>
          </table:table-cell>
          <table:table-cell table:formula="of:=AVERAGE([.F177];[.F178];[.F179];[.F180];[.F181];[.F182];[.F183];[.F184];[.F185];[.F186])" office:value-type="float" office:value="5.029630474917" calcext:value-type="float">
            <text:p>5.0296304749</text:p>
          </table:table-cell>
          <table:table-cell table:formula="of:=AVERAGE([.G177];[.G178];[.G179];[.G180];[.G181];[.G182];[.G183];[.G184];[.G185];[.G186])" office:value-type="float" office:value="9.283668291406" calcext:value-type="float">
            <text:p>9.2836682914</text:p>
          </table:table-cell>
          <table:table-cell table:formula="of:=AVERAGE([.H177];[.H178];[.H179];[.H180];[.H181];[.H182];[.H183];[.H184];[.H185];[.H186])" office:value-type="float" office:value="0.8784080111949" calcext:value-type="float">
            <text:p>0.8784080112</text:p>
          </table:table-cell>
          <table:table-cell table:formula="of:=AVERAGE([.I177];[.I178];[.I179];[.I180];[.I181];[.I182];[.I183];[.I184];[.I185];[.I186])" office:value-type="float" office:value="1.766091802336" calcext:value-type="float">
            <text:p>1.7660918023</text:p>
          </table:table-cell>
          <table:table-cell table:formula="of:=AVERAGE([.J177];[.J178];[.J179];[.J180];[.J181];[.J182];[.J183];[.J184];[.J185];[.J186])" office:value-type="float" office:value="0.5647560111019" calcext:value-type="float">
            <text:p>0.5647560111</text:p>
          </table:table-cell>
          <table:table-cell table:number-columns-repeated="10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1_sender</text:p>
          </table:table-cell>
          <table:table-cell office:value-type="string" calcext:value-type="string">
            <text:p>Tree_5</text:p>
          </table:table-cell>
          <table:table-cell office:value-type="string" calcext:value-type="string">
            <text:p>Chain_5</text:p>
          </table:table-cell>
          <table:table-cell office:value-type="string" calcext:value-type="string">
            <text:p>Grid_5</text:p>
          </table:table-cell>
          <table:table-cell office:value-type="string" calcext:value-type="string">
            <text:p>Tree_15</text:p>
          </table:table-cell>
          <table:table-cell office:value-type="string" calcext:value-type="string">
            <text:p>Chain_15</text:p>
          </table:table-cell>
          <table:table-cell office:value-type="string" calcext:value-type="string">
            <text:p>Grid_15</text:p>
          </table:table-cell>
          <table:table-cell office:value-type="string" calcext:value-type="string">
            <text:p>Tree_30</text:p>
          </table:table-cell>
          <table:table-cell office:value-type="string" calcext:value-type="string">
            <text:p>Chain_30</text:p>
          </table:table-cell>
          <table:table-cell office:value-type="string" calcext:value-type="string">
            <text:p>Grid_30</text:p>
          </table:table-cell>
          <table:table-cell office:value-type="string" calcext:value-type="string">
            <text:p>Tree_60</text:p>
          </table:table-cell>
          <table:table-cell office:value-type="string" calcext:value-type="string">
            <text:p>Chain_60</text:p>
          </table:table-cell>
          <table:table-cell office:value-type="string" calcext:value-type="string">
            <text:p>Grid_60</text:p>
          </table:table-cell>
          <table:table-cell office:value-type="string" calcext:value-type="string">
            <text:p>Tree_100</text:p>
          </table:table-cell>
          <table:table-cell office:value-type="string" calcext:value-type="string">
            <text:p>Chain_100</text:p>
          </table:table-cell>
          <table:table-cell office:value-type="string" calcext:value-type="string">
            <text:p>Grid_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st_iter</text:p>
          </table:table-cell>
          <table:table-cell office:value-type="float" office:value="0.0714751842" calcext:value-type="float">
            <text:p>0.0714751842</text:p>
          </table:table-cell>
          <table:table-cell office:value-type="float" office:value="0.1006225168" calcext:value-type="float">
            <text:p>0.1006225168</text:p>
          </table:table-cell>
          <table:table-cell office:value-type="float" office:value="0.039294393" calcext:value-type="float">
            <text:p>0.039294393</text:p>
          </table:table-cell>
          <table:table-cell office:value-type="float" office:value="0.1706359454" calcext:value-type="float">
            <text:p>0.1706359454</text:p>
          </table:table-cell>
          <table:table-cell office:value-type="float" office:value="0.6658294318" calcext:value-type="float">
            <text:p>0.6658294318</text:p>
          </table:table-cell>
          <table:table-cell office:value-type="float" office:value="0.108084069" calcext:value-type="float">
            <text:p>0.108084069</text:p>
          </table:table-cell>
          <table:table-cell office:value-type="float" office:value="0.3222167498" calcext:value-type="float">
            <text:p>0.3222167498</text:p>
          </table:table-cell>
          <table:table-cell office:value-type="float" office:value="2.4259704104" calcext:value-type="float">
            <text:p>2.4259704104</text:p>
          </table:table-cell>
          <table:table-cell office:value-type="float" office:value="0.159008746" calcext:value-type="float">
            <text:p>0.159008746</text:p>
          </table:table-cell>
          <table:table-cell office:value-type="float" office:value="0.6307464318" calcext:value-type="float">
            <text:p>0.6307464318</text:p>
          </table:table-cell>
          <table:table-cell office:value-type="float" office:value="9.0281951644" calcext:value-type="float">
            <text:p>9.0281951644</text:p>
          </table:table-cell>
          <table:table-cell office:value-type="float" office:value="0.3317657046" calcext:value-type="float">
            <text:p>0.3317657046</text:p>
          </table:table-cell>
          <table:table-cell office:value-type="float" office:value="1.0336395028" calcext:value-type="float">
            <text:p>1.0336395028</text:p>
          </table:table-cell>
          <table:table-cell office:value-type="float" office:value="25.1783965656" calcext:value-type="float">
            <text:p>25.1783965656</text:p>
          </table:table-cell>
          <table:table-cell office:value-type="float" office:value="0.5032104166" calcext:value-type="float">
            <text:p>0.5032104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nd_iter</text:p>
          </table:table-cell>
          <table:table-cell office:value-type="float" office:value="0.0692931808" calcext:value-type="float">
            <text:p>0.0692931808</text:p>
          </table:table-cell>
          <table:table-cell office:value-type="float" office:value="0.1018218486" calcext:value-type="float">
            <text:p>0.1018218486</text:p>
          </table:table-cell>
          <table:table-cell office:value-type="float" office:value="0.0350158296" calcext:value-type="float">
            <text:p>0.0350158296</text:p>
          </table:table-cell>
          <table:table-cell office:value-type="float" office:value="0.170169028" calcext:value-type="float">
            <text:p>0.170169028</text:p>
          </table:table-cell>
          <table:table-cell office:value-type="float" office:value="0.659246799" calcext:value-type="float">
            <text:p>0.659246799</text:p>
          </table:table-cell>
          <table:table-cell office:value-type="float" office:value="0.088809163" calcext:value-type="float">
            <text:p>0.088809163</text:p>
          </table:table-cell>
          <table:table-cell office:value-type="float" office:value="0.3217803614" calcext:value-type="float">
            <text:p>0.3217803614</text:p>
          </table:table-cell>
          <table:table-cell office:value-type="float" office:value="0.651138301" calcext:value-type="float">
            <text:p>0.651138301</text:p>
          </table:table-cell>
          <table:table-cell office:value-type="float" office:value="0.1706328936" calcext:value-type="float">
            <text:p>0.1706328936</text:p>
          </table:table-cell>
          <table:table-cell office:value-type="float" office:value="0.627850304" calcext:value-type="float">
            <text:p>0.627850304</text:p>
          </table:table-cell>
          <table:table-cell office:value-type="float" office:value="8.9163665404" calcext:value-type="float">
            <text:p>8.9163665404</text:p>
          </table:table-cell>
          <table:table-cell office:value-type="float" office:value="0.3105163162" calcext:value-type="float">
            <text:p>0.3105163162</text:p>
          </table:table-cell>
          <table:table-cell office:value-type="float" office:value="1.030392423" calcext:value-type="float">
            <text:p>1.030392423</text:p>
          </table:table-cell>
          <table:table-cell office:value-type="float" office:value="25.2046783044" calcext:value-type="float">
            <text:p>25.2046783044</text:p>
          </table:table-cell>
          <table:table-cell office:value-type="float" office:value="0.518652296" calcext:value-type="float">
            <text:p>0.5186522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rd_iter</text:p>
          </table:table-cell>
          <table:table-cell office:value-type="float" office:value="0.0684234326" calcext:value-type="float">
            <text:p>0.0684234326</text:p>
          </table:table-cell>
          <table:table-cell office:value-type="float" office:value="0.093505825" calcext:value-type="float">
            <text:p>0.093505825</text:p>
          </table:table-cell>
          <table:table-cell office:value-type="float" office:value="0.037893625" calcext:value-type="float">
            <text:p>0.037893625</text:p>
          </table:table-cell>
          <table:table-cell office:value-type="float" office:value="0.1670745544" calcext:value-type="float">
            <text:p>0.1670745544</text:p>
          </table:table-cell>
          <table:table-cell office:value-type="float" office:value="0.660375936" calcext:value-type="float">
            <text:p>0.660375936</text:p>
          </table:table-cell>
          <table:table-cell office:value-type="float" office:value="0.1076507196" calcext:value-type="float">
            <text:p>0.1076507196</text:p>
          </table:table-cell>
          <table:table-cell office:value-type="float" office:value="0.3228515312" calcext:value-type="float">
            <text:p>0.3228515312</text:p>
          </table:table-cell>
          <table:table-cell office:value-type="float" office:value="2.4291778292" calcext:value-type="float">
            <text:p>2.4291778292</text:p>
          </table:table-cell>
          <table:table-cell office:value-type="float" office:value="0.1524139076" calcext:value-type="float">
            <text:p>0.1524139076</text:p>
          </table:table-cell>
          <table:table-cell office:value-type="float" office:value="0.6251098304" calcext:value-type="float">
            <text:p>0.6251098304</text:p>
          </table:table-cell>
          <table:table-cell office:value-type="float" office:value="8.775436364" calcext:value-type="float">
            <text:p>8.775436364</text:p>
          </table:table-cell>
          <table:table-cell office:value-type="float" office:value="0.318994107" calcext:value-type="float">
            <text:p>0.318994107</text:p>
          </table:table-cell>
          <table:table-cell office:value-type="float" office:value="1.0345336686" calcext:value-type="float">
            <text:p>1.0345336686</text:p>
          </table:table-cell>
          <table:table-cell office:value-type="float" office:value="25.2078094058" calcext:value-type="float">
            <text:p>25.2078094058</text:p>
          </table:table-cell>
          <table:table-cell office:value-type="float" office:value="0.505267305" calcext:value-type="float">
            <text:p>0.5052673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th_iter</text:p>
          </table:table-cell>
          <table:table-cell office:value-type="float" office:value="0.069885216" calcext:value-type="float">
            <text:p>0.069885216</text:p>
          </table:table-cell>
          <table:table-cell office:value-type="float" office:value="0.0936278878" calcext:value-type="float">
            <text:p>0.0936278878</text:p>
          </table:table-cell>
          <table:table-cell office:value-type="float" office:value="0.0335418314" calcext:value-type="float">
            <text:p>0.0335418314</text:p>
          </table:table-cell>
          <table:table-cell office:value-type="float" office:value="0.1689269696" calcext:value-type="float">
            <text:p>0.1689269696</text:p>
          </table:table-cell>
          <table:table-cell office:value-type="float" office:value="0.6641906352" calcext:value-type="float">
            <text:p>0.6641906352</text:p>
          </table:table-cell>
          <table:table-cell office:value-type="float" office:value="0.0938110002" calcext:value-type="float">
            <text:p>0.0938110002</text:p>
          </table:table-cell>
          <table:table-cell office:value-type="float" office:value="0.263986181" calcext:value-type="float">
            <text:p>0.263986181</text:p>
          </table:table-cell>
          <table:table-cell office:value-type="float" office:value="2.4227721952" calcext:value-type="float">
            <text:p>2.4227721952</text:p>
          </table:table-cell>
          <table:table-cell office:value-type="float" office:value="0.127571048" calcext:value-type="float">
            <text:p>0.127571048</text:p>
          </table:table-cell>
          <table:table-cell office:value-type="float" office:value="0.6305206064" calcext:value-type="float">
            <text:p>0.6305206064</text:p>
          </table:table-cell>
          <table:table-cell office:value-type="float" office:value="9.2442260494" calcext:value-type="float">
            <text:p>9.2442260494</text:p>
          </table:table-cell>
          <table:table-cell office:value-type="float" office:value="0.3397582666" calcext:value-type="float">
            <text:p>0.3397582666</text:p>
          </table:table-cell>
          <table:table-cell office:value-type="float" office:value="1.0324035242" calcext:value-type="float">
            <text:p>1.0324035242</text:p>
          </table:table-cell>
          <table:table-cell office:value-type="float" office:value="22.2483581258" calcext:value-type="float">
            <text:p>22.2483581258</text:p>
          </table:table-cell>
          <table:table-cell office:value-type="float" office:value="0.5148650684" calcext:value-type="float">
            <text:p>0.5148650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h_iter</text:p>
          </table:table-cell>
          <table:table-cell office:value-type="float" office:value="0.0734984934" calcext:value-type="float">
            <text:p>0.0734984934</text:p>
          </table:table-cell>
          <table:table-cell office:value-type="float" office:value="0.097207603" calcext:value-type="float">
            <text:p>0.097207603</text:p>
          </table:table-cell>
          <table:table-cell office:value-type="float" office:value="0.0373382082" calcext:value-type="float">
            <text:p>0.0373382082</text:p>
          </table:table-cell>
          <table:table-cell office:value-type="float" office:value="0.1639434542" calcext:value-type="float">
            <text:p>0.1639434542</text:p>
          </table:table-cell>
          <table:table-cell office:value-type="float" office:value="0.6673797216" calcext:value-type="float">
            <text:p>0.6673797216</text:p>
          </table:table-cell>
          <table:table-cell office:value-type="float" office:value="0.1030944354" calcext:value-type="float">
            <text:p>0.1030944354</text:p>
          </table:table-cell>
          <table:table-cell office:value-type="float" office:value="0.325686609" calcext:value-type="float">
            <text:p>0.325686609</text:p>
          </table:table-cell>
          <table:table-cell office:value-type="float" office:value="1.1402404404" calcext:value-type="float">
            <text:p>1.1402404404</text:p>
          </table:table-cell>
          <table:table-cell office:value-type="float" office:value="0.133537271" calcext:value-type="float">
            <text:p>0.133537271</text:p>
          </table:table-cell>
          <table:table-cell office:value-type="float" office:value="0.6270476898" calcext:value-type="float">
            <text:p>0.6270476898</text:p>
          </table:table-cell>
          <table:table-cell office:value-type="float" office:value="9.2538909568" calcext:value-type="float">
            <text:p>9.2538909568</text:p>
          </table:table-cell>
          <table:table-cell office:value-type="float" office:value="0.3251677996" calcext:value-type="float">
            <text:p>0.3251677996</text:p>
          </table:table-cell>
          <table:table-cell office:value-type="float" office:value="1.031530728" calcext:value-type="float">
            <text:p>1.031530728</text:p>
          </table:table-cell>
          <table:table-cell office:value-type="float" office:value="25.2053252914" calcext:value-type="float">
            <text:p>25.2053252914</text:p>
          </table:table-cell>
          <table:table-cell office:value-type="float" office:value="0.5354736044" calcext:value-type="float">
            <text:p>0.53547360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th_iter</text:p>
          </table:table-cell>
          <table:table-cell office:value-type="float" office:value="0.0755645214" calcext:value-type="float">
            <text:p>0.0755645214</text:p>
          </table:table-cell>
          <table:table-cell office:value-type="float" office:value="0.0953246678" calcext:value-type="float">
            <text:p>0.0953246678</text:p>
          </table:table-cell>
          <table:table-cell office:value-type="float" office:value="0.0333556794" calcext:value-type="float">
            <text:p>0.0333556794</text:p>
          </table:table-cell>
          <table:table-cell office:value-type="float" office:value="0.169290112" calcext:value-type="float">
            <text:p>0.169290112</text:p>
          </table:table-cell>
          <table:table-cell office:value-type="float" office:value="0.660848966" calcext:value-type="float">
            <text:p>0.660848966</text:p>
          </table:table-cell>
          <table:table-cell office:value-type="float" office:value="0.0875548796" calcext:value-type="float">
            <text:p>0.0875548796</text:p>
          </table:table-cell>
          <table:table-cell office:value-type="float" office:value="0.240882858" calcext:value-type="float">
            <text:p>0.240882858</text:p>
          </table:table-cell>
          <table:table-cell office:value-type="float" office:value="2.4256438736" calcext:value-type="float">
            <text:p>2.4256438736</text:p>
          </table:table-cell>
          <table:table-cell office:value-type="float" office:value="0.198309291" calcext:value-type="float">
            <text:p>0.198309291</text:p>
          </table:table-cell>
          <table:table-cell office:value-type="float" office:value="0.6295959188" calcext:value-type="float">
            <text:p>0.6295959188</text:p>
          </table:table-cell>
          <table:table-cell office:value-type="float" office:value="9.2552123794" calcext:value-type="float">
            <text:p>9.2552123794</text:p>
          </table:table-cell>
          <table:table-cell office:value-type="float" office:value="0.3174102536" calcext:value-type="float">
            <text:p>0.3174102536</text:p>
          </table:table-cell>
          <table:table-cell office:value-type="float" office:value="1.0362945042" calcext:value-type="float">
            <text:p>1.0362945042</text:p>
          </table:table-cell>
          <table:table-cell office:value-type="float" office:value="21.7159881408" calcext:value-type="float">
            <text:p>21.7159881408</text:p>
          </table:table-cell>
          <table:table-cell office:value-type="float" office:value="0.5272033412" calcext:value-type="float">
            <text:p>0.52720334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th_iter</text:p>
          </table:table-cell>
          <table:table-cell office:value-type="float" office:value="0.065777565" calcext:value-type="float">
            <text:p>0.065777565</text:p>
          </table:table-cell>
          <table:table-cell office:value-type="float" office:value="0.0943542192" calcext:value-type="float">
            <text:p>0.0943542192</text:p>
          </table:table-cell>
          <table:table-cell office:value-type="float" office:value="0.0485686764" calcext:value-type="float">
            <text:p>0.0485686764</text:p>
          </table:table-cell>
          <table:table-cell office:value-type="float" office:value="0.1666839204" calcext:value-type="float">
            <text:p>0.1666839204</text:p>
          </table:table-cell>
          <table:table-cell office:value-type="float" office:value="0.6588439704" calcext:value-type="float">
            <text:p>0.6588439704</text:p>
          </table:table-cell>
          <table:table-cell office:value-type="float" office:value="0.087579306" calcext:value-type="float">
            <text:p>0.087579306</text:p>
          </table:table-cell>
          <table:table-cell office:value-type="float" office:value="0.267987028" calcext:value-type="float">
            <text:p>0.267987028</text:p>
          </table:table-cell>
          <table:table-cell office:value-type="float" office:value="2.4254058514" calcext:value-type="float">
            <text:p>2.4254058514</text:p>
          </table:table-cell>
          <table:table-cell office:value-type="float" office:value="0.117975850667" calcext:value-type="float">
            <text:p>0.1179758507</text:p>
          </table:table-cell>
          <table:table-cell office:value-type="float" office:value="0.6299834854" calcext:value-type="float">
            <text:p>0.6299834854</text:p>
          </table:table-cell>
          <table:table-cell office:value-type="float" office:value="8.900103721" calcext:value-type="float">
            <text:p>8.900103721</text:p>
          </table:table-cell>
          <table:table-cell office:value-type="float" office:value="0.3096831866" calcext:value-type="float">
            <text:p>0.3096831866</text:p>
          </table:table-cell>
          <table:table-cell office:value-type="float" office:value="1.0387634008" calcext:value-type="float">
            <text:p>1.0387634008</text:p>
          </table:table-cell>
          <table:table-cell office:value-type="float" office:value="25.1869476016" calcext:value-type="float">
            <text:p>25.1869476016</text:p>
          </table:table-cell>
          <table:table-cell office:value-type="float" office:value="0.6008025854" calcext:value-type="float">
            <text:p>0.60080258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th_iter</text:p>
          </table:table-cell>
          <table:table-cell office:value-type="float" office:value="0.0699615048" calcext:value-type="float">
            <text:p>0.0699615048</text:p>
          </table:table-cell>
          <table:table-cell office:value-type="float" office:value="0.0985808926" calcext:value-type="float">
            <text:p>0.0985808926</text:p>
          </table:table-cell>
          <table:table-cell office:value-type="float" office:value="0.0403014742" calcext:value-type="float">
            <text:p>0.0403014742</text:p>
          </table:table-cell>
          <table:table-cell office:value-type="float" office:value="0.1744079106" calcext:value-type="float">
            <text:p>0.1744079106</text:p>
          </table:table-cell>
          <table:table-cell office:value-type="float" office:value="0.663037065" calcext:value-type="float">
            <text:p>0.663037065</text:p>
          </table:table-cell>
          <table:table-cell office:value-type="float" office:value="0.0856750146" calcext:value-type="float">
            <text:p>0.0856750146</text:p>
          </table:table-cell>
          <table:table-cell office:value-type="float" office:value="0.324328595" calcext:value-type="float">
            <text:p>0.324328595</text:p>
          </table:table-cell>
          <table:table-cell office:value-type="float" office:value="1.1466644146" calcext:value-type="float">
            <text:p>1.1466644146</text:p>
          </table:table-cell>
          <table:table-cell office:value-type="float" office:value="0.1737517844" calcext:value-type="float">
            <text:p>0.1737517844</text:p>
          </table:table-cell>
          <table:table-cell office:value-type="float" office:value="0.6231292418" calcext:value-type="float">
            <text:p>0.6231292418</text:p>
          </table:table-cell>
          <table:table-cell office:value-type="float" office:value="9.2511138688" calcext:value-type="float">
            <text:p>9.2511138688</text:p>
          </table:table-cell>
          <table:table-cell office:value-type="float" office:value="0.3157805994" calcext:value-type="float">
            <text:p>0.3157805994</text:p>
          </table:table-cell>
          <table:table-cell office:value-type="float" office:value="1.0288940106" calcext:value-type="float">
            <text:p>1.0288940106</text:p>
          </table:table-cell>
          <table:table-cell office:value-type="float" office:value="25.1713103924" calcext:value-type="float">
            <text:p>25.1713103924</text:p>
          </table:table-cell>
          <table:table-cell office:value-type="float" office:value="0.4995483008" calcext:value-type="float">
            <text:p>0.49954830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th_iter</text:p>
          </table:table-cell>
          <table:table-cell office:value-type="float" office:value="0.0688750924" calcext:value-type="float">
            <text:p>0.0688750924</text:p>
          </table:table-cell>
          <table:table-cell office:value-type="float" office:value="0.098010214" calcext:value-type="float">
            <text:p>0.098010214</text:p>
          </table:table-cell>
          <table:table-cell office:value-type="float" office:value="0.034921228" calcext:value-type="float">
            <text:p>0.034921228</text:p>
          </table:table-cell>
          <table:table-cell office:value-type="float" office:value="0.1680053396" calcext:value-type="float">
            <text:p>0.1680053396</text:p>
          </table:table-cell>
          <table:table-cell office:value-type="float" office:value="0.6547149218" calcext:value-type="float">
            <text:p>0.6547149218</text:p>
          </table:table-cell>
          <table:table-cell office:value-type="float" office:value="0.0943633674" calcext:value-type="float">
            <text:p>0.0943633674</text:p>
          </table:table-cell>
          <table:table-cell office:value-type="float" office:value="0.2623809466" calcext:value-type="float">
            <text:p>0.2623809466</text:p>
          </table:table-cell>
          <table:table-cell office:value-type="float" office:value="2.4125121768" calcext:value-type="float">
            <text:p>2.4125121768</text:p>
          </table:table-cell>
          <table:table-cell office:value-type="float" office:value="0.153755168" calcext:value-type="float">
            <text:p>0.153755168</text:p>
          </table:table-cell>
          <table:table-cell office:value-type="float" office:value="0.6275298864" calcext:value-type="float">
            <text:p>0.6275298864</text:p>
          </table:table-cell>
          <table:table-cell office:value-type="float" office:value="9.2433440852" calcext:value-type="float">
            <text:p>9.2433440852</text:p>
          </table:table-cell>
          <table:table-cell office:value-type="float" office:value="0.3192138332" calcext:value-type="float">
            <text:p>0.3192138332</text:p>
          </table:table-cell>
          <table:table-cell office:value-type="float" office:value="1.029254117" calcext:value-type="float">
            <text:p>1.029254117</text:p>
          </table:table-cell>
          <table:table-cell office:value-type="float" office:value="25.169784503" calcext:value-type="float">
            <text:p>25.169784503</text:p>
          </table:table-cell>
          <table:table-cell office:value-type="float" office:value="0.570092742" calcext:value-type="float">
            <text:p>0.5700927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th_iter</text:p>
          </table:table-cell>
          <table:table-cell office:value-type="float" office:value="0.0711394924" calcext:value-type="float">
            <text:p>0.0711394924</text:p>
          </table:table-cell>
          <table:table-cell office:value-type="float" office:value="0.0925048532" calcext:value-type="float">
            <text:p>0.0925048532</text:p>
          </table:table-cell>
          <table:table-cell office:value-type="float" office:value="0.0404754506" calcext:value-type="float">
            <text:p>0.0404754506</text:p>
          </table:table-cell>
          <table:table-cell office:value-type="float" office:value="0.167864946" calcext:value-type="float">
            <text:p>0.167864946</text:p>
          </table:table-cell>
          <table:table-cell office:value-type="float" office:value="0.6603148956" calcext:value-type="float">
            <text:p>0.6603148956</text:p>
          </table:table-cell>
          <table:table-cell office:value-type="float" office:value="0.099694781" calcext:value-type="float">
            <text:p>0.099694781</text:p>
          </table:table-cell>
          <table:table-cell office:value-type="float" office:value="0.3231017706" calcext:value-type="float">
            <text:p>0.3231017706</text:p>
          </table:table-cell>
          <table:table-cell office:value-type="float" office:value="2.420455896" calcext:value-type="float">
            <text:p>2.420455896</text:p>
          </table:table-cell>
          <table:table-cell office:value-type="float" office:value="0.13916012" calcext:value-type="float">
            <text:p>0.13916012</text:p>
          </table:table-cell>
          <table:table-cell office:value-type="float" office:value="0.6288573854" calcext:value-type="float">
            <text:p>0.6288573854</text:p>
          </table:table-cell>
          <table:table-cell office:value-type="float" office:value="9.2550811466" calcext:value-type="float">
            <text:p>9.2550811466</text:p>
          </table:table-cell>
          <table:table-cell office:value-type="float" office:value="0.324273643" calcext:value-type="float">
            <text:p>0.324273643</text:p>
          </table:table-cell>
          <table:table-cell office:value-type="float" office:value="1.0263976704" calcext:value-type="float">
            <text:p>1.0263976704</text:p>
          </table:table-cell>
          <table:table-cell office:value-type="float" office:value="21.821112019" calcext:value-type="float">
            <text:p>21.821112019</text:p>
          </table:table-cell>
          <table:table-cell office:value-type="float" office:value="0.5114593118" calcext:value-type="float">
            <text:p>0.5114593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191];[.B192];[.B193];[.B194];[.B195];[.B196];[.B197];[.B198];[.B199];[.B200])" office:value-type="float" office:value="0.0703893683" calcext:value-type="float">
            <text:p>0.0703893683</text:p>
          </table:table-cell>
          <table:table-cell table:formula="of:=AVERAGE([.C191];[.C192];[.C193];[.C194];[.C195];[.C196];[.C197];[.C198];[.C199];[.C200])" office:value-type="float" office:value="0.0965560528" calcext:value-type="float">
            <text:p>0.0965560528</text:p>
          </table:table-cell>
          <table:table-cell table:formula="of:=AVERAGE([.D191];[.D192];[.D193];[.D194];[.D195];[.D196];[.D197];[.D198];[.D199];[.D200])" office:value-type="float" office:value="0.03807063958" calcext:value-type="float">
            <text:p>0.0380706396</text:p>
          </table:table-cell>
          <table:table-cell table:formula="of:=AVERAGE([.E191];[.E192];[.E193];[.E194];[.E195];[.E196];[.E197];[.E198];[.E199];[.E200])" office:value-type="float" office:value="0.16870021802" calcext:value-type="float">
            <text:p>0.168700218</text:p>
          </table:table-cell>
          <table:table-cell table:formula="of:=AVERAGE([.F191];[.F192];[.F193];[.F194];[.F195];[.F196];[.F197];[.F198];[.F199];[.F200])" office:value-type="float" office:value="0.66147823424" calcext:value-type="float">
            <text:p>0.6614782342</text:p>
          </table:table-cell>
          <table:table-cell table:formula="of:=AVERAGE([.G191];[.G192];[.G193];[.G194];[.G195];[.G196];[.G197];[.G198];[.G199];[.G200])" office:value-type="float" office:value="0.09563167358" calcext:value-type="float">
            <text:p>0.0956316736</text:p>
          </table:table-cell>
          <table:table-cell table:formula="of:=AVERAGE([.H191];[.H192];[.H193];[.H194];[.H195];[.H196];[.H197];[.H198];[.H199];[.H200])" office:value-type="float" office:value="0.29752026306" calcext:value-type="float">
            <text:p>0.2975202631</text:p>
          </table:table-cell>
          <table:table-cell table:formula="of:=AVERAGE([.I191];[.I192];[.I193];[.I194];[.I195];[.I196];[.I197];[.I198];[.I199];[.I200])" office:value-type="float" office:value="1.98999813886" calcext:value-type="float">
            <text:p>1.9899981389</text:p>
          </table:table-cell>
          <table:table-cell table:formula="of:=AVERAGE([.J191];[.J192];[.J193];[.J194];[.J195];[.J196];[.J197];[.J198];[.J199];[.J200])" office:value-type="float" office:value="0.1526116080267" calcext:value-type="float">
            <text:p>0.152611608</text:p>
          </table:table-cell>
          <table:table-cell table:formula="of:=AVERAGE([.K191];[.K192];[.K193];[.K194];[.K195];[.K196];[.K197];[.K198];[.K199];[.K200])" office:value-type="float" office:value="0.62803707802" calcext:value-type="float">
            <text:p>0.628037078</text:p>
          </table:table-cell>
          <table:table-cell table:formula="of:=AVERAGE([.L191];[.L192];[.L193];[.L194];[.L195];[.L196];[.L197];[.L198];[.L199];[.L200])" office:value-type="float" office:value="9.1122970276" calcext:value-type="float">
            <text:p>9.1122970276</text:p>
          </table:table-cell>
          <table:table-cell table:formula="of:=AVERAGE([.M191];[.M192];[.M193];[.M194];[.M195];[.M196];[.M197];[.M198];[.M199];[.M200])" office:value-type="float" office:value="0.32125637098" calcext:value-type="float">
            <text:p>0.321256371</text:p>
          </table:table-cell>
          <table:table-cell table:formula="of:=AVERAGE([.N191];[.N192];[.N193];[.N194];[.N195];[.N196];[.N197];[.N198];[.N199];[.N200])" office:value-type="float" office:value="1.03221035496" calcext:value-type="float">
            <text:p>1.032210355</text:p>
          </table:table-cell>
          <table:table-cell table:formula="of:=AVERAGE([.O191];[.O192];[.O193];[.O194];[.O195];[.O196];[.O197];[.O198];[.O199];[.O200])" office:value-type="float" office:value="24.21097103498" calcext:value-type="float">
            <text:p>24.210971035</text:p>
          </table:table-cell>
          <table:table-cell table:formula="of:=AVERAGE([.P191];[.P192];[.P193];[.P194];[.P195];[.P196];[.P197];[.P198];[.P199];[.P200])" office:value-type="float" office:value="0.52865749716" calcext:value-type="float">
            <text:p>0.5286574972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2_senders</text:p>
          </table:table-cell>
          <table:table-cell office:value-type="string" calcext:value-type="string">
            <text:p>Tree_5</text:p>
          </table:table-cell>
          <table:table-cell office:value-type="string" calcext:value-type="string">
            <text:p>Chain_5</text:p>
          </table:table-cell>
          <table:table-cell office:value-type="string" calcext:value-type="string">
            <text:p>Grid_5</text:p>
          </table:table-cell>
          <table:table-cell office:value-type="string" calcext:value-type="string">
            <text:p>Tree_15</text:p>
          </table:table-cell>
          <table:table-cell office:value-type="string" calcext:value-type="string">
            <text:p>Chain_15</text:p>
          </table:table-cell>
          <table:table-cell office:value-type="string" calcext:value-type="string">
            <text:p>Grid_15</text:p>
          </table:table-cell>
          <table:table-cell office:value-type="string" calcext:value-type="string">
            <text:p>Tree_30</text:p>
          </table:table-cell>
          <table:table-cell office:value-type="string" calcext:value-type="string">
            <text:p>Chain_30</text:p>
          </table:table-cell>
          <table:table-cell office:value-type="string" calcext:value-type="string">
            <text:p>Grid_30</text:p>
          </table:table-cell>
          <table:table-cell office:value-type="string" calcext:value-type="string">
            <text:p>Tree_60</text:p>
          </table:table-cell>
          <table:table-cell office:value-type="string" calcext:value-type="string">
            <text:p>Chain_60</text:p>
          </table:table-cell>
          <table:table-cell office:value-type="string" calcext:value-type="string">
            <text:p>Grid_60</text:p>
          </table:table-cell>
          <table:table-cell office:value-type="string" calcext:value-type="string">
            <text:p>Tree_100</text:p>
          </table:table-cell>
          <table:table-cell office:value-type="string" calcext:value-type="string">
            <text:p>Chain_100</text:p>
          </table:table-cell>
          <table:table-cell office:value-type="string" calcext:value-type="string">
            <text:p>Grid_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st_iter</text:p>
          </table:table-cell>
          <table:table-cell office:value-type="float" office:value="0.8768279718" calcext:value-type="float">
            <text:p>0.8768279718</text:p>
          </table:table-cell>
          <table:table-cell office:value-type="float" office:value="0.9025451244" calcext:value-type="float">
            <text:p>0.9025451244</text:p>
          </table:table-cell>
          <table:table-cell office:value-type="float" office:value="1.218992574" calcext:value-type="float">
            <text:p>1.218992574</text:p>
          </table:table-cell>
          <table:table-cell office:value-type="float" office:value="0.8371123857" calcext:value-type="float">
            <text:p>0.8371123857</text:p>
          </table:table-cell>
          <table:table-cell office:value-type="float" office:value="1.3460769337" calcext:value-type="float">
            <text:p>1.3460769337</text:p>
          </table:table-cell>
          <table:table-cell office:value-type="float" office:value="1.0284118272" calcext:value-type="float">
            <text:p>1.0284118272</text:p>
          </table:table-cell>
          <table:table-cell office:value-type="float" office:value="0.148681623667" calcext:value-type="float">
            <text:p>0.1486816237</text:p>
          </table:table-cell>
          <table:table-cell office:value-type="float" office:value="2.4761397959" calcext:value-type="float">
            <text:p>2.4761397959</text:p>
          </table:table-cell>
          <table:table-cell office:value-type="float" office:value="0.882515767222" calcext:value-type="float">
            <text:p>0.8825157672</text:p>
          </table:table-cell>
          <table:table-cell office:value-type="float" office:value="1.3782561908" calcext:value-type="float">
            <text:p>1.3782561908</text:p>
          </table:table-cell>
          <table:table-cell office:value-type="float" office:value="8.1089690783" calcext:value-type="float">
            <text:p>8.1089690783</text:p>
          </table:table-cell>
          <table:table-cell office:value-type="float" office:value="1.628091386" calcext:value-type="float">
            <text:p>1.628091386</text:p>
          </table:table-cell>
          <table:table-cell office:value-type="float" office:value="1.2900237724" calcext:value-type="float">
            <text:p>1.2900237724</text:p>
          </table:table-cell>
          <table:table-cell office:value-type="float" office:value="19.3226302733" calcext:value-type="float">
            <text:p>19.3226302733</text:p>
          </table:table-cell>
          <table:table-cell office:value-type="float" office:value="1.9513656201" calcext:value-type="float">
            <text:p>1.95136562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nd_iter</text:p>
          </table:table-cell>
          <table:table-cell office:value-type="float" office:value="0.8759475358" calcext:value-type="float">
            <text:p>0.8759475358</text:p>
          </table:table-cell>
          <table:table-cell office:value-type="float" office:value="0.5398910225" calcext:value-type="float">
            <text:p>0.5398910225</text:p>
          </table:table-cell>
          <table:table-cell office:value-type="float" office:value="0.914446984" calcext:value-type="float">
            <text:p>0.914446984</text:p>
          </table:table-cell>
          <table:table-cell office:value-type="float" office:value="0.8409560775" calcext:value-type="float">
            <text:p>0.8409560775</text:p>
          </table:table-cell>
          <table:table-cell office:value-type="float" office:value="1.3519988573" calcext:value-type="float">
            <text:p>1.3519988573</text:p>
          </table:table-cell>
          <table:table-cell office:value-type="float" office:value="1.014643815" calcext:value-type="float">
            <text:p>1.014643815</text:p>
          </table:table-cell>
          <table:table-cell office:value-type="float" office:value="0.9586105062" calcext:value-type="float">
            <text:p>0.9586105062</text:p>
          </table:table-cell>
          <table:table-cell office:value-type="float" office:value="1.77567034267" calcext:value-type="float">
            <text:p>1.7756703427</text:p>
          </table:table-cell>
          <table:table-cell office:value-type="float" office:value="1.4241622633" calcext:value-type="float">
            <text:p>1.4241622633</text:p>
          </table:table-cell>
          <table:table-cell office:value-type="float" office:value="1.3229308708" calcext:value-type="float">
            <text:p>1.3229308708</text:p>
          </table:table-cell>
          <table:table-cell office:value-type="float" office:value="8.2215667406" calcext:value-type="float">
            <text:p>8.2215667406</text:p>
          </table:table-cell>
          <table:table-cell office:value-type="float" office:value="1.7220626484" calcext:value-type="float">
            <text:p>1.7220626484</text:p>
          </table:table-cell>
          <table:table-cell office:value-type="float" office:value="1.5299071895" calcext:value-type="float">
            <text:p>1.5299071895</text:p>
          </table:table-cell>
          <table:table-cell office:value-type="float" office:value="19.2857162113" calcext:value-type="float">
            <text:p>19.2857162113</text:p>
          </table:table-cell>
          <table:table-cell office:value-type="float" office:value="1.8415084527" calcext:value-type="float">
            <text:p>1.84150845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rd_iter</text:p>
          </table:table-cell>
          <table:table-cell office:value-type="float" office:value="0.7545608235" calcext:value-type="float">
            <text:p>0.7545608235</text:p>
          </table:table-cell>
          <table:table-cell office:value-type="float" office:value="0.8946151434" calcext:value-type="float">
            <text:p>0.8946151434</text:p>
          </table:table-cell>
          <table:table-cell office:value-type="float" office:value="0.7437286078" calcext:value-type="float">
            <text:p>0.7437286078</text:p>
          </table:table-cell>
          <table:table-cell office:value-type="float" office:value="1.0017104678" calcext:value-type="float">
            <text:p>1.0017104678</text:p>
          </table:table-cell>
          <table:table-cell office:value-type="float" office:value="1.3488113023" calcext:value-type="float">
            <text:p>1.3488113023</text:p>
          </table:table-cell>
          <table:table-cell office:value-type="float" office:value="0.7926574345" calcext:value-type="float">
            <text:p>0.7926574345</text:p>
          </table:table-cell>
          <table:table-cell office:value-type="float" office:value="1.1923003854" calcext:value-type="float">
            <text:p>1.1923003854</text:p>
          </table:table-cell>
          <table:table-cell office:value-type="float" office:value="2.21147322667" calcext:value-type="float">
            <text:p>2.2114732267</text:p>
          </table:table-cell>
          <table:table-cell office:value-type="float" office:value="0.1426353205" calcext:value-type="float">
            <text:p>0.1426353205</text:p>
          </table:table-cell>
          <table:table-cell office:value-type="float" office:value="1.4977569244" calcext:value-type="float">
            <text:p>1.4977569244</text:p>
          </table:table-cell>
          <table:table-cell office:value-type="float" office:value="8.2280334076" calcext:value-type="float">
            <text:p>8.2280334076</text:p>
          </table:table-cell>
          <table:table-cell office:value-type="float" office:value="2.0336745829" calcext:value-type="float">
            <text:p>2.0336745829</text:p>
          </table:table-cell>
          <table:table-cell office:value-type="float" office:value="1.532839932" calcext:value-type="float">
            <text:p>1.532839932</text:p>
          </table:table-cell>
          <table:table-cell office:value-type="float" office:value="20.8562163934" calcext:value-type="float">
            <text:p>20.8562163934</text:p>
          </table:table-cell>
          <table:table-cell office:value-type="float" office:value="1.9069839042" calcext:value-type="float">
            <text:p>1.90698390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th_iter</text:p>
          </table:table-cell>
          <table:table-cell office:value-type="float" office:value="0.7598403592" calcext:value-type="float">
            <text:p>0.7598403592</text:p>
          </table:table-cell>
          <table:table-cell office:value-type="float" office:value="0.8963103877" calcext:value-type="float">
            <text:p>0.8963103877</text:p>
          </table:table-cell>
          <table:table-cell office:value-type="float" office:value="0.8548186896" calcext:value-type="float">
            <text:p>0.8548186896</text:p>
          </table:table-cell>
          <table:table-cell office:value-type="float" office:value="0.9530013585" calcext:value-type="float">
            <text:p>0.9530013585</text:p>
          </table:table-cell>
          <table:table-cell office:value-type="float" office:value="1.3423965255" calcext:value-type="float">
            <text:p>1.3423965255</text:p>
          </table:table-cell>
          <table:table-cell office:value-type="float" office:value="1.4811294216" calcext:value-type="float">
            <text:p>1.4811294216</text:p>
          </table:table-cell>
          <table:table-cell office:value-type="float" office:value="0.578013806286" calcext:value-type="float">
            <text:p>0.5780138063</text:p>
          </table:table-cell>
          <table:table-cell office:value-type="float" office:value="2.641723594" calcext:value-type="float">
            <text:p>2.641723594</text:p>
          </table:table-cell>
          <table:table-cell office:value-type="float" office:value="0.13041684375" calcext:value-type="float">
            <text:p>0.1304168438</text:p>
          </table:table-cell>
          <table:table-cell office:value-type="float" office:value="1.3230025925" calcext:value-type="float">
            <text:p>1.3230025925</text:p>
          </table:table-cell>
          <table:table-cell office:value-type="float" office:value="8.0437728556" calcext:value-type="float">
            <text:p>8.0437728556</text:p>
          </table:table-cell>
          <table:table-cell office:value-type="float" office:value="1.801438867" calcext:value-type="float">
            <text:p>1.801438867</text:p>
          </table:table-cell>
          <table:table-cell office:value-type="float" office:value="1.5315063077" calcext:value-type="float">
            <text:p>1.5315063077</text:p>
          </table:table-cell>
          <table:table-cell office:value-type="float" office:value="20.8494460791" calcext:value-type="float">
            <text:p>20.8494460791</text:p>
          </table:table-cell>
          <table:table-cell office:value-type="float" office:value="1.8476669016" calcext:value-type="float">
            <text:p>1.8476669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h_iter</text:p>
          </table:table-cell>
          <table:table-cell office:value-type="float" office:value="0.7577621098" calcext:value-type="float">
            <text:p>0.7577621098</text:p>
          </table:table-cell>
          <table:table-cell office:value-type="float" office:value="0.0685180349" calcext:value-type="float">
            <text:p>0.0685180349</text:p>
          </table:table-cell>
          <table:table-cell office:value-type="float" office:value="1.0248900999" calcext:value-type="float">
            <text:p>1.0248900999</text:p>
          </table:table-cell>
          <table:table-cell office:value-type="float" office:value="0.9953902864" calcext:value-type="float">
            <text:p>0.9953902864</text:p>
          </table:table-cell>
          <table:table-cell office:value-type="float" office:value="1.3548415766" calcext:value-type="float">
            <text:p>1.3548415766</text:p>
          </table:table-cell>
          <table:table-cell office:value-type="float" office:value="1.1427993382" calcext:value-type="float">
            <text:p>1.1427993382</text:p>
          </table:table-cell>
          <table:table-cell office:value-type="float" office:value="0.365485014286" calcext:value-type="float">
            <text:p>0.3654850143</text:p>
          </table:table-cell>
          <table:table-cell office:value-type="float" office:value="2.6421294765" calcext:value-type="float">
            <text:p>2.6421294765</text:p>
          </table:table-cell>
          <table:table-cell office:value-type="float" office:value="0.1079482625" calcext:value-type="float">
            <text:p>0.1079482625</text:p>
          </table:table-cell>
          <table:table-cell office:value-type="float" office:value="1.3779052418" calcext:value-type="float">
            <text:p>1.3779052418</text:p>
          </table:table-cell>
          <table:table-cell office:value-type="float" office:value="8.2083968803" calcext:value-type="float">
            <text:p>8.2083968803</text:p>
          </table:table-cell>
          <table:table-cell office:value-type="float" office:value="1.7119887956" calcext:value-type="float">
            <text:p>1.7119887956</text:p>
          </table:table-cell>
          <table:table-cell office:value-type="float" office:value="1.6484206834" calcext:value-type="float">
            <text:p>1.6484206834</text:p>
          </table:table-cell>
          <table:table-cell office:value-type="float" office:value="18.7565490404" calcext:value-type="float">
            <text:p>18.7565490404</text:p>
          </table:table-cell>
          <table:table-cell office:value-type="float" office:value="1.8776992356" calcext:value-type="float">
            <text:p>1.87769923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th_iter</text:p>
          </table:table-cell>
          <table:table-cell office:value-type="float" office:value="0.8767196281" calcext:value-type="float">
            <text:p>0.8767196281</text:p>
          </table:table-cell>
          <table:table-cell office:value-type="float" office:value="0.8996169742" calcext:value-type="float">
            <text:p>0.8996169742</text:p>
          </table:table-cell>
          <table:table-cell office:value-type="float" office:value="0.9138839432" calcext:value-type="float">
            <text:p>0.9138839432</text:p>
          </table:table-cell>
          <table:table-cell office:value-type="float" office:value="0.8369933771" calcext:value-type="float">
            <text:p>0.8369933771</text:p>
          </table:table-cell>
          <table:table-cell office:value-type="float" office:value="1.3542510677" calcext:value-type="float">
            <text:p>1.3542510677</text:p>
          </table:table-cell>
          <table:table-cell office:value-type="float" office:value="0.8937453815" calcext:value-type="float">
            <text:p>0.8937453815</text:p>
          </table:table-cell>
          <table:table-cell office:value-type="float" office:value="1.082638511" calcext:value-type="float">
            <text:p>1.082638511</text:p>
          </table:table-cell>
          <table:table-cell office:value-type="float" office:value="2.7671752573" calcext:value-type="float">
            <text:p>2.7671752573</text:p>
          </table:table-cell>
          <table:table-cell office:value-type="float" office:value="0.13846966825" calcext:value-type="float">
            <text:p>0.1384696683</text:p>
          </table:table-cell>
          <table:table-cell office:value-type="float" office:value="1.3828994378" calcext:value-type="float">
            <text:p>1.3828994378</text:p>
          </table:table-cell>
          <table:table-cell office:value-type="float" office:value="8.2262618657" calcext:value-type="float">
            <text:p>8.2262618657</text:p>
          </table:table-cell>
          <table:table-cell office:value-type="float" office:value="1.6752883662" calcext:value-type="float">
            <text:p>1.6752883662</text:p>
          </table:table-cell>
          <table:table-cell office:value-type="float" office:value="1.6504897673" calcext:value-type="float">
            <text:p>1.6504897673</text:p>
          </table:table-cell>
          <table:table-cell office:value-type="float" office:value="19.1223983376" calcext:value-type="float">
            <text:p>19.1223983376</text:p>
          </table:table-cell>
          <table:table-cell office:value-type="float" office:value="2.3616500439" calcext:value-type="float">
            <text:p>2.36165004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th_iter</text:p>
          </table:table-cell>
          <table:table-cell office:value-type="float" office:value="0.8804198856" calcext:value-type="float">
            <text:p>0.8804198856</text:p>
          </table:table-cell>
          <table:table-cell office:value-type="float" office:value="0.7790374349" calcext:value-type="float">
            <text:p>0.7790374349</text:p>
          </table:table-cell>
          <table:table-cell office:value-type="float" office:value="0.7368957032" calcext:value-type="float">
            <text:p>0.7368957032</text:p>
          </table:table-cell>
          <table:table-cell office:value-type="float" office:value="0.9570983554" calcext:value-type="float">
            <text:p>0.9570983554</text:p>
          </table:table-cell>
          <table:table-cell office:value-type="float" office:value="1.3502654646" calcext:value-type="float">
            <text:p>1.3502654646</text:p>
          </table:table-cell>
          <table:table-cell office:value-type="float" office:value="1.0324767648" calcext:value-type="float">
            <text:p>1.0324767648</text:p>
          </table:table-cell>
          <table:table-cell office:value-type="float" office:value="0.9594497308" calcext:value-type="float">
            <text:p>0.9594497308</text:p>
          </table:table-cell>
          <table:table-cell office:value-type="float" office:value="2.7636077527" calcext:value-type="float">
            <text:p>2.7636077527</text:p>
          </table:table-cell>
          <table:table-cell office:value-type="float" office:value="1.34238006233" calcext:value-type="float">
            <text:p>1.3423800623</text:p>
          </table:table-cell>
          <table:table-cell office:value-type="float" office:value="1.323831137" calcext:value-type="float">
            <text:p>1.323831137</text:p>
          </table:table-cell>
          <table:table-cell office:value-type="float" office:value="8.2168273567" calcext:value-type="float">
            <text:p>8.2168273567</text:p>
          </table:table-cell>
          <table:table-cell office:value-type="float" office:value="1.7526000552" calcext:value-type="float">
            <text:p>1.7526000552</text:p>
          </table:table-cell>
          <table:table-cell office:value-type="float" office:value="1.5281097037" calcext:value-type="float">
            <text:p>1.5281097037</text:p>
          </table:table-cell>
          <table:table-cell office:value-type="float" office:value="20.8428008679" calcext:value-type="float">
            <text:p>20.8428008679</text:p>
          </table:table-cell>
          <table:table-cell office:value-type="float" office:value="1.702297941" calcext:value-type="float">
            <text:p>1.7022979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th_iter</text:p>
          </table:table-cell>
          <table:table-cell office:value-type="float" office:value="0.7621520595" calcext:value-type="float">
            <text:p>0.7621520595</text:p>
          </table:table-cell>
          <table:table-cell office:value-type="float" office:value="0.7772964186" calcext:value-type="float">
            <text:p>0.7772964186</text:p>
          </table:table-cell>
          <table:table-cell office:value-type="float" office:value="0.9111602362" calcext:value-type="float">
            <text:p>0.9111602362</text:p>
          </table:table-cell>
          <table:table-cell office:value-type="float" office:value="1.103887904" calcext:value-type="float">
            <text:p>1.103887904</text:p>
          </table:table-cell>
          <table:table-cell office:value-type="float" office:value="1.3598907191" calcext:value-type="float">
            <text:p>1.3598907191</text:p>
          </table:table-cell>
          <table:table-cell office:value-type="float" office:value="1.0243987667" calcext:value-type="float">
            <text:p>1.0243987667</text:p>
          </table:table-cell>
          <table:table-cell office:value-type="float" office:value="0.739779971556" calcext:value-type="float">
            <text:p>0.7397799716</text:p>
          </table:table-cell>
          <table:table-cell office:value-type="float" office:value="1.38075907443" calcext:value-type="float">
            <text:p>1.3807590744</text:p>
          </table:table-cell>
          <table:table-cell office:value-type="float" office:value="0.1428222425" calcext:value-type="float">
            <text:p>0.1428222425</text:p>
          </table:table-cell>
          <table:table-cell office:value-type="float" office:value="1.2055953666" calcext:value-type="float">
            <text:p>1.2055953666</text:p>
          </table:table-cell>
          <table:table-cell office:value-type="float" office:value="7.6613433559" calcext:value-type="float">
            <text:p>7.6613433559</text:p>
          </table:table-cell>
          <table:table-cell office:value-type="float" office:value="1.6118728288" calcext:value-type="float">
            <text:p>1.6118728288</text:p>
          </table:table-cell>
          <table:table-cell office:value-type="float" office:value="1.6491561557" calcext:value-type="float">
            <text:p>1.6491561557</text:p>
          </table:table-cell>
          <table:table-cell office:value-type="float" office:value="19.3217589912" calcext:value-type="float">
            <text:p>19.3217589912</text:p>
          </table:table-cell>
          <table:table-cell office:value-type="float" office:value="1.8737929936" calcext:value-type="float">
            <text:p>1.87379299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th_iter</text:p>
          </table:table-cell>
          <table:table-cell office:value-type="float" office:value="0.4110305417" calcext:value-type="float">
            <text:p>0.4110305417</text:p>
          </table:table-cell>
          <table:table-cell office:value-type="float" office:value="0.4328109425" calcext:value-type="float">
            <text:p>0.4328109425</text:p>
          </table:table-cell>
          <table:table-cell office:value-type="float" office:value="0.8569778025" calcext:value-type="float">
            <text:p>0.8569778025</text:p>
          </table:table-cell>
          <table:table-cell office:value-type="float" office:value="1.0063079525" calcext:value-type="float">
            <text:p>1.0063079525</text:p>
          </table:table-cell>
          <table:table-cell office:value-type="float" office:value="1.3466094638" calcext:value-type="float">
            <text:p>1.3466094638</text:p>
          </table:table-cell>
          <table:table-cell office:value-type="float" office:value="1.6288482356" calcext:value-type="float">
            <text:p>1.6288482356</text:p>
          </table:table-cell>
          <table:table-cell office:value-type="float" office:value="0.19362256425" calcext:value-type="float">
            <text:p>0.1936225643</text:p>
          </table:table-cell>
          <table:table-cell office:value-type="float" office:value="2.2773421914" calcext:value-type="float">
            <text:p>2.2773421914</text:p>
          </table:table-cell>
          <table:table-cell office:value-type="float" office:value="1.4178527406" calcext:value-type="float">
            <text:p>1.4178527406</text:p>
          </table:table-cell>
          <table:table-cell office:value-type="float" office:value="1.2067184216" calcext:value-type="float">
            <text:p>1.2067184216</text:p>
          </table:table-cell>
          <table:table-cell office:value-type="float" office:value="8.1024825679" calcext:value-type="float">
            <text:p>8.1024825679</text:p>
          </table:table-cell>
          <table:table-cell office:value-type="float" office:value="1.6232543528" calcext:value-type="float">
            <text:p>1.6232543528</text:p>
          </table:table-cell>
          <table:table-cell office:value-type="float" office:value="1.6654754278" calcext:value-type="float">
            <text:p>1.6654754278</text:p>
          </table:table-cell>
          <table:table-cell office:value-type="float" office:value="19.0888335883" calcext:value-type="float">
            <text:p>19.0888335883</text:p>
          </table:table-cell>
          <table:table-cell office:value-type="float" office:value="1.9949096317" calcext:value-type="float">
            <text:p>1.99490963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th_iter</text:p>
          </table:table-cell>
          <table:table-cell office:value-type="float" office:value="0.8774154393" calcext:value-type="float">
            <text:p>0.8774154393</text:p>
          </table:table-cell>
          <table:table-cell office:value-type="float" office:value="0.7823379158" calcext:value-type="float">
            <text:p>0.7823379158</text:p>
          </table:table-cell>
          <table:table-cell office:value-type="float" office:value="0.7466720149" calcext:value-type="float">
            <text:p>0.7466720149</text:p>
          </table:table-cell>
          <table:table-cell office:value-type="float" office:value="0.8333968805" calcext:value-type="float">
            <text:p>0.8333968805</text:p>
          </table:table-cell>
          <table:table-cell office:value-type="float" office:value="0.8843551245" calcext:value-type="float">
            <text:p>0.8843551245</text:p>
          </table:table-cell>
          <table:table-cell office:value-type="float" office:value="0.6111724546" calcext:value-type="float">
            <text:p>0.6111724546</text:p>
          </table:table-cell>
          <table:table-cell office:value-type="float" office:value="1.3166030601" calcext:value-type="float">
            <text:p>1.3166030601</text:p>
          </table:table-cell>
          <table:table-cell office:value-type="float" office:value="0.443366984" calcext:value-type="float">
            <text:p>0.443366984</text:p>
          </table:table-cell>
          <table:table-cell office:value-type="float" office:value="0.15666959675" calcext:value-type="float">
            <text:p>0.1566695968</text:p>
          </table:table-cell>
          <table:table-cell office:value-type="float" office:value="1.3217651158" calcext:value-type="float">
            <text:p>1.3217651158</text:p>
          </table:table-cell>
          <table:table-cell office:value-type="float" office:value="8.0988265674" calcext:value-type="float">
            <text:p>8.0988265674</text:p>
          </table:table-cell>
          <table:table-cell office:value-type="float" office:value="1.6078612897" calcext:value-type="float">
            <text:p>1.6078612897</text:p>
          </table:table-cell>
          <table:table-cell office:value-type="float" office:value="1.6486266737" calcext:value-type="float">
            <text:p>1.6486266737</text:p>
          </table:table-cell>
          <table:table-cell office:value-type="float" office:value="19.2945144263" calcext:value-type="float">
            <text:p>19.2945144263</text:p>
          </table:table-cell>
          <table:table-cell office:value-type="float" office:value="2.2578414512" calcext:value-type="float">
            <text:p>2.2578414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04];[.B205];[.B206];[.B207];[.B208];[.B209];[.B210];[.B211];[.B212];[.B213])" office:value-type="float" office:value="0.78326763543" calcext:value-type="float">
            <text:p>0.7832676354</text:p>
          </table:table-cell>
          <table:table-cell table:formula="of:=AVERAGE([.C204];[.C205];[.C206];[.C207];[.C208];[.C209];[.C210];[.C211];[.C212];[.C213])" office:value-type="float" office:value="0.69729793989" calcext:value-type="float">
            <text:p>0.6972979399</text:p>
          </table:table-cell>
          <table:table-cell table:formula="of:=AVERAGE([.D204];[.D205];[.D206];[.D207];[.D208];[.D209];[.D210];[.D211];[.D212];[.D213])" office:value-type="float" office:value="0.89224666553" calcext:value-type="float">
            <text:p>0.8922466655</text:p>
          </table:table-cell>
          <table:table-cell table:formula="of:=AVERAGE([.E204];[.E205];[.E206];[.E207];[.E208];[.E209];[.E210];[.E211];[.E212];[.E213])" office:value-type="float" office:value="0.93658550454" calcext:value-type="float">
            <text:p>0.9365855045</text:p>
          </table:table-cell>
          <table:table-cell table:formula="of:=AVERAGE([.F204];[.F205];[.F206];[.F207];[.F208];[.F209];[.F210];[.F211];[.F212];[.F213])" office:value-type="float" office:value="1.30394970351" calcext:value-type="float">
            <text:p>1.3039497035</text:p>
          </table:table-cell>
          <table:table-cell table:formula="of:=AVERAGE([.G204];[.G205];[.G206];[.G207];[.G208];[.G209];[.G210];[.G211];[.G212];[.G213])" office:value-type="float" office:value="1.06502834397" calcext:value-type="float">
            <text:p>1.065028344</text:p>
          </table:table-cell>
          <table:table-cell table:formula="of:=AVERAGE([.H204];[.H205];[.H206];[.H207];[.H208];[.H209];[.H210];[.H211];[.H212];[.H213])" office:value-type="float" office:value="0.7535185173545" calcext:value-type="float">
            <text:p>0.7535185174</text:p>
          </table:table-cell>
          <table:table-cell table:formula="of:=AVERAGE([.I204];[.I205];[.I206];[.I207];[.I208];[.I209];[.I210];[.I211];[.I212];[.I213])" office:value-type="float" office:value="2.137938769557" calcext:value-type="float">
            <text:p>2.1379387696</text:p>
          </table:table-cell>
          <table:table-cell table:formula="of:=AVERAGE([.J204];[.J205];[.J206];[.J207];[.J208];[.J209];[.J210];[.J211];[.J212];[.J213])" office:value-type="float" office:value="0.5885872767702" calcext:value-type="float">
            <text:p>0.5885872768</text:p>
          </table:table-cell>
          <table:table-cell table:formula="of:=AVERAGE([.K204];[.K205];[.K206];[.K207];[.K208];[.K209];[.K210];[.K211];[.K212];[.K213])" office:value-type="float" office:value="1.33406612991" calcext:value-type="float">
            <text:p>1.3340661299</text:p>
          </table:table-cell>
          <table:table-cell table:formula="of:=AVERAGE([.L204];[.L205];[.L206];[.L207];[.L208];[.L209];[.L210];[.L211];[.L212];[.L213])" office:value-type="float" office:value="8.1116480676" calcext:value-type="float">
            <text:p>8.1116480676</text:p>
          </table:table-cell>
          <table:table-cell table:formula="of:=AVERAGE([.M204];[.M205];[.M206];[.M207];[.M208];[.M209];[.M210];[.M211];[.M212];[.M213])" office:value-type="float" office:value="1.71681331726" calcext:value-type="float">
            <text:p>1.7168133173</text:p>
          </table:table-cell>
          <table:table-cell table:formula="of:=AVERAGE([.N204];[.N205];[.N206];[.N207];[.N208];[.N209];[.N210];[.N211];[.N212];[.N213])" office:value-type="float" office:value="1.56745556132" calcext:value-type="float">
            <text:p>1.5674555613</text:p>
          </table:table-cell>
          <table:table-cell table:formula="of:=AVERAGE([.O204];[.O205];[.O206];[.O207];[.O208];[.O209];[.O210];[.O211];[.O212];[.O213])" office:value-type="float" office:value="19.67408642088" calcext:value-type="float">
            <text:p>19.6740864209</text:p>
          </table:table-cell>
          <table:table-cell table:formula="of:=AVERAGE([.P204];[.P205];[.P206];[.P207];[.P208];[.P209];[.P210];[.P211];[.P212];[.P213])" office:value-type="float" office:value="1.96157161756" calcext:value-type="float">
            <text:p>1.9615716176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half_senders</text:p>
          </table:table-cell>
          <table:table-cell office:value-type="string" calcext:value-type="string">
            <text:p>Tree_5</text:p>
          </table:table-cell>
          <table:table-cell office:value-type="string" calcext:value-type="string">
            <text:p>Chain_5</text:p>
          </table:table-cell>
          <table:table-cell office:value-type="string" calcext:value-type="string">
            <text:p>Grid_5</text:p>
          </table:table-cell>
          <table:table-cell office:value-type="string" calcext:value-type="string">
            <text:p>Tree_15</text:p>
          </table:table-cell>
          <table:table-cell office:value-type="string" calcext:value-type="string">
            <text:p>Chain_15</text:p>
          </table:table-cell>
          <table:table-cell office:value-type="string" calcext:value-type="string">
            <text:p>Grid_15</text:p>
          </table:table-cell>
          <table:table-cell office:value-type="string" calcext:value-type="string">
            <text:p>Tree_30</text:p>
          </table:table-cell>
          <table:table-cell office:value-type="string" calcext:value-type="string">
            <text:p>Chain_30</text:p>
          </table:table-cell>
          <table:table-cell office:value-type="string" calcext:value-type="string">
            <text:p>Grid_30</text:p>
          </table:table-cell>
          <table:table-cell office:value-type="string" calcext:value-type="string">
            <text:p>Tree_60</text:p>
          </table:table-cell>
          <table:table-cell office:value-type="string" calcext:value-type="string">
            <text:p>Chain_60</text:p>
          </table:table-cell>
          <table:table-cell office:value-type="string" calcext:value-type="string">
            <text:p>Grid_60</text:p>
          </table:table-cell>
          <table:table-cell office:value-type="string" calcext:value-type="string">
            <text:p>Tree_100</text:p>
          </table:table-cell>
          <table:table-cell office:value-type="string" calcext:value-type="string">
            <text:p>Chain_100</text:p>
          </table:table-cell>
          <table:table-cell office:value-type="string" calcext:value-type="string">
            <text:p>Grid_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st_iter</text:p>
          </table:table-cell>
          <table:table-cell office:value-type="float" office:value="1.6958343118" calcext:value-type="float">
            <text:p>1.6958343118</text:p>
          </table:table-cell>
          <table:table-cell office:value-type="float" office:value="2.0939239176" calcext:value-type="float">
            <text:p>2.0939239176</text:p>
          </table:table-cell>
          <table:table-cell office:value-type="float" office:value="2.13878780613" calcext:value-type="float">
            <text:p>2.1387878061</text:p>
          </table:table-cell>
          <table:table-cell office:value-type="float" office:value="8.01450039478" calcext:value-type="float">
            <text:p>8.0145003948</text:p>
          </table:table-cell>
          <table:table-cell office:value-type="float" office:value="4.97006069387" calcext:value-type="float">
            <text:p>4.9700606939</text:p>
          </table:table-cell>
          <table:table-cell office:value-type="float" office:value="5.20820461305" calcext:value-type="float">
            <text:p>5.2082046131</text:p>
          </table:table-cell>
          <table:table-cell office:value-type="float" office:value="0.217079158" calcext:value-type="float">
            <text:p>0.217079158</text:p>
          </table:table-cell>
          <table:table-cell office:value-type="float" office:value="1.67382532236" calcext:value-type="float">
            <text:p>1.6738253224</text:p>
          </table:table-cell>
          <table:table-cell office:value-type="float" office:value="1.82859237211" calcext:value-type="float">
            <text:p>1.8285923721</text:p>
          </table:table-cell>
          <table:table-cell office:value-type="float" office:value="16.7482869614" calcext:value-type="float">
            <text:p>16.7482869614</text:p>
          </table:table-cell>
          <table:table-cell office:value-type="float" office:value="33.4896284938" calcext:value-type="float">
            <text:p>33.4896284938</text:p>
          </table:table-cell>
          <table:table-cell office:value-type="float" office:value="4.48720855778" calcext:value-type="float">
            <text:p>4.4872085578</text:p>
          </table:table-cell>
          <table:table-cell office:value-type="float" office:value="14.9346050262" calcext:value-type="float">
            <text:p>14.9346050262</text:p>
          </table:table-cell>
          <table:table-cell office:value-type="float" office:value="55.9007251858" calcext:value-type="float">
            <text:p>55.9007251858</text:p>
          </table:table-cell>
          <table:table-cell office:value-type="float" office:value="3.09681336489" calcext:value-type="float">
            <text:p>3.09681336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nd_iter</text:p>
          </table:table-cell>
          <table:table-cell office:value-type="float" office:value="1.69824520833" calcext:value-type="float">
            <text:p>1.6982452083</text:p>
          </table:table-cell>
          <table:table-cell office:value-type="float" office:value="0.458176642133" calcext:value-type="float">
            <text:p>0.4581766421</text:p>
          </table:table-cell>
          <table:table-cell office:value-type="float" office:value="2.2191477088" calcext:value-type="float">
            <text:p>2.2191477088</text:p>
          </table:table-cell>
          <table:table-cell office:value-type="float" office:value="9.25268016667" calcext:value-type="float">
            <text:p>9.2526801667</text:p>
          </table:table-cell>
          <table:table-cell office:value-type="float" office:value="3.98833461897" calcext:value-type="float">
            <text:p>3.988334619</text:p>
          </table:table-cell>
          <table:table-cell office:value-type="float" office:value="5.72536922587" calcext:value-type="float">
            <text:p>5.7253692259</text:p>
          </table:table-cell>
          <table:table-cell office:value-type="float" office:value="0.194508131" calcext:value-type="float">
            <text:p>0.194508131</text:p>
          </table:table-cell>
          <table:table-cell office:value-type="float" office:value="0.984089418714" calcext:value-type="float">
            <text:p>0.9840894187</text:p>
          </table:table-cell>
          <table:table-cell office:value-type="float" office:value="0.267307796714" calcext:value-type="float">
            <text:p>0.2673077967</text:p>
          </table:table-cell>
          <table:table-cell office:value-type="float" office:value="16.9851407712" calcext:value-type="float">
            <text:p>16.9851407712</text:p>
          </table:table-cell>
          <table:table-cell office:value-type="float" office:value="33.7111476316" calcext:value-type="float">
            <text:p>33.7111476316</text:p>
          </table:table-cell>
          <table:table-cell office:value-type="float" office:value="4.42372623889" calcext:value-type="float">
            <text:p>4.4237262389</text:p>
          </table:table-cell>
          <table:table-cell office:value-type="float" office:value="14.5522414589" calcext:value-type="float">
            <text:p>14.5522414589</text:p>
          </table:table-cell>
          <table:table-cell office:value-type="float" office:value="54.5740566359" calcext:value-type="float">
            <text:p>54.5740566359</text:p>
          </table:table-cell>
          <table:table-cell office:value-type="float" office:value="3.06722235719" calcext:value-type="float">
            <text:p>3.06722235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rd_iter</text:p>
          </table:table-cell>
          <table:table-cell office:value-type="float" office:value="1.69601232913" calcext:value-type="float">
            <text:p>1.6960123291</text:p>
          </table:table-cell>
          <table:table-cell office:value-type="float" office:value="1.31258439793" calcext:value-type="float">
            <text:p>1.3125843979</text:p>
          </table:table-cell>
          <table:table-cell office:value-type="float" office:value="2.10160925713" calcext:value-type="float">
            <text:p>2.1016092571</text:p>
          </table:table-cell>
          <table:table-cell office:value-type="float" office:value="9.92243877858" calcext:value-type="float">
            <text:p>9.9224387786</text:p>
          </table:table-cell>
          <table:table-cell office:value-type="float" office:value="4.34577022887" calcext:value-type="float">
            <text:p>4.3457702289</text:p>
          </table:table-cell>
          <table:table-cell office:value-type="float" office:value="5.79250102925" calcext:value-type="float">
            <text:p>5.7925010293</text:p>
          </table:table-cell>
          <table:table-cell office:value-type="float" office:value="1.49825334873" calcext:value-type="float">
            <text:p>1.4982533487</text:p>
          </table:table-cell>
          <table:table-cell office:value-type="float" office:value="0.958748930143" calcext:value-type="float">
            <text:p>0.9587489301</text:p>
          </table:table-cell>
          <table:table-cell office:value-type="float" office:value="0.0784950075" calcext:value-type="float">
            <text:p>0.0784950075</text:p>
          </table:table-cell>
          <table:table-cell office:value-type="float" office:value="14.2906938256" calcext:value-type="float">
            <text:p>14.2906938256</text:p>
          </table:table-cell>
          <table:table-cell office:value-type="float" office:value="33.1235338998" calcext:value-type="float">
            <text:p>33.1235338998</text:p>
          </table:table-cell>
          <table:table-cell office:value-type="float" office:value="4.4033887516" calcext:value-type="float">
            <text:p>4.4033887516</text:p>
          </table:table-cell>
          <table:table-cell office:value-type="float" office:value="15.3806033683" calcext:value-type="float">
            <text:p>15.3806033683</text:p>
          </table:table-cell>
          <table:table-cell office:value-type="float" office:value="54.9109916351" calcext:value-type="float">
            <text:p>54.9109916351</text:p>
          </table:table-cell>
          <table:table-cell office:value-type="float" office:value="3.26799007641" calcext:value-type="float">
            <text:p>3.26799007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th_iter</text:p>
          </table:table-cell>
          <table:table-cell office:value-type="float" office:value="0.915898606867" calcext:value-type="float">
            <text:p>0.9158986069</text:p>
          </table:table-cell>
          <table:table-cell office:value-type="float" office:value="2.0964650096" calcext:value-type="float">
            <text:p>2.0964650096</text:p>
          </table:table-cell>
          <table:table-cell office:value-type="float" office:value="1.4812814946" calcext:value-type="float">
            <text:p>1.4812814946</text:p>
          </table:table-cell>
          <table:table-cell office:value-type="float" office:value="7.67042499968" calcext:value-type="float">
            <text:p>7.6704249997</text:p>
          </table:table-cell>
          <table:table-cell office:value-type="float" office:value="4.70887752557" calcext:value-type="float">
            <text:p>4.7088775256</text:p>
          </table:table-cell>
          <table:table-cell office:value-type="float" office:value="5.96034084937" calcext:value-type="float">
            <text:p>5.9603408494</text:p>
          </table:table-cell>
          <table:table-cell office:value-type="float" office:value="0.459227099182" calcext:value-type="float">
            <text:p>0.4592270992</text:p>
          </table:table-cell>
          <table:table-cell office:value-type="float" office:value="1.71765640933" calcext:value-type="float">
            <text:p>1.7176564093</text:p>
          </table:table-cell>
          <table:table-cell office:value-type="float" office:value="0.162780752" calcext:value-type="float">
            <text:p>0.162780752</text:p>
          </table:table-cell>
          <table:table-cell office:value-type="float" office:value="13.6625028531" calcext:value-type="float">
            <text:p>13.6625028531</text:p>
          </table:table-cell>
          <table:table-cell office:value-type="float" office:value="30.0303040233" calcext:value-type="float">
            <text:p>30.0303040233</text:p>
          </table:table-cell>
          <table:table-cell office:value-type="float" office:value="4.40945648875" calcext:value-type="float">
            <text:p>4.4094564888</text:p>
          </table:table-cell>
          <table:table-cell office:value-type="float" office:value="14.9560837015" calcext:value-type="float">
            <text:p>14.9560837015</text:p>
          </table:table-cell>
          <table:table-cell office:value-type="float" office:value="59.4636417022" calcext:value-type="float">
            <text:p>59.4636417022</text:p>
          </table:table-cell>
          <table:table-cell office:value-type="float" office:value="3.12459596344" calcext:value-type="float">
            <text:p>3.12459596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h_iter</text:p>
          </table:table-cell>
          <table:table-cell office:value-type="float" office:value="0.0567850432" calcext:value-type="float">
            <text:p>0.0567850432</text:p>
          </table:table-cell>
          <table:table-cell office:value-type="float" office:value="2.093571945" calcext:value-type="float">
            <text:p>2.093571945</text:p>
          </table:table-cell>
          <table:table-cell office:value-type="float" office:value="1.90605769907" calcext:value-type="float">
            <text:p>1.9060576991</text:p>
          </table:table-cell>
          <table:table-cell office:value-type="float" office:value="10.2321570994" calcext:value-type="float">
            <text:p>10.2321570994</text:p>
          </table:table-cell>
          <table:table-cell office:value-type="float" office:value="6.01470219258" calcext:value-type="float">
            <text:p>6.0147021926</text:p>
          </table:table-cell>
          <table:table-cell office:value-type="float" office:value="5.47070919295" calcext:value-type="float">
            <text:p>5.470709193</text:p>
          </table:table-cell>
          <table:table-cell office:value-type="float" office:value="1.63603309" calcext:value-type="float">
            <text:p>1.63603309</text:p>
          </table:table-cell>
          <table:table-cell office:value-type="float" office:value="1.00025065614" calcext:value-type="float">
            <text:p>1.0002506561</text:p>
          </table:table-cell>
          <table:table-cell office:value-type="float" office:value="0.402755707375" calcext:value-type="float">
            <text:p>0.4027557074</text:p>
          </table:table-cell>
          <table:table-cell office:value-type="float" office:value="16.1909009462" calcext:value-type="float">
            <text:p>16.1909009462</text:p>
          </table:table-cell>
          <table:table-cell office:value-type="float" office:value="37.5702937237" calcext:value-type="float">
            <text:p>37.5702937237</text:p>
          </table:table-cell>
          <table:table-cell office:value-type="float" office:value="4.91687167076" calcext:value-type="float">
            <text:p>4.9168716708</text:p>
          </table:table-cell>
          <table:table-cell office:value-type="float" office:value="15.2310322711" calcext:value-type="float">
            <text:p>15.2310322711</text:p>
          </table:table-cell>
          <table:table-cell office:value-type="float" office:value="58.1588521382" calcext:value-type="float">
            <text:p>58.1588521382</text:p>
          </table:table-cell>
          <table:table-cell office:value-type="float" office:value="3.21290813176" calcext:value-type="float">
            <text:p>3.21290813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th_iter</text:p>
          </table:table-cell>
          <table:table-cell office:value-type="float" office:value="2.43682349253" calcext:value-type="float">
            <text:p>2.4368234925</text:p>
          </table:table-cell>
          <table:table-cell office:value-type="float" office:value="1.3122904114" calcext:value-type="float">
            <text:p>1.3122904114</text:p>
          </table:table-cell>
          <table:table-cell office:value-type="float" office:value="1.7535715404" calcext:value-type="float">
            <text:p>1.7535715404</text:p>
          </table:table-cell>
          <table:table-cell office:value-type="float" office:value="8.66619984042" calcext:value-type="float">
            <text:p>8.6661998404</text:p>
          </table:table-cell>
          <table:table-cell office:value-type="float" office:value="6.17896381655" calcext:value-type="float">
            <text:p>6.1789638166</text:p>
          </table:table-cell>
          <table:table-cell office:value-type="float" office:value="5.97067028422" calcext:value-type="float">
            <text:p>5.9706702842</text:p>
          </table:table-cell>
          <table:table-cell office:value-type="float" office:value="0.505955271857" calcext:value-type="float">
            <text:p>0.5059552719</text:p>
          </table:table-cell>
          <table:table-cell office:value-type="float" office:value="0.808495634429" calcext:value-type="float">
            <text:p>0.8084956344</text:p>
          </table:table-cell>
          <table:table-cell office:value-type="float" office:value="2.40844722957" calcext:value-type="float">
            <text:p>2.4084472296</text:p>
          </table:table-cell>
          <table:table-cell office:value-type="float" office:value="16.758046157" calcext:value-type="float">
            <text:p>16.758046157</text:p>
          </table:table-cell>
          <table:table-cell office:value-type="float" office:value="34.5707602599" calcext:value-type="float">
            <text:p>34.5707602599</text:p>
          </table:table-cell>
          <table:table-cell office:value-type="float" office:value="4.69739684039" calcext:value-type="float">
            <text:p>4.6973968404</text:p>
          </table:table-cell>
          <table:table-cell office:value-type="float" office:value="15.3169607676" calcext:value-type="float">
            <text:p>15.3169607676</text:p>
          </table:table-cell>
          <table:table-cell office:value-type="float" office:value="57.9887000652" calcext:value-type="float">
            <text:p>57.9887000652</text:p>
          </table:table-cell>
          <table:table-cell office:value-type="float" office:value="2.92895656715" calcext:value-type="float">
            <text:p>2.92895656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th_iter</text:p>
          </table:table-cell>
          <table:table-cell office:value-type="float" office:value="1.0325357732" calcext:value-type="float">
            <text:p>1.0325357732</text:p>
          </table:table-cell>
          <table:table-cell office:value-type="float" office:value="1.70277096587" calcext:value-type="float">
            <text:p>1.7027709659</text:p>
          </table:table-cell>
          <table:table-cell office:value-type="float" office:value="2.10066321527" calcext:value-type="float">
            <text:p>2.1006632153</text:p>
          </table:table-cell>
          <table:table-cell office:value-type="float" office:value="8.60410992055" calcext:value-type="float">
            <text:p>8.6041099206</text:p>
          </table:table-cell>
          <table:table-cell office:value-type="float" office:value="5.37086941105" calcext:value-type="float">
            <text:p>5.3708694111</text:p>
          </table:table-cell>
          <table:table-cell office:value-type="float" office:value="5.69516865123" calcext:value-type="float">
            <text:p>5.6951686512</text:p>
          </table:table-cell>
          <table:table-cell office:value-type="float" office:value="0.409747624444" calcext:value-type="float">
            <text:p>0.4097476244</text:p>
          </table:table-cell>
          <table:table-cell office:value-type="float" office:value="0.893334503857" calcext:value-type="float">
            <text:p>0.8933345039</text:p>
          </table:table-cell>
          <table:table-cell office:value-type="float" office:value="0.831849814556" calcext:value-type="float">
            <text:p>0.8318498146</text:p>
          </table:table-cell>
          <table:table-cell office:value-type="float" office:value="17.1629777319" calcext:value-type="float">
            <text:p>17.1629777319</text:p>
          </table:table-cell>
          <table:table-cell office:value-type="float" office:value="34.2812814108" calcext:value-type="float">
            <text:p>34.2812814108</text:p>
          </table:table-cell>
          <table:table-cell office:value-type="float" office:value="4.67027327612" calcext:value-type="float">
            <text:p>4.6702732761</text:p>
          </table:table-cell>
          <table:table-cell office:value-type="float" office:value="15.0082220385" calcext:value-type="float">
            <text:p>15.0082220385</text:p>
          </table:table-cell>
          <table:table-cell office:value-type="float" office:value="66.4172273102" calcext:value-type="float">
            <text:p>66.4172273102</text:p>
          </table:table-cell>
          <table:table-cell office:value-type="float" office:value="3.30018400063" calcext:value-type="float">
            <text:p>3.3001840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th_iter</text:p>
          </table:table-cell>
          <table:table-cell office:value-type="float" office:value="1.69243872687" calcext:value-type="float">
            <text:p>1.6924387269</text:p>
          </table:table-cell>
          <table:table-cell office:value-type="float" office:value="2.09269304073" calcext:value-type="float">
            <text:p>2.0926930407</text:p>
          </table:table-cell>
          <table:table-cell office:value-type="float" office:value="1.90325415493" calcext:value-type="float">
            <text:p>1.9032541549</text:p>
          </table:table-cell>
          <table:table-cell office:value-type="float" office:value="6.0824298477" calcext:value-type="float">
            <text:p>6.0824298477</text:p>
          </table:table-cell>
          <table:table-cell office:value-type="float" office:value="4.0969199741" calcext:value-type="float">
            <text:p>4.0969199741</text:p>
          </table:table-cell>
          <table:table-cell office:value-type="float" office:value="5.35745388565" calcext:value-type="float">
            <text:p>5.3574538857</text:p>
          </table:table-cell>
          <table:table-cell office:value-type="float" office:value="5.88299038544" calcext:value-type="float">
            <text:p>5.8829903854</text:p>
          </table:table-cell>
          <table:table-cell office:value-type="float" office:value="0.982513404" calcext:value-type="float">
            <text:p>0.982513404</text:p>
          </table:table-cell>
          <table:table-cell office:value-type="float" office:value="0.098701462" calcext:value-type="float">
            <text:p>0.098701462</text:p>
          </table:table-cell>
          <table:table-cell office:value-type="float" office:value="13.5603788924" calcext:value-type="float">
            <text:p>13.5603788924</text:p>
          </table:table-cell>
          <table:table-cell office:value-type="float" office:value="37.0974445232" calcext:value-type="float">
            <text:p>37.0974445232</text:p>
          </table:table-cell>
          <table:table-cell office:value-type="float" office:value="4.4471703795" calcext:value-type="float">
            <text:p>4.4471703795</text:p>
          </table:table-cell>
          <table:table-cell office:value-type="float" office:value="14.8014911012" calcext:value-type="float">
            <text:p>14.8014911012</text:p>
          </table:table-cell>
          <table:table-cell office:value-type="float" office:value="56.6793353485" calcext:value-type="float">
            <text:p>56.6793353485</text:p>
          </table:table-cell>
          <table:table-cell office:value-type="float" office:value="2.94708026634" calcext:value-type="float">
            <text:p>2.94708026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th_iter</text:p>
          </table:table-cell>
          <table:table-cell office:value-type="float" office:value="1.69684037253" calcext:value-type="float">
            <text:p>1.6968403725</text:p>
          </table:table-cell>
          <table:table-cell office:value-type="float" office:value="2.095826178" calcext:value-type="float">
            <text:p>2.095826178</text:p>
          </table:table-cell>
          <table:table-cell office:value-type="float" office:value="2.4990447654" calcext:value-type="float">
            <text:p>2.4990447654</text:p>
          </table:table-cell>
          <table:table-cell office:value-type="float" office:value="9.0764445913" calcext:value-type="float">
            <text:p>9.0764445913</text:p>
          </table:table-cell>
          <table:table-cell office:value-type="float" office:value="5.51442791092" calcext:value-type="float">
            <text:p>5.5144279109</text:p>
          </table:table-cell>
          <table:table-cell office:value-type="float" office:value="5.72810627385" calcext:value-type="float">
            <text:p>5.7281062739</text:p>
          </table:table-cell>
          <table:table-cell office:value-type="float" office:value="0.272208044571" calcext:value-type="float">
            <text:p>0.2722080446</text:p>
          </table:table-cell>
          <table:table-cell office:value-type="float" office:value="1.95848690947" calcext:value-type="float">
            <text:p>1.9584869095</text:p>
          </table:table-cell>
          <table:table-cell office:value-type="float" office:value="0.573743999667" calcext:value-type="float">
            <text:p>0.5737439997</text:p>
          </table:table-cell>
          <table:table-cell office:value-type="float" office:value="18.4224681754" calcext:value-type="float">
            <text:p>18.4224681754</text:p>
          </table:table-cell>
          <table:table-cell office:value-type="float" office:value="38.1681024363" calcext:value-type="float">
            <text:p>38.1681024363</text:p>
          </table:table-cell>
          <table:table-cell office:value-type="float" office:value="4.80461841872" calcext:value-type="float">
            <text:p>4.8046184187</text:p>
          </table:table-cell>
          <table:table-cell office:value-type="float" office:value="15.0989731157" calcext:value-type="float">
            <text:p>15.0989731157</text:p>
          </table:table-cell>
          <table:table-cell office:value-type="float" office:value="61.8818737424" calcext:value-type="float">
            <text:p>61.8818737424</text:p>
          </table:table-cell>
          <table:table-cell office:value-type="float" office:value="3.12810938261" calcext:value-type="float">
            <text:p>3.12810938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th_iter</text:p>
          </table:table-cell>
          <table:table-cell office:value-type="float" office:value="2.63458146567" calcext:value-type="float">
            <text:p>2.6345814657</text:p>
          </table:table-cell>
          <table:table-cell office:value-type="float" office:value="2.09549353113" calcext:value-type="float">
            <text:p>2.0954935311</text:p>
          </table:table-cell>
          <table:table-cell office:value-type="float" office:value="2.43089087433" calcext:value-type="float">
            <text:p>2.4308908743</text:p>
          </table:table-cell>
          <table:table-cell office:value-type="float" office:value="9.3207435212" calcext:value-type="float">
            <text:p>9.3207435212</text:p>
          </table:table-cell>
          <table:table-cell office:value-type="float" office:value="7.16216465212" calcext:value-type="float">
            <text:p>7.1621646521</text:p>
          </table:table-cell>
          <table:table-cell office:value-type="float" office:value="5.9433257712" calcext:value-type="float">
            <text:p>5.9433257712</text:p>
          </table:table-cell>
          <table:table-cell office:value-type="float" office:value="0.226554859" calcext:value-type="float">
            <text:p>0.226554859</text:p>
          </table:table-cell>
          <table:table-cell office:value-type="float" office:value="0.570999118" calcext:value-type="float">
            <text:p>0.570999118</text:p>
          </table:table-cell>
          <table:table-cell office:value-type="float" office:value="0.267512707571" calcext:value-type="float">
            <text:p>0.2675127076</text:p>
          </table:table-cell>
          <table:table-cell office:value-type="float" office:value="21.3755969399" calcext:value-type="float">
            <text:p>21.3755969399</text:p>
          </table:table-cell>
          <table:table-cell office:value-type="float" office:value="34.2068810855" calcext:value-type="float">
            <text:p>34.2068810855</text:p>
          </table:table-cell>
          <table:table-cell office:value-type="float" office:value="4.79607720122" calcext:value-type="float">
            <text:p>4.7960772012</text:p>
          </table:table-cell>
          <table:table-cell office:value-type="float" office:value="15.000933144" calcext:value-type="float">
            <text:p>15.000933144</text:p>
          </table:table-cell>
          <table:table-cell office:value-type="float" office:value="55.0739820827" calcext:value-type="float">
            <text:p>55.0739820827</text:p>
          </table:table-cell>
          <table:table-cell office:value-type="float" office:value="3.34942636842" calcext:value-type="float">
            <text:p>3.3494263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AVERAGE([.B217];[.B218];[.B219];[.B220];[.B221];[.B222];[.B223];[.B224];[.B225];[.B226])" office:value-type="float" office:value="1.5555995330127" calcext:value-type="float">
            <text:p>1.555599533</text:p>
          </table:table-cell>
          <table:table-cell table:style-name="ce1" table:formula="of:=AVERAGE([.C217];[.C218];[.C219];[.C220];[.C221];[.C222];[.C223];[.C224];[.C225];[.C226])" office:value-type="float" office:value="1.7353796039393" calcext:value-type="float">
            <text:p>1.7353796039</text:p>
          </table:table-cell>
          <table:table-cell table:style-name="ce1" table:formula="of:=AVERAGE([.D217];[.D218];[.D219];[.D220];[.D221];[.D222];[.D223];[.D224];[.D225];[.D226])" office:value-type="float" office:value="2.053430851606" calcext:value-type="float">
            <text:p>2.0534308516</text:p>
          </table:table-cell>
          <table:table-cell table:style-name="ce1" table:formula="of:=AVERAGE([.E217];[.E218];[.E219];[.E220];[.E221];[.E222];[.E223];[.E224];[.E225];[.E226])" office:value-type="float" office:value="8.684212916028" calcext:value-type="float">
            <text:p>8.684212916</text:p>
          </table:table-cell>
          <table:table-cell table:style-name="ce1" table:formula="of:=AVERAGE([.F217];[.F218];[.F219];[.F220];[.F221];[.F222];[.F223];[.F224];[.F225];[.F226])" office:value-type="float" office:value="5.23510910246" calcext:value-type="float">
            <text:p>5.2351091025</text:p>
          </table:table-cell>
          <table:table-cell table:style-name="ce1" table:formula="of:=AVERAGE([.G217];[.G218];[.G219];[.G220];[.G221];[.G222];[.G223];[.G224];[.G225];[.G226])" office:value-type="float" office:value="5.685184977664" calcext:value-type="float">
            <text:p>5.6851849777</text:p>
          </table:table-cell>
          <table:table-cell table:style-name="ce1" table:formula="of:=AVERAGE([.H217];[.H218];[.H219];[.H220];[.H221];[.H222];[.H223];[.H224];[.H225];[.H226])" office:value-type="float" office:value="1.1302557012224" calcext:value-type="float">
            <text:p>1.1302557012</text:p>
          </table:table-cell>
          <table:table-cell table:style-name="ce1" table:formula="of:=AVERAGE([.I217];[.I218];[.I219];[.I220];[.I221];[.I222];[.I223];[.I224];[.I225];[.I226])" office:value-type="float" office:value="1.1548400306443" calcext:value-type="float">
            <text:p>1.1548400306</text:p>
          </table:table-cell>
          <table:table-cell table:style-name="ce1" table:formula="of:=AVERAGE([.J217];[.J218];[.J219];[.J220];[.J221];[.J222];[.J223];[.J224];[.J225];[.J226])" office:value-type="float" office:value="0.6920186849063" calcext:value-type="float">
            <text:p>0.6920186849</text:p>
          </table:table-cell>
          <table:table-cell table:style-name="ce1" table:formula="of:=AVERAGE([.K217];[.K218];[.K219];[.K220];[.K221];[.K222];[.K223];[.K224];[.K225];[.K226])" office:value-type="float" office:value="16.51569932541" calcext:value-type="float">
            <text:p>16.5156993254</text:p>
          </table:table-cell>
          <table:table-cell table:style-name="ce1" table:formula="of:=AVERAGE([.L217];[.L218];[.L219];[.L220];[.L221];[.L222];[.L223];[.L224];[.L225];[.L226])" office:value-type="float" office:value="34.62493774879" calcext:value-type="float">
            <text:p>34.6249377488</text:p>
          </table:table-cell>
          <table:table-cell table:style-name="ce1" table:formula="of:=AVERAGE([.M217];[.M218];[.M219];[.M220];[.M221];[.M222];[.M223];[.M224];[.M225];[.M226])" office:value-type="float" office:value="4.605618782373" calcext:value-type="float">
            <text:p>4.6056187824</text:p>
          </table:table-cell>
          <table:table-cell table:style-name="ce1" table:formula="of:=AVERAGE([.N217];[.N218];[.N219];[.N220];[.N221];[.N222];[.N223];[.N224];[.N225];[.N226])" office:value-type="float" office:value="15.0281145993" calcext:value-type="float">
            <text:p>15.0281145993</text:p>
          </table:table-cell>
          <table:table-cell table:style-name="ce1" table:formula="of:=AVERAGE([.O217];[.O218];[.O219];[.O220];[.O221];[.O222];[.O223];[.O224];[.O225];[.O226])" office:value-type="float" office:value="58.10493858462" calcext:value-type="float">
            <text:p>58.1049385846</text:p>
          </table:table-cell>
          <table:table-cell table:style-name="ce1" table:formula="of:=AVERAGE([.P217];[.P218];[.P219];[.P220];[.P221];[.P222];[.P223];[.P224];[.P225];[.P226])" office:value-type="float" office:value="3.142328647884" calcext:value-type="float">
            <text:p>3.1423286479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ll_senders</text:p>
          </table:table-cell>
          <table:table-cell office:value-type="string" calcext:value-type="string">
            <text:p>Tree_5</text:p>
          </table:table-cell>
          <table:table-cell office:value-type="string" calcext:value-type="string">
            <text:p>Chain_5</text:p>
          </table:table-cell>
          <table:table-cell office:value-type="string" calcext:value-type="string">
            <text:p>Grid_5</text:p>
          </table:table-cell>
          <table:table-cell office:value-type="string" calcext:value-type="string">
            <text:p>Tree_15</text:p>
          </table:table-cell>
          <table:table-cell office:value-type="string" calcext:value-type="string">
            <text:p>Chain_15</text:p>
          </table:table-cell>
          <table:table-cell office:value-type="string" calcext:value-type="string">
            <text:p>Grid_15</text:p>
          </table:table-cell>
          <table:table-cell office:value-type="string" calcext:value-type="string">
            <text:p>Tree_30</text:p>
          </table:table-cell>
          <table:table-cell office:value-type="string" calcext:value-type="string">
            <text:p>Chain_30</text:p>
          </table:table-cell>
          <table:table-cell office:value-type="string" calcext:value-type="string">
            <text:p>Grid_30</text:p>
          </table:table-cell>
          <table:table-cell office:value-type="string" calcext:value-type="string">
            <text:p>Tree_60</text:p>
          </table:table-cell>
          <table:table-cell office:value-type="string" calcext:value-type="string">
            <text:p>Chain_60</text:p>
          </table:table-cell>
          <table:table-cell office:value-type="string" calcext:value-type="string">
            <text:p>Grid_60</text:p>
          </table:table-cell>
          <table:table-cell office:value-type="string" calcext:value-type="string">
            <text:p>Tree_100</text:p>
          </table:table-cell>
          <table:table-cell office:value-type="string" calcext:value-type="string">
            <text:p>Chain_100</text:p>
          </table:table-cell>
          <table:table-cell office:value-type="string" calcext:value-type="string">
            <text:p>Grid_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st_iter</text:p>
          </table:table-cell>
          <table:table-cell office:value-type="float" office:value="4.09021786184" calcext:value-type="float">
            <text:p>4.0902178618</text:p>
          </table:table-cell>
          <table:table-cell office:value-type="float" office:value="2.30512997712" calcext:value-type="float">
            <text:p>2.3051299771</text:p>
          </table:table-cell>
          <table:table-cell office:value-type="float" office:value="1.9950408698" calcext:value-type="float">
            <text:p>1.9950408698</text:p>
          </table:table-cell>
          <table:table-cell office:value-type="float" office:value="5.03659583299" calcext:value-type="float">
            <text:p>5.036595833</text:p>
          </table:table-cell>
          <table:table-cell office:value-type="float" office:value="5.48782202332" calcext:value-type="float">
            <text:p>5.4878220233</text:p>
          </table:table-cell>
          <table:table-cell office:value-type="float" office:value="3.57617431572" calcext:value-type="float">
            <text:p>3.5761743157</text:p>
          </table:table-cell>
          <table:table-cell office:value-type="float" office:value="1.09486475612" calcext:value-type="float">
            <text:p>1.0948647561</text:p>
          </table:table-cell>
          <table:table-cell office:value-type="float" office:value="0.465972864667" calcext:value-type="float">
            <text:p>0.4659728647</text:p>
          </table:table-cell>
          <table:table-cell office:value-type="float" office:value="1.51499084887" calcext:value-type="float">
            <text:p>1.5149908489</text:p>
          </table:table-cell>
          <table:table-cell office:value-type="float" office:value="10.7790070811" calcext:value-type="float">
            <text:p>10.7790070811</text:p>
          </table:table-cell>
          <table:table-cell office:value-type="float" office:value="22.8858571823" calcext:value-type="float">
            <text:p>22.8858571823</text:p>
          </table:table-cell>
          <table:table-cell office:value-type="float" office:value="2.33808272004" calcext:value-type="float">
            <text:p>2.33808272</text:p>
          </table:table-cell>
          <table:table-cell office:value-type="float" office:value="8.69680182414" calcext:value-type="float">
            <text:p>8.6968018241</text:p>
          </table:table-cell>
          <table:table-cell office:value-type="float" office:value="43.2017527163" calcext:value-type="float">
            <text:p>43.2017527163</text:p>
          </table:table-cell>
          <table:table-cell office:value-type="float" office:value="1.61854126626" calcext:value-type="float">
            <text:p>1.61854126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nd_iter</text:p>
          </table:table-cell>
          <table:table-cell office:value-type="float" office:value="2.92796933" calcext:value-type="float">
            <text:p>2.92796933</text:p>
          </table:table-cell>
          <table:table-cell office:value-type="float" office:value="2.16309017596" calcext:value-type="float">
            <text:p>2.163090176</text:p>
          </table:table-cell>
          <table:table-cell office:value-type="float" office:value="1.50739377008" calcext:value-type="float">
            <text:p>1.5073937701</text:p>
          </table:table-cell>
          <table:table-cell office:value-type="float" office:value="5.45939917795" calcext:value-type="float">
            <text:p>5.459399178</text:p>
          </table:table-cell>
          <table:table-cell office:value-type="float" office:value="6.20261606426" calcext:value-type="float">
            <text:p>6.2026160643</text:p>
          </table:table-cell>
          <table:table-cell office:value-type="float" office:value="3.20799519777" calcext:value-type="float">
            <text:p>3.2079951978</text:p>
          </table:table-cell>
          <table:table-cell office:value-type="float" office:value="0.719417827231" calcext:value-type="float">
            <text:p>0.7194178272</text:p>
          </table:table-cell>
          <table:table-cell office:value-type="float" office:value="0.345223974" calcext:value-type="float">
            <text:p>0.345223974</text:p>
          </table:table-cell>
          <table:table-cell office:value-type="float" office:value="0.1049835058" calcext:value-type="float">
            <text:p>0.1049835058</text:p>
          </table:table-cell>
          <table:table-cell office:value-type="float" office:value="9.19563950014" calcext:value-type="float">
            <text:p>9.1956395001</text:p>
          </table:table-cell>
          <table:table-cell office:value-type="float" office:value="23.6791017931" calcext:value-type="float">
            <text:p>23.6791017931</text:p>
          </table:table-cell>
          <table:table-cell office:value-type="float" office:value="2.30700981194" calcext:value-type="float">
            <text:p>2.3070098119</text:p>
          </table:table-cell>
          <table:table-cell office:value-type="float" office:value="9.12210148893" calcext:value-type="float">
            <text:p>9.1221014889</text:p>
          </table:table-cell>
          <table:table-cell office:value-type="float" office:value="38.4336060263" calcext:value-type="float">
            <text:p>38.4336060263</text:p>
          </table:table-cell>
          <table:table-cell office:value-type="float" office:value="1.57316747019" calcext:value-type="float">
            <text:p>1.57316747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rd_iter</text:p>
          </table:table-cell>
          <table:table-cell office:value-type="float" office:value="3.93332944316" calcext:value-type="float">
            <text:p>3.9333294432</text:p>
          </table:table-cell>
          <table:table-cell office:value-type="float" office:value="2.18427914036" calcext:value-type="float">
            <text:p>2.1842791404</text:p>
          </table:table-cell>
          <table:table-cell office:value-type="float" office:value="1.74916927832" calcext:value-type="float">
            <text:p>1.7491692783</text:p>
          </table:table-cell>
          <table:table-cell office:value-type="float" office:value="5.24534095084" calcext:value-type="float">
            <text:p>5.2453409508</text:p>
          </table:table-cell>
          <table:table-cell office:value-type="float" office:value="5.76342281645" calcext:value-type="float">
            <text:p>5.7634228165</text:p>
          </table:table-cell>
          <table:table-cell office:value-type="float" office:value="3.49262110604" calcext:value-type="float">
            <text:p>3.492621106</text:p>
          </table:table-cell>
          <table:table-cell office:value-type="float" office:value="0.2629302674" calcext:value-type="float">
            <text:p>0.2629302674</text:p>
          </table:table-cell>
          <table:table-cell office:value-type="float" office:value="3.71787733814" calcext:value-type="float">
            <text:p>3.7178773381</text:p>
          </table:table-cell>
          <table:table-cell office:value-type="float" office:value="1.32058317252" calcext:value-type="float">
            <text:p>1.3205831725</text:p>
          </table:table-cell>
          <table:table-cell office:value-type="float" office:value="10.3195270536" calcext:value-type="float">
            <text:p>10.3195270536</text:p>
          </table:table-cell>
          <table:table-cell office:value-type="float" office:value="24.1536496309" calcext:value-type="float">
            <text:p>24.1536496309</text:p>
          </table:table-cell>
          <table:table-cell office:value-type="float" office:value="2.23635623862" calcext:value-type="float">
            <text:p>2.2363562386</text:p>
          </table:table-cell>
          <table:table-cell office:value-type="float" office:value="8.9312904943" calcext:value-type="float">
            <text:p>8.9312904943</text:p>
          </table:table-cell>
          <table:table-cell office:value-type="float" office:value="40.4612261819" calcext:value-type="float">
            <text:p>40.4612261819</text:p>
          </table:table-cell>
          <table:table-cell office:value-type="float" office:value="1.71399141471" calcext:value-type="float">
            <text:p>1.7139914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th_iter</text:p>
          </table:table-cell>
          <table:table-cell office:value-type="float" office:value="2.99615352832" calcext:value-type="float">
            <text:p>2.9961535283</text:p>
          </table:table-cell>
          <table:table-cell office:value-type="float" office:value="2.3807848802" calcext:value-type="float">
            <text:p>2.3807848802</text:p>
          </table:table-cell>
          <table:table-cell office:value-type="float" office:value="2.13929561988" calcext:value-type="float">
            <text:p>2.1392956199</text:p>
          </table:table-cell>
          <table:table-cell office:value-type="float" office:value="4.76366833414" calcext:value-type="float">
            <text:p>4.7636683341</text:p>
          </table:table-cell>
          <table:table-cell office:value-type="float" office:value="5.29168514957" calcext:value-type="float">
            <text:p>5.2916851496</text:p>
          </table:table-cell>
          <table:table-cell office:value-type="float" office:value="3.37750240612" calcext:value-type="float">
            <text:p>3.3775024061</text:p>
          </table:table-cell>
          <table:table-cell office:value-type="float" office:value="2.55603141318" calcext:value-type="float">
            <text:p>2.5560314132</text:p>
          </table:table-cell>
          <table:table-cell office:value-type="float" office:value="0.3470001028" calcext:value-type="float">
            <text:p>0.3470001028</text:p>
          </table:table-cell>
          <table:table-cell office:value-type="float" office:value="0.1012817204" calcext:value-type="float">
            <text:p>0.1012817204</text:p>
          </table:table-cell>
          <table:table-cell office:value-type="float" office:value="9.32069206811" calcext:value-type="float">
            <text:p>9.3206920681</text:p>
          </table:table-cell>
          <table:table-cell office:value-type="float" office:value="22.9477551535" calcext:value-type="float">
            <text:p>22.9477551535</text:p>
          </table:table-cell>
          <table:table-cell office:value-type="float" office:value="2.36197577896" calcext:value-type="float">
            <text:p>2.361975779</text:p>
          </table:table-cell>
          <table:table-cell office:value-type="float" office:value="9.02798921287" calcext:value-type="float">
            <text:p>9.0279892129</text:p>
          </table:table-cell>
          <table:table-cell office:value-type="float" office:value="43.6952358648" calcext:value-type="float">
            <text:p>43.6952358648</text:p>
          </table:table-cell>
          <table:table-cell office:value-type="float" office:value="1.63520462995" calcext:value-type="float">
            <text:p>1.635204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h_iter</text:p>
          </table:table-cell>
          <table:table-cell office:value-type="float" office:value="2.36889766844" calcext:value-type="float">
            <text:p>2.3688976684</text:p>
          </table:table-cell>
          <table:table-cell office:value-type="float" office:value="1.87999020212" calcext:value-type="float">
            <text:p>1.8799902021</text:p>
          </table:table-cell>
          <table:table-cell office:value-type="float" office:value="1.13205440544" calcext:value-type="float">
            <text:p>1.1320544054</text:p>
          </table:table-cell>
          <table:table-cell office:value-type="float" office:value="4.78339650866" calcext:value-type="float">
            <text:p>4.7833965087</text:p>
          </table:table-cell>
          <table:table-cell office:value-type="float" office:value="6.01715389483" calcext:value-type="float">
            <text:p>6.0171538948</text:p>
          </table:table-cell>
          <table:table-cell office:value-type="float" office:value="3.33057898424" calcext:value-type="float">
            <text:p>3.3305789842</text:p>
          </table:table-cell>
          <table:table-cell office:value-type="float" office:value="1.64940075726" calcext:value-type="float">
            <text:p>1.6494007573</text:p>
          </table:table-cell>
          <table:table-cell office:value-type="float" office:value="2.3771702782" calcext:value-type="float">
            <text:p>2.3771702782</text:p>
          </table:table-cell>
          <table:table-cell office:value-type="float" office:value="0.5512389849" calcext:value-type="float">
            <text:p>0.5512389849</text:p>
          </table:table-cell>
          <table:table-cell office:value-type="float" office:value="9.33361328572" calcext:value-type="float">
            <text:p>9.3336132857</text:p>
          </table:table-cell>
          <table:table-cell office:value-type="float" office:value="23.8974741139" calcext:value-type="float">
            <text:p>23.8974741139</text:p>
          </table:table-cell>
          <table:table-cell office:value-type="float" office:value="2.2310602275" calcext:value-type="float">
            <text:p>2.2310602275</text:p>
          </table:table-cell>
          <table:table-cell office:value-type="float" office:value="8.63394533264" calcext:value-type="float">
            <text:p>8.6339453326</text:p>
          </table:table-cell>
          <table:table-cell office:value-type="float" office:value="40.9101747293" calcext:value-type="float">
            <text:p>40.9101747293</text:p>
          </table:table-cell>
          <table:table-cell office:value-type="float" office:value="1.65058510577" calcext:value-type="float">
            <text:p>1.65058510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th_iter</text:p>
          </table:table-cell>
          <table:table-cell office:value-type="float" office:value="3.49078610136" calcext:value-type="float">
            <text:p>3.4907861014</text:p>
          </table:table-cell>
          <table:table-cell office:value-type="float" office:value="1.90353878584" calcext:value-type="float">
            <text:p>1.9035387858</text:p>
          </table:table-cell>
          <table:table-cell office:value-type="float" office:value="1.8553558026" calcext:value-type="float">
            <text:p>1.8553558026</text:p>
          </table:table-cell>
          <table:table-cell office:value-type="float" office:value="4.95628801268" calcext:value-type="float">
            <text:p>4.9562880127</text:p>
          </table:table-cell>
          <table:table-cell office:value-type="float" office:value="5.74651160381" calcext:value-type="float">
            <text:p>5.7465116038</text:p>
          </table:table-cell>
          <table:table-cell office:value-type="float" office:value="3.51888725758" calcext:value-type="float">
            <text:p>3.5188872576</text:p>
          </table:table-cell>
          <table:table-cell office:value-type="float" office:value="1.679380036" calcext:value-type="float">
            <text:p>1.679380036</text:p>
          </table:table-cell>
          <table:table-cell office:value-type="float" office:value="3.73843986425" calcext:value-type="float">
            <text:p>3.7384398643</text:p>
          </table:table-cell>
          <table:table-cell office:value-type="float" office:value="0.1368438482" calcext:value-type="float">
            <text:p>0.1368438482</text:p>
          </table:table-cell>
          <table:table-cell office:value-type="float" office:value="9.45375754143" calcext:value-type="float">
            <text:p>9.4537575414</text:p>
          </table:table-cell>
          <table:table-cell office:value-type="float" office:value="21.8853313516" calcext:value-type="float">
            <text:p>21.8853313516</text:p>
          </table:table-cell>
          <table:table-cell office:value-type="float" office:value="2.31497275464" calcext:value-type="float">
            <text:p>2.3149727546</text:p>
          </table:table-cell>
          <table:table-cell office:value-type="float" office:value="8.90728305693" calcext:value-type="float">
            <text:p>8.9072830569</text:p>
          </table:table-cell>
          <table:table-cell office:value-type="float" office:value="49.8858060692" calcext:value-type="float">
            <text:p>49.8858060692</text:p>
          </table:table-cell>
          <table:table-cell office:value-type="float" office:value="1.83484752117" calcext:value-type="float">
            <text:p>1.83484752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th_iter</text:p>
          </table:table-cell>
          <table:table-cell office:value-type="float" office:value="1.90255856028" calcext:value-type="float">
            <text:p>1.9025585603</text:p>
          </table:table-cell>
          <table:table-cell office:value-type="float" office:value="2.56911983316" calcext:value-type="float">
            <text:p>2.5691198332</text:p>
          </table:table-cell>
          <table:table-cell office:value-type="float" office:value="2.00111629784" calcext:value-type="float">
            <text:p>2.0011162978</text:p>
          </table:table-cell>
          <table:table-cell office:value-type="float" office:value="4.87549299043" calcext:value-type="float">
            <text:p>4.8754929904</text:p>
          </table:table-cell>
          <table:table-cell office:value-type="float" office:value="5.35528439324" calcext:value-type="float">
            <text:p>5.3552843932</text:p>
          </table:table-cell>
          <table:table-cell office:value-type="float" office:value="3.32427892339" calcext:value-type="float">
            <text:p>3.3242789234</text:p>
          </table:table-cell>
          <table:table-cell office:value-type="float" office:value="0.507564808923" calcext:value-type="float">
            <text:p>0.5075648089</text:p>
          </table:table-cell>
          <table:table-cell office:value-type="float" office:value="0.3426391482" calcext:value-type="float">
            <text:p>0.3426391482</text:p>
          </table:table-cell>
          <table:table-cell office:value-type="float" office:value="0.1031066572" calcext:value-type="float">
            <text:p>0.1031066572</text:p>
          </table:table-cell>
          <table:table-cell office:value-type="float" office:value="11.7384422718" calcext:value-type="float">
            <text:p>11.7384422718</text:p>
          </table:table-cell>
          <table:table-cell office:value-type="float" office:value="22.8585994816" calcext:value-type="float">
            <text:p>22.8585994816</text:p>
          </table:table-cell>
          <table:table-cell office:value-type="float" office:value="2.42084203022" calcext:value-type="float">
            <text:p>2.4208420302</text:p>
          </table:table-cell>
          <table:table-cell office:value-type="float" office:value="8.95329464952" calcext:value-type="float">
            <text:p>8.9532946495</text:p>
          </table:table-cell>
          <table:table-cell office:value-type="float" office:value="37.5403639636" calcext:value-type="float">
            <text:p>37.5403639636</text:p>
          </table:table-cell>
          <table:table-cell office:value-type="float" office:value="1.7527987806" calcext:value-type="float">
            <text:p>1.75279878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th_iter</text:p>
          </table:table-cell>
          <table:table-cell office:value-type="float" office:value="2.93422726296" calcext:value-type="float">
            <text:p>2.934227263</text:p>
          </table:table-cell>
          <table:table-cell office:value-type="float" office:value="1.18476070692" calcext:value-type="float">
            <text:p>1.1847607069</text:p>
          </table:table-cell>
          <table:table-cell office:value-type="float" office:value="2.00005672288" calcext:value-type="float">
            <text:p>2.0000567229</text:p>
          </table:table-cell>
          <table:table-cell office:value-type="float" office:value="5.62012725931" calcext:value-type="float">
            <text:p>5.6201272593</text:p>
          </table:table-cell>
          <table:table-cell office:value-type="float" office:value="4.97738458726" calcext:value-type="float">
            <text:p>4.9773845873</text:p>
          </table:table-cell>
          <table:table-cell office:value-type="float" office:value="3.38674593219" calcext:value-type="float">
            <text:p>3.3867459322</text:p>
          </table:table-cell>
          <table:table-cell office:value-type="float" office:value="3.29506803991" calcext:value-type="float">
            <text:p>3.2950680399</text:p>
          </table:table-cell>
          <table:table-cell office:value-type="float" office:value="3.99377015622" calcext:value-type="float">
            <text:p>3.9937701562</text:p>
          </table:table-cell>
          <table:table-cell office:value-type="float" office:value="1.23836463403" calcext:value-type="float">
            <text:p>1.238364634</text:p>
          </table:table-cell>
          <table:table-cell office:value-type="float" office:value="9.20740446209" calcext:value-type="float">
            <text:p>9.2074044621</text:p>
          </table:table-cell>
          <table:table-cell office:value-type="float" office:value="24.6291071912" calcext:value-type="float">
            <text:p>24.6291071912</text:p>
          </table:table-cell>
          <table:table-cell office:value-type="float" office:value="2.57101196753" calcext:value-type="float">
            <text:p>2.5710119675</text:p>
          </table:table-cell>
          <table:table-cell office:value-type="float" office:value="9.05231744764" calcext:value-type="float">
            <text:p>9.0523174476</text:p>
          </table:table-cell>
          <table:table-cell office:value-type="float" office:value="39.8612655109" calcext:value-type="float">
            <text:p>39.8612655109</text:p>
          </table:table-cell>
          <table:table-cell office:value-type="float" office:value="1.62751003596" calcext:value-type="float">
            <text:p>1.6275100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th_iter</text:p>
          </table:table-cell>
          <table:table-cell office:value-type="float" office:value="1.98803464016" calcext:value-type="float">
            <text:p>1.9880346402</text:p>
          </table:table-cell>
          <table:table-cell office:value-type="float" office:value="2.79445064636" calcext:value-type="float">
            <text:p>2.7944506464</text:p>
          </table:table-cell>
          <table:table-cell office:value-type="float" office:value="1.52884944776" calcext:value-type="float">
            <text:p>1.5288494478</text:p>
          </table:table-cell>
          <table:table-cell office:value-type="float" office:value="4.89329483516" calcext:value-type="float">
            <text:p>4.8932948352</text:p>
          </table:table-cell>
          <table:table-cell office:value-type="float" office:value="4.75442887927" calcext:value-type="float">
            <text:p>4.7544288793</text:p>
          </table:table-cell>
          <table:table-cell office:value-type="float" office:value="3.09526241757" calcext:value-type="float">
            <text:p>3.0952624176</text:p>
          </table:table-cell>
          <table:table-cell office:value-type="float" office:value="0.1332702424" calcext:value-type="float">
            <text:p>0.1332702424</text:p>
          </table:table-cell>
          <table:table-cell office:value-type="float" office:value="0.3449066002" calcext:value-type="float">
            <text:p>0.3449066002</text:p>
          </table:table-cell>
          <table:table-cell office:value-type="float" office:value="1.6493520854" calcext:value-type="float">
            <text:p>1.6493520854</text:p>
          </table:table-cell>
          <table:table-cell office:value-type="float" office:value="8.83648202905" calcext:value-type="float">
            <text:p>8.8364820291</text:p>
          </table:table-cell>
          <table:table-cell office:value-type="float" office:value="22.1125182265" calcext:value-type="float">
            <text:p>22.1125182265</text:p>
          </table:table-cell>
          <table:table-cell office:value-type="float" office:value="2.30343664737" calcext:value-type="float">
            <text:p>2.3034366474</text:p>
          </table:table-cell>
          <table:table-cell office:value-type="float" office:value="9.09085106471" calcext:value-type="float">
            <text:p>9.0908510647</text:p>
          </table:table-cell>
          <table:table-cell office:value-type="float" office:value="43.6071360062" calcext:value-type="float">
            <text:p>43.6071360062</text:p>
          </table:table-cell>
          <table:table-cell office:value-type="float" office:value="1.62141461993" calcext:value-type="float">
            <text:p>1.62141461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th_iter</text:p>
          </table:table-cell>
          <table:table-cell office:value-type="float" office:value="3.53675595024" calcext:value-type="float">
            <text:p>3.5367559502</text:p>
          </table:table-cell>
          <table:table-cell office:value-type="float" office:value="1.76193356168" calcext:value-type="float">
            <text:p>1.7619335617</text:p>
          </table:table-cell>
          <table:table-cell office:value-type="float" office:value="1.17801815604" calcext:value-type="float">
            <text:p>1.178018156</text:p>
          </table:table-cell>
          <table:table-cell office:value-type="float" office:value="5.61982434947" calcext:value-type="float">
            <text:p>5.6198243495</text:p>
          </table:table-cell>
          <table:table-cell office:value-type="float" office:value="6.50586341124" calcext:value-type="float">
            <text:p>6.5058634112</text:p>
          </table:table-cell>
          <table:table-cell office:value-type="float" office:value="3.15464119426" calcext:value-type="float">
            <text:p>3.1546411943</text:p>
          </table:table-cell>
          <table:table-cell office:value-type="float" office:value="0.1412353132" calcext:value-type="float">
            <text:p>0.1412353132</text:p>
          </table:table-cell>
          <table:table-cell office:value-type="float" office:value="0.346194433" calcext:value-type="float">
            <text:p>0.346194433</text:p>
          </table:table-cell>
          <table:table-cell office:value-type="float" office:value="1.33337398787" calcext:value-type="float">
            <text:p>1.3333739879</text:p>
          </table:table-cell>
          <table:table-cell office:value-type="float" office:value="8.19415790008" calcext:value-type="float">
            <text:p>8.1941579001</text:p>
          </table:table-cell>
          <table:table-cell office:value-type="float" office:value="21.9461679884" calcext:value-type="float">
            <text:p>21.9461679884</text:p>
          </table:table-cell>
          <table:table-cell office:value-type="float" office:value="2.3130632089" calcext:value-type="float">
            <text:p>2.3130632089</text:p>
          </table:table-cell>
          <table:table-cell office:value-type="float" office:value="8.59526815199" calcext:value-type="float">
            <text:p>8.595268152</text:p>
          </table:table-cell>
          <table:table-cell office:value-type="float" office:value="44.9537182353" calcext:value-type="float">
            <text:p>44.9537182353</text:p>
          </table:table-cell>
          <table:table-cell office:value-type="float" office:value="1.72205817833" calcext:value-type="float">
            <text:p>1.7220581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30];[.B231];[.B232];[.B233];[.B234];[.B235];[.B236];[.B237];[.B238];[.B239];)" office:value-type="float" office:value="2.74263003152364" calcext:value-type="float">
            <text:p>2.7426300315</text:p>
          </table:table-cell>
          <table:table-cell table:formula="of:=AVERAGE([.C230];[.C231];[.C232];[.C233];[.C234];[.C235];[.C236];[.C237];[.C238];[.C239];)" office:value-type="float" office:value="1.92064344633818" calcext:value-type="float">
            <text:p>1.9206434463</text:p>
          </table:table-cell>
          <table:table-cell table:formula="of:=AVERAGE([.D230];[.D231];[.D232];[.D233];[.D234];[.D235];[.D236];[.D237];[.D238];[.D239];)" office:value-type="float" office:value="1.55330457914909" calcext:value-type="float">
            <text:p>1.5533045791</text:p>
          </table:table-cell>
          <table:table-cell table:formula="of:=AVERAGE([.E230];[.E231];[.E232];[.E233];[.E234];[.E235];[.E236];[.E237];[.E238];[.E239];)" office:value-type="float" office:value="4.65940256833" calcext:value-type="float">
            <text:p>4.6594025683</text:p>
          </table:table-cell>
          <table:table-cell table:formula="of:=AVERAGE([.F230];[.F231];[.F232];[.F233];[.F234];[.F235];[.F236];[.F237];[.F238];[.F239];)" office:value-type="float" office:value="5.10019752938636" calcext:value-type="float">
            <text:p>5.1001975294</text:p>
          </table:table-cell>
          <table:table-cell table:formula="of:=AVERAGE([.G230];[.G231];[.G232];[.G233];[.G234];[.G235];[.G236];[.G237];[.G238];[.G239];)" office:value-type="float" office:value="3.04224433953455" calcext:value-type="float">
            <text:p>3.0422443395</text:p>
          </table:table-cell>
          <table:table-cell table:formula="of:=AVERAGE([.H230];[.H231];[.H232];[.H233];[.H234];[.H235];[.H236];[.H237];[.H238];[.H239];)" office:value-type="float" office:value="1.09446940560218" calcext:value-type="float">
            <text:p>1.0944694056</text:p>
          </table:table-cell>
          <table:table-cell table:formula="of:=AVERAGE([.I230];[.I231];[.I232];[.I233];[.I234];[.I235];[.I236];[.I237];[.I238];[.I239];)" office:value-type="float" office:value="1.45629043269791" calcext:value-type="float">
            <text:p>1.4562904327</text:p>
          </table:table-cell>
          <table:table-cell table:formula="of:=AVERAGE([.J230];[.J231];[.J232];[.J233];[.J234];[.J235];[.J236];[.J237];[.J238];[.J239];)" office:value-type="float" office:value="0.732192676835455" calcext:value-type="float">
            <text:p>0.7321926768</text:p>
          </table:table-cell>
          <table:table-cell table:formula="of:=AVERAGE([.K230];[.K231];[.K232];[.K233];[.K234];[.K235];[.K236];[.K237];[.K238];[.K239];)" office:value-type="float" office:value="8.76170210846546" calcext:value-type="float">
            <text:p>8.7617021085</text:p>
          </table:table-cell>
          <table:table-cell table:formula="of:=AVERAGE([.L230];[.L231];[.L232];[.L233];[.L234];[.L235];[.L236];[.L237];[.L238];[.L239];)" office:value-type="float" office:value="20.9995965557273" calcext:value-type="float">
            <text:p>20.9995965557</text:p>
          </table:table-cell>
          <table:table-cell table:formula="of:=AVERAGE([.M230];[.M231];[.M232];[.M233];[.M234];[.M235];[.M236];[.M237];[.M238];[.M239];)" office:value-type="float" office:value="2.12707376233818" calcext:value-type="float">
            <text:p>2.1270737623</text:p>
          </table:table-cell>
          <table:table-cell table:formula="of:=AVERAGE([.N230];[.N231];[.N232];[.N233];[.N234];[.N235];[.N236];[.N237];[.N238];[.N239];)" office:value-type="float" office:value="8.09192206578818" calcext:value-type="float">
            <text:p>8.0919220658</text:p>
          </table:table-cell>
          <table:table-cell table:formula="of:=AVERAGE([.O230];[.O231];[.O232];[.O233];[.O234];[.O235];[.O236];[.O237];[.O238];[.O239];)" office:value-type="float" office:value="38.4136623003455" calcext:value-type="float">
            <text:p>38.4136623003</text:p>
          </table:table-cell>
          <table:table-cell table:formula="of:=AVERAGE([.P230];[.P231];[.P232];[.P233];[.P234];[.P235];[.P236];[.P237];[.P238];[.P239];)" office:value-type="float" office:value="1.52273809298818" calcext:value-type="float">
            <text:p>1.522738093</text:p>
          </table:table-cell>
          <table:table-cell table:number-columns-repeated="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0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 table:number-columns-spanned="9" table:number-rows-spanned="1">
            <text:p><text:s text:c="68"/>maximum_ latency</text:p>
          </table:table-cell>
          <table:covered-table-cell table:number-columns-repeated="8"/>
          <table:table-cell/>
          <table:table-cell table:number-columns-spanned="9" table:number-rows-spanned="1"/>
          <table:covered-table-cell table:number-columns-repeated="8"/>
        </table:table-row>
        <table:table-row table:style-name="ro1">
          <table:table-cell office:value-type="string" calcext:value-type="string">
            <text:p>cache_size = 3</text:p>
          </table:table-cell>
          <table:table-cell office:value-type="string" calcext:value-type="string">
            <text:p>Tree_5</text:p>
          </table:table-cell>
          <table:table-cell office:value-type="string" calcext:value-type="string">
            <text:p>Chain_5</text:p>
          </table:table-cell>
          <table:table-cell office:value-type="string" calcext:value-type="string">
            <text:p>Grid_5</text:p>
          </table:table-cell>
          <table:table-cell office:value-type="string" calcext:value-type="string">
            <text:p>Tree_15</text:p>
          </table:table-cell>
          <table:table-cell office:value-type="string" calcext:value-type="string">
            <text:p>Chain_15</text:p>
          </table:table-cell>
          <table:table-cell office:value-type="string" calcext:value-type="string">
            <text:p>Grid_15</text:p>
          </table:table-cell>
          <table:table-cell office:value-type="string" calcext:value-type="string">
            <text:p>Tree_30</text:p>
          </table:table-cell>
          <table:table-cell office:value-type="string" calcext:value-type="string">
            <text:p>Chain_30</text:p>
          </table:table-cell>
          <table:table-cell office:value-type="string" calcext:value-type="string">
            <text:p>Grid_30</text:p>
          </table:table-cell>
          <table:table-cell office:value-type="string" calcext:value-type="string">
            <text:p>Tree_60</text:p>
          </table:table-cell>
          <table:table-cell office:value-type="string" calcext:value-type="string">
            <text:p>Chain_60</text:p>
          </table:table-cell>
          <table:table-cell office:value-type="string" calcext:value-type="string">
            <text:p>Grid_60</text:p>
          </table:table-cell>
          <table:table-cell office:value-type="string" calcext:value-type="string">
            <text:p>Tree_100</text:p>
          </table:table-cell>
          <table:table-cell office:value-type="string" calcext:value-type="string">
            <text:p>Chain_100</text:p>
          </table:table-cell>
          <table:table-cell office:value-type="string" calcext:value-type="string">
            <text:p>Grid_100</text:p>
          </table:table-cell>
          <table:table-cell office:value-type="string" calcext:value-type="string">
            <text:p>AV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st_iter</text:p>
          </table:table-cell>
          <table:table-cell office:value-type="float" office:value="5.923278794" calcext:value-type="float">
            <text:p>5.923278794</text:p>
          </table:table-cell>
          <table:table-cell office:value-type="float" office:value="8.854919408" calcext:value-type="float">
            <text:p>8.854919408</text:p>
          </table:table-cell>
          <table:table-cell office:value-type="float" office:value="2.987304636" calcext:value-type="float">
            <text:p>2.987304636</text:p>
          </table:table-cell>
          <table:table-cell office:value-type="float" office:value="17.817611664" calcext:value-type="float">
            <text:p>17.817611664</text:p>
          </table:table-cell>
          <table:table-cell office:value-type="float" office:value="21.690139755" calcext:value-type="float">
            <text:p>21.690139755</text:p>
          </table:table-cell>
          <table:table-cell office:value-type="float" office:value="17.83515926" calcext:value-type="float">
            <text:p>17.83515926</text:p>
          </table:table-cell>
          <table:table-cell office:value-type="float" office:value="0.795898437" calcext:value-type="float">
            <text:p>0.795898437</text:p>
          </table:table-cell>
          <table:table-cell office:value-type="float" office:value="3.00970455" calcext:value-type="float">
            <text:p>3.00970455</text:p>
          </table:table-cell>
          <table:table-cell office:value-type="float" office:value="7.611175503" calcext:value-type="float">
            <text:p>7.611175503</text:p>
          </table:table-cell>
          <table:table-cell office:value-type="float" office:value="98.647903434" calcext:value-type="float">
            <text:p>98.647903434</text:p>
          </table:table-cell>
          <table:table-cell office:value-type="float" office:value="118.53192136" calcext:value-type="float">
            <text:p>118.53192136</text:p>
          </table:table-cell>
          <table:table-cell office:value-type="float" office:value="28.333618132" calcext:value-type="float">
            <text:p>28.333618132</text:p>
          </table:table-cell>
          <table:table-cell office:value-type="float" office:value="133.980880723" calcext:value-type="float">
            <text:p>133.980880723</text:p>
          </table:table-cell>
          <table:table-cell office:value-type="float" office:value="239.689758253" calcext:value-type="float">
            <text:p>239.689758253</text:p>
          </table:table-cell>
          <table:table-cell office:value-type="float" office:value="7.758026087" calcext:value-type="float">
            <text:p>7.758026087</text:p>
          </table:table-cell>
          <table:table-cell table:formula="of:=AVERAGE([.B258];[.C258];[.D258];[.E258];[.F258];[.G258];[.H258];[.I258];[.J258];[.K258];[.L258];[.M258];[.N258];[.O258];[.P258])" office:value-type="float" office:value="52.8763688845667" calcext:value-type="float">
            <text:p>52.8763688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nd_iter</text:p>
          </table:table-cell>
          <table:table-cell office:value-type="float" office:value="11.739776591" calcext:value-type="float">
            <text:p>11.739776591</text:p>
          </table:table-cell>
          <table:table-cell office:value-type="float" office:value="8.863403274" calcext:value-type="float">
            <text:p>8.863403274</text:p>
          </table:table-cell>
          <table:table-cell office:value-type="float" office:value="2.982879601" calcext:value-type="float">
            <text:p>2.982879601</text:p>
          </table:table-cell>
          <table:table-cell office:value-type="float" office:value="18.060546875" calcext:value-type="float">
            <text:p>18.060546875</text:p>
          </table:table-cell>
          <table:table-cell office:value-type="float" office:value="18.163772533" calcext:value-type="float">
            <text:p>18.163772533</text:p>
          </table:table-cell>
          <table:table-cell office:value-type="float" office:value="11.856155357" calcext:value-type="float">
            <text:p>11.856155357</text:p>
          </table:table-cell>
          <table:table-cell office:value-type="float" office:value="0.32460016" calcext:value-type="float">
            <text:p>0.32460016</text:p>
          </table:table-cell>
          <table:table-cell office:value-type="float" office:value="3.013488736" calcext:value-type="float">
            <text:p>3.013488736</text:p>
          </table:table-cell>
          <table:table-cell office:value-type="float" office:value="6.454772939" calcext:value-type="float">
            <text:p>6.454772939</text:p>
          </table:table-cell>
          <table:table-cell office:value-type="float" office:value="83.161651602" calcext:value-type="float">
            <text:p>83.161651602</text:p>
          </table:table-cell>
          <table:table-cell office:value-type="float" office:value="132.027557337" calcext:value-type="float">
            <text:p>132.027557337</text:p>
          </table:table-cell>
          <table:table-cell office:value-type="float" office:value="34.588836635" calcext:value-type="float">
            <text:p>34.588836635</text:p>
          </table:table-cell>
          <table:table-cell office:value-type="float" office:value="102.648086487" calcext:value-type="float">
            <text:p>102.648086487</text:p>
          </table:table-cell>
          <table:table-cell office:value-type="float" office:value="230.079437208" calcext:value-type="float">
            <text:p>230.079437208</text:p>
          </table:table-cell>
          <table:table-cell office:value-type="float" office:value="8.169479349" calcext:value-type="float">
            <text:p>8.1694793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rd_iter</text:p>
          </table:table-cell>
          <table:table-cell office:value-type="float" office:value="2.994583104" calcext:value-type="float">
            <text:p>2.994583104</text:p>
          </table:table-cell>
          <table:table-cell office:value-type="float" office:value="8.870315516" calcext:value-type="float">
            <text:p>8.870315516</text:p>
          </table:table-cell>
          <table:table-cell office:value-type="float" office:value="11.74482722" calcext:value-type="float">
            <text:p>11.74482722</text:p>
          </table:table-cell>
          <table:table-cell office:value-type="float" office:value="16.682708705" calcext:value-type="float">
            <text:p>16.682708705</text:p>
          </table:table-cell>
          <table:table-cell office:value-type="float" office:value="14.059570255" calcext:value-type="float">
            <text:p>14.059570255</text:p>
          </table:table-cell>
          <table:table-cell office:value-type="float" office:value="11.993881215" calcext:value-type="float">
            <text:p>11.993881215</text:p>
          </table:table-cell>
          <table:table-cell office:value-type="float" office:value="0.915405259" calcext:value-type="float">
            <text:p>0.915405259</text:p>
          </table:table-cell>
          <table:table-cell office:value-type="float" office:value="6.042175269" calcext:value-type="float">
            <text:p>6.042175269</text:p>
          </table:table-cell>
          <table:table-cell office:value-type="float" office:value="5.175720163" calcext:value-type="float">
            <text:p>5.175720163</text:p>
          </table:table-cell>
          <table:table-cell office:value-type="float" office:value="87.801712007" calcext:value-type="float">
            <text:p>87.801712007</text:p>
          </table:table-cell>
          <table:table-cell office:value-type="float" office:value="121.862564051" calcext:value-type="float">
            <text:p>121.862564051</text:p>
          </table:table-cell>
          <table:table-cell office:value-type="float" office:value="31.372039743" calcext:value-type="float">
            <text:p>31.372039743</text:p>
          </table:table-cell>
          <table:table-cell office:value-type="float" office:value="149.660995472" calcext:value-type="float">
            <text:p>149.660995472</text:p>
          </table:table-cell>
          <table:table-cell office:value-type="float" office:value="275.340744001" calcext:value-type="float">
            <text:p>275.340744001</text:p>
          </table:table-cell>
          <table:table-cell office:value-type="float" office:value="8.249023437" calcext:value-type="float">
            <text:p>8.2490234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th_iter</text:p>
          </table:table-cell>
          <table:table-cell office:value-type="float" office:value="2.991180403" calcext:value-type="float">
            <text:p>2.991180403</text:p>
          </table:table-cell>
          <table:table-cell office:value-type="float" office:value="3.009826608" calcext:value-type="float">
            <text:p>3.009826608</text:p>
          </table:table-cell>
          <table:table-cell office:value-type="float" office:value="2.960800131" calcext:value-type="float">
            <text:p>2.960800131</text:p>
          </table:table-cell>
          <table:table-cell office:value-type="float" office:value="32.423828125" calcext:value-type="float">
            <text:p>32.423828125</text:p>
          </table:table-cell>
          <table:table-cell office:value-type="float" office:value="21.689071623" calcext:value-type="float">
            <text:p>21.689071623</text:p>
          </table:table-cell>
          <table:table-cell office:value-type="float" office:value="17.612884506" calcext:value-type="float">
            <text:p>17.612884506</text:p>
          </table:table-cell>
          <table:table-cell office:value-type="float" office:value="13.943557726" calcext:value-type="float">
            <text:p>13.943557726</text:p>
          </table:table-cell>
          <table:table-cell office:value-type="float" office:value="4.313827472" calcext:value-type="float">
            <text:p>4.313827472</text:p>
          </table:table-cell>
          <table:table-cell office:value-type="float" office:value="8.176727243" calcext:value-type="float">
            <text:p>8.176727243</text:p>
          </table:table-cell>
          <table:table-cell office:value-type="float" office:value="185.473174994" calcext:value-type="float">
            <text:p>185.473174994</text:p>
          </table:table-cell>
          <table:table-cell office:value-type="float" office:value="136.585388158" calcext:value-type="float">
            <text:p>136.585388158</text:p>
          </table:table-cell>
          <table:table-cell office:value-type="float" office:value="32.098525961" calcext:value-type="float">
            <text:p>32.098525961</text:p>
          </table:table-cell>
          <table:table-cell office:value-type="float" office:value="159.838058425" calcext:value-type="float">
            <text:p>159.838058425</text:p>
          </table:table-cell>
          <table:table-cell office:value-type="float" office:value="241.647964423" calcext:value-type="float">
            <text:p>241.647964423</text:p>
          </table:table-cell>
          <table:table-cell office:value-type="float" office:value="8.908035239" calcext:value-type="float">
            <text:p>8.9080352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h_iter</text:p>
          </table:table-cell>
          <table:table-cell office:value-type="float" office:value="8.85519403" calcext:value-type="float">
            <text:p>8.85519403</text:p>
          </table:table-cell>
          <table:table-cell office:value-type="float" office:value="5.926391592" calcext:value-type="float">
            <text:p>5.926391592</text:p>
          </table:table-cell>
          <table:table-cell office:value-type="float" office:value="5.883132875" calcext:value-type="float">
            <text:p>5.883132875</text:p>
          </table:table-cell>
          <table:table-cell office:value-type="float" office:value="20.958221394" calcext:value-type="float">
            <text:p>20.958221394</text:p>
          </table:table-cell>
          <table:table-cell office:value-type="float" office:value="21.684112511" calcext:value-type="float">
            <text:p>21.684112511</text:p>
          </table:table-cell>
          <table:table-cell office:value-type="float" office:value="11.88110348" calcext:value-type="float">
            <text:p>11.88110348</text:p>
          </table:table-cell>
          <table:table-cell office:value-type="float" office:value="0.921234071" calcext:value-type="float">
            <text:p>0.921234071</text:p>
          </table:table-cell>
          <table:table-cell office:value-type="float" office:value="0.914215064" calcext:value-type="float">
            <text:p>0.914215064</text:p>
          </table:table-cell>
          <table:table-cell office:value-type="float" office:value="0.179122865" calcext:value-type="float">
            <text:p>0.179122865</text:p>
          </table:table-cell>
          <table:table-cell office:value-type="float" office:value="138.460723844" calcext:value-type="float">
            <text:p>138.460723844</text:p>
          </table:table-cell>
          <table:table-cell office:value-type="float" office:value="104.754501316" calcext:value-type="float">
            <text:p>104.754501316</text:p>
          </table:table-cell>
          <table:table-cell office:value-type="float" office:value="20.845474204" calcext:value-type="float">
            <text:p>20.845474204</text:p>
          </table:table-cell>
          <table:table-cell office:value-type="float" office:value="130.014770478" calcext:value-type="float">
            <text:p>130.014770478</text:p>
          </table:table-cell>
          <table:table-cell office:value-type="float" office:value="353.46949763" calcext:value-type="float">
            <text:p>353.46949763</text:p>
          </table:table-cell>
          <table:table-cell office:value-type="float" office:value="9.144576986" calcext:value-type="float">
            <text:p>9.144576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th_iter</text:p>
          </table:table-cell>
          <table:table-cell office:value-type="float" office:value="5.921493521" calcext:value-type="float">
            <text:p>5.921493521</text:p>
          </table:table-cell>
          <table:table-cell office:value-type="float" office:value="5.938476534" calcext:value-type="float">
            <text:p>5.938476534</text:p>
          </table:table-cell>
          <table:table-cell office:value-type="float" office:value="2.376647888" calcext:value-type="float">
            <text:p>2.376647888</text:p>
          </table:table-cell>
          <table:table-cell office:value-type="float" office:value="23.193115178" calcext:value-type="float">
            <text:p>23.193115178</text:p>
          </table:table-cell>
          <table:table-cell office:value-type="float" office:value="14.071227993" calcext:value-type="float">
            <text:p>14.071227993</text:p>
          </table:table-cell>
          <table:table-cell office:value-type="float" office:value="18.021972619" calcext:value-type="float">
            <text:p>18.021972619</text:p>
          </table:table-cell>
          <table:table-cell office:value-type="float" office:value="0.902633625" calcext:value-type="float">
            <text:p>0.902633625</text:p>
          </table:table-cell>
          <table:table-cell office:value-type="float" office:value="7.175628623" calcext:value-type="float">
            <text:p>7.175628623</text:p>
          </table:table-cell>
          <table:table-cell office:value-type="float" office:value="3.012527415" calcext:value-type="float">
            <text:p>3.012527415</text:p>
          </table:table-cell>
          <table:table-cell office:value-type="float" office:value="150.825271554" calcext:value-type="float">
            <text:p>150.825271554</text:p>
          </table:table-cell>
          <table:table-cell office:value-type="float" office:value="120.713241569" calcext:value-type="float">
            <text:p>120.713241569</text:p>
          </table:table-cell>
          <table:table-cell office:value-type="float" office:value="30.239974937" calcext:value-type="float">
            <text:p>30.239974937</text:p>
          </table:table-cell>
          <table:table-cell office:value-type="float" office:value="135.686523437" calcext:value-type="float">
            <text:p>135.686523437</text:p>
          </table:table-cell>
          <table:table-cell office:value-type="float" office:value="196.980834901" calcext:value-type="float">
            <text:p>196.980834901</text:p>
          </table:table-cell>
          <table:table-cell office:value-type="float" office:value="12.73440546" calcext:value-type="float">
            <text:p>12.73440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th_iter</text:p>
          </table:table-cell>
          <table:table-cell office:value-type="float" office:value="5.938354435" calcext:value-type="float">
            <text:p>5.938354435</text:p>
          </table:table-cell>
          <table:table-cell office:value-type="float" office:value="8.859680162" calcext:value-type="float">
            <text:p>8.859680162</text:p>
          </table:table-cell>
          <table:table-cell office:value-type="float" office:value="4.13825985" calcext:value-type="float">
            <text:p>4.13825985</text:p>
          </table:table-cell>
          <table:table-cell office:value-type="float" office:value="17.769317599" calcext:value-type="float">
            <text:p>17.769317599</text:p>
          </table:table-cell>
          <table:table-cell office:value-type="float" office:value="15.039001425" calcext:value-type="float">
            <text:p>15.039001425</text:p>
          </table:table-cell>
          <table:table-cell office:value-type="float" office:value="8.954116787" calcext:value-type="float">
            <text:p>8.954116787</text:p>
          </table:table-cell>
          <table:table-cell office:value-type="float" office:value="0.91117856" calcext:value-type="float">
            <text:p>0.91117856</text:p>
          </table:table-cell>
          <table:table-cell office:value-type="float" office:value="3.744934037" calcext:value-type="float">
            <text:p>3.744934037</text:p>
          </table:table-cell>
          <table:table-cell office:value-type="float" office:value="4.628768876" calcext:value-type="float">
            <text:p>4.628768876</text:p>
          </table:table-cell>
          <table:table-cell office:value-type="float" office:value="90.47302243" calcext:value-type="float">
            <text:p>90.47302243</text:p>
          </table:table-cell>
          <table:table-cell office:value-type="float" office:value="103.119842508" calcext:value-type="float">
            <text:p>103.119842508</text:p>
          </table:table-cell>
          <table:table-cell office:value-type="float" office:value="41.926223723" calcext:value-type="float">
            <text:p>41.926223723</text:p>
          </table:table-cell>
          <table:table-cell office:value-type="float" office:value="194.179214446" calcext:value-type="float">
            <text:p>194.179214446</text:p>
          </table:table-cell>
          <table:table-cell office:value-type="float" office:value="320.449203462" calcext:value-type="float">
            <text:p>320.449203462</text:p>
          </table:table-cell>
          <table:table-cell office:value-type="float" office:value="8.195404023" calcext:value-type="float">
            <text:p>8.195404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th_iter</text:p>
          </table:table-cell>
          <table:table-cell office:value-type="float" office:value="11.783615075" calcext:value-type="float">
            <text:p>11.783615075</text:p>
          </table:table-cell>
          <table:table-cell office:value-type="float" office:value="5.93786618" calcext:value-type="float">
            <text:p>5.93786618</text:p>
          </table:table-cell>
          <table:table-cell office:value-type="float" office:value="2.959365814" calcext:value-type="float">
            <text:p>2.959365814</text:p>
          </table:table-cell>
          <table:table-cell office:value-type="float" office:value="27.947128239" calcext:value-type="float">
            <text:p>27.947128239</text:p>
          </table:table-cell>
          <table:table-cell office:value-type="float" office:value="18.291000354" calcext:value-type="float">
            <text:p>18.291000354</text:p>
          </table:table-cell>
          <table:table-cell office:value-type="float" office:value="11.835830649" calcext:value-type="float">
            <text:p>11.835830649</text:p>
          </table:table-cell>
          <table:table-cell office:value-type="float" office:value="12.584426865" calcext:value-type="float">
            <text:p>12.584426865</text:p>
          </table:table-cell>
          <table:table-cell office:value-type="float" office:value="8.011779744" calcext:value-type="float">
            <text:p>8.011779744</text:p>
          </table:table-cell>
          <table:table-cell office:value-type="float" office:value="8.462188696" calcext:value-type="float">
            <text:p>8.462188696</text:p>
          </table:table-cell>
          <table:table-cell office:value-type="float" office:value="230.861999456" calcext:value-type="float">
            <text:p>230.861999456</text:p>
          </table:table-cell>
          <table:table-cell office:value-type="float" office:value="104.308151196" calcext:value-type="float">
            <text:p>104.308151196</text:p>
          </table:table-cell>
          <table:table-cell office:value-type="float" office:value="32.306655826" calcext:value-type="float">
            <text:p>32.306655826</text:p>
          </table:table-cell>
          <table:table-cell office:value-type="float" office:value="136.694702129" calcext:value-type="float">
            <text:p>136.694702129</text:p>
          </table:table-cell>
          <table:table-cell office:value-type="float" office:value="234.987182572" calcext:value-type="float">
            <text:p>234.987182572</text:p>
          </table:table-cell>
          <table:table-cell office:value-type="float" office:value="9.058837872" calcext:value-type="float">
            <text:p>9.0588378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th_iter</text:p>
          </table:table-cell>
          <table:table-cell office:value-type="float" office:value="5.93180843" calcext:value-type="float">
            <text:p>5.93180843</text:p>
          </table:table-cell>
          <table:table-cell office:value-type="float" office:value="5.924148517" calcext:value-type="float">
            <text:p>5.924148517</text:p>
          </table:table-cell>
          <table:table-cell office:value-type="float" office:value="5.87809751" calcext:value-type="float">
            <text:p>5.87809751</text:p>
          </table:table-cell>
          <table:table-cell office:value-type="float" office:value="23.487518292" calcext:value-type="float">
            <text:p>23.487518292</text:p>
          </table:table-cell>
          <table:table-cell office:value-type="float" office:value="18.192550652" calcext:value-type="float">
            <text:p>18.192550652</text:p>
          </table:table-cell>
          <table:table-cell office:value-type="float" office:value="17.789688101" calcext:value-type="float">
            <text:p>17.789688101</text:p>
          </table:table-cell>
          <table:table-cell office:value-type="float" office:value="0.903747539" calcext:value-type="float">
            <text:p>0.903747539</text:p>
          </table:table-cell>
          <table:table-cell office:value-type="float" office:value="2.266937196" calcext:value-type="float">
            <text:p>2.266937196</text:p>
          </table:table-cell>
          <table:table-cell office:value-type="float" office:value="0.771636956" calcext:value-type="float">
            <text:p>0.771636956</text:p>
          </table:table-cell>
          <table:table-cell office:value-type="float" office:value="105.653320312" calcext:value-type="float">
            <text:p>105.653320312</text:p>
          </table:table-cell>
          <table:table-cell office:value-type="float" office:value="110.825958241" calcext:value-type="float">
            <text:p>110.825958241</text:p>
          </table:table-cell>
          <table:table-cell office:value-type="float" office:value="17.386932366" calcext:value-type="float">
            <text:p>17.386932366</text:p>
          </table:table-cell>
          <table:table-cell office:value-type="float" office:value="168.362869242" calcext:value-type="float">
            <text:p>168.362869242</text:p>
          </table:table-cell>
          <table:table-cell office:value-type="float" office:value="206.391067496" calcext:value-type="float">
            <text:p>206.391067496</text:p>
          </table:table-cell>
          <table:table-cell office:value-type="float" office:value="10.195281965" calcext:value-type="float">
            <text:p>10.1952819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th_iter</text:p>
          </table:table-cell>
          <table:table-cell office:value-type="float" office:value="8.85993956" calcext:value-type="float">
            <text:p>8.85993956</text:p>
          </table:table-cell>
          <table:table-cell office:value-type="float" office:value="5.924545278" calcext:value-type="float">
            <text:p>5.924545278</text:p>
          </table:table-cell>
          <table:table-cell office:value-type="float" office:value="7.651245089" calcext:value-type="float">
            <text:p>7.651245089</text:p>
          </table:table-cell>
          <table:table-cell office:value-type="float" office:value="24.133987397" calcext:value-type="float">
            <text:p>24.133987397</text:p>
          </table:table-cell>
          <table:table-cell office:value-type="float" office:value="18.748229962" calcext:value-type="float">
            <text:p>18.748229962</text:p>
          </table:table-cell>
          <table:table-cell office:value-type="float" office:value="17.835159272" calcext:value-type="float">
            <text:p>17.835159272</text:p>
          </table:table-cell>
          <table:table-cell office:value-type="float" office:value="3.022308299" calcext:value-type="float">
            <text:p>3.022308299</text:p>
          </table:table-cell>
          <table:table-cell office:value-type="float" office:value="10.684997533" calcext:value-type="float">
            <text:p>10.684997533</text:p>
          </table:table-cell>
          <table:table-cell office:value-type="float" office:value="0.760421732" calcext:value-type="float">
            <text:p>0.760421732</text:p>
          </table:table-cell>
          <table:table-cell office:value-type="float" office:value="343.670898437" calcext:value-type="float">
            <text:p>343.670898437</text:p>
          </table:table-cell>
          <table:table-cell office:value-type="float" office:value="98.223144482" calcext:value-type="float">
            <text:p>98.223144482</text:p>
          </table:table-cell>
          <table:table-cell office:value-type="float" office:value="23.774795518" calcext:value-type="float">
            <text:p>23.774795518</text:p>
          </table:table-cell>
          <table:table-cell office:value-type="float" office:value="158.110870335" calcext:value-type="float">
            <text:p>158.110870335</text:p>
          </table:table-cell>
          <table:table-cell office:value-type="float" office:value="243.402648878" calcext:value-type="float">
            <text:p>243.402648878</text:p>
          </table:table-cell>
          <table:table-cell office:value-type="float" office:value="10.60621638" calcext:value-type="float">
            <text:p>10.606216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48];[.B249];[.B250];[.B251];[.B252];[.B253];[.B254];[.B255];[.B256];[.B257])" office:value-type="float" office:value="7.0939223943" calcext:value-type="float">
            <text:p>7.0939223943</text:p>
          </table:table-cell>
          <table:table-cell table:formula="of:=AVERAGE([.C248];[.C249];[.C250];[.C251];[.C252];[.C253];[.C254];[.C255];[.C256];[.C257])" office:value-type="float" office:value="6.8109573069" calcext:value-type="float">
            <text:p>6.8109573069</text:p>
          </table:table-cell>
          <table:table-cell table:formula="of:=AVERAGE([.D248];[.D249];[.D250];[.D251];[.D252];[.D253];[.D254];[.D255];[.D256];[.D257])" office:value-type="float" office:value="4.9562560614" calcext:value-type="float">
            <text:p>4.9562560614</text:p>
          </table:table-cell>
          <table:table-cell table:formula="of:=AVERAGE([.E248];[.E249];[.E250];[.E251];[.E252];[.E253];[.E254];[.E255];[.E256];[.E257])" office:value-type="float" office:value="22.2473983468" calcext:value-type="float">
            <text:p>22.2473983468</text:p>
          </table:table-cell>
          <table:table-cell table:formula="of:=AVERAGE([.F248];[.F249];[.F250];[.F251];[.F252];[.F253];[.F254];[.F255];[.F256];[.F257])" office:value-type="float" office:value="18.1628677063" calcext:value-type="float">
            <text:p>18.1628677063</text:p>
          </table:table-cell>
          <table:table-cell table:formula="of:=AVERAGE([.G248];[.G249];[.G250];[.G251];[.G252];[.G253];[.G254];[.G255];[.G256];[.G257])" office:value-type="float" office:value="14.5615951246" calcext:value-type="float">
            <text:p>14.5615951246</text:p>
          </table:table-cell>
          <table:table-cell table:formula="of:=AVERAGE([.H248];[.H249];[.H250];[.H251];[.H252];[.H253];[.H254];[.H255];[.H256];[.H257])" office:value-type="float" office:value="3.5224990541" calcext:value-type="float">
            <text:p>3.5224990541</text:p>
          </table:table-cell>
          <table:table-cell table:formula="of:=AVERAGE([.I248];[.I249];[.I250];[.I251];[.I252];[.I253];[.I254];[.I255];[.I256];[.I257])" office:value-type="float" office:value="4.9177688224" calcext:value-type="float">
            <text:p>4.9177688224</text:p>
          </table:table-cell>
          <table:table-cell table:formula="of:=AVERAGE([.J248];[.J249];[.J250];[.J251];[.J252];[.J253];[.J254];[.J255];[.J256];[.J257])" office:value-type="float" office:value="4.5233062388" calcext:value-type="float">
            <text:p>4.5233062388</text:p>
          </table:table-cell>
          <table:table-cell table:formula="of:=AVERAGE([.K248];[.K249];[.K250];[.K251];[.K252];[.K253];[.K254];[.K255];[.K256];[.K257])" office:value-type="float" office:value="151.502967807" calcext:value-type="float">
            <text:p>151.502967807</text:p>
          </table:table-cell>
          <table:table-cell table:formula="of:=AVERAGE([.L248];[.L249];[.L250];[.L251];[.L252];[.L253];[.L254];[.L255];[.L256];[.L257])" office:value-type="float" office:value="115.0952270218" calcext:value-type="float">
            <text:p>115.0952270218</text:p>
          </table:table-cell>
          <table:table-cell table:formula="of:=AVERAGE([.M248];[.M249];[.M250];[.M251];[.M252];[.M253];[.M254];[.M255];[.M256];[.M257])" office:value-type="float" office:value="29.2873077045" calcext:value-type="float">
            <text:p>29.2873077045</text:p>
          </table:table-cell>
          <table:table-cell table:formula="of:=AVERAGE([.N248];[.N249];[.N250];[.N251];[.N252];[.N253];[.N254];[.N255];[.N256];[.N257])" office:value-type="float" office:value="146.9176971174" calcext:value-type="float">
            <text:p>146.9176971174</text:p>
          </table:table-cell>
          <table:table-cell table:formula="of:=AVERAGE([.O248];[.O249];[.O250];[.O251];[.O252];[.O253];[.O254];[.O255];[.O256];[.O257])" office:value-type="float" office:value="254.2438338824" calcext:value-type="float">
            <text:p>254.2438338824</text:p>
          </table:table-cell>
          <table:table-cell table:formula="of:=AVERAGE([.P248];[.P249];[.P250];[.P251];[.P252];[.P253];[.P254];[.P255];[.P256];[.P257])" office:value-type="float" office:value="9.3019286798" calcext:value-type="float">
            <text:p>9.3019286798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ce2"/>
          <table:table-cell table:number-columns-repeated="14"/>
        </table:table-row>
        <table:table-row table:style-name="ro1">
          <table:table-cell office:value-type="string" calcext:value-type="string">
            <text:p>cache_size = 5</text:p>
          </table:table-cell>
          <table:table-cell office:value-type="string" calcext:value-type="string">
            <text:p>Tree_5</text:p>
          </table:table-cell>
          <table:table-cell office:value-type="string" calcext:value-type="string">
            <text:p>Chain_5</text:p>
          </table:table-cell>
          <table:table-cell office:value-type="string" calcext:value-type="string">
            <text:p>Grid_5</text:p>
          </table:table-cell>
          <table:table-cell office:value-type="string" calcext:value-type="string">
            <text:p>Tree_15</text:p>
          </table:table-cell>
          <table:table-cell office:value-type="string" calcext:value-type="string">
            <text:p>Chain_15</text:p>
          </table:table-cell>
          <table:table-cell office:value-type="string" calcext:value-type="string">
            <text:p>Grid_15</text:p>
          </table:table-cell>
          <table:table-cell office:value-type="string" calcext:value-type="string">
            <text:p>Tree_30</text:p>
          </table:table-cell>
          <table:table-cell office:value-type="string" calcext:value-type="string">
            <text:p>Chain_30</text:p>
          </table:table-cell>
          <table:table-cell office:value-type="string" calcext:value-type="string">
            <text:p>Grid_30</text:p>
          </table:table-cell>
          <table:table-cell office:value-type="string" calcext:value-type="string">
            <text:p>Tree_60</text:p>
          </table:table-cell>
          <table:table-cell office:value-type="string" calcext:value-type="string">
            <text:p>Chain_60</text:p>
          </table:table-cell>
          <table:table-cell office:value-type="string" calcext:value-type="string">
            <text:p>Grid_60</text:p>
          </table:table-cell>
          <table:table-cell office:value-type="string" calcext:value-type="string">
            <text:p>Tree_100</text:p>
          </table:table-cell>
          <table:table-cell office:value-type="string" calcext:value-type="string">
            <text:p>Chain_100</text:p>
          </table:table-cell>
          <table:table-cell office:value-type="string" calcext:value-type="string">
            <text:p>Grid_100</text:p>
          </table:table-cell>
          <table:table-cell office:value-type="string" calcext:value-type="string">
            <text:p>AV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st_iter</text:p>
          </table:table-cell>
          <table:table-cell office:value-type="float" office:value="5.915313684" calcext:value-type="float">
            <text:p>5.915313684</text:p>
          </table:table-cell>
          <table:table-cell office:value-type="float" office:value="8.869918778" calcext:value-type="float">
            <text:p>8.869918778</text:p>
          </table:table-cell>
          <table:table-cell office:value-type="float" office:value="5.890609684" calcext:value-type="float">
            <text:p>5.890609684</text:p>
          </table:table-cell>
          <table:table-cell office:value-type="float" office:value="29.473632812" calcext:value-type="float">
            <text:p>29.473632812</text:p>
          </table:table-cell>
          <table:table-cell office:value-type="float" office:value="21.692092823" calcext:value-type="float">
            <text:p>21.692092823</text:p>
          </table:table-cell>
          <table:table-cell office:value-type="float" office:value="29.319091764" calcext:value-type="float">
            <text:p>29.319091764</text:p>
          </table:table-cell>
          <table:table-cell office:value-type="float" office:value="0.313064566" calcext:value-type="float">
            <text:p>0.313064566</text:p>
          </table:table-cell>
          <table:table-cell office:value-type="float" office:value="3.502868641" calcext:value-type="float">
            <text:p>3.502868641</text:p>
          </table:table-cell>
          <table:table-cell office:value-type="float" office:value="6.249038644" calcext:value-type="float">
            <text:p>6.249038644</text:p>
          </table:table-cell>
          <table:table-cell office:value-type="float" office:value="182.924804687" calcext:value-type="float">
            <text:p>182.924804687</text:p>
          </table:table-cell>
          <table:table-cell office:value-type="float" office:value="133.205764738" calcext:value-type="float">
            <text:p>133.205764738</text:p>
          </table:table-cell>
          <table:table-cell office:value-type="float" office:value="19.794113146" calcext:value-type="float">
            <text:p>19.794113146</text:p>
          </table:table-cell>
          <table:table-cell office:value-type="float" office:value="189.240493727" calcext:value-type="float">
            <text:p>189.240493727</text:p>
          </table:table-cell>
          <table:table-cell office:value-type="float" office:value="233.581314051" calcext:value-type="float">
            <text:p>233.581314051</text:p>
          </table:table-cell>
          <table:table-cell office:value-type="float" office:value="15.137695278" calcext:value-type="float">
            <text:p>15.137695278</text:p>
          </table:table-cell>
          <table:table-cell table:formula="of:=AVERAGE([.B271];[.C271];[.D271];[.E271];[.F271];[.G271];[.H271];[.I271];[.J271];[.K271];[.L271];[.M271];[.N271];[.O271];[.P271])" office:value-type="float" office:value="57.5231010605533" calcext:value-type="float">
            <text:p>57.52310106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nd_iter</text:p>
          </table:table-cell>
          <table:table-cell office:value-type="float" office:value="5.920120226" calcext:value-type="float">
            <text:p>5.920120226</text:p>
          </table:table-cell>
          <table:table-cell office:value-type="float" office:value="3.020111029" calcext:value-type="float">
            <text:p>3.020111029</text:p>
          </table:table-cell>
          <table:table-cell office:value-type="float" office:value="7.661972012" calcext:value-type="float">
            <text:p>7.661972012</text:p>
          </table:table-cell>
          <table:table-cell office:value-type="float" office:value="31.104629493" calcext:value-type="float">
            <text:p>31.104629493</text:p>
          </table:table-cell>
          <table:table-cell office:value-type="float" office:value="14.028640733" calcext:value-type="float">
            <text:p>14.028640733</text:p>
          </table:table-cell>
          <table:table-cell office:value-type="float" office:value="29.412109323" calcext:value-type="float">
            <text:p>29.412109323</text:p>
          </table:table-cell>
          <table:table-cell office:value-type="float" office:value="0.324462883" calcext:value-type="float">
            <text:p>0.324462883</text:p>
          </table:table-cell>
          <table:table-cell office:value-type="float" office:value="2.281295753" calcext:value-type="float">
            <text:p>2.281295753</text:p>
          </table:table-cell>
          <table:table-cell office:value-type="float" office:value="0.762924136" calcext:value-type="float">
            <text:p>0.762924136</text:p>
          </table:table-cell>
          <table:table-cell office:value-type="float" office:value="133.290451036" calcext:value-type="float">
            <text:p>133.290451036</text:p>
          </table:table-cell>
          <table:table-cell office:value-type="float" office:value="127.794631936" calcext:value-type="float">
            <text:p>127.794631936</text:p>
          </table:table-cell>
          <table:table-cell office:value-type="float" office:value="17.789047207" calcext:value-type="float">
            <text:p>17.789047207</text:p>
          </table:table-cell>
          <table:table-cell office:value-type="float" office:value="164.93669126" calcext:value-type="float">
            <text:p>164.93669126</text:p>
          </table:table-cell>
          <table:table-cell office:value-type="float" office:value="267.592971755" calcext:value-type="float">
            <text:p>267.592971755</text:p>
          </table:table-cell>
          <table:table-cell office:value-type="float" office:value="14.754531805" calcext:value-type="float">
            <text:p>14.7545318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rd_iter</text:p>
          </table:table-cell>
          <table:table-cell office:value-type="float" office:value="5.92700194" calcext:value-type="float">
            <text:p>5.92700194</text:p>
          </table:table-cell>
          <table:table-cell office:value-type="float" office:value="5.934875469" calcext:value-type="float">
            <text:p>5.934875469</text:p>
          </table:table-cell>
          <table:table-cell office:value-type="float" office:value="5.892700154" calcext:value-type="float">
            <text:p>5.892700154</text:p>
          </table:table-cell>
          <table:table-cell office:value-type="float" office:value="29.810562122" calcext:value-type="float">
            <text:p>29.810562122</text:p>
          </table:table-cell>
          <table:table-cell office:value-type="float" office:value="14.967529235" calcext:value-type="float">
            <text:p>14.967529235</text:p>
          </table:table-cell>
          <table:table-cell office:value-type="float" office:value="35.361389131" calcext:value-type="float">
            <text:p>35.361389131</text:p>
          </table:table-cell>
          <table:table-cell office:value-type="float" office:value="4.318359375" calcext:value-type="float">
            <text:p>4.318359375</text:p>
          </table:table-cell>
          <table:table-cell office:value-type="float" office:value="2.417037935" calcext:value-type="float">
            <text:p>2.417037935</text:p>
          </table:table-cell>
          <table:table-cell office:value-type="float" office:value="0.160842845" calcext:value-type="float">
            <text:p>0.160842845</text:p>
          </table:table-cell>
          <table:table-cell office:value-type="float" office:value="125.685073826" calcext:value-type="float">
            <text:p>125.685073826</text:p>
          </table:table-cell>
          <table:table-cell office:value-type="float" office:value="120.420852621" calcext:value-type="float">
            <text:p>120.420852621</text:p>
          </table:table-cell>
          <table:table-cell office:value-type="float" office:value="24.143402043" calcext:value-type="float">
            <text:p>24.143402043</text:p>
          </table:table-cell>
          <table:table-cell office:value-type="float" office:value="177.309753371" calcext:value-type="float">
            <text:p>177.309753371</text:p>
          </table:table-cell>
          <table:table-cell office:value-type="float" office:value="222.40661618" calcext:value-type="float">
            <text:p>222.40661618</text:p>
          </table:table-cell>
          <table:table-cell office:value-type="float" office:value="12.863998386" calcext:value-type="float">
            <text:p>12.8639983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th_iter</text:p>
          </table:table-cell>
          <table:table-cell office:value-type="float" office:value="2.99357603" calcext:value-type="float">
            <text:p>2.99357603</text:p>
          </table:table-cell>
          <table:table-cell office:value-type="float" office:value="8.866806021" calcext:value-type="float">
            <text:p>8.866806021</text:p>
          </table:table-cell>
          <table:table-cell office:value-type="float" office:value="5.889526328" calcext:value-type="float">
            <text:p>5.889526328</text:p>
          </table:table-cell>
          <table:table-cell office:value-type="float" office:value="29.403610216" calcext:value-type="float">
            <text:p>29.403610216</text:p>
          </table:table-cell>
          <table:table-cell office:value-type="float" office:value="21.698989835" calcext:value-type="float">
            <text:p>21.698989835</text:p>
          </table:table-cell>
          <table:table-cell office:value-type="float" office:value="29.53488153" calcext:value-type="float">
            <text:p>29.53488153</text:p>
          </table:table-cell>
          <table:table-cell office:value-type="float" office:value="0.920959449" calcext:value-type="float">
            <text:p>0.920959449</text:p>
          </table:table-cell>
          <table:table-cell office:value-type="float" office:value="2.538360577" calcext:value-type="float">
            <text:p>2.538360577</text:p>
          </table:table-cell>
          <table:table-cell office:value-type="float" office:value="0.192749004" calcext:value-type="float">
            <text:p>0.192749004</text:p>
          </table:table-cell>
          <table:table-cell office:value-type="float" office:value="116.810226408" calcext:value-type="float">
            <text:p>116.810226408</text:p>
          </table:table-cell>
          <table:table-cell office:value-type="float" office:value="128.416793767" calcext:value-type="float">
            <text:p>128.416793767</text:p>
          </table:table-cell>
          <table:table-cell office:value-type="float" office:value="22.802703812" calcext:value-type="float">
            <text:p>22.802703812</text:p>
          </table:table-cell>
          <table:table-cell office:value-type="float" office:value="182.176071153" calcext:value-type="float">
            <text:p>182.176071153</text:p>
          </table:table-cell>
          <table:table-cell office:value-type="float" office:value="302.790878251" calcext:value-type="float">
            <text:p>302.790878251</text:p>
          </table:table-cell>
          <table:table-cell office:value-type="float" office:value="14.782333344" calcext:value-type="float">
            <text:p>14.782333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h_iter</text:p>
          </table:table-cell>
          <table:table-cell office:value-type="float" office:value="0.078842113" calcext:value-type="float">
            <text:p>0.078842113</text:p>
          </table:table-cell>
          <table:table-cell office:value-type="float" office:value="8.862045255" calcext:value-type="float">
            <text:p>8.862045255</text:p>
          </table:table-cell>
          <table:table-cell office:value-type="float" office:value="5.891448918" calcext:value-type="float">
            <text:p>5.891448918</text:p>
          </table:table-cell>
          <table:table-cell office:value-type="float" office:value="30.149230929" calcext:value-type="float">
            <text:p>30.149230929</text:p>
          </table:table-cell>
          <table:table-cell office:value-type="float" office:value="21.682830758" calcext:value-type="float">
            <text:p>21.682830758</text:p>
          </table:table-cell>
          <table:table-cell office:value-type="float" office:value="29.425415018" calcext:value-type="float">
            <text:p>29.425415018</text:p>
          </table:table-cell>
          <table:table-cell office:value-type="float" office:value="4.374298065" calcext:value-type="float">
            <text:p>4.374298065</text:p>
          </table:table-cell>
          <table:table-cell office:value-type="float" office:value="2.273635817" calcext:value-type="float">
            <text:p>2.273635817</text:p>
          </table:table-cell>
          <table:table-cell office:value-type="float" office:value="1.333785977" calcext:value-type="float">
            <text:p>1.333785977</text:p>
          </table:table-cell>
          <table:table-cell office:value-type="float" office:value="127.999114978" calcext:value-type="float">
            <text:p>127.999114978</text:p>
          </table:table-cell>
          <table:table-cell office:value-type="float" office:value="166.62858576" calcext:value-type="float">
            <text:p>166.62858576</text:p>
          </table:table-cell>
          <table:table-cell office:value-type="float" office:value="31.742675772" calcext:value-type="float">
            <text:p>31.742675772</text:p>
          </table:table-cell>
          <table:table-cell office:value-type="float" office:value="212.884811361" calcext:value-type="float">
            <text:p>212.884811361</text:p>
          </table:table-cell>
          <table:table-cell office:value-type="float" office:value="232.897567725" calcext:value-type="float">
            <text:p>232.897567725</text:p>
          </table:table-cell>
          <table:table-cell office:value-type="float" office:value="15.882171571" calcext:value-type="float">
            <text:p>15.8821715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th_iter</text:p>
          </table:table-cell>
          <table:table-cell office:value-type="float" office:value="8.853683459" calcext:value-type="float">
            <text:p>8.853683459</text:p>
          </table:table-cell>
          <table:table-cell office:value-type="float" office:value="5.932800252" calcext:value-type="float">
            <text:p>5.932800252</text:p>
          </table:table-cell>
          <table:table-cell office:value-type="float" office:value="5.882308951" calcext:value-type="float">
            <text:p>5.882308951</text:p>
          </table:table-cell>
          <table:table-cell office:value-type="float" office:value="30.052307091" calcext:value-type="float">
            <text:p>30.052307091</text:p>
          </table:table-cell>
          <table:table-cell office:value-type="float" office:value="21.664245541" calcext:value-type="float">
            <text:p>21.664245541</text:p>
          </table:table-cell>
          <table:table-cell office:value-type="float" office:value="29.495574908" calcext:value-type="float">
            <text:p>29.495574908</text:p>
          </table:table-cell>
          <table:table-cell office:value-type="float" office:value="1.230026219" calcext:value-type="float">
            <text:p>1.230026219</text:p>
          </table:table-cell>
          <table:table-cell office:value-type="float" office:value="2.293655345" calcext:value-type="float">
            <text:p>2.293655345</text:p>
          </table:table-cell>
          <table:table-cell office:value-type="float" office:value="10.076232869" calcext:value-type="float">
            <text:p>10.076232869</text:p>
          </table:table-cell>
          <table:table-cell office:value-type="float" office:value="140.614746068" calcext:value-type="float">
            <text:p>140.614746068</text:p>
          </table:table-cell>
          <table:table-cell office:value-type="float" office:value="147.96601863" calcext:value-type="float">
            <text:p>147.96601863</text:p>
          </table:table-cell>
          <table:table-cell office:value-type="float" office:value="29.988738959" calcext:value-type="float">
            <text:p>29.988738959</text:p>
          </table:table-cell>
          <table:table-cell office:value-type="float" office:value="154.157226562" calcext:value-type="float">
            <text:p>154.157226562</text:p>
          </table:table-cell>
          <table:table-cell office:value-type="float" office:value="266.044189406" calcext:value-type="float">
            <text:p>266.044189406</text:p>
          </table:table-cell>
          <table:table-cell office:value-type="float" office:value="11.596755929" calcext:value-type="float">
            <text:p>11.5967559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th_iter</text:p>
          </table:table-cell>
          <table:table-cell office:value-type="float" office:value="2.998947104" calcext:value-type="float">
            <text:p>2.998947104</text:p>
          </table:table-cell>
          <table:table-cell office:value-type="float" office:value="8.86384581" calcext:value-type="float">
            <text:p>8.86384581</text:p>
          </table:table-cell>
          <table:table-cell office:value-type="float" office:value="5.888580288" calcext:value-type="float">
            <text:p>5.888580288</text:p>
          </table:table-cell>
          <table:table-cell office:value-type="float" office:value="29.369247378" calcext:value-type="float">
            <text:p>29.369247378</text:p>
          </table:table-cell>
          <table:table-cell office:value-type="float" office:value="20.952835039" calcext:value-type="float">
            <text:p>20.952835039</text:p>
          </table:table-cell>
          <table:table-cell office:value-type="float" office:value="29.578948964" calcext:value-type="float">
            <text:p>29.578948964</text:p>
          </table:table-cell>
          <table:table-cell office:value-type="float" office:value="0.909927329" calcext:value-type="float">
            <text:p>0.909927329</text:p>
          </table:table-cell>
          <table:table-cell office:value-type="float" office:value="2.266967748" calcext:value-type="float">
            <text:p>2.266967748</text:p>
          </table:table-cell>
          <table:table-cell office:value-type="float" office:value="1.859130809" calcext:value-type="float">
            <text:p>1.859130809</text:p>
          </table:table-cell>
          <table:table-cell office:value-type="float" office:value="186.770416248" calcext:value-type="float">
            <text:p>186.770416248</text:p>
          </table:table-cell>
          <table:table-cell office:value-type="float" office:value="138.245437574" calcext:value-type="float">
            <text:p>138.245437574</text:p>
          </table:table-cell>
          <table:table-cell office:value-type="float" office:value="22.332031227" calcext:value-type="float">
            <text:p>22.332031227</text:p>
          </table:table-cell>
          <table:table-cell office:value-type="float" office:value="180.8359375" calcext:value-type="float">
            <text:p>180.8359375</text:p>
          </table:table-cell>
          <table:table-cell office:value-type="float" office:value="279.663589429" calcext:value-type="float">
            <text:p>279.663589429</text:p>
          </table:table-cell>
          <table:table-cell office:value-type="float" office:value="11.830627432" calcext:value-type="float">
            <text:p>11.8306274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th_iter</text:p>
          </table:table-cell>
          <table:table-cell office:value-type="float" office:value="5.927673288" calcext:value-type="float">
            <text:p>5.927673288</text:p>
          </table:table-cell>
          <table:table-cell office:value-type="float" office:value="8.874450629" calcext:value-type="float">
            <text:p>8.874450629</text:p>
          </table:table-cell>
          <table:table-cell office:value-type="float" office:value="5.888809152" calcext:value-type="float">
            <text:p>5.888809152</text:p>
          </table:table-cell>
          <table:table-cell office:value-type="float" office:value="22.528076127" calcext:value-type="float">
            <text:p>22.528076127</text:p>
          </table:table-cell>
          <table:table-cell office:value-type="float" office:value="14.03929134" calcext:value-type="float">
            <text:p>14.03929134</text:p>
          </table:table-cell>
          <table:table-cell office:value-type="float" office:value="23.610839818" calcext:value-type="float">
            <text:p>23.610839818</text:p>
          </table:table-cell>
          <table:table-cell office:value-type="float" office:value="19.405426018" calcext:value-type="float">
            <text:p>19.405426018</text:p>
          </table:table-cell>
          <table:table-cell office:value-type="float" office:value="2.267837511" calcext:value-type="float">
            <text:p>2.267837511</text:p>
          </table:table-cell>
          <table:table-cell office:value-type="float" office:value="0.172012299" calcext:value-type="float">
            <text:p>0.172012299</text:p>
          </table:table-cell>
          <table:table-cell office:value-type="float" office:value="111.743896428" calcext:value-type="float">
            <text:p>111.743896428</text:p>
          </table:table-cell>
          <table:table-cell office:value-type="float" office:value="143.976318326" calcext:value-type="float">
            <text:p>143.976318326</text:p>
          </table:table-cell>
          <table:table-cell office:value-type="float" office:value="25.279449439" calcext:value-type="float">
            <text:p>25.279449439</text:p>
          </table:table-cell>
          <table:table-cell office:value-type="float" office:value="168.176879859" calcext:value-type="float">
            <text:p>168.176879859</text:p>
          </table:table-cell>
          <table:table-cell office:value-type="float" office:value="257.893615676" calcext:value-type="float">
            <text:p>257.893615676</text:p>
          </table:table-cell>
          <table:table-cell office:value-type="float" office:value="10.73818964" calcext:value-type="float">
            <text:p>10.738189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th_iter</text:p>
          </table:table-cell>
          <table:table-cell office:value-type="float" office:value="5.927780116" calcext:value-type="float">
            <text:p>5.927780116</text:p>
          </table:table-cell>
          <table:table-cell office:value-type="float" office:value="8.875289881" calcext:value-type="float">
            <text:p>8.875289881</text:p>
          </table:table-cell>
          <table:table-cell office:value-type="float" office:value="5.909469585" calcext:value-type="float">
            <text:p>5.909469585</text:p>
          </table:table-cell>
          <table:table-cell office:value-type="float" office:value="29.587203949" calcext:value-type="float">
            <text:p>29.587203949</text:p>
          </table:table-cell>
          <table:table-cell office:value-type="float" office:value="15.749359077" calcext:value-type="float">
            <text:p>15.749359077</text:p>
          </table:table-cell>
          <table:table-cell office:value-type="float" office:value="29.387863101" calcext:value-type="float">
            <text:p>29.387863101</text:p>
          </table:table-cell>
          <table:table-cell office:value-type="float" office:value="0.90940855" calcext:value-type="float">
            <text:p>0.90940855</text:p>
          </table:table-cell>
          <table:table-cell office:value-type="float" office:value="3.552795352" calcext:value-type="float">
            <text:p>3.552795352</text:p>
          </table:table-cell>
          <table:table-cell office:value-type="float" office:value="1.1953125" calcext:value-type="float">
            <text:p>1.1953125</text:p>
          </table:table-cell>
          <table:table-cell office:value-type="float" office:value="180.540527301" calcext:value-type="float">
            <text:p>180.540527301</text:p>
          </table:table-cell>
          <table:table-cell office:value-type="float" office:value="148.944412179" calcext:value-type="float">
            <text:p>148.944412179</text:p>
          </table:table-cell>
          <table:table-cell office:value-type="float" office:value="19.574813827" calcext:value-type="float">
            <text:p>19.574813827</text:p>
          </table:table-cell>
          <table:table-cell office:value-type="float" office:value="136.807968109" calcext:value-type="float">
            <text:p>136.807968109</text:p>
          </table:table-cell>
          <table:table-cell office:value-type="float" office:value="258.948394751" calcext:value-type="float">
            <text:p>258.948394751</text:p>
          </table:table-cell>
          <table:table-cell office:value-type="float" office:value="9.112731896" calcext:value-type="float">
            <text:p>9.1127318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th_iter</text:p>
          </table:table-cell>
          <table:table-cell office:value-type="float" office:value="5.932510331" calcext:value-type="float">
            <text:p>5.932510331</text:p>
          </table:table-cell>
          <table:table-cell office:value-type="float" office:value="8.877090413" calcext:value-type="float">
            <text:p>8.877090413</text:p>
          </table:table-cell>
          <table:table-cell office:value-type="float" office:value="8.835708602" calcext:value-type="float">
            <text:p>8.835708602</text:p>
          </table:table-cell>
          <table:table-cell office:value-type="float" office:value="23.69557184" calcext:value-type="float">
            <text:p>23.69557184</text:p>
          </table:table-cell>
          <table:table-cell office:value-type="float" office:value="21.678085296" calcext:value-type="float">
            <text:p>21.678085296</text:p>
          </table:table-cell>
          <table:table-cell office:value-type="float" office:value="29.394439623" calcext:value-type="float">
            <text:p>29.394439623</text:p>
          </table:table-cell>
          <table:table-cell office:value-type="float" office:value="0.319320656" calcext:value-type="float">
            <text:p>0.319320656</text:p>
          </table:table-cell>
          <table:table-cell office:value-type="float" office:value="0.842193549" calcext:value-type="float">
            <text:p>0.842193549</text:p>
          </table:table-cell>
          <table:table-cell office:value-type="float" office:value="0.760696377" calcext:value-type="float">
            <text:p>0.760696377</text:p>
          </table:table-cell>
          <table:table-cell office:value-type="float" office:value="213.45080562" calcext:value-type="float">
            <text:p>213.45080562</text:p>
          </table:table-cell>
          <table:table-cell office:value-type="float" office:value="151.323562614" calcext:value-type="float">
            <text:p>151.323562614</text:p>
          </table:table-cell>
          <table:table-cell office:value-type="float" office:value="26.463729813" calcext:value-type="float">
            <text:p>26.463729813</text:p>
          </table:table-cell>
          <table:table-cell office:value-type="float" office:value="188.74296567" calcext:value-type="float">
            <text:p>188.74296567</text:p>
          </table:table-cell>
          <table:table-cell office:value-type="float" office:value="216.792068475" calcext:value-type="float">
            <text:p>216.792068475</text:p>
          </table:table-cell>
          <table:table-cell office:value-type="float" office:value="12.266006427" calcext:value-type="float">
            <text:p>12.2660064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AVERAGE([.B261];[.B262];[.B263];[.B264];[.B265];[.B266];[.B267];[.B268];[.B269];[.B270])" office:value-type="float" office:value="5.0475448291" calcext:value-type="float">
            <text:p>5.0475448291</text:p>
          </table:table-cell>
          <table:table-cell table:style-name="ce1" table:formula="of:=AVERAGE([.C261];[.C262];[.C263];[.C264];[.C265];[.C266];[.C267];[.C268];[.C269];[.C270])" office:value-type="float" office:value="7.6977233537" calcext:value-type="float">
            <text:p>7.6977233537</text:p>
          </table:table-cell>
          <table:table-cell table:style-name="ce1" table:formula="of:=AVERAGE([.D261];[.D262];[.D263];[.D264];[.D265];[.D266];[.D267];[.D268];[.D269];[.D270])" office:value-type="float" office:value="6.3631133674" calcext:value-type="float">
            <text:p>6.3631133674</text:p>
          </table:table-cell>
          <table:table-cell table:style-name="ce1" table:formula="of:=AVERAGE([.E261];[.E262];[.E263];[.E264];[.E265];[.E266];[.E267];[.E268];[.E269];[.E270])" office:value-type="float" office:value="28.5174071957" calcext:value-type="float">
            <text:p>28.5174071957</text:p>
          </table:table-cell>
          <table:table-cell table:style-name="ce1" table:formula="of:=AVERAGE([.F261];[.F262];[.F263];[.F264];[.F265];[.F266];[.F267];[.F268];[.F269];[.F270])" office:value-type="float" office:value="18.8153899677" calcext:value-type="float">
            <text:p>18.8153899677</text:p>
          </table:table-cell>
          <table:table-cell table:style-name="ce1" table:formula="of:=AVERAGE([.G261];[.G262];[.G263];[.G264];[.G265];[.G266];[.G267];[.G268];[.G269];[.G270])" office:value-type="float" office:value="29.452055318" calcext:value-type="float">
            <text:p>29.452055318</text:p>
          </table:table-cell>
          <table:table-cell table:style-name="ce1" table:formula="of:=AVERAGE([.H261];[.H262];[.H263];[.H264];[.H265];[.H266];[.H267];[.H268];[.H269];[.H270])" office:value-type="float" office:value="3.302525311" calcext:value-type="float">
            <text:p>3.302525311</text:p>
          </table:table-cell>
          <table:table-cell table:style-name="ce1" table:formula="of:=AVERAGE([.I261];[.I262];[.I263];[.I264];[.I265];[.I266];[.I267];[.I268];[.I269];[.I270])" office:value-type="float" office:value="2.4236648228" calcext:value-type="float">
            <text:p>2.4236648228</text:p>
          </table:table-cell>
          <table:table-cell table:style-name="ce1" table:formula="of:=AVERAGE([.J261];[.J262];[.J263];[.J264];[.J265];[.J266];[.J267];[.J268];[.J269];[.J270])" office:value-type="float" office:value="2.276272546" calcext:value-type="float">
            <text:p>2.276272546</text:p>
          </table:table-cell>
          <table:table-cell table:style-name="ce1" table:formula="of:=AVERAGE([.K261];[.K262];[.K263];[.K264];[.K265];[.K266];[.K267];[.K268];[.K269];[.K270])" office:value-type="float" office:value="151.98300626" calcext:value-type="float">
            <text:p>151.98300626</text:p>
          </table:table-cell>
          <table:table-cell table:style-name="ce1" table:formula="of:=AVERAGE([.L261];[.L262];[.L263];[.L264];[.L265];[.L266];[.L267];[.L268];[.L269];[.L270])" office:value-type="float" office:value="140.6922378145" calcext:value-type="float">
            <text:p>140.6922378145</text:p>
          </table:table-cell>
          <table:table-cell table:style-name="ce1" table:formula="of:=AVERAGE([.M261];[.M262];[.M263];[.M264];[.M265];[.M266];[.M267];[.M268];[.M269];[.M270])" office:value-type="float" office:value="23.9910705245" calcext:value-type="float">
            <text:p>23.9910705245</text:p>
          </table:table-cell>
          <table:table-cell table:style-name="ce1" table:formula="of:=AVERAGE([.N261];[.N262];[.N263];[.N264];[.N265];[.N266];[.N267];[.N268];[.N269];[.N270])" office:value-type="float" office:value="175.5268798572" calcext:value-type="float">
            <text:p>175.5268798572</text:p>
          </table:table-cell>
          <table:table-cell table:style-name="ce1" table:formula="of:=AVERAGE([.O261];[.O262];[.O263];[.O264];[.O265];[.O266];[.O267];[.O268];[.O269];[.O270])" office:value-type="float" office:value="253.8611205699" calcext:value-type="float">
            <text:p>253.8611205699</text:p>
          </table:table-cell>
          <table:table-cell table:style-name="ce1" table:formula="of:=AVERAGE([.P261];[.P262];[.P263];[.P264];[.P265];[.P266];[.P267];[.P268];[.P269];[.P270])" office:value-type="float" office:value="12.8965041708" calcext:value-type="float">
            <text:p>12.8965041708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cache_size = 15</text:p>
          </table:table-cell>
          <table:table-cell office:value-type="string" calcext:value-type="string">
            <text:p>Tree_5</text:p>
          </table:table-cell>
          <table:table-cell office:value-type="string" calcext:value-type="string">
            <text:p>Chain_5</text:p>
          </table:table-cell>
          <table:table-cell office:value-type="string" calcext:value-type="string">
            <text:p>Grid_5</text:p>
          </table:table-cell>
          <table:table-cell office:value-type="string" calcext:value-type="string">
            <text:p>Tree_15</text:p>
          </table:table-cell>
          <table:table-cell office:value-type="string" calcext:value-type="string">
            <text:p>Chain_15</text:p>
          </table:table-cell>
          <table:table-cell office:value-type="string" calcext:value-type="string">
            <text:p>Grid_15</text:p>
          </table:table-cell>
          <table:table-cell office:value-type="string" calcext:value-type="string">
            <text:p>Tree_30</text:p>
          </table:table-cell>
          <table:table-cell office:value-type="string" calcext:value-type="string">
            <text:p>Chain_30</text:p>
          </table:table-cell>
          <table:table-cell office:value-type="string" calcext:value-type="string">
            <text:p>Grid_30</text:p>
          </table:table-cell>
          <table:table-cell office:value-type="string" calcext:value-type="string">
            <text:p>Tree_60</text:p>
          </table:table-cell>
          <table:table-cell office:value-type="string" calcext:value-type="string">
            <text:p>Chain_60</text:p>
          </table:table-cell>
          <table:table-cell office:value-type="string" calcext:value-type="string">
            <text:p>Grid_60</text:p>
          </table:table-cell>
          <table:table-cell office:value-type="string" calcext:value-type="string">
            <text:p>Tree_100</text:p>
          </table:table-cell>
          <table:table-cell office:value-type="string" calcext:value-type="string">
            <text:p>Chain_100</text:p>
          </table:table-cell>
          <table:table-cell office:value-type="string" calcext:value-type="string">
            <text:p>Grid_100</text:p>
          </table:table-cell>
          <table:table-cell office:value-type="string" calcext:value-type="string">
            <text:p>AV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st_iter</text:p>
          </table:table-cell>
          <table:table-cell office:value-type="float" office:value="3.002929659" calcext:value-type="float">
            <text:p>3.002929659</text:p>
          </table:table-cell>
          <table:table-cell office:value-type="float" office:value="8.861144992" calcext:value-type="float">
            <text:p>8.861144992</text:p>
          </table:table-cell>
          <table:table-cell office:value-type="float" office:value="5.904968229" calcext:value-type="float">
            <text:p>5.904968229</text:p>
          </table:table-cell>
          <table:table-cell office:value-type="float" office:value="31.182708705" calcext:value-type="float">
            <text:p>31.182708705</text:p>
          </table:table-cell>
          <table:table-cell office:value-type="float" office:value="14.072219826" calcext:value-type="float">
            <text:p>14.072219826</text:p>
          </table:table-cell>
          <table:table-cell office:value-type="float" office:value="29.397613467" calcext:value-type="float">
            <text:p>29.397613467</text:p>
          </table:table-cell>
          <table:table-cell office:value-type="float" office:value="0.321487408" calcext:value-type="float">
            <text:p>0.321487408</text:p>
          </table:table-cell>
          <table:table-cell office:value-type="float" office:value="5.580963089" calcext:value-type="float">
            <text:p>5.580963089</text:p>
          </table:table-cell>
          <table:table-cell office:value-type="float" office:value="1.862106307" calcext:value-type="float">
            <text:p>1.862106307</text:p>
          </table:table-cell>
          <table:table-cell office:value-type="float" office:value="153.973281805" calcext:value-type="float">
            <text:p>153.973281805</text:p>
          </table:table-cell>
          <table:table-cell office:value-type="float" office:value="146.789443927" calcext:value-type="float">
            <text:p>146.789443927</text:p>
          </table:table-cell>
          <table:table-cell office:value-type="float" office:value="35.050292931" calcext:value-type="float">
            <text:p>35.050292931</text:p>
          </table:table-cell>
          <table:table-cell office:value-type="float" office:value="255.911880431" calcext:value-type="float">
            <text:p>255.911880431</text:p>
          </table:table-cell>
          <table:table-cell office:value-type="float" office:value="274.936431868" calcext:value-type="float">
            <text:p>274.936431868</text:p>
          </table:table-cell>
          <table:table-cell office:value-type="float" office:value="37.04994197" calcext:value-type="float">
            <text:p>37.04994197</text:p>
          </table:table-cell>
          <table:table-cell table:formula="of:=AVERAGE([.B284];[.C284];[.D284];[.E284];[.F284];[.G284];[.H284];[.I284];[.J284];[.K284];[.L284];[.M284];[.N284];[.O284];[.P284])" office:value-type="float" office:value="67.8378908929733" calcext:value-type="float">
            <text:p>67.8378908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nd_iter</text:p>
          </table:table-cell>
          <table:table-cell office:value-type="float" office:value="8.857208224" calcext:value-type="float">
            <text:p>8.857208224</text:p>
          </table:table-cell>
          <table:table-cell office:value-type="float" office:value="8.871780334" calcext:value-type="float">
            <text:p>8.871780334</text:p>
          </table:table-cell>
          <table:table-cell office:value-type="float" office:value="5.888244597" calcext:value-type="float">
            <text:p>5.888244597</text:p>
          </table:table-cell>
          <table:table-cell office:value-type="float" office:value="27.778549153" calcext:value-type="float">
            <text:p>27.778549153</text:p>
          </table:table-cell>
          <table:table-cell office:value-type="float" office:value="21.678146337" calcext:value-type="float">
            <text:p>21.678146337</text:p>
          </table:table-cell>
          <table:table-cell office:value-type="float" office:value="28.799392639" calcext:value-type="float">
            <text:p>28.799392639</text:p>
          </table:table-cell>
          <table:table-cell office:value-type="float" office:value="0.320312482" calcext:value-type="float">
            <text:p>0.320312482</text:p>
          </table:table-cell>
          <table:table-cell office:value-type="float" office:value="3.603118836" calcext:value-type="float">
            <text:p>3.603118836</text:p>
          </table:table-cell>
          <table:table-cell office:value-type="float" office:value="18.641555752" calcext:value-type="float">
            <text:p>18.641555752</text:p>
          </table:table-cell>
          <table:table-cell office:value-type="float" office:value="152.508148134" calcext:value-type="float">
            <text:p>152.508148134</text:p>
          </table:table-cell>
          <table:table-cell office:value-type="float" office:value="137.358505191" calcext:value-type="float">
            <text:p>137.358505191</text:p>
          </table:table-cell>
          <table:table-cell office:value-type="float" office:value="60.485855059" calcext:value-type="float">
            <text:p>60.485855059</text:p>
          </table:table-cell>
          <table:table-cell office:value-type="float" office:value="253.033782938" calcext:value-type="float">
            <text:p>253.033782938</text:p>
          </table:table-cell>
          <table:table-cell office:value-type="float" office:value="260.147048895" calcext:value-type="float">
            <text:p>260.147048895</text:p>
          </table:table-cell>
          <table:table-cell office:value-type="float" office:value="29.947708081" calcext:value-type="float">
            <text:p>29.947708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rd_iter</text:p>
          </table:table-cell>
          <table:table-cell office:value-type="float" office:value="8.858505208" calcext:value-type="float">
            <text:p>8.858505208</text:p>
          </table:table-cell>
          <table:table-cell office:value-type="float" office:value="5.944930975" calcext:value-type="float">
            <text:p>5.944930975</text:p>
          </table:table-cell>
          <table:table-cell office:value-type="float" office:value="5.890960674" calcext:value-type="float">
            <text:p>5.890960674</text:p>
          </table:table-cell>
          <table:table-cell office:value-type="float" office:value="28.835189772" calcext:value-type="float">
            <text:p>28.835189772</text:p>
          </table:table-cell>
          <table:table-cell office:value-type="float" office:value="18.761779739" calcext:value-type="float">
            <text:p>18.761779739</text:p>
          </table:table-cell>
          <table:table-cell office:value-type="float" office:value="23.51612848" calcext:value-type="float">
            <text:p>23.51612848</text:p>
          </table:table-cell>
          <table:table-cell office:value-type="float" office:value="7.089218103" calcext:value-type="float">
            <text:p>7.089218103</text:p>
          </table:table-cell>
          <table:table-cell office:value-type="float" office:value="3.576812717" calcext:value-type="float">
            <text:p>3.576812717</text:p>
          </table:table-cell>
          <table:table-cell office:value-type="float" office:value="1.404144236" calcext:value-type="float">
            <text:p>1.404144236</text:p>
          </table:table-cell>
          <table:table-cell office:value-type="float" office:value="156.366241403" calcext:value-type="float">
            <text:p>156.366241403</text:p>
          </table:table-cell>
          <table:table-cell office:value-type="float" office:value="132.578964188" calcext:value-type="float">
            <text:p>132.578964188</text:p>
          </table:table-cell>
          <table:table-cell office:value-type="float" office:value="40.61245724" calcext:value-type="float">
            <text:p>40.61245724</text:p>
          </table:table-cell>
          <table:table-cell office:value-type="float" office:value="248.543731667" calcext:value-type="float">
            <text:p>248.543731667</text:p>
          </table:table-cell>
          <table:table-cell office:value-type="float" office:value="305.266982973" calcext:value-type="float">
            <text:p>305.266982973</text:p>
          </table:table-cell>
          <table:table-cell office:value-type="float" office:value="40.111022916" calcext:value-type="float">
            <text:p>40.1110229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th_iter</text:p>
          </table:table-cell>
          <table:table-cell office:value-type="float" office:value="5.914230334" calcext:value-type="float">
            <text:p>5.914230334</text:p>
          </table:table-cell>
          <table:table-cell office:value-type="float" office:value="8.869781484" calcext:value-type="float">
            <text:p>8.869781484</text:p>
          </table:table-cell>
          <table:table-cell office:value-type="float" office:value="5.894531221" calcext:value-type="float">
            <text:p>5.894531221</text:p>
          </table:table-cell>
          <table:table-cell office:value-type="float" office:value="28.181137036" calcext:value-type="float">
            <text:p>28.181137036</text:p>
          </table:table-cell>
          <table:table-cell office:value-type="float" office:value="21.697128279" calcext:value-type="float">
            <text:p>21.697128279</text:p>
          </table:table-cell>
          <table:table-cell office:value-type="float" office:value="28.18670649" calcext:value-type="float">
            <text:p>28.18670649</text:p>
          </table:table-cell>
          <table:table-cell office:value-type="float" office:value="1.791992187" calcext:value-type="float">
            <text:p>1.791992187</text:p>
          </table:table-cell>
          <table:table-cell office:value-type="float" office:value="7.319335937" calcext:value-type="float">
            <text:p>7.319335937</text:p>
          </table:table-cell>
          <table:table-cell office:value-type="float" office:value="1.931915258" calcext:value-type="float">
            <text:p>1.931915258</text:p>
          </table:table-cell>
          <table:table-cell office:value-type="float" office:value="141.830245965" calcext:value-type="float">
            <text:p>141.830245965</text:p>
          </table:table-cell>
          <table:table-cell office:value-type="float" office:value="134.491470284" calcext:value-type="float">
            <text:p>134.491470284</text:p>
          </table:table-cell>
          <table:table-cell office:value-type="float" office:value="62.635909987" calcext:value-type="float">
            <text:p>62.635909987</text:p>
          </table:table-cell>
          <table:table-cell office:value-type="float" office:value="259.513671818" calcext:value-type="float">
            <text:p>259.513671818</text:p>
          </table:table-cell>
          <table:table-cell office:value-type="float" office:value="266.099990791" calcext:value-type="float">
            <text:p>266.099990791</text:p>
          </table:table-cell>
          <table:table-cell office:value-type="float" office:value="28.881683299" calcext:value-type="float">
            <text:p>28.8816832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h_iter</text:p>
          </table:table-cell>
          <table:table-cell office:value-type="float" office:value="5.933303772" calcext:value-type="float">
            <text:p>5.933303772</text:p>
          </table:table-cell>
          <table:table-cell office:value-type="float" office:value="8.866302444" calcext:value-type="float">
            <text:p>8.866302444</text:p>
          </table:table-cell>
          <table:table-cell office:value-type="float" office:value="5.88201903" calcext:value-type="float">
            <text:p>5.88201903</text:p>
          </table:table-cell>
          <table:table-cell office:value-type="float" office:value="31.10566709" calcext:value-type="float">
            <text:p>31.10566709</text:p>
          </table:table-cell>
          <table:table-cell office:value-type="float" office:value="21.685760439" calcext:value-type="float">
            <text:p>21.685760439</text:p>
          </table:table-cell>
          <table:table-cell office:value-type="float" office:value="23.482513393" calcext:value-type="float">
            <text:p>23.482513393</text:p>
          </table:table-cell>
          <table:table-cell office:value-type="float" office:value="0.924835159" calcext:value-type="float">
            <text:p>0.924835159</text:p>
          </table:table-cell>
          <table:table-cell office:value-type="float" office:value="1.026367187" calcext:value-type="float">
            <text:p>1.026367187</text:p>
          </table:table-cell>
          <table:table-cell office:value-type="float" office:value="1.439681954" calcext:value-type="float">
            <text:p>1.439681954</text:p>
          </table:table-cell>
          <table:table-cell office:value-type="float" office:value="159.515624948" calcext:value-type="float">
            <text:p>159.515624948</text:p>
          </table:table-cell>
          <table:table-cell office:value-type="float" office:value="147.378936727" calcext:value-type="float">
            <text:p>147.378936727</text:p>
          </table:table-cell>
          <table:table-cell office:value-type="float" office:value="57.059692353" calcext:value-type="float">
            <text:p>57.059692353</text:p>
          </table:table-cell>
          <table:table-cell office:value-type="float" office:value="252.272567714" calcext:value-type="float">
            <text:p>252.272567714</text:p>
          </table:table-cell>
          <table:table-cell office:value-type="float" office:value="283.868225074" calcext:value-type="float">
            <text:p>283.868225074</text:p>
          </table:table-cell>
          <table:table-cell office:value-type="float" office:value="32.786636304" calcext:value-type="float">
            <text:p>32.7866363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th_iter</text:p>
          </table:table-cell>
          <table:table-cell office:value-type="float" office:value="5.930725051" calcext:value-type="float">
            <text:p>5.930725051</text:p>
          </table:table-cell>
          <table:table-cell office:value-type="float" office:value="8.86518857" calcext:value-type="float">
            <text:p>8.86518857</text:p>
          </table:table-cell>
          <table:table-cell office:value-type="float" office:value="5.887893658" calcext:value-type="float">
            <text:p>5.887893658</text:p>
          </table:table-cell>
          <table:table-cell office:value-type="float" office:value="29.428390487" calcext:value-type="float">
            <text:p>29.428390487</text:p>
          </table:table-cell>
          <table:table-cell office:value-type="float" office:value="26.94812006" calcext:value-type="float">
            <text:p>26.94812006</text:p>
          </table:table-cell>
          <table:table-cell office:value-type="float" office:value="31.72689814" calcext:value-type="float">
            <text:p>31.72689814</text:p>
          </table:table-cell>
          <table:table-cell office:value-type="float" office:value="8.892425492" calcext:value-type="float">
            <text:p>8.892425492</text:p>
          </table:table-cell>
          <table:table-cell office:value-type="float" office:value="3.62234494" calcext:value-type="float">
            <text:p>3.62234494</text:p>
          </table:table-cell>
          <table:table-cell office:value-type="float" office:value="0.776443429" calcext:value-type="float">
            <text:p>0.776443429</text:p>
          </table:table-cell>
          <table:table-cell office:value-type="float" office:value="169.803710891" calcext:value-type="float">
            <text:p>169.803710891</text:p>
          </table:table-cell>
          <table:table-cell office:value-type="float" office:value="142.105956982" calcext:value-type="float">
            <text:p>142.105956982</text:p>
          </table:table-cell>
          <table:table-cell office:value-type="float" office:value="81.032546943" calcext:value-type="float">
            <text:p>81.032546943</text:p>
          </table:table-cell>
          <table:table-cell office:value-type="float" office:value="245.717712368" calcext:value-type="float">
            <text:p>245.717712368</text:p>
          </table:table-cell>
          <table:table-cell office:value-type="float" office:value="268.754211412" calcext:value-type="float">
            <text:p>268.754211412</text:p>
          </table:table-cell>
          <table:table-cell office:value-type="float" office:value="28.940978983" calcext:value-type="float">
            <text:p>28.9409789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th_iter</text:p>
          </table:table-cell>
          <table:table-cell office:value-type="float" office:value="2.994842479" calcext:value-type="float">
            <text:p>2.994842479</text:p>
          </table:table-cell>
          <table:table-cell office:value-type="float" office:value="5.932556101" calcext:value-type="float">
            <text:p>5.932556101</text:p>
          </table:table-cell>
          <table:table-cell office:value-type="float" office:value="5.899414022" calcext:value-type="float">
            <text:p>5.899414022</text:p>
          </table:table-cell>
          <table:table-cell office:value-type="float" office:value="22.905563312" calcext:value-type="float">
            <text:p>22.905563312</text:p>
          </table:table-cell>
          <table:table-cell office:value-type="float" office:value="14.065536464" calcext:value-type="float">
            <text:p>14.065536464</text:p>
          </table:table-cell>
          <table:table-cell office:value-type="float" office:value="28.19761654" calcext:value-type="float">
            <text:p>28.19761654</text:p>
          </table:table-cell>
          <table:table-cell office:value-type="float" office:value="7.255859375" calcext:value-type="float">
            <text:p>7.255859375</text:p>
          </table:table-cell>
          <table:table-cell office:value-type="float" office:value="2.542556736" calcext:value-type="float">
            <text:p>2.542556736</text:p>
          </table:table-cell>
          <table:table-cell office:value-type="float" office:value="0.752212517" calcext:value-type="float">
            <text:p>0.752212517</text:p>
          </table:table-cell>
          <table:table-cell office:value-type="float" office:value="152.497619608" calcext:value-type="float">
            <text:p>152.497619608</text:p>
          </table:table-cell>
          <table:table-cell office:value-type="float" office:value="146.790634123" calcext:value-type="float">
            <text:p>146.790634123</text:p>
          </table:table-cell>
          <table:table-cell office:value-type="float" office:value="43.787170364" calcext:value-type="float">
            <text:p>43.787170364</text:p>
          </table:table-cell>
          <table:table-cell office:value-type="float" office:value="253.629577592" calcext:value-type="float">
            <text:p>253.629577592</text:p>
          </table:table-cell>
          <table:table-cell office:value-type="float" office:value="261.210952713" calcext:value-type="float">
            <text:p>261.210952713</text:p>
          </table:table-cell>
          <table:table-cell office:value-type="float" office:value="36.348358127" calcext:value-type="float">
            <text:p>36.348358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th_iter</text:p>
          </table:table-cell>
          <table:table-cell office:value-type="float" office:value="8.850967365" calcext:value-type="float">
            <text:p>8.850967365</text:p>
          </table:table-cell>
          <table:table-cell office:value-type="float" office:value="8.869979807" calcext:value-type="float">
            <text:p>8.869979807</text:p>
          </table:table-cell>
          <table:table-cell office:value-type="float" office:value="5.899124095" calcext:value-type="float">
            <text:p>5.899124095</text:p>
          </table:table-cell>
          <table:table-cell office:value-type="float" office:value="33.532348586" calcext:value-type="float">
            <text:p>33.532348586</text:p>
          </table:table-cell>
          <table:table-cell office:value-type="float" office:value="21.712219179" calcext:value-type="float">
            <text:p>21.712219179</text:p>
          </table:table-cell>
          <table:table-cell office:value-type="float" office:value="28.822921743" calcext:value-type="float">
            <text:p>28.822921743</text:p>
          </table:table-cell>
          <table:table-cell office:value-type="float" office:value="3.250076247" calcext:value-type="float">
            <text:p>3.250076247</text:p>
          </table:table-cell>
          <table:table-cell office:value-type="float" office:value="4.064849799" calcext:value-type="float">
            <text:p>4.064849799</text:p>
          </table:table-cell>
          <table:table-cell office:value-type="float" office:value="2.487716661" calcext:value-type="float">
            <text:p>2.487716661</text:p>
          </table:table-cell>
          <table:table-cell office:value-type="float" office:value="182.319274857" calcext:value-type="float">
            <text:p>182.319274857</text:p>
          </table:table-cell>
          <table:table-cell office:value-type="float" office:value="147.341613759" calcext:value-type="float">
            <text:p>147.341613759</text:p>
          </table:table-cell>
          <table:table-cell office:value-type="float" office:value="58.302490218" calcext:value-type="float">
            <text:p>58.302490218</text:p>
          </table:table-cell>
          <table:table-cell office:value-type="float" office:value="256.736328068" calcext:value-type="float">
            <text:p>256.736328068</text:p>
          </table:table-cell>
          <table:table-cell office:value-type="float" office:value="272.170654286" calcext:value-type="float">
            <text:p>272.170654286</text:p>
          </table:table-cell>
          <table:table-cell office:value-type="float" office:value="28.406539875" calcext:value-type="float">
            <text:p>28.4065398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th_iter</text:p>
          </table:table-cell>
          <table:table-cell office:value-type="float" office:value="5.92527765" calcext:value-type="float">
            <text:p>5.92527765</text:p>
          </table:table-cell>
          <table:table-cell office:value-type="float" office:value="8.868682801" calcext:value-type="float">
            <text:p>8.868682801</text:p>
          </table:table-cell>
          <table:table-cell office:value-type="float" office:value="2.982391346" calcext:value-type="float">
            <text:p>2.982391346</text:p>
          </table:table-cell>
          <table:table-cell office:value-type="float" office:value="28.255584667" calcext:value-type="float">
            <text:p>28.255584667</text:p>
          </table:table-cell>
          <table:table-cell office:value-type="float" office:value="21.67988584" calcext:value-type="float">
            <text:p>21.67988584</text:p>
          </table:table-cell>
          <table:table-cell office:value-type="float" office:value="28.195144597" calcext:value-type="float">
            <text:p>28.195144597</text:p>
          </table:table-cell>
          <table:table-cell office:value-type="float" office:value="1.48272702" calcext:value-type="float">
            <text:p>1.48272702</text:p>
          </table:table-cell>
          <table:table-cell office:value-type="float" office:value="2.262741065" calcext:value-type="float">
            <text:p>2.262741065</text:p>
          </table:table-cell>
          <table:table-cell office:value-type="float" office:value="0.774002014" calcext:value-type="float">
            <text:p>0.774002014</text:p>
          </table:table-cell>
          <table:table-cell office:value-type="float" office:value="154.816970816" calcext:value-type="float">
            <text:p>154.816970816</text:p>
          </table:table-cell>
          <table:table-cell office:value-type="float" office:value="152.643844551" calcext:value-type="float">
            <text:p>152.643844551</text:p>
          </table:table-cell>
          <table:table-cell office:value-type="float" office:value="58.647460937" calcext:value-type="float">
            <text:p>58.647460937</text:p>
          </table:table-cell>
          <table:table-cell office:value-type="float" office:value="240.395660365" calcext:value-type="float">
            <text:p>240.395660365</text:p>
          </table:table-cell>
          <table:table-cell office:value-type="float" office:value="270.184112523" calcext:value-type="float">
            <text:p>270.184112523</text:p>
          </table:table-cell>
          <table:table-cell office:value-type="float" office:value="25.44581602" calcext:value-type="float">
            <text:p>25.445816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th_iter</text:p>
          </table:table-cell>
          <table:table-cell office:value-type="float" office:value="5.935958802" calcext:value-type="float">
            <text:p>5.935958802</text:p>
          </table:table-cell>
          <table:table-cell office:value-type="float" office:value="3.005416838" calcext:value-type="float">
            <text:p>3.005416838</text:p>
          </table:table-cell>
          <table:table-cell office:value-type="float" office:value="5.890212958" calcext:value-type="float">
            <text:p>5.890212958</text:p>
          </table:table-cell>
          <table:table-cell office:value-type="float" office:value="33.534500074" calcext:value-type="float">
            <text:p>33.534500074</text:p>
          </table:table-cell>
          <table:table-cell office:value-type="float" office:value="18.749160748" calcext:value-type="float">
            <text:p>18.749160748</text:p>
          </table:table-cell>
          <table:table-cell office:value-type="float" office:value="28.791931141" calcext:value-type="float">
            <text:p>28.791931141</text:p>
          </table:table-cell>
          <table:table-cell office:value-type="float" office:value="1.519683819" calcext:value-type="float">
            <text:p>1.519683819</text:p>
          </table:table-cell>
          <table:table-cell office:value-type="float" office:value="2.280639606" calcext:value-type="float">
            <text:p>2.280639606</text:p>
          </table:table-cell>
          <table:table-cell office:value-type="float" office:value="0.159011784" calcext:value-type="float">
            <text:p>0.159011784</text:p>
          </table:table-cell>
          <table:table-cell office:value-type="float" office:value="152.791137677" calcext:value-type="float">
            <text:p>152.791137677</text:p>
          </table:table-cell>
          <table:table-cell office:value-type="float" office:value="145.028869585" calcext:value-type="float">
            <text:p>145.028869585</text:p>
          </table:table-cell>
          <table:table-cell office:value-type="float" office:value="48.131423918" calcext:value-type="float">
            <text:p>48.131423918</text:p>
          </table:table-cell>
          <table:table-cell office:value-type="float" office:value="250.411224324" calcext:value-type="float">
            <text:p>250.411224324</text:p>
          </table:table-cell>
          <table:table-cell office:value-type="float" office:value="255.186279264" calcext:value-type="float">
            <text:p>255.186279264</text:p>
          </table:table-cell>
          <table:table-cell office:value-type="float" office:value="30.055053657" calcext:value-type="float">
            <text:p>30.0550536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74];[.B275];[.B276];[.B277];[.B278];[.B279];[.B280];[.B281];[.B282];[.B283])" office:value-type="float" office:value="6.2203948544" calcext:value-type="float">
            <text:p>6.2203948544</text:p>
          </table:table-cell>
          <table:table-cell table:formula="of:=AVERAGE([.C274];[.C275];[.C276];[.C277];[.C278];[.C279];[.C280];[.C281];[.C282];[.C283])" office:value-type="float" office:value="7.6955764346" calcext:value-type="float">
            <text:p>7.6955764346</text:p>
          </table:table-cell>
          <table:table-cell table:formula="of:=AVERAGE([.D274];[.D275];[.D276];[.D277];[.D278];[.D279];[.D280];[.D281];[.D282];[.D283])" office:value-type="float" office:value="5.601975983" calcext:value-type="float">
            <text:p>5.601975983</text:p>
          </table:table-cell>
          <table:table-cell table:formula="of:=AVERAGE([.E274];[.E275];[.E276];[.E277];[.E278];[.E279];[.E280];[.E281];[.E282];[.E283])" office:value-type="float" office:value="29.4739638882" calcext:value-type="float">
            <text:p>29.4739638882</text:p>
          </table:table-cell>
          <table:table-cell table:formula="of:=AVERAGE([.F274];[.F275];[.F276];[.F277];[.F278];[.F279];[.F280];[.F281];[.F282];[.F283])" office:value-type="float" office:value="20.1049956911" calcext:value-type="float">
            <text:p>20.1049956911</text:p>
          </table:table-cell>
          <table:table-cell table:formula="of:=AVERAGE([.G274];[.G275];[.G276];[.G277];[.G278];[.G279];[.G280];[.G281];[.G282];[.G283])" office:value-type="float" office:value="27.911686663" calcext:value-type="float">
            <text:p>27.911686663</text:p>
          </table:table-cell>
          <table:table-cell table:formula="of:=AVERAGE([.H274];[.H275];[.H276];[.H277];[.H278];[.H279];[.H280];[.H281];[.H282];[.H283])" office:value-type="float" office:value="3.2848617292" calcext:value-type="float">
            <text:p>3.2848617292</text:p>
          </table:table-cell>
          <table:table-cell table:formula="of:=AVERAGE([.I274];[.I275];[.I276];[.I277];[.I278];[.I279];[.I280];[.I281];[.I282];[.I283])" office:value-type="float" office:value="3.5879729912" calcext:value-type="float">
            <text:p>3.5879729912</text:p>
          </table:table-cell>
          <table:table-cell table:formula="of:=AVERAGE([.J274];[.J275];[.J276];[.J277];[.J278];[.J279];[.J280];[.J281];[.J282];[.J283])" office:value-type="float" office:value="3.0228789912" calcext:value-type="float">
            <text:p>3.0228789912</text:p>
          </table:table-cell>
          <table:table-cell table:formula="of:=AVERAGE([.K274];[.K275];[.K276];[.K277];[.K278];[.K279];[.K280];[.K281];[.K282];[.K283])" office:value-type="float" office:value="157.6422256104" calcext:value-type="float">
            <text:p>157.6422256104</text:p>
          </table:table-cell>
          <table:table-cell table:formula="of:=AVERAGE([.L274];[.L275];[.L276];[.L277];[.L278];[.L279];[.L280];[.L281];[.L282];[.L283])" office:value-type="float" office:value="143.2508239317" calcext:value-type="float">
            <text:p>143.2508239317</text:p>
          </table:table-cell>
          <table:table-cell table:formula="of:=AVERAGE([.M274];[.M275];[.M276];[.M277];[.M278];[.M279];[.M280];[.M281];[.M282];[.M283])" office:value-type="float" office:value="54.574529995" calcext:value-type="float">
            <text:p>54.574529995</text:p>
          </table:table-cell>
          <table:table-cell table:formula="of:=AVERAGE([.N274];[.N275];[.N276];[.N277];[.N278];[.N279];[.N280];[.N281];[.N282];[.N283])" office:value-type="float" office:value="251.6166137285" calcext:value-type="float">
            <text:p>251.6166137285</text:p>
          </table:table-cell>
          <table:table-cell table:formula="of:=AVERAGE([.O274];[.O275];[.O276];[.O277];[.O278];[.O279];[.O280];[.O281];[.O282];[.O283])" office:value-type="float" office:value="271.7824889799" calcext:value-type="float">
            <text:p>271.7824889799</text:p>
          </table:table-cell>
          <table:table-cell table:formula="of:=AVERAGE([.P274];[.P275];[.P276];[.P277];[.P278];[.P279];[.P280];[.P281];[.P282];[.P283])" office:value-type="float" office:value="31.7973739232" calcext:value-type="float">
            <text:p>31.7973739232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cache_size = 30</text:p>
          </table:table-cell>
          <table:table-cell office:value-type="string" calcext:value-type="string">
            <text:p>Tree_5</text:p>
          </table:table-cell>
          <table:table-cell office:value-type="string" calcext:value-type="string">
            <text:p>Chain_5</text:p>
          </table:table-cell>
          <table:table-cell office:value-type="string" calcext:value-type="string">
            <text:p>Grid_5</text:p>
          </table:table-cell>
          <table:table-cell office:value-type="string" calcext:value-type="string">
            <text:p>Tree_15</text:p>
          </table:table-cell>
          <table:table-cell office:value-type="string" calcext:value-type="string">
            <text:p>Chain_15</text:p>
          </table:table-cell>
          <table:table-cell office:value-type="string" calcext:value-type="string">
            <text:p>Grid_15</text:p>
          </table:table-cell>
          <table:table-cell office:value-type="string" calcext:value-type="string">
            <text:p>Tree_30</text:p>
          </table:table-cell>
          <table:table-cell office:value-type="string" calcext:value-type="string">
            <text:p>Chain_30</text:p>
          </table:table-cell>
          <table:table-cell office:value-type="string" calcext:value-type="string">
            <text:p>Grid_30</text:p>
          </table:table-cell>
          <table:table-cell office:value-type="string" calcext:value-type="string">
            <text:p>Tree_60</text:p>
          </table:table-cell>
          <table:table-cell office:value-type="string" calcext:value-type="string">
            <text:p>Chain_60</text:p>
          </table:table-cell>
          <table:table-cell office:value-type="string" calcext:value-type="string">
            <text:p>Grid_60</text:p>
          </table:table-cell>
          <table:table-cell office:value-type="string" calcext:value-type="string">
            <text:p>Tree_100</text:p>
          </table:table-cell>
          <table:table-cell office:value-type="string" calcext:value-type="string">
            <text:p>Chain_100</text:p>
          </table:table-cell>
          <table:table-cell office:value-type="string" calcext:value-type="string">
            <text:p>Grid_100</text:p>
          </table:table-cell>
          <table:table-cell office:value-type="string" calcext:value-type="string">
            <text:p>AV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st_iter</text:p>
          </table:table-cell>
          <table:table-cell office:value-type="float" office:value="8.842681873" calcext:value-type="float">
            <text:p>8.842681873</text:p>
          </table:table-cell>
          <table:table-cell office:value-type="float" office:value="8.866394019" calcext:value-type="float">
            <text:p>8.866394019</text:p>
          </table:table-cell>
          <table:table-cell office:value-type="float" office:value="5.891540482" calcext:value-type="float">
            <text:p>5.891540482</text:p>
          </table:table-cell>
          <table:table-cell office:value-type="float" office:value="28.256378136" calcext:value-type="float">
            <text:p>28.256378136</text:p>
          </table:table-cell>
          <table:table-cell office:value-type="float" office:value="18.17546076" calcext:value-type="float">
            <text:p>18.17546076</text:p>
          </table:table-cell>
          <table:table-cell office:value-type="float" office:value="28.207412654" calcext:value-type="float">
            <text:p>28.207412654</text:p>
          </table:table-cell>
          <table:table-cell office:value-type="float" office:value="0.889984089" calcext:value-type="float">
            <text:p>0.889984089</text:p>
          </table:table-cell>
          <table:table-cell office:value-type="float" office:value="2.121002157" calcext:value-type="float">
            <text:p>2.121002157</text:p>
          </table:table-cell>
          <table:table-cell office:value-type="float" office:value="3.121017422" calcext:value-type="float">
            <text:p>3.121017422</text:p>
          </table:table-cell>
          <table:table-cell office:value-type="float" office:value="155.144180242" calcext:value-type="float">
            <text:p>155.144180242</text:p>
          </table:table-cell>
          <table:table-cell office:value-type="float" office:value="141.507217376" calcext:value-type="float">
            <text:p>141.507217376</text:p>
          </table:table-cell>
          <table:table-cell office:value-type="float" office:value="159.056854229" calcext:value-type="float">
            <text:p>159.056854229</text:p>
          </table:table-cell>
          <table:table-cell office:value-type="float" office:value="272.581115676" calcext:value-type="float">
            <text:p>272.581115676</text:p>
          </table:table-cell>
          <table:table-cell office:value-type="float" office:value="257.529907166" calcext:value-type="float">
            <text:p>257.529907166</text:p>
          </table:table-cell>
          <table:table-cell office:value-type="float" office:value="49.403259226" calcext:value-type="float">
            <text:p>49.403259226</text:p>
          </table:table-cell>
          <table:table-cell table:formula="of:=AVERAGE([.B297];[.C297];[.D297];[.E297];[.F297];[.G297];[.H297];[.I297];[.J297];[.K297];[.L297];[.M297];[.N297];[.O297];[.P297])" office:value-type="float" office:value="75.49014583946" calcext:value-type="float">
            <text:p>75.49014583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nd_iter</text:p>
          </table:table-cell>
          <table:table-cell office:value-type="float" office:value="5.927642765" calcext:value-type="float">
            <text:p>5.927642765</text:p>
          </table:table-cell>
          <table:table-cell office:value-type="float" office:value="8.859848014" calcext:value-type="float">
            <text:p>8.859848014</text:p>
          </table:table-cell>
          <table:table-cell office:value-type="float" office:value="5.903045598" calcext:value-type="float">
            <text:p>5.903045598</text:p>
          </table:table-cell>
          <table:table-cell office:value-type="float" office:value="25.308746331" calcext:value-type="float">
            <text:p>25.308746331</text:p>
          </table:table-cell>
          <table:table-cell office:value-type="float" office:value="21.666900618" calcext:value-type="float">
            <text:p>21.666900618</text:p>
          </table:table-cell>
          <table:table-cell office:value-type="float" office:value="35.234664909" calcext:value-type="float">
            <text:p>35.234664909</text:p>
          </table:table-cell>
          <table:table-cell office:value-type="float" office:value="3.806442216" calcext:value-type="float">
            <text:p>3.806442216</text:p>
          </table:table-cell>
          <table:table-cell office:value-type="float" office:value="6.508789062" calcext:value-type="float">
            <text:p>6.508789062</text:p>
          </table:table-cell>
          <table:table-cell office:value-type="float" office:value="2.980285622" calcext:value-type="float">
            <text:p>2.980285622</text:p>
          </table:table-cell>
          <table:table-cell office:value-type="float" office:value="159.831008854" calcext:value-type="float">
            <text:p>159.831008854</text:p>
          </table:table-cell>
          <table:table-cell office:value-type="float" office:value="148.225723208" calcext:value-type="float">
            <text:p>148.225723208</text:p>
          </table:table-cell>
          <table:table-cell office:value-type="float" office:value="153.792022693" calcext:value-type="float">
            <text:p>153.792022693</text:p>
          </table:table-cell>
          <table:table-cell office:value-type="float" office:value="269.684890728" calcext:value-type="float">
            <text:p>269.684890728</text:p>
          </table:table-cell>
          <table:table-cell office:value-type="float" office:value="266.315978983" calcext:value-type="float">
            <text:p>266.315978983</text:p>
          </table:table-cell>
          <table:table-cell office:value-type="float" office:value="47.595703096" calcext:value-type="float">
            <text:p>47.595703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rd_iter</text:p>
          </table:table-cell>
          <table:table-cell office:value-type="float" office:value="5.939239451" calcext:value-type="float">
            <text:p>5.939239451</text:p>
          </table:table-cell>
          <table:table-cell office:value-type="float" office:value="5.929504361" calcext:value-type="float">
            <text:p>5.929504361</text:p>
          </table:table-cell>
          <table:table-cell office:value-type="float" office:value="5.891601516" calcext:value-type="float">
            <text:p>5.891601516</text:p>
          </table:table-cell>
          <table:table-cell office:value-type="float" office:value="27.886367771" calcext:value-type="float">
            <text:p>27.886367771</text:p>
          </table:table-cell>
          <table:table-cell office:value-type="float" office:value="21.689605672" calcext:value-type="float">
            <text:p>21.689605672</text:p>
          </table:table-cell>
          <table:table-cell office:value-type="float" office:value="31.718246417" calcext:value-type="float">
            <text:p>31.718246417</text:p>
          </table:table-cell>
          <table:table-cell office:value-type="float" office:value="0.331298781" calcext:value-type="float">
            <text:p>0.331298781</text:p>
          </table:table-cell>
          <table:table-cell office:value-type="float" office:value="3.536804178" calcext:value-type="float">
            <text:p>3.536804178</text:p>
          </table:table-cell>
          <table:table-cell office:value-type="float" office:value="0.19354245" calcext:value-type="float">
            <text:p>0.19354245</text:p>
          </table:table-cell>
          <table:table-cell office:value-type="float" office:value="155.140243509" calcext:value-type="float">
            <text:p>155.140243509</text:p>
          </table:table-cell>
          <table:table-cell office:value-type="float" office:value="147.364959707" calcext:value-type="float">
            <text:p>147.364959707</text:p>
          </table:table-cell>
          <table:table-cell office:value-type="float" office:value="153.50892635" calcext:value-type="float">
            <text:p>153.50892635</text:p>
          </table:table-cell>
          <table:table-cell office:value-type="float" office:value="277.308273294" calcext:value-type="float">
            <text:p>277.308273294</text:p>
          </table:table-cell>
          <table:table-cell office:value-type="float" office:value="271.010330157" calcext:value-type="float">
            <text:p>271.010330157</text:p>
          </table:table-cell>
          <table:table-cell office:value-type="float" office:value="46.614517153" calcext:value-type="float">
            <text:p>46.6145171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th_iter</text:p>
          </table:table-cell>
          <table:table-cell office:value-type="float" office:value="8.850067118" calcext:value-type="float">
            <text:p>8.850067118</text:p>
          </table:table-cell>
          <table:table-cell office:value-type="float" office:value="8.871414125" calcext:value-type="float">
            <text:p>8.871414125</text:p>
          </table:table-cell>
          <table:table-cell office:value-type="float" office:value="5.886306736" calcext:value-type="float">
            <text:p>5.886306736</text:p>
          </table:table-cell>
          <table:table-cell office:value-type="float" office:value="23.180114692" calcext:value-type="float">
            <text:p>23.180114692</text:p>
          </table:table-cell>
          <table:table-cell office:value-type="float" office:value="15.665069557" calcext:value-type="float">
            <text:p>15.665069557</text:p>
          </table:table-cell>
          <table:table-cell office:value-type="float" office:value="23.520690871" calcext:value-type="float">
            <text:p>23.520690871</text:p>
          </table:table-cell>
          <table:table-cell office:value-type="float" office:value="0.907836887" calcext:value-type="float">
            <text:p>0.907836887</text:p>
          </table:table-cell>
          <table:table-cell office:value-type="float" office:value="3.512008636" calcext:value-type="float">
            <text:p>3.512008636</text:p>
          </table:table-cell>
          <table:table-cell office:value-type="float" office:value="4.825836138" calcext:value-type="float">
            <text:p>4.825836138</text:p>
          </table:table-cell>
          <table:table-cell office:value-type="float" office:value="151.604919425" calcext:value-type="float">
            <text:p>151.604919425</text:p>
          </table:table-cell>
          <table:table-cell office:value-type="float" office:value="148.175964343" calcext:value-type="float">
            <text:p>148.175964343</text:p>
          </table:table-cell>
          <table:table-cell office:value-type="float" office:value="161.208160371" calcext:value-type="float">
            <text:p>161.208160371</text:p>
          </table:table-cell>
          <table:table-cell office:value-type="float" office:value="271.45487971" calcext:value-type="float">
            <text:p>271.45487971</text:p>
          </table:table-cell>
          <table:table-cell office:value-type="float" office:value="272.966033894" calcext:value-type="float">
            <text:p>272.966033894</text:p>
          </table:table-cell>
          <table:table-cell office:value-type="float" office:value="55.792465173" calcext:value-type="float">
            <text:p>55.7924651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h_iter</text:p>
          </table:table-cell>
          <table:table-cell office:value-type="float" office:value="5.93226618" calcext:value-type="float">
            <text:p>5.93226618</text:p>
          </table:table-cell>
          <table:table-cell office:value-type="float" office:value="8.86775202" calcext:value-type="float">
            <text:p>8.86775202</text:p>
          </table:table-cell>
          <table:table-cell office:value-type="float" office:value="5.885742187" calcext:value-type="float">
            <text:p>5.885742187</text:p>
          </table:table-cell>
          <table:table-cell office:value-type="float" office:value="28.010528508" calcext:value-type="float">
            <text:p>28.010528508</text:p>
          </table:table-cell>
          <table:table-cell office:value-type="float" office:value="14.082000698" calcext:value-type="float">
            <text:p>14.082000698</text:p>
          </table:table-cell>
          <table:table-cell office:value-type="float" office:value="27.605712832" calcext:value-type="float">
            <text:p>27.605712832</text:p>
          </table:table-cell>
          <table:table-cell office:value-type="float" office:value="0.904983465" calcext:value-type="float">
            <text:p>0.904983465</text:p>
          </table:table-cell>
          <table:table-cell office:value-type="float" office:value="2.39137267" calcext:value-type="float">
            <text:p>2.39137267</text:p>
          </table:table-cell>
          <table:table-cell office:value-type="float" office:value="0.787048288" calcext:value-type="float">
            <text:p>0.787048288</text:p>
          </table:table-cell>
          <table:table-cell office:value-type="float" office:value="157.473281845" calcext:value-type="float">
            <text:p>157.473281845</text:p>
          </table:table-cell>
          <table:table-cell office:value-type="float" office:value="142.647720318" calcext:value-type="float">
            <text:p>142.647720318</text:p>
          </table:table-cell>
          <table:table-cell office:value-type="float" office:value="153.390777547" calcext:value-type="float">
            <text:p>153.390777547</text:p>
          </table:table-cell>
          <table:table-cell office:value-type="float" office:value="272.125991798" calcext:value-type="float">
            <text:p>272.125991798</text:p>
          </table:table-cell>
          <table:table-cell office:value-type="float" office:value="267.080276448" calcext:value-type="float">
            <text:p>267.080276448</text:p>
          </table:table-cell>
          <table:table-cell office:value-type="float" office:value="51.613235456" calcext:value-type="float">
            <text:p>51.613235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th_iter</text:p>
          </table:table-cell>
          <table:table-cell office:value-type="float" office:value="5.924621531" calcext:value-type="float">
            <text:p>5.924621531</text:p>
          </table:table-cell>
          <table:table-cell office:value-type="float" office:value="8.862731879" calcext:value-type="float">
            <text:p>8.862731879</text:p>
          </table:table-cell>
          <table:table-cell office:value-type="float" office:value="5.888977003" calcext:value-type="float">
            <text:p>5.888977003</text:p>
          </table:table-cell>
          <table:table-cell office:value-type="float" office:value="23.688705425" calcext:value-type="float">
            <text:p>23.688705425</text:p>
          </table:table-cell>
          <table:table-cell office:value-type="float" office:value="14.035934438" calcext:value-type="float">
            <text:p>14.035934438</text:p>
          </table:table-cell>
          <table:table-cell office:value-type="float" office:value="28.795516918" calcext:value-type="float">
            <text:p>28.795516918</text:p>
          </table:table-cell>
          <table:table-cell office:value-type="float" office:value="0.321685731" calcext:value-type="float">
            <text:p>0.321685731</text:p>
          </table:table-cell>
          <table:table-cell office:value-type="float" office:value="3.70161432" calcext:value-type="float">
            <text:p>3.70161432</text:p>
          </table:table-cell>
          <table:table-cell office:value-type="float" office:value="1.342269889" calcext:value-type="float">
            <text:p>1.342269889</text:p>
          </table:table-cell>
          <table:table-cell office:value-type="float" office:value="148.080306999" calcext:value-type="float">
            <text:p>148.080306999</text:p>
          </table:table-cell>
          <table:table-cell office:value-type="float" office:value="137.416366523" calcext:value-type="float">
            <text:p>137.416366523</text:p>
          </table:table-cell>
          <table:table-cell office:value-type="float" office:value="154.660247756" calcext:value-type="float">
            <text:p>154.660247756</text:p>
          </table:table-cell>
          <table:table-cell office:value-type="float" office:value="254.540313707" calcext:value-type="float">
            <text:p>254.540313707</text:p>
          </table:table-cell>
          <table:table-cell office:value-type="float" office:value="252.624175996" calcext:value-type="float">
            <text:p>252.624175996</text:p>
          </table:table-cell>
          <table:table-cell office:value-type="float" office:value="51.929305998" calcext:value-type="float">
            <text:p>51.9293059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th_iter</text:p>
          </table:table-cell>
          <table:table-cell office:value-type="float" office:value="2.9964752" calcext:value-type="float">
            <text:p>2.9964752</text:p>
          </table:table-cell>
          <table:table-cell office:value-type="float" office:value="5.941589331" calcext:value-type="float">
            <text:p>5.941589331</text:p>
          </table:table-cell>
          <table:table-cell office:value-type="float" office:value="5.90066527" calcext:value-type="float">
            <text:p>5.90066527</text:p>
          </table:table-cell>
          <table:table-cell office:value-type="float" office:value="28.845321606" calcext:value-type="float">
            <text:p>28.845321606</text:p>
          </table:table-cell>
          <table:table-cell office:value-type="float" office:value="14.984664858" calcext:value-type="float">
            <text:p>14.984664858</text:p>
          </table:table-cell>
          <table:table-cell office:value-type="float" office:value="24.690734827" calcext:value-type="float">
            <text:p>24.690734827</text:p>
          </table:table-cell>
          <table:table-cell office:value-type="float" office:value="1.519668555" calcext:value-type="float">
            <text:p>1.519668555</text:p>
          </table:table-cell>
          <table:table-cell office:value-type="float" office:value="19.206832847" calcext:value-type="float">
            <text:p>19.206832847</text:p>
          </table:table-cell>
          <table:table-cell office:value-type="float" office:value="4.755462586" calcext:value-type="float">
            <text:p>4.755462586</text:p>
          </table:table-cell>
          <table:table-cell office:value-type="float" office:value="152.872604332" calcext:value-type="float">
            <text:p>152.872604332</text:p>
          </table:table-cell>
          <table:table-cell office:value-type="float" office:value="144.983749359" calcext:value-type="float">
            <text:p>144.983749359</text:p>
          </table:table-cell>
          <table:table-cell office:value-type="float" office:value="154.329421978" calcext:value-type="float">
            <text:p>154.329421978</text:p>
          </table:table-cell>
          <table:table-cell office:value-type="float" office:value="273.201690653" calcext:value-type="float">
            <text:p>273.201690653</text:p>
          </table:table-cell>
          <table:table-cell office:value-type="float" office:value="262.216949416" calcext:value-type="float">
            <text:p>262.216949416</text:p>
          </table:table-cell>
          <table:table-cell office:value-type="float" office:value="47.784057578" calcext:value-type="float">
            <text:p>47.784057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th_iter</text:p>
          </table:table-cell>
          <table:table-cell office:value-type="float" office:value="2.991821251" calcext:value-type="float">
            <text:p>2.991821251</text:p>
          </table:table-cell>
          <table:table-cell office:value-type="float" office:value="5.931793183" calcext:value-type="float">
            <text:p>5.931793183</text:p>
          </table:table-cell>
          <table:table-cell office:value-type="float" office:value="5.894439652" calcext:value-type="float">
            <text:p>5.894439652</text:p>
          </table:table-cell>
          <table:table-cell office:value-type="float" office:value="26.019927953" calcext:value-type="float">
            <text:p>26.019927953</text:p>
          </table:table-cell>
          <table:table-cell office:value-type="float" office:value="14.981552112" calcext:value-type="float">
            <text:p>14.981552112</text:p>
          </table:table-cell>
          <table:table-cell office:value-type="float" office:value="31.097381559" calcext:value-type="float">
            <text:p>31.097381559</text:p>
          </table:table-cell>
          <table:table-cell office:value-type="float" office:value="0.321853628" calcext:value-type="float">
            <text:p>0.321853628</text:p>
          </table:table-cell>
          <table:table-cell office:value-type="float" office:value="2.273849427" calcext:value-type="float">
            <text:p>2.273849427</text:p>
          </table:table-cell>
          <table:table-cell office:value-type="float" office:value="3.681381175" calcext:value-type="float">
            <text:p>3.681381175</text:p>
          </table:table-cell>
          <table:table-cell office:value-type="float" office:value="149.271972636" calcext:value-type="float">
            <text:p>149.271972636</text:p>
          </table:table-cell>
          <table:table-cell office:value-type="float" office:value="130.96826167" calcext:value-type="float">
            <text:p>130.96826167</text:p>
          </table:table-cell>
          <table:table-cell office:value-type="float" office:value="154.165954561" calcext:value-type="float">
            <text:p>154.165954561</text:p>
          </table:table-cell>
          <table:table-cell office:value-type="float" office:value="232.747772195" calcext:value-type="float">
            <text:p>232.747772195</text:p>
          </table:table-cell>
          <table:table-cell office:value-type="float" office:value="253.781906118" calcext:value-type="float">
            <text:p>253.781906118</text:p>
          </table:table-cell>
          <table:table-cell office:value-type="float" office:value="47.514617874" calcext:value-type="float">
            <text:p>47.5146178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th_iter</text:p>
          </table:table-cell>
          <table:table-cell office:value-type="float" office:value="5.929656959" calcext:value-type="float">
            <text:p>5.929656959</text:p>
          </table:table-cell>
          <table:table-cell office:value-type="float" office:value="8.867370598" calcext:value-type="float">
            <text:p>8.867370598</text:p>
          </table:table-cell>
          <table:table-cell office:value-type="float" office:value="5.896362259" calcext:value-type="float">
            <text:p>5.896362259</text:p>
          </table:table-cell>
          <table:table-cell office:value-type="float" office:value="33.5170288" calcext:value-type="float">
            <text:p>33.5170288</text:p>
          </table:table-cell>
          <table:table-cell office:value-type="float" office:value="21.632812482" calcext:value-type="float">
            <text:p>21.632812482</text:p>
          </table:table-cell>
          <table:table-cell office:value-type="float" office:value="28.77569577" calcext:value-type="float">
            <text:p>28.77569577</text:p>
          </table:table-cell>
          <table:table-cell office:value-type="float" office:value="1.507537832" calcext:value-type="float">
            <text:p>1.507537832</text:p>
          </table:table-cell>
          <table:table-cell office:value-type="float" office:value="2.415679916" calcext:value-type="float">
            <text:p>2.415679916</text:p>
          </table:table-cell>
          <table:table-cell office:value-type="float" office:value="0.164611756" calcext:value-type="float">
            <text:p>0.164611756</text:p>
          </table:table-cell>
          <table:table-cell office:value-type="float" office:value="155.11804197" calcext:value-type="float">
            <text:p>155.11804197</text:p>
          </table:table-cell>
          <table:table-cell office:value-type="float" office:value="130.2777557" calcext:value-type="float">
            <text:p>130.2777557</text:p>
          </table:table-cell>
          <table:table-cell office:value-type="float" office:value="152.978210405" calcext:value-type="float">
            <text:p>152.978210405</text:p>
          </table:table-cell>
          <table:table-cell office:value-type="float" office:value="270.954376184" calcext:value-type="float">
            <text:p>270.954376184</text:p>
          </table:table-cell>
          <table:table-cell office:value-type="float" office:value="271.584426854" calcext:value-type="float">
            <text:p>271.584426854</text:p>
          </table:table-cell>
          <table:table-cell office:value-type="float" office:value="52.534225429" calcext:value-type="float">
            <text:p>52.5342254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th_iter</text:p>
          </table:table-cell>
          <table:table-cell office:value-type="float" office:value="8.856933533" calcext:value-type="float">
            <text:p>8.856933533</text:p>
          </table:table-cell>
          <table:table-cell office:value-type="float" office:value="8.8557434" calcext:value-type="float">
            <text:p>8.8557434</text:p>
          </table:table-cell>
          <table:table-cell office:value-type="float" office:value="5.894775355" calcext:value-type="float">
            <text:p>5.894775355</text:p>
          </table:table-cell>
          <table:table-cell office:value-type="float" office:value="27.836395215" calcext:value-type="float">
            <text:p>27.836395215</text:p>
          </table:table-cell>
          <table:table-cell office:value-type="float" office:value="18.148239119" calcext:value-type="float">
            <text:p>18.148239119</text:p>
          </table:table-cell>
          <table:table-cell office:value-type="float" office:value="24.677215567" calcext:value-type="float">
            <text:p>24.677215567</text:p>
          </table:table-cell>
          <table:table-cell office:value-type="float" office:value="1.488571119" calcext:value-type="float">
            <text:p>1.488571119</text:p>
          </table:table-cell>
          <table:table-cell office:value-type="float" office:value="0.841125429" calcext:value-type="float">
            <text:p>0.841125429</text:p>
          </table:table-cell>
          <table:table-cell office:value-type="float" office:value="0.165756153" calcext:value-type="float">
            <text:p>0.165756153</text:p>
          </table:table-cell>
          <table:table-cell office:value-type="float" office:value="155.136978113" calcext:value-type="float">
            <text:p>155.136978113</text:p>
          </table:table-cell>
          <table:table-cell office:value-type="float" office:value="150.563888541" calcext:value-type="float">
            <text:p>150.563888541</text:p>
          </table:table-cell>
          <table:table-cell office:value-type="float" office:value="158.947326614" calcext:value-type="float">
            <text:p>158.947326614</text:p>
          </table:table-cell>
          <table:table-cell office:value-type="float" office:value="264.515426579" calcext:value-type="float">
            <text:p>264.515426579</text:p>
          </table:table-cell>
          <table:table-cell office:value-type="float" office:value="257.314407297" calcext:value-type="float">
            <text:p>257.314407297</text:p>
          </table:table-cell>
          <table:table-cell office:value-type="float" office:value="49.918136561" calcext:value-type="float">
            <text:p>49.9181365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87];[.B288];[.B289];[.B290];[.B291];[.B292];[.B293];[.B294];[.B295];[.B296])" office:value-type="float" office:value="6.2191405861" calcext:value-type="float">
            <text:p>6.2191405861</text:p>
          </table:table-cell>
          <table:table-cell table:formula="of:=AVERAGE([.C287];[.C288];[.C289];[.C290];[.C291];[.C292];[.C293];[.C294];[.C295];[.C296])" office:value-type="float" office:value="7.985414093" calcext:value-type="float">
            <text:p>7.985414093</text:p>
          </table:table-cell>
          <table:table-cell table:formula="of:=AVERAGE([.D287];[.D288];[.D289];[.D290];[.D291];[.D292];[.D293];[.D294];[.D295];[.D296])" office:value-type="float" office:value="5.8933456058" calcext:value-type="float">
            <text:p>5.8933456058</text:p>
          </table:table-cell>
          <table:table-cell table:formula="of:=AVERAGE([.E287];[.E288];[.E289];[.E290];[.E291];[.E292];[.E293];[.E294];[.E295];[.E296])" office:value-type="float" office:value="27.2549514437" calcext:value-type="float">
            <text:p>27.2549514437</text:p>
          </table:table-cell>
          <table:table-cell table:formula="of:=AVERAGE([.F287];[.F288];[.F289];[.F290];[.F291];[.F292];[.F293];[.F294];[.F295];[.F296])" office:value-type="float" office:value="17.5062240314" calcext:value-type="float">
            <text:p>17.5062240314</text:p>
          </table:table-cell>
          <table:table-cell table:formula="of:=AVERAGE([.G287];[.G288];[.G289];[.G290];[.G291];[.G292];[.G293];[.G294];[.G295];[.G296])" office:value-type="float" office:value="28.4323272324" calcext:value-type="float">
            <text:p>28.4323272324</text:p>
          </table:table-cell>
          <table:table-cell table:formula="of:=AVERAGE([.H287];[.H288];[.H289];[.H290];[.H291];[.H292];[.H293];[.H294];[.H295];[.H296])" office:value-type="float" office:value="1.1999862303" calcext:value-type="float">
            <text:p>1.1999862303</text:p>
          </table:table-cell>
          <table:table-cell table:formula="of:=AVERAGE([.I287];[.I288];[.I289];[.I290];[.I291];[.I292];[.I293];[.I294];[.I295];[.I296])" office:value-type="float" office:value="4.6509078642" calcext:value-type="float">
            <text:p>4.6509078642</text:p>
          </table:table-cell>
          <table:table-cell table:formula="of:=AVERAGE([.J287];[.J288];[.J289];[.J290];[.J291];[.J292];[.J293];[.J294];[.J295];[.J296])" office:value-type="float" office:value="2.2017211479" calcext:value-type="float">
            <text:p>2.2017211479</text:p>
          </table:table-cell>
          <table:table-cell table:formula="of:=AVERAGE([.K287];[.K288];[.K289];[.K290];[.K291];[.K292];[.K293];[.K294];[.K295];[.K296])" office:value-type="float" office:value="153.9673537925" calcext:value-type="float">
            <text:p>153.9673537925</text:p>
          </table:table-cell>
          <table:table-cell table:formula="of:=AVERAGE([.L287];[.L288];[.L289];[.L290];[.L291];[.L292];[.L293];[.L294];[.L295];[.L296])" office:value-type="float" office:value="142.2131606745" calcext:value-type="float">
            <text:p>142.2131606745</text:p>
          </table:table-cell>
          <table:table-cell table:formula="of:=AVERAGE([.M287];[.M288];[.M289];[.M290];[.M291];[.M292];[.M293];[.M294];[.M295];[.M296])" office:value-type="float" office:value="155.6037902504" calcext:value-type="float">
            <text:p>155.6037902504</text:p>
          </table:table-cell>
          <table:table-cell table:formula="of:=AVERAGE([.N287];[.N288];[.N289];[.N290];[.N291];[.N292];[.N293];[.N294];[.N295];[.N296])" office:value-type="float" office:value="265.9114730524" calcext:value-type="float">
            <text:p>265.9114730524</text:p>
          </table:table-cell>
          <table:table-cell table:formula="of:=AVERAGE([.O287];[.O288];[.O289];[.O290];[.O291];[.O292];[.O293];[.O294];[.O295];[.O296])" office:value-type="float" office:value="263.2424392329" calcext:value-type="float">
            <text:p>263.2424392329</text:p>
          </table:table-cell>
          <table:table-cell table:formula="of:=AVERAGE([.P287];[.P288];[.P289];[.P290];[.P291];[.P292];[.P293];[.P294];[.P295];[.P296])" office:value-type="float" office:value="50.0699523544" calcext:value-type="float">
            <text:p>50.0699523544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cache_size = 50</text:p>
          </table:table-cell>
          <table:table-cell office:value-type="string" calcext:value-type="string">
            <text:p>Tree_5</text:p>
          </table:table-cell>
          <table:table-cell office:value-type="string" calcext:value-type="string">
            <text:p>Chain_5</text:p>
          </table:table-cell>
          <table:table-cell office:value-type="string" calcext:value-type="string">
            <text:p>Grid_5</text:p>
          </table:table-cell>
          <table:table-cell office:value-type="string" calcext:value-type="string">
            <text:p>Tree_15</text:p>
          </table:table-cell>
          <table:table-cell office:value-type="string" calcext:value-type="string">
            <text:p>Chain_15</text:p>
          </table:table-cell>
          <table:table-cell office:value-type="string" calcext:value-type="string">
            <text:p>Grid_15</text:p>
          </table:table-cell>
          <table:table-cell office:value-type="string" calcext:value-type="string">
            <text:p>Tree_30</text:p>
          </table:table-cell>
          <table:table-cell office:value-type="string" calcext:value-type="string">
            <text:p>Chain_30</text:p>
          </table:table-cell>
          <table:table-cell office:value-type="string" calcext:value-type="string">
            <text:p>Grid_30</text:p>
          </table:table-cell>
          <table:table-cell office:value-type="string" calcext:value-type="string">
            <text:p>AV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st_iter</text:p>
          </table:table-cell>
          <table:table-cell office:value-type="float" office:value="5.93331903" calcext:value-type="float">
            <text:p>5.93331903</text:p>
          </table:table-cell>
          <table:table-cell office:value-type="float" office:value="8.873977621" calcext:value-type="float">
            <text:p>8.873977621</text:p>
          </table:table-cell>
          <table:table-cell office:value-type="float" office:value="7.650772046" calcext:value-type="float">
            <text:p>7.650772046</text:p>
          </table:table-cell>
          <table:table-cell office:value-type="float" office:value="28.251876803" calcext:value-type="float">
            <text:p>28.251876803</text:p>
          </table:table-cell>
          <table:table-cell office:value-type="float" office:value="18.756134003" calcext:value-type="float">
            <text:p>18.756134003</text:p>
          </table:table-cell>
          <table:table-cell office:value-type="float" office:value="25.281021079" calcext:value-type="float">
            <text:p>25.281021079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3.00808715" calcext:value-type="float">
            <text:p>3.00808715</text:p>
          </table:table-cell>
          <table:table-cell office:value-type="float" office:value="6.597732509" calcext:value-type="float">
            <text:p>6.597732509</text:p>
          </table:table-cell>
          <table:table-cell table:formula="of:=AVERAGE([.B310];[.C310];[.D310];[.E310];[.F310];[.G310];[.H310];[.I310];[.J310])" office:value-type="float" office:value="11.2012018490889" calcext:value-type="float">
            <text:p>11.20120184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nd_iter</text:p>
          </table:table-cell>
          <table:table-cell office:value-type="float" office:value="2.990814171" calcext:value-type="float">
            <text:p>2.990814171</text:p>
          </table:table-cell>
          <table:table-cell office:value-type="float" office:value="8.863052312" calcext:value-type="float">
            <text:p>8.863052312</text:p>
          </table:table-cell>
          <table:table-cell office:value-type="float" office:value="5.885604842" calcext:value-type="float">
            <text:p>5.885604842</text:p>
          </table:table-cell>
          <table:table-cell office:value-type="float" office:value="28.351806627" calcext:value-type="float">
            <text:p>28.351806627</text:p>
          </table:table-cell>
          <table:table-cell office:value-type="float" office:value="21.689331009" calcext:value-type="float">
            <text:p>21.689331009</text:p>
          </table:table-cell>
          <table:table-cell office:value-type="float" office:value="27.619369471" calcext:value-type="float">
            <text:p>27.619369471</text:p>
          </table:table-cell>
          <table:table-cell office:value-type="float" office:value="0.338363616" calcext:value-type="float">
            <text:p>0.338363616</text:p>
          </table:table-cell>
          <table:table-cell office:value-type="float" office:value="2.436477627" calcext:value-type="float">
            <text:p>2.436477627</text:p>
          </table:table-cell>
          <table:table-cell office:value-type="float" office:value="0.183456387" calcext:value-type="float">
            <text:p>0.1834563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rd_iter</text:p>
          </table:table-cell>
          <table:table-cell office:value-type="float" office:value="5.922347979" calcext:value-type="float">
            <text:p>5.922347979</text:p>
          </table:table-cell>
          <table:table-cell office:value-type="float" office:value="8.86416622" calcext:value-type="float">
            <text:p>8.86416622</text:p>
          </table:table-cell>
          <table:table-cell office:value-type="float" office:value="5.896469059" calcext:value-type="float">
            <text:p>5.896469059</text:p>
          </table:table-cell>
          <table:table-cell office:value-type="float" office:value="24.735900864" calcext:value-type="float">
            <text:p>24.735900864</text:p>
          </table:table-cell>
          <table:table-cell office:value-type="float" office:value="18.111740075" calcext:value-type="float">
            <text:p>18.111740075</text:p>
          </table:table-cell>
          <table:table-cell office:value-type="float" office:value="23.508682211" calcext:value-type="float">
            <text:p>23.508682211</text:p>
          </table:table-cell>
          <table:table-cell office:value-type="float" office:value="4.505523638" calcext:value-type="float">
            <text:p>4.505523638</text:p>
          </table:table-cell>
          <table:table-cell office:value-type="float" office:value="5.252487151" calcext:value-type="float">
            <text:p>5.252487151</text:p>
          </table:table-cell>
          <table:table-cell office:value-type="float" office:value="0.201339669" calcext:value-type="float">
            <text:p>0.2013396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th_iter</text:p>
          </table:table-cell>
          <table:table-cell office:value-type="float" office:value="0.075164743" calcext:value-type="float">
            <text:p>0.075164743</text:p>
          </table:table-cell>
          <table:table-cell office:value-type="float" office:value="5.933196995" calcext:value-type="float">
            <text:p>5.933196995</text:p>
          </table:table-cell>
          <table:table-cell office:value-type="float" office:value="5.890151929" calcext:value-type="float">
            <text:p>5.890151929</text:p>
          </table:table-cell>
          <table:table-cell office:value-type="float" office:value="27.760467496" calcext:value-type="float">
            <text:p>27.760467496</text:p>
          </table:table-cell>
          <table:table-cell office:value-type="float" office:value="17.570800727" calcext:value-type="float">
            <text:p>17.570800727</text:p>
          </table:table-cell>
          <table:table-cell office:value-type="float" office:value="28.782669042" calcext:value-type="float">
            <text:p>28.782669042</text:p>
          </table:table-cell>
          <table:table-cell office:value-type="float" office:value="3.665588347" calcext:value-type="float">
            <text:p>3.665588347</text:p>
          </table:table-cell>
          <table:table-cell office:value-type="float" office:value="1.005493143" calcext:value-type="float">
            <text:p>1.005493143</text:p>
          </table:table-cell>
          <table:table-cell office:value-type="float" office:value="1.344909661" calcext:value-type="float">
            <text:p>1.3449096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th_iter</text:p>
          </table:table-cell>
          <table:table-cell office:value-type="float" office:value="8.852462723" calcext:value-type="float">
            <text:p>8.852462723</text:p>
          </table:table-cell>
          <table:table-cell office:value-type="float" office:value="8.875518738" calcext:value-type="float">
            <text:p>8.875518738</text:p>
          </table:table-cell>
          <table:table-cell office:value-type="float" office:value="6.476943927" calcext:value-type="float">
            <text:p>6.476943927</text:p>
          </table:table-cell>
          <table:table-cell office:value-type="float" office:value="27.672347968" calcext:value-type="float">
            <text:p>27.672347968</text:p>
          </table:table-cell>
          <table:table-cell office:value-type="float" office:value="14.038223214" calcext:value-type="float">
            <text:p>14.038223214</text:p>
          </table:table-cell>
          <table:table-cell office:value-type="float" office:value="23.511138896" calcext:value-type="float">
            <text:p>23.511138896</text:p>
          </table:table-cell>
          <table:table-cell office:value-type="float" office:value="7.259490951" calcext:value-type="float">
            <text:p>7.259490951</text:p>
          </table:table-cell>
          <table:table-cell office:value-type="float" office:value="2.417541483" calcext:value-type="float">
            <text:p>2.417541483</text:p>
          </table:table-cell>
          <table:table-cell office:value-type="float" office:value="0.760879493" calcext:value-type="float">
            <text:p>0.7608794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th_iter</text:p>
          </table:table-cell>
          <table:table-cell office:value-type="float" office:value="8.845046972" calcext:value-type="float">
            <text:p>8.845046972</text:p>
          </table:table-cell>
          <table:table-cell office:value-type="float" office:value="8.860900847" calcext:value-type="float">
            <text:p>8.860900847</text:p>
          </table:table-cell>
          <table:table-cell office:value-type="float" office:value="7.661300652" calcext:value-type="float">
            <text:p>7.661300652</text:p>
          </table:table-cell>
          <table:table-cell office:value-type="float" office:value="35.350585937" calcext:value-type="float">
            <text:p>35.350585937</text:p>
          </table:table-cell>
          <table:table-cell office:value-type="float" office:value="18.155181868" calcext:value-type="float">
            <text:p>18.155181868</text:p>
          </table:table-cell>
          <table:table-cell office:value-type="float" office:value="22.95535273" calcext:value-type="float">
            <text:p>22.95535273</text:p>
          </table:table-cell>
          <table:table-cell office:value-type="float" office:value="0.921295146" calcext:value-type="float">
            <text:p>0.921295146</text:p>
          </table:table-cell>
          <table:table-cell office:value-type="float" office:value="2.541702238" calcext:value-type="float">
            <text:p>2.541702238</text:p>
          </table:table-cell>
          <table:table-cell office:value-type="float" office:value="0.176147453" calcext:value-type="float">
            <text:p>0.1761474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th_iter</text:p>
          </table:table-cell>
          <table:table-cell office:value-type="float" office:value="3.004196119" calcext:value-type="float">
            <text:p>3.004196119</text:p>
          </table:table-cell>
          <table:table-cell office:value-type="float" office:value="5.941543538" calcext:value-type="float">
            <text:p>5.941543538</text:p>
          </table:table-cell>
          <table:table-cell office:value-type="float" office:value="5.897232034" calcext:value-type="float">
            <text:p>5.897232034</text:p>
          </table:table-cell>
          <table:table-cell office:value-type="float" office:value="31.191787666" calcext:value-type="float">
            <text:p>31.191787666</text:p>
          </table:table-cell>
          <table:table-cell office:value-type="float" office:value="12.750061023" calcext:value-type="float">
            <text:p>12.750061023</text:p>
          </table:table-cell>
          <table:table-cell office:value-type="float" office:value="27.614990184" calcext:value-type="float">
            <text:p>27.614990184</text:p>
          </table:table-cell>
          <table:table-cell office:value-type="float" office:value="0.909866272" calcext:value-type="float">
            <text:p>0.909866272</text:p>
          </table:table-cell>
          <table:table-cell office:value-type="float" office:value="1.132064789" calcext:value-type="float">
            <text:p>1.132064789</text:p>
          </table:table-cell>
          <table:table-cell office:value-type="float" office:value="1.369750927" calcext:value-type="float">
            <text:p>1.3697509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th_iter</text:p>
          </table:table-cell>
          <table:table-cell office:value-type="float" office:value="5.924942004" calcext:value-type="float">
            <text:p>5.924942004</text:p>
          </table:table-cell>
          <table:table-cell office:value-type="float" office:value="8.851730328" calcext:value-type="float">
            <text:p>8.851730328</text:p>
          </table:table-cell>
          <table:table-cell office:value-type="float" office:value="7.657806358" calcext:value-type="float">
            <text:p>7.657806358</text:p>
          </table:table-cell>
          <table:table-cell office:value-type="float" office:value="24.662536578" calcext:value-type="float">
            <text:p>24.662536578</text:p>
          </table:table-cell>
          <table:table-cell office:value-type="float" office:value="26.953613244" calcext:value-type="float">
            <text:p>26.953613244</text:p>
          </table:table-cell>
          <table:table-cell office:value-type="float" office:value="31.129470799" calcext:value-type="float">
            <text:p>31.129470799</text:p>
          </table:table-cell>
          <table:table-cell office:value-type="float" office:value="1.236740064" calcext:value-type="float">
            <text:p>1.236740064</text:p>
          </table:table-cell>
          <table:table-cell office:value-type="float" office:value="2.458175629" calcext:value-type="float">
            <text:p>2.458175629</text:p>
          </table:table-cell>
          <table:table-cell office:value-type="float" office:value="0.743820169" calcext:value-type="float">
            <text:p>0.7438201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th_iter</text:p>
          </table:table-cell>
          <table:table-cell office:value-type="float" office:value="5.930770833" calcext:value-type="float">
            <text:p>5.930770833</text:p>
          </table:table-cell>
          <table:table-cell office:value-type="float" office:value="8.875411956" calcext:value-type="float">
            <text:p>8.875411956</text:p>
          </table:table-cell>
          <table:table-cell office:value-type="float" office:value="5.891418429" calcext:value-type="float">
            <text:p>5.891418429</text:p>
          </table:table-cell>
          <table:table-cell office:value-type="float" office:value="33.65917967" calcext:value-type="float">
            <text:p>33.65917967</text:p>
          </table:table-cell>
          <table:table-cell office:value-type="float" office:value="18.743759123" calcext:value-type="float">
            <text:p>18.743759123</text:p>
          </table:table-cell>
          <table:table-cell office:value-type="float" office:value="26.480239812" calcext:value-type="float">
            <text:p>26.480239812</text:p>
          </table:table-cell>
          <table:table-cell office:value-type="float" office:value="0.902160622" calcext:value-type="float">
            <text:p>0.902160622</text:p>
          </table:table-cell>
          <table:table-cell office:value-type="float" office:value="7.681060748" calcext:value-type="float">
            <text:p>7.681060748</text:p>
          </table:table-cell>
          <table:table-cell office:value-type="float" office:value="1.379516541" calcext:value-type="float">
            <text:p>1.3795165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th_iter</text:p>
          </table:table-cell>
          <table:table-cell office:value-type="float" office:value="5.926757778" calcext:value-type="float">
            <text:p>5.926757778</text:p>
          </table:table-cell>
          <table:table-cell office:value-type="float" office:value="8.867660502" calcext:value-type="float">
            <text:p>8.867660502</text:p>
          </table:table-cell>
          <table:table-cell office:value-type="float" office:value="5.896011304" calcext:value-type="float">
            <text:p>5.896011304</text:p>
          </table:table-cell>
          <table:table-cell office:value-type="float" office:value="28.331832829" calcext:value-type="float">
            <text:p>28.331832829</text:p>
          </table:table-cell>
          <table:table-cell office:value-type="float" office:value="14.076446474" calcext:value-type="float">
            <text:p>14.076446474</text:p>
          </table:table-cell>
          <table:table-cell office:value-type="float" office:value="31.137405334" calcext:value-type="float">
            <text:p>31.137405334</text:p>
          </table:table-cell>
          <table:table-cell office:value-type="float" office:value="1.530593818" calcext:value-type="float">
            <text:p>1.530593818</text:p>
          </table:table-cell>
          <table:table-cell office:value-type="float" office:value="5.26057433" calcext:value-type="float">
            <text:p>5.26057433</text:p>
          </table:table-cell>
          <table:table-cell office:value-type="float" office:value="0.173400852" calcext:value-type="float">
            <text:p>0.1734008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00];[.B301];[.B302];[.B303];[.B304];[.B305];[.B306];[.B307];[.B308];[.B309])" office:value-type="float" office:value="5.3405822352" calcext:value-type="float">
            <text:p>5.3405822352</text:p>
          </table:table-cell>
          <table:table-cell table:formula="of:=AVERAGE([.C300];[.C301];[.C302];[.C303];[.C304];[.C305];[.C306];[.C307];[.C308];[.C309])" office:value-type="float" office:value="8.2807159057" calcext:value-type="float">
            <text:p>8.2807159057</text:p>
          </table:table-cell>
          <table:table-cell table:formula="of:=AVERAGE([.D300];[.D301];[.D302];[.D303];[.D304];[.D305];[.D306];[.D307];[.D308];[.D309])" office:value-type="float" office:value="6.480371058" calcext:value-type="float">
            <text:p>6.480371058</text:p>
          </table:table-cell>
          <table:table-cell table:formula="of:=AVERAGE([.E300];[.E301];[.E302];[.E303];[.E304];[.E305];[.E306];[.E307];[.E308];[.E309])" office:value-type="float" office:value="28.9968322438" calcext:value-type="float">
            <text:p>28.9968322438</text:p>
          </table:table-cell>
          <table:table-cell table:formula="of:=AVERAGE([.F300];[.F301];[.F302];[.F303];[.F304];[.F305];[.F306];[.F307];[.F308];[.F309])" office:value-type="float" office:value="18.084529076" calcext:value-type="float">
            <text:p>18.084529076</text:p>
          </table:table-cell>
          <table:table-cell table:formula="of:=AVERAGE([.G300];[.G301];[.G302];[.G303];[.G304];[.G305];[.G306];[.G307];[.G308];[.G309])" office:value-type="float" office:value="26.8020339558" calcext:value-type="float">
            <text:p>26.8020339558</text:p>
          </table:table-cell>
          <table:table-cell table:formula="of:=AVERAGE([.H300];[.H301];[.H302];[.H303];[.H304];[.H305];[.H306];[.H307];[.H308];[.H309])" office:value-type="float" office:value="2.2132903724" calcext:value-type="float">
            <text:p>2.2132903724</text:p>
          </table:table-cell>
          <table:table-cell table:formula="of:=AVERAGE([.I300];[.I301];[.I302];[.I303];[.I304];[.I305];[.I306];[.I307];[.I308];[.I309])" office:value-type="float" office:value="3.3193664288" calcext:value-type="float">
            <text:p>3.3193664288</text:p>
          </table:table-cell>
          <table:table-cell table:formula="of:=AVERAGE([.J300];[.J301];[.J302];[.J303];[.J304];[.J305];[.J306];[.J307];[.J308];[.J309])" office:value-type="float" office:value="1.2930953661" calcext:value-type="float">
            <text:p>1.2930953661</text:p>
          </table:table-cell>
          <table:table-cell table:number-columns-repeated="10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1_sender</text:p>
          </table:table-cell>
          <table:table-cell office:value-type="string" calcext:value-type="string">
            <text:p>Tree_5</text:p>
          </table:table-cell>
          <table:table-cell office:value-type="string" calcext:value-type="string">
            <text:p>Chain_5</text:p>
          </table:table-cell>
          <table:table-cell office:value-type="string" calcext:value-type="string">
            <text:p>Grid_5</text:p>
          </table:table-cell>
          <table:table-cell office:value-type="string" calcext:value-type="string">
            <text:p>Tree_15</text:p>
          </table:table-cell>
          <table:table-cell office:value-type="string" calcext:value-type="string">
            <text:p>Chain_15</text:p>
          </table:table-cell>
          <table:table-cell office:value-type="string" calcext:value-type="string">
            <text:p>Grid_15</text:p>
          </table:table-cell>
          <table:table-cell office:value-type="string" calcext:value-type="string">
            <text:p>Tree_30</text:p>
          </table:table-cell>
          <table:table-cell office:value-type="string" calcext:value-type="string">
            <text:p>Chain_30</text:p>
          </table:table-cell>
          <table:table-cell office:value-type="string" calcext:value-type="string">
            <text:p>Grid_30</text:p>
          </table:table-cell>
          <table:table-cell office:value-type="string" calcext:value-type="string">
            <text:p>Tree_60</text:p>
          </table:table-cell>
          <table:table-cell office:value-type="string" calcext:value-type="string">
            <text:p>Chain_60</text:p>
          </table:table-cell>
          <table:table-cell office:value-type="string" calcext:value-type="string">
            <text:p>Grid_60</text:p>
          </table:table-cell>
          <table:table-cell office:value-type="string" calcext:value-type="string">
            <text:p>Tree_100</text:p>
          </table:table-cell>
          <table:table-cell office:value-type="string" calcext:value-type="string">
            <text:p>Chain_100</text:p>
          </table:table-cell>
          <table:table-cell office:value-type="string" calcext:value-type="string">
            <text:p>Grid_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st_iter</text:p>
          </table:table-cell>
          <table:table-cell office:value-type="float" office:value="0.077087351" calcext:value-type="float">
            <text:p>0.077087351</text:p>
          </table:table-cell>
          <table:table-cell office:value-type="float" office:value="0.107925355" calcext:value-type="float">
            <text:p>0.107925355</text:p>
          </table:table-cell>
          <table:table-cell office:value-type="float" office:value="0.048492376" calcext:value-type="float">
            <text:p>0.048492376</text:p>
          </table:table-cell>
          <table:table-cell office:value-type="float" office:value="0.177017199" calcext:value-type="float">
            <text:p>0.177017199</text:p>
          </table:table-cell>
          <table:table-cell office:value-type="float" office:value="0.682357766" calcext:value-type="float">
            <text:p>0.682357766</text:p>
          </table:table-cell>
          <table:table-cell office:value-type="float" office:value="0.113250687" calcext:value-type="float">
            <text:p>0.113250687</text:p>
          </table:table-cell>
          <table:table-cell office:value-type="float" office:value="0.3282928" calcext:value-type="float">
            <text:p>0.3282928</text:p>
          </table:table-cell>
          <table:table-cell office:value-type="float" office:value="2.465469299" calcext:value-type="float">
            <text:p>2.465469299</text:p>
          </table:table-cell>
          <table:table-cell office:value-type="float" office:value="0.16110226" calcext:value-type="float">
            <text:p>0.16110226</text:p>
          </table:table-cell>
          <table:table-cell office:value-type="float" office:value="0.639282166" calcext:value-type="float">
            <text:p>0.639282166</text:p>
          </table:table-cell>
          <table:table-cell office:value-type="float" office:value="9.2833862" calcext:value-type="float">
            <text:p>9.2833862</text:p>
          </table:table-cell>
          <table:table-cell office:value-type="float" office:value="0.337692227" calcext:value-type="float">
            <text:p>0.337692227</text:p>
          </table:table-cell>
          <table:table-cell office:value-type="float" office:value="1.042434655" calcext:value-type="float">
            <text:p>1.042434655</text:p>
          </table:table-cell>
          <table:table-cell office:value-type="float" office:value="25.209411561" calcext:value-type="float">
            <text:p>25.209411561</text:p>
          </table:table-cell>
          <table:table-cell office:value-type="float" office:value="0.508575412" calcext:value-type="float">
            <text:p>0.5085754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nd_iter</text:p>
          </table:table-cell>
          <table:table-cell office:value-type="float" office:value="0.074188215" calcext:value-type="float">
            <text:p>0.074188215</text:p>
          </table:table-cell>
          <table:table-cell office:value-type="float" office:value="0.108703554" calcext:value-type="float">
            <text:p>0.108703554</text:p>
          </table:table-cell>
          <table:table-cell office:value-type="float" office:value="0.039642296" calcext:value-type="float">
            <text:p>0.039642296</text:p>
          </table:table-cell>
          <table:table-cell office:value-type="float" office:value="0.174026442" calcext:value-type="float">
            <text:p>0.174026442</text:p>
          </table:table-cell>
          <table:table-cell office:value-type="float" office:value="0.666549662" calcext:value-type="float">
            <text:p>0.666549662</text:p>
          </table:table-cell>
          <table:table-cell office:value-type="float" office:value="0.092437689" calcext:value-type="float">
            <text:p>0.092437689</text:p>
          </table:table-cell>
          <table:table-cell office:value-type="float" office:value="0.32902524" calcext:value-type="float">
            <text:p>0.32902524</text:p>
          </table:table-cell>
          <table:table-cell office:value-type="float" office:value="0.924346915" calcext:value-type="float">
            <text:p>0.924346915</text:p>
          </table:table-cell>
          <table:table-cell office:value-type="float" office:value="0.172790482" calcext:value-type="float">
            <text:p>0.172790482</text:p>
          </table:table-cell>
          <table:table-cell office:value-type="float" office:value="0.63455198" calcext:value-type="float">
            <text:p>0.63455198</text:p>
          </table:table-cell>
          <table:table-cell office:value-type="float" office:value="9.291030855" calcext:value-type="float">
            <text:p>9.291030855</text:p>
          </table:table-cell>
          <table:table-cell office:value-type="float" office:value="0.315277043" calcext:value-type="float">
            <text:p>0.315277043</text:p>
          </table:table-cell>
          <table:table-cell office:value-type="float" office:value="1.043914778" calcext:value-type="float">
            <text:p>1.043914778</text:p>
          </table:table-cell>
          <table:table-cell office:value-type="float" office:value="25.248733476" calcext:value-type="float">
            <text:p>25.248733476</text:p>
          </table:table-cell>
          <table:table-cell office:value-type="float" office:value="0.52317805" calcext:value-type="float">
            <text:p>0.523178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rd_iter</text:p>
          </table:table-cell>
          <table:table-cell office:value-type="float" office:value="0.072448712" calcext:value-type="float">
            <text:p>0.072448712</text:p>
          </table:table-cell>
          <table:table-cell office:value-type="float" office:value="0.099304138" calcext:value-type="float">
            <text:p>0.099304138</text:p>
          </table:table-cell>
          <table:table-cell office:value-type="float" office:value="0.039810142" calcext:value-type="float">
            <text:p>0.039810142</text:p>
          </table:table-cell>
          <table:table-cell office:value-type="float" office:value="0.177368126" calcext:value-type="float">
            <text:p>0.177368126</text:p>
          </table:table-cell>
          <table:table-cell office:value-type="float" office:value="0.671325629" calcext:value-type="float">
            <text:p>0.671325629</text:p>
          </table:table-cell>
          <table:table-cell office:value-type="float" office:value="0.110183676" calcext:value-type="float">
            <text:p>0.110183676</text:p>
          </table:table-cell>
          <table:table-cell office:value-type="float" office:value="0.334869345" calcext:value-type="float">
            <text:p>0.334869345</text:p>
          </table:table-cell>
          <table:table-cell office:value-type="float" office:value="2.442031822" calcext:value-type="float">
            <text:p>2.442031822</text:p>
          </table:table-cell>
          <table:table-cell office:value-type="float" office:value="0.196227976" calcext:value-type="float">
            <text:p>0.196227976</text:p>
          </table:table-cell>
          <table:table-cell office:value-type="float" office:value="0.635024983" calcext:value-type="float">
            <text:p>0.635024983</text:p>
          </table:table-cell>
          <table:table-cell office:value-type="float" office:value="9.254074055" calcext:value-type="float">
            <text:p>9.254074055</text:p>
          </table:table-cell>
          <table:table-cell office:value-type="float" office:value="0.325637763" calcext:value-type="float">
            <text:p>0.325637763</text:p>
          </table:table-cell>
          <table:table-cell office:value-type="float" office:value="1.044128399" calcext:value-type="float">
            <text:p>1.044128399</text:p>
          </table:table-cell>
          <table:table-cell office:value-type="float" office:value="25.24998469" calcext:value-type="float">
            <text:p>25.24998469</text:p>
          </table:table-cell>
          <table:table-cell office:value-type="float" office:value="0.511230437" calcext:value-type="float">
            <text:p>0.5112304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th_iter</text:p>
          </table:table-cell>
          <table:table-cell office:value-type="float" office:value="0.078857366" calcext:value-type="float">
            <text:p>0.078857366</text:p>
          </table:table-cell>
          <table:table-cell office:value-type="float" office:value="0.102905214" calcext:value-type="float">
            <text:p>0.102905214</text:p>
          </table:table-cell>
          <table:table-cell office:value-type="float" office:value="0.040847728" calcext:value-type="float">
            <text:p>0.040847728</text:p>
          </table:table-cell>
          <table:table-cell office:value-type="float" office:value="0.17407223" calcext:value-type="float">
            <text:p>0.17407223</text:p>
          </table:table-cell>
          <table:table-cell office:value-type="float" office:value="0.675491272" calcext:value-type="float">
            <text:p>0.675491272</text:p>
          </table:table-cell>
          <table:table-cell office:value-type="float" office:value="0.096969545" calcext:value-type="float">
            <text:p>0.096969545</text:p>
          </table:table-cell>
          <table:table-cell office:value-type="float" office:value="0.326690653" calcext:value-type="float">
            <text:p>0.326690653</text:p>
          </table:table-cell>
          <table:table-cell office:value-type="float" office:value="2.431747413" calcext:value-type="float">
            <text:p>2.431747413</text:p>
          </table:table-cell>
          <table:table-cell office:value-type="float" office:value="0.155487002" calcext:value-type="float">
            <text:p>0.155487002</text:p>
          </table:table-cell>
          <table:table-cell office:value-type="float" office:value="0.638504006" calcext:value-type="float">
            <text:p>0.638504006</text:p>
          </table:table-cell>
          <table:table-cell office:value-type="float" office:value="9.252883877" calcext:value-type="float">
            <text:p>9.252883877</text:p>
          </table:table-cell>
          <table:table-cell office:value-type="float" office:value="0.354568463" calcext:value-type="float">
            <text:p>0.354568463</text:p>
          </table:table-cell>
          <table:table-cell office:value-type="float" office:value="1.045761063" calcext:value-type="float">
            <text:p>1.045761063</text:p>
          </table:table-cell>
          <table:table-cell office:value-type="float" office:value="25.210128754" calcext:value-type="float">
            <text:p>25.210128754</text:p>
          </table:table-cell>
          <table:table-cell office:value-type="float" office:value="0.52114862" calcext:value-type="float">
            <text:p>0.52114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h_iter</text:p>
          </table:table-cell>
          <table:table-cell office:value-type="float" office:value="0.078918412" calcext:value-type="float">
            <text:p>0.078918412</text:p>
          </table:table-cell>
          <table:table-cell office:value-type="float" office:value="0.103881805" calcext:value-type="float">
            <text:p>0.103881805</text:p>
          </table:table-cell>
          <table:table-cell office:value-type="float" office:value="0.043121285" calcext:value-type="float">
            <text:p>0.043121285</text:p>
          </table:table-cell>
          <table:table-cell office:value-type="float" office:value="0.172317473" calcext:value-type="float">
            <text:p>0.172317473</text:p>
          </table:table-cell>
          <table:table-cell office:value-type="float" office:value="0.685394231" calcext:value-type="float">
            <text:p>0.685394231</text:p>
          </table:table-cell>
          <table:table-cell office:value-type="float" office:value="0.10769648" calcext:value-type="float">
            <text:p>0.10769648</text:p>
          </table:table-cell>
          <table:table-cell office:value-type="float" office:value="0.329528766" calcext:value-type="float">
            <text:p>0.329528766</text:p>
          </table:table-cell>
          <table:table-cell office:value-type="float" office:value="2.295089703" calcext:value-type="float">
            <text:p>2.295089703</text:p>
          </table:table-cell>
          <table:table-cell office:value-type="float" office:value="0.163558917" calcext:value-type="float">
            <text:p>0.163558917</text:p>
          </table:table-cell>
          <table:table-cell office:value-type="float" office:value="0.631591741" calcext:value-type="float">
            <text:p>0.631591741</text:p>
          </table:table-cell>
          <table:table-cell office:value-type="float" office:value="9.26954648" calcext:value-type="float">
            <text:p>9.26954648</text:p>
          </table:table-cell>
          <table:table-cell office:value-type="float" office:value="0.32868952" calcext:value-type="float">
            <text:p>0.32868952</text:p>
          </table:table-cell>
          <table:table-cell office:value-type="float" office:value="1.042205758" calcext:value-type="float">
            <text:p>1.042205758</text:p>
          </table:table-cell>
          <table:table-cell office:value-type="float" office:value="25.224441517" calcext:value-type="float">
            <text:p>25.224441517</text:p>
          </table:table-cell>
          <table:table-cell office:value-type="float" office:value="0.542999221" calcext:value-type="float">
            <text:p>0.5429992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th_iter</text:p>
          </table:table-cell>
          <table:table-cell office:value-type="float" office:value="0.079757629" calcext:value-type="float">
            <text:p>0.079757629</text:p>
          </table:table-cell>
          <table:table-cell office:value-type="float" office:value="0.099044746" calcext:value-type="float">
            <text:p>0.099044746</text:p>
          </table:table-cell>
          <table:table-cell office:value-type="float" office:value="0.03860471" calcext:value-type="float">
            <text:p>0.03860471</text:p>
          </table:table-cell>
          <table:table-cell office:value-type="float" office:value="0.174529973" calcext:value-type="float">
            <text:p>0.174529973</text:p>
          </table:table-cell>
          <table:table-cell office:value-type="float" office:value="0.67701717" calcext:value-type="float">
            <text:p>0.67701717</text:p>
          </table:table-cell>
          <table:table-cell office:value-type="float" office:value="0.096084529" calcext:value-type="float">
            <text:p>0.096084529</text:p>
          </table:table-cell>
          <table:table-cell office:value-type="float" office:value="0.332351654" calcext:value-type="float">
            <text:p>0.332351654</text:p>
          </table:table-cell>
          <table:table-cell office:value-type="float" office:value="2.445297184" calcext:value-type="float">
            <text:p>2.445297184</text:p>
          </table:table-cell>
          <table:table-cell office:value-type="float" office:value="0.201889005" calcext:value-type="float">
            <text:p>0.201889005</text:p>
          </table:table-cell>
          <table:table-cell office:value-type="float" office:value="0.646820015" calcext:value-type="float">
            <text:p>0.646820015</text:p>
          </table:table-cell>
          <table:table-cell office:value-type="float" office:value="9.277328462" calcext:value-type="float">
            <text:p>9.277328462</text:p>
          </table:table-cell>
          <table:table-cell office:value-type="float" office:value="0.320236155" calcext:value-type="float">
            <text:p>0.320236155</text:p>
          </table:table-cell>
          <table:table-cell office:value-type="float" office:value="1.044082595" calcext:value-type="float">
            <text:p>1.044082595</text:p>
          </table:table-cell>
          <table:table-cell office:value-type="float" office:value="25.216125463" calcext:value-type="float">
            <text:p>25.216125463</text:p>
          </table:table-cell>
          <table:table-cell office:value-type="float" office:value="0.531967147" calcext:value-type="float">
            <text:p>0.531967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th_iter</text:p>
          </table:table-cell>
          <table:table-cell office:value-type="float" office:value="0.072555506" calcext:value-type="float">
            <text:p>0.072555506</text:p>
          </table:table-cell>
          <table:table-cell office:value-type="float" office:value="0.098236035" calcext:value-type="float">
            <text:p>0.098236035</text:p>
          </table:table-cell>
          <table:table-cell office:value-type="float" office:value="0.053390453" calcext:value-type="float">
            <text:p>0.053390453</text:p>
          </table:table-cell>
          <table:table-cell office:value-type="float" office:value="0.172378491" calcext:value-type="float">
            <text:p>0.172378491</text:p>
          </table:table-cell>
          <table:table-cell office:value-type="float" office:value="0.675048769" calcext:value-type="float">
            <text:p>0.675048769</text:p>
          </table:table-cell>
          <table:table-cell office:value-type="float" office:value="0.091751041" calcext:value-type="float">
            <text:p>0.091751041</text:p>
          </table:table-cell>
          <table:table-cell office:value-type="float" office:value="0.339126556" calcext:value-type="float">
            <text:p>0.339126556</text:p>
          </table:table-cell>
          <table:table-cell office:value-type="float" office:value="2.445175143" calcext:value-type="float">
            <text:p>2.445175143</text:p>
          </table:table-cell>
          <table:table-cell office:value-type="float" office:value="0.180984472" calcext:value-type="float">
            <text:p>0.180984472</text:p>
          </table:table-cell>
          <table:table-cell office:value-type="float" office:value="0.637969923" calcext:value-type="float">
            <text:p>0.637969923</text:p>
          </table:table-cell>
          <table:table-cell office:value-type="float" office:value="9.275360079" calcext:value-type="float">
            <text:p>9.275360079</text:p>
          </table:table-cell>
          <table:table-cell office:value-type="float" office:value="0.327987637" calcext:value-type="float">
            <text:p>0.327987637</text:p>
          </table:table-cell>
          <table:table-cell office:value-type="float" office:value="1.049392674" calcext:value-type="float">
            <text:p>1.049392674</text:p>
          </table:table-cell>
          <table:table-cell office:value-type="float" office:value="25.222351036" calcext:value-type="float">
            <text:p>25.222351036</text:p>
          </table:table-cell>
          <table:table-cell office:value-type="float" office:value="0.610717714" calcext:value-type="float">
            <text:p>0.6107177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th_iter</text:p>
          </table:table-cell>
          <table:table-cell office:value-type="float" office:value="0.07426448" calcext:value-type="float">
            <text:p>0.07426448</text:p>
          </table:table-cell>
          <table:table-cell office:value-type="float" office:value="0.111205992" calcext:value-type="float">
            <text:p>0.111205992</text:p>
          </table:table-cell>
          <table:table-cell office:value-type="float" office:value="0.044265711" calcext:value-type="float">
            <text:p>0.044265711</text:p>
          </table:table-cell>
          <table:table-cell office:value-type="float" office:value="0.180343572" calcext:value-type="float">
            <text:p>0.180343572</text:p>
          </table:table-cell>
          <table:table-cell office:value-type="float" office:value="0.677154487" calcext:value-type="float">
            <text:p>0.677154487</text:p>
          </table:table-cell>
          <table:table-cell office:value-type="float" office:value="0.088775578" calcext:value-type="float">
            <text:p>0.088775578</text:p>
          </table:table-cell>
          <table:table-cell office:value-type="float" office:value="0.326629618" calcext:value-type="float">
            <text:p>0.326629618</text:p>
          </table:table-cell>
          <table:table-cell office:value-type="float" office:value="2.266113272" calcext:value-type="float">
            <text:p>2.266113272</text:p>
          </table:table-cell>
          <table:table-cell office:value-type="float" office:value="0.181335399" calcext:value-type="float">
            <text:p>0.181335399</text:p>
          </table:table-cell>
          <table:table-cell office:value-type="float" office:value="0.633819528" calcext:value-type="float">
            <text:p>0.633819528</text:p>
          </table:table-cell>
          <table:table-cell office:value-type="float" office:value="9.287460308" calcext:value-type="float">
            <text:p>9.287460308</text:p>
          </table:table-cell>
          <table:table-cell office:value-type="float" office:value="0.318145701" calcext:value-type="float">
            <text:p>0.318145701</text:p>
          </table:table-cell>
          <table:table-cell office:value-type="float" office:value="1.040069522" calcext:value-type="float">
            <text:p>1.040069522</text:p>
          </table:table-cell>
          <table:table-cell office:value-type="float" office:value="25.187362643" calcext:value-type="float">
            <text:p>25.187362643</text:p>
          </table:table-cell>
          <table:table-cell office:value-type="float" office:value="0.50161737" calcext:value-type="float">
            <text:p>0.501617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th_iter</text:p>
          </table:table-cell>
          <table:table-cell office:value-type="float" office:value="0.07627864" calcext:value-type="float">
            <text:p>0.07627864</text:p>
          </table:table-cell>
          <table:table-cell office:value-type="float" office:value="0.105621285" calcext:value-type="float">
            <text:p>0.105621285</text:p>
          </table:table-cell>
          <table:table-cell office:value-type="float" office:value="0.040725664" calcext:value-type="float">
            <text:p>0.040725664</text:p>
          </table:table-cell>
          <table:table-cell office:value-type="float" office:value="0.174652077" calcext:value-type="float">
            <text:p>0.174652077</text:p>
          </table:table-cell>
          <table:table-cell office:value-type="float" office:value="0.673522899" calcext:value-type="float">
            <text:p>0.673522899</text:p>
          </table:table-cell>
          <table:table-cell office:value-type="float" office:value="0.099670364" calcext:value-type="float">
            <text:p>0.099670364</text:p>
          </table:table-cell>
          <table:table-cell office:value-type="float" office:value="0.332748346" calcext:value-type="float">
            <text:p>0.332748346</text:p>
          </table:table-cell>
          <table:table-cell office:value-type="float" office:value="2.442794751" calcext:value-type="float">
            <text:p>2.442794751</text:p>
          </table:table-cell>
          <table:table-cell office:value-type="float" office:value="0.179580649" calcext:value-type="float">
            <text:p>0.179580649</text:p>
          </table:table-cell>
          <table:table-cell office:value-type="float" office:value="0.642303411" calcext:value-type="float">
            <text:p>0.642303411</text:p>
          </table:table-cell>
          <table:table-cell office:value-type="float" office:value="9.273651087" calcext:value-type="float">
            <text:p>9.273651087</text:p>
          </table:table-cell>
          <table:table-cell office:value-type="float" office:value="0.323898305" calcext:value-type="float">
            <text:p>0.323898305</text:p>
          </table:table-cell>
          <table:table-cell office:value-type="float" office:value="1.041076602" calcext:value-type="float">
            <text:p>1.041076602</text:p>
          </table:table-cell>
          <table:table-cell office:value-type="float" office:value="25.230148254" calcext:value-type="float">
            <text:p>25.230148254</text:p>
          </table:table-cell>
          <table:table-cell office:value-type="float" office:value="0.575714062" calcext:value-type="float">
            <text:p>0.575714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th_iter</text:p>
          </table:table-cell>
          <table:table-cell office:value-type="float" office:value="0.079421943" calcext:value-type="float">
            <text:p>0.079421943</text:p>
          </table:table-cell>
          <table:table-cell office:value-type="float" office:value="0.098678565" calcext:value-type="float">
            <text:p>0.098678565</text:p>
          </table:table-cell>
          <table:table-cell office:value-type="float" office:value="0.044235222" calcext:value-type="float">
            <text:p>0.044235222</text:p>
          </table:table-cell>
          <table:table-cell office:value-type="float" office:value="0.183135937" calcext:value-type="float">
            <text:p>0.183135937</text:p>
          </table:table-cell>
          <table:table-cell office:value-type="float" office:value="0.678420965" calcext:value-type="float">
            <text:p>0.678420965</text:p>
          </table:table-cell>
          <table:table-cell office:value-type="float" office:value="0.104751539" calcext:value-type="float">
            <text:p>0.104751539</text:p>
          </table:table-cell>
          <table:table-cell office:value-type="float" office:value="0.335021921" calcext:value-type="float">
            <text:p>0.335021921</text:p>
          </table:table-cell>
          <table:table-cell office:value-type="float" office:value="2.43383786" calcext:value-type="float">
            <text:p>2.43383786</text:p>
          </table:table-cell>
          <table:table-cell office:value-type="float" office:value="0.17678829" calcext:value-type="float">
            <text:p>0.17678829</text:p>
          </table:table-cell>
          <table:table-cell office:value-type="float" office:value="0.63690182" calcext:value-type="float">
            <text:p>0.63690182</text:p>
          </table:table-cell>
          <table:table-cell office:value-type="float" office:value="9.264465293" calcext:value-type="float">
            <text:p>9.264465293</text:p>
          </table:table-cell>
          <table:table-cell office:value-type="float" office:value="0.32711788" calcext:value-type="float">
            <text:p>0.32711788</text:p>
          </table:table-cell>
          <table:table-cell office:value-type="float" office:value="1.037246646" calcext:value-type="float">
            <text:p>1.037246646</text:p>
          </table:table-cell>
          <table:table-cell office:value-type="float" office:value="25.195938066" calcext:value-type="float">
            <text:p>25.195938066</text:p>
          </table:table-cell>
          <table:table-cell office:value-type="float" office:value="0.514083814" calcext:value-type="float">
            <text:p>0.5140838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14];[.B315];[.B316];[.B317];[.B318];[.B319];[.B320];[.B321];[.B322];[.B323])" office:value-type="float" office:value="0.0763778254" calcext:value-type="float">
            <text:p>0.0763778254</text:p>
          </table:table-cell>
          <table:table-cell table:formula="of:=AVERAGE([.C314];[.C315];[.C316];[.C317];[.C318];[.C319];[.C320];[.C321];[.C322];[.C323])" office:value-type="float" office:value="0.1035506689" calcext:value-type="float">
            <text:p>0.1035506689</text:p>
          </table:table-cell>
          <table:table-cell table:formula="of:=AVERAGE([.D314];[.D315];[.D316];[.D317];[.D318];[.D319];[.D320];[.D321];[.D322];[.D323])" office:value-type="float" office:value="0.0433135587" calcext:value-type="float">
            <text:p>0.0433135587</text:p>
          </table:table-cell>
          <table:table-cell table:formula="of:=AVERAGE([.E314];[.E315];[.E316];[.E317];[.E318];[.E319];[.E320];[.E321];[.E322];[.E323])" office:value-type="float" office:value="0.175984152" calcext:value-type="float">
            <text:p>0.175984152</text:p>
          </table:table-cell>
          <table:table-cell table:formula="of:=AVERAGE([.F314];[.F315];[.F316];[.F317];[.F318];[.F319];[.F320];[.F321];[.F322];[.F323])" office:value-type="float" office:value="0.676228285" calcext:value-type="float">
            <text:p>0.676228285</text:p>
          </table:table-cell>
          <table:table-cell table:formula="of:=AVERAGE([.G314];[.G315];[.G316];[.G317];[.G318];[.G319];[.G320];[.G321];[.G322];[.G323])" office:value-type="float" office:value="0.1001571128" calcext:value-type="float">
            <text:p>0.1001571128</text:p>
          </table:table-cell>
          <table:table-cell table:formula="of:=AVERAGE([.H314];[.H315];[.H316];[.H317];[.H318];[.H319];[.H320];[.H321];[.H322];[.H323])" office:value-type="float" office:value="0.3314284899" calcext:value-type="float">
            <text:p>0.3314284899</text:p>
          </table:table-cell>
          <table:table-cell table:formula="of:=AVERAGE([.I314];[.I315];[.I316];[.I317];[.I318];[.I319];[.I320];[.I321];[.I322];[.I323])" office:value-type="float" office:value="2.2591903362" calcext:value-type="float">
            <text:p>2.2591903362</text:p>
          </table:table-cell>
          <table:table-cell table:formula="of:=AVERAGE([.J314];[.J315];[.J316];[.J317];[.J318];[.J319];[.J320];[.J321];[.J322];[.J323])" office:value-type="float" office:value="0.1769744452" calcext:value-type="float">
            <text:p>0.1769744452</text:p>
          </table:table-cell>
          <table:table-cell table:formula="of:=AVERAGE([.K314];[.K315];[.K316];[.K317];[.K318];[.K319];[.K320];[.K321];[.K322];[.K323])" office:value-type="float" office:value="0.6376769573" calcext:value-type="float">
            <text:p>0.6376769573</text:p>
          </table:table-cell>
          <table:table-cell table:formula="of:=AVERAGE([.L314];[.L315];[.L316];[.L317];[.L318];[.L319];[.L320];[.L321];[.L322];[.L323])" office:value-type="float" office:value="9.2729186696" calcext:value-type="float">
            <text:p>9.2729186696</text:p>
          </table:table-cell>
          <table:table-cell table:formula="of:=AVERAGE([.M314];[.M315];[.M316];[.M317];[.M318];[.M319];[.M320];[.M321];[.M322];[.M323])" office:value-type="float" office:value="0.3279250694" calcext:value-type="float">
            <text:p>0.3279250694</text:p>
          </table:table-cell>
          <table:table-cell table:formula="of:=AVERAGE([.N314];[.N315];[.N316];[.N317];[.N318];[.N319];[.N320];[.N321];[.N322];[.N323])" office:value-type="float" office:value="1.0430312692" calcext:value-type="float">
            <text:p>1.0430312692</text:p>
          </table:table-cell>
          <table:table-cell table:formula="of:=AVERAGE([.O314];[.O315];[.O316];[.O317];[.O318];[.O319];[.O320];[.O321];[.O322];[.O323])" office:value-type="float" office:value="25.219462546" calcext:value-type="float">
            <text:p>25.219462546</text:p>
          </table:table-cell>
          <table:table-cell table:formula="of:=AVERAGE([.P314];[.P315];[.P316];[.P317];[.P318];[.P319];[.P320];[.P321];[.P322];[.P323])" office:value-type="float" office:value="0.5341231847" calcext:value-type="float">
            <text:p>0.5341231847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2_senders</text:p>
          </table:table-cell>
          <table:table-cell office:value-type="string" calcext:value-type="string">
            <text:p>Tree_5</text:p>
          </table:table-cell>
          <table:table-cell office:value-type="string" calcext:value-type="string">
            <text:p>Chain_5</text:p>
          </table:table-cell>
          <table:table-cell office:value-type="string" calcext:value-type="string">
            <text:p>Grid_5</text:p>
          </table:table-cell>
          <table:table-cell office:value-type="string" calcext:value-type="string">
            <text:p>Tree_15</text:p>
          </table:table-cell>
          <table:table-cell office:value-type="string" calcext:value-type="string">
            <text:p>Chain_15</text:p>
          </table:table-cell>
          <table:table-cell office:value-type="string" calcext:value-type="string">
            <text:p>Grid_15</text:p>
          </table:table-cell>
          <table:table-cell office:value-type="string" calcext:value-type="string">
            <text:p>Tree_30</text:p>
          </table:table-cell>
          <table:table-cell office:value-type="string" calcext:value-type="string">
            <text:p>Chain_30</text:p>
          </table:table-cell>
          <table:table-cell office:value-type="string" calcext:value-type="string">
            <text:p>Grid_30</text:p>
          </table:table-cell>
          <table:table-cell office:value-type="string" calcext:value-type="string">
            <text:p>Tree_60</text:p>
          </table:table-cell>
          <table:table-cell office:value-type="string" calcext:value-type="string">
            <text:p>Chain_60</text:p>
          </table:table-cell>
          <table:table-cell office:value-type="string" calcext:value-type="string">
            <text:p>Grid_60</text:p>
          </table:table-cell>
          <table:table-cell office:value-type="string" calcext:value-type="string">
            <text:p>Tree_100</text:p>
          </table:table-cell>
          <table:table-cell office:value-type="string" calcext:value-type="string">
            <text:p>Chain_100</text:p>
          </table:table-cell>
          <table:table-cell office:value-type="string" calcext:value-type="string">
            <text:p>Grid_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st_iter</text:p>
          </table:table-cell>
          <table:table-cell office:value-type="float" office:value="2.395538318" calcext:value-type="float">
            <text:p>2.395538318</text:p>
          </table:table-cell>
          <table:table-cell office:value-type="float" office:value="2.431915236" calcext:value-type="float">
            <text:p>2.431915236</text:p>
          </table:table-cell>
          <table:table-cell office:value-type="float" office:value="2.984176579" calcext:value-type="float">
            <text:p>2.984176579</text:p>
          </table:table-cell>
          <table:table-cell office:value-type="float" office:value="2.498748735" calcext:value-type="float">
            <text:p>2.498748735</text:p>
          </table:table-cell>
          <table:table-cell office:value-type="float" office:value="2.987533511" calcext:value-type="float">
            <text:p>2.987533511</text:p>
          </table:table-cell>
          <table:table-cell office:value-type="float" office:value="2.460159283" calcext:value-type="float">
            <text:p>2.460159283</text:p>
          </table:table-cell>
          <table:table-cell office:value-type="float" office:value="0.330245953" calcext:value-type="float">
            <text:p>0.330245953</text:p>
          </table:table-cell>
          <table:table-cell office:value-type="float" office:value="3.601684518" calcext:value-type="float">
            <text:p>3.601684518</text:p>
          </table:table-cell>
          <table:table-cell office:value-type="float" office:value="1.923828125" calcext:value-type="float">
            <text:p>1.923828125</text:p>
          </table:table-cell>
          <table:table-cell office:value-type="float" office:value="2.957168555" calcext:value-type="float">
            <text:p>2.957168555</text:p>
          </table:table-cell>
          <table:table-cell office:value-type="float" office:value="11.607726992" calcext:value-type="float">
            <text:p>11.607726992</text:p>
          </table:table-cell>
          <table:table-cell office:value-type="float" office:value="3.770599319" calcext:value-type="float">
            <text:p>3.770599319</text:p>
          </table:table-cell>
          <table:table-cell office:value-type="float" office:value="2.199539131" calcext:value-type="float">
            <text:p>2.199539131</text:p>
          </table:table-cell>
          <table:table-cell office:value-type="float" office:value="27.533294643" calcext:value-type="float">
            <text:p>27.533294643</text:p>
          </table:table-cell>
          <table:table-cell office:value-type="float" office:value="4.053207366" calcext:value-type="float">
            <text:p>4.0532073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nd_iter</text:p>
          </table:table-cell>
          <table:table-cell office:value-type="float" office:value="2.395126299" calcext:value-type="float">
            <text:p>2.395126299</text:p>
          </table:table-cell>
          <table:table-cell office:value-type="float" office:value="1.24899288" calcext:value-type="float">
            <text:p>1.24899288</text:p>
          </table:table-cell>
          <table:table-cell office:value-type="float" office:value="2.380096388" calcext:value-type="float">
            <text:p>2.380096388</text:p>
          </table:table-cell>
          <table:table-cell office:value-type="float" office:value="2.496536206" calcext:value-type="float">
            <text:p>2.496536206</text:p>
          </table:table-cell>
          <table:table-cell office:value-type="float" office:value="2.989776562" calcext:value-type="float">
            <text:p>2.989776562</text:p>
          </table:table-cell>
          <table:table-cell office:value-type="float" office:value="3.042526196" calcext:value-type="float">
            <text:p>3.042526196</text:p>
          </table:table-cell>
          <table:table-cell office:value-type="float" office:value="2.656967101" calcext:value-type="float">
            <text:p>2.656967101</text:p>
          </table:table-cell>
          <table:table-cell office:value-type="float" office:value="3.033981295" calcext:value-type="float">
            <text:p>3.033981295</text:p>
          </table:table-cell>
          <table:table-cell office:value-type="float" office:value="3.662063587" calcext:value-type="float">
            <text:p>3.662063587</text:p>
          </table:table-cell>
          <table:table-cell office:value-type="float" office:value="2.956390321" calcext:value-type="float">
            <text:p>2.956390321</text:p>
          </table:table-cell>
          <table:table-cell office:value-type="float" office:value="11.575759838" calcext:value-type="float">
            <text:p>11.575759838</text:p>
          </table:table-cell>
          <table:table-cell office:value-type="float" office:value="3.858001671" calcext:value-type="float">
            <text:p>3.858001671</text:p>
          </table:table-cell>
          <table:table-cell office:value-type="float" office:value="3.369033762" calcext:value-type="float">
            <text:p>3.369033762</text:p>
          </table:table-cell>
          <table:table-cell office:value-type="float" office:value="27.503692582" calcext:value-type="float">
            <text:p>27.503692582</text:p>
          </table:table-cell>
          <table:table-cell office:value-type="float" office:value="4.005599948" calcext:value-type="float">
            <text:p>4.005599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rd_iter</text:p>
          </table:table-cell>
          <table:table-cell office:value-type="float" office:value="2.398696858" calcext:value-type="float">
            <text:p>2.398696858</text:p>
          </table:table-cell>
          <table:table-cell office:value-type="float" office:value="2.425903262" calcext:value-type="float">
            <text:p>2.425903262</text:p>
          </table:table-cell>
          <table:table-cell office:value-type="float" office:value="2.400192233" calcext:value-type="float">
            <text:p>2.400192233</text:p>
          </table:table-cell>
          <table:table-cell office:value-type="float" office:value="2.507339429" calcext:value-type="float">
            <text:p>2.507339429</text:p>
          </table:table-cell>
          <table:table-cell office:value-type="float" office:value="2.989913908" calcext:value-type="float">
            <text:p>2.989913908</text:p>
          </table:table-cell>
          <table:table-cell office:value-type="float" office:value="2.446655254" calcext:value-type="float">
            <text:p>2.446655254</text:p>
          </table:table-cell>
          <table:table-cell office:value-type="float" office:value="2.653091403" calcext:value-type="float">
            <text:p>2.653091403</text:p>
          </table:table-cell>
          <table:table-cell office:value-type="float" office:value="2.999343847" calcext:value-type="float">
            <text:p>2.999343847</text:p>
          </table:table-cell>
          <table:table-cell office:value-type="float" office:value="0.192520123" calcext:value-type="float">
            <text:p>0.192520123</text:p>
          </table:table-cell>
          <table:table-cell office:value-type="float" office:value="2.955276436" calcext:value-type="float">
            <text:p>2.955276436</text:p>
          </table:table-cell>
          <table:table-cell office:value-type="float" office:value="11.554138164" calcext:value-type="float">
            <text:p>11.554138164</text:p>
          </table:table-cell>
          <table:table-cell office:value-type="float" office:value="3.840637179" calcext:value-type="float">
            <text:p>3.840637179</text:p>
          </table:table-cell>
          <table:table-cell office:value-type="float" office:value="3.365707354" calcext:value-type="float">
            <text:p>3.365707354</text:p>
          </table:table-cell>
          <table:table-cell office:value-type="float" office:value="27.513473489" calcext:value-type="float">
            <text:p>27.513473489</text:p>
          </table:table-cell>
          <table:table-cell office:value-type="float" office:value="4.041336017" calcext:value-type="float">
            <text:p>4.0413360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th_iter</text:p>
          </table:table-cell>
          <table:table-cell office:value-type="float" office:value="2.403655981" calcext:value-type="float">
            <text:p>2.403655981</text:p>
          </table:table-cell>
          <table:table-cell office:value-type="float" office:value="2.427673294" calcext:value-type="float">
            <text:p>2.427673294</text:p>
          </table:table-cell>
          <table:table-cell office:value-type="float" office:value="2.378463713" calcext:value-type="float">
            <text:p>2.378463713</text:p>
          </table:table-cell>
          <table:table-cell office:value-type="float" office:value="2.490402197" calcext:value-type="float">
            <text:p>2.490402197</text:p>
          </table:table-cell>
          <table:table-cell office:value-type="float" office:value="2.992629996" calcext:value-type="float">
            <text:p>2.992629996</text:p>
          </table:table-cell>
          <table:table-cell office:value-type="float" office:value="3.595352135" calcext:value-type="float">
            <text:p>3.595352135</text:p>
          </table:table-cell>
          <table:table-cell office:value-type="float" office:value="1.183608991" calcext:value-type="float">
            <text:p>1.183608991</text:p>
          </table:table-cell>
          <table:table-cell office:value-type="float" office:value="4.74635313" calcext:value-type="float">
            <text:p>4.74635313</text:p>
          </table:table-cell>
          <table:table-cell office:value-type="float" office:value="0.174362145" calcext:value-type="float">
            <text:p>0.174362145</text:p>
          </table:table-cell>
          <table:table-cell office:value-type="float" office:value="2.959106416" calcext:value-type="float">
            <text:p>2.959106416</text:p>
          </table:table-cell>
          <table:table-cell office:value-type="float" office:value="11.612777655" calcext:value-type="float">
            <text:p>11.612777655</text:p>
          </table:table-cell>
          <table:table-cell office:value-type="float" office:value="3.818374576" calcext:value-type="float">
            <text:p>3.818374576</text:p>
          </table:table-cell>
          <table:table-cell office:value-type="float" office:value="3.346115098" calcext:value-type="float">
            <text:p>3.346115098</text:p>
          </table:table-cell>
          <table:table-cell office:value-type="float" office:value="27.485656725" calcext:value-type="float">
            <text:p>27.485656725</text:p>
          </table:table-cell>
          <table:table-cell office:value-type="float" office:value="4.038909878" calcext:value-type="float">
            <text:p>4.0389098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h_iter</text:p>
          </table:table-cell>
          <table:table-cell office:value-type="float" office:value="2.403533894" calcext:value-type="float">
            <text:p>2.403533894</text:p>
          </table:table-cell>
          <table:table-cell office:value-type="float" office:value="0.099990802" calcext:value-type="float">
            <text:p>0.099990802</text:p>
          </table:table-cell>
          <table:table-cell office:value-type="float" office:value="2.383163415" calcext:value-type="float">
            <text:p>2.383163415</text:p>
          </table:table-cell>
          <table:table-cell office:value-type="float" office:value="2.500305117" calcext:value-type="float">
            <text:p>2.500305117</text:p>
          </table:table-cell>
          <table:table-cell office:value-type="float" office:value="3.00306697" calcext:value-type="float">
            <text:p>3.00306697</text:p>
          </table:table-cell>
          <table:table-cell office:value-type="float" office:value="3.623779258" calcext:value-type="float">
            <text:p>3.623779258</text:p>
          </table:table-cell>
          <table:table-cell office:value-type="float" office:value="0.909637391" calcext:value-type="float">
            <text:p>0.909637391</text:p>
          </table:table-cell>
          <table:table-cell office:value-type="float" office:value="4.741790728" calcext:value-type="float">
            <text:p>4.741790728</text:p>
          </table:table-cell>
          <table:table-cell office:value-type="float" office:value="0.164154" calcext:value-type="float">
            <text:p>0.164154</text:p>
          </table:table-cell>
          <table:table-cell office:value-type="float" office:value="2.959182715" calcext:value-type="float">
            <text:p>2.959182715</text:p>
          </table:table-cell>
          <table:table-cell office:value-type="float" office:value="11.563507068" calcext:value-type="float">
            <text:p>11.563507068</text:p>
          </table:table-cell>
          <table:table-cell office:value-type="float" office:value="3.836822481" calcext:value-type="float">
            <text:p>3.836822481</text:p>
          </table:table-cell>
          <table:table-cell office:value-type="float" office:value="3.362426722" calcext:value-type="float">
            <text:p>3.362426722</text:p>
          </table:table-cell>
          <table:table-cell office:value-type="float" office:value="26.376571594" calcext:value-type="float">
            <text:p>26.376571594</text:p>
          </table:table-cell>
          <table:table-cell office:value-type="float" office:value="4.023864703" calcext:value-type="float">
            <text:p>4.0238647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th_iter</text:p>
          </table:table-cell>
          <table:table-cell office:value-type="float" office:value="2.405288644" calcext:value-type="float">
            <text:p>2.405288644</text:p>
          </table:table-cell>
          <table:table-cell office:value-type="float" office:value="2.423522905" calcext:value-type="float">
            <text:p>2.423522905</text:p>
          </table:table-cell>
          <table:table-cell office:value-type="float" office:value="2.379882801" calcext:value-type="float">
            <text:p>2.379882801</text:p>
          </table:table-cell>
          <table:table-cell office:value-type="float" office:value="2.497894265" calcext:value-type="float">
            <text:p>2.497894265</text:p>
          </table:table-cell>
          <table:table-cell office:value-type="float" office:value="2.986877426" calcext:value-type="float">
            <text:p>2.986877426</text:p>
          </table:table-cell>
          <table:table-cell office:value-type="float" office:value="2.430557211" calcext:value-type="float">
            <text:p>2.430557211</text:p>
          </table:table-cell>
          <table:table-cell office:value-type="float" office:value="2.661758362" calcext:value-type="float">
            <text:p>2.661758362</text:p>
          </table:table-cell>
          <table:table-cell office:value-type="float" office:value="4.747253394" calcext:value-type="float">
            <text:p>4.747253394</text:p>
          </table:table-cell>
          <table:table-cell office:value-type="float" office:value="0.193771302" calcext:value-type="float">
            <text:p>0.193771302</text:p>
          </table:table-cell>
          <table:table-cell office:value-type="float" office:value="2.946548426" calcext:value-type="float">
            <text:p>2.946548426</text:p>
          </table:table-cell>
          <table:table-cell office:value-type="float" office:value="11.585021955" calcext:value-type="float">
            <text:p>11.585021955</text:p>
          </table:table-cell>
          <table:table-cell office:value-type="float" office:value="3.755096405" calcext:value-type="float">
            <text:p>3.755096405</text:p>
          </table:table-cell>
          <table:table-cell office:value-type="float" office:value="3.363296485" calcext:value-type="float">
            <text:p>3.363296485</text:p>
          </table:table-cell>
          <table:table-cell office:value-type="float" office:value="27.553100538" calcext:value-type="float">
            <text:p>27.553100538</text:p>
          </table:table-cell>
          <table:table-cell office:value-type="float" office:value="4.098800624" calcext:value-type="float">
            <text:p>4.098800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th_iter</text:p>
          </table:table-cell>
          <table:table-cell office:value-type="float" office:value="2.399856559" calcext:value-type="float">
            <text:p>2.399856559</text:p>
          </table:table-cell>
          <table:table-cell office:value-type="float" office:value="2.423278771" calcext:value-type="float">
            <text:p>2.423278771</text:p>
          </table:table-cell>
          <table:table-cell office:value-type="float" office:value="2.38296503" calcext:value-type="float">
            <text:p>2.38296503</text:p>
          </table:table-cell>
          <table:table-cell office:value-type="float" office:value="2.495346028" calcext:value-type="float">
            <text:p>2.495346028</text:p>
          </table:table-cell>
          <table:table-cell office:value-type="float" office:value="2.971191363" calcext:value-type="float">
            <text:p>2.971191363</text:p>
          </table:table-cell>
          <table:table-cell office:value-type="float" office:value="2.463958699" calcext:value-type="float">
            <text:p>2.463958699</text:p>
          </table:table-cell>
          <table:table-cell office:value-type="float" office:value="2.651077243" calcext:value-type="float">
            <text:p>2.651077243</text:p>
          </table:table-cell>
          <table:table-cell office:value-type="float" office:value="4.751266432" calcext:value-type="float">
            <text:p>4.751266432</text:p>
          </table:table-cell>
          <table:table-cell office:value-type="float" office:value="2.54296875" calcext:value-type="float">
            <text:p>2.54296875</text:p>
          </table:table-cell>
          <table:table-cell office:value-type="float" office:value="2.952743498" calcext:value-type="float">
            <text:p>2.952743498</text:p>
          </table:table-cell>
          <table:table-cell office:value-type="float" office:value="11.560516306" calcext:value-type="float">
            <text:p>11.560516306</text:p>
          </table:table-cell>
          <table:table-cell office:value-type="float" office:value="3.817459066" calcext:value-type="float">
            <text:p>3.817459066</text:p>
          </table:table-cell>
          <table:table-cell office:value-type="float" office:value="3.364349347" calcext:value-type="float">
            <text:p>3.364349347</text:p>
          </table:table-cell>
          <table:table-cell office:value-type="float" office:value="27.503189039" calcext:value-type="float">
            <text:p>27.503189039</text:p>
          </table:table-cell>
          <table:table-cell office:value-type="float" office:value="4.007400503" calcext:value-type="float">
            <text:p>4.0074005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th_iter</text:p>
          </table:table-cell>
          <table:table-cell office:value-type="float" office:value="2.396881072" calcext:value-type="float">
            <text:p>2.396881072</text:p>
          </table:table-cell>
          <table:table-cell office:value-type="float" office:value="2.412628142" calcext:value-type="float">
            <text:p>2.412628142</text:p>
          </table:table-cell>
          <table:table-cell office:value-type="float" office:value="2.380859329" calcext:value-type="float">
            <text:p>2.380859329</text:p>
          </table:table-cell>
          <table:table-cell office:value-type="float" office:value="2.500656067" calcext:value-type="float">
            <text:p>2.500656067</text:p>
          </table:table-cell>
          <table:table-cell office:value-type="float" office:value="2.987441998" calcext:value-type="float">
            <text:p>2.987441998</text:p>
          </table:table-cell>
          <table:table-cell office:value-type="float" office:value="2.418304412" calcext:value-type="float">
            <text:p>2.418304412</text:p>
          </table:table-cell>
          <table:table-cell office:value-type="float" office:value="1.790542588" calcext:value-type="float">
            <text:p>1.790542588</text:p>
          </table:table-cell>
          <table:table-cell office:value-type="float" office:value="2.436294522" calcext:value-type="float">
            <text:p>2.436294522</text:p>
          </table:table-cell>
          <table:table-cell office:value-type="float" office:value="0.207672081" calcext:value-type="float">
            <text:p>0.207672081</text:p>
          </table:table-cell>
          <table:table-cell office:value-type="float" office:value="2.963378886" calcext:value-type="float">
            <text:p>2.963378886</text:p>
          </table:table-cell>
          <table:table-cell office:value-type="float" office:value="10.423507635" calcext:value-type="float">
            <text:p>10.423507635</text:p>
          </table:table-cell>
          <table:table-cell office:value-type="float" office:value="3.835266094" calcext:value-type="float">
            <text:p>3.835266094</text:p>
          </table:table-cell>
          <table:table-cell office:value-type="float" office:value="3.362823454" calcext:value-type="float">
            <text:p>3.362823454</text:p>
          </table:table-cell>
          <table:table-cell office:value-type="float" office:value="27.506469688" calcext:value-type="float">
            <text:p>27.506469688</text:p>
          </table:table-cell>
          <table:table-cell office:value-type="float" office:value="4.036361647" calcext:value-type="float">
            <text:p>4.0363616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th_iter</text:p>
          </table:table-cell>
          <table:table-cell office:value-type="float" office:value="1.226364108" calcext:value-type="float">
            <text:p>1.226364108</text:p>
          </table:table-cell>
          <table:table-cell office:value-type="float" office:value="1.255767788" calcext:value-type="float">
            <text:p>1.255767788</text:p>
          </table:table-cell>
          <table:table-cell office:value-type="float" office:value="2.384231507" calcext:value-type="float">
            <text:p>2.384231507</text:p>
          </table:table-cell>
          <table:table-cell office:value-type="float" office:value="2.507446257" calcext:value-type="float">
            <text:p>2.507446257</text:p>
          </table:table-cell>
          <table:table-cell office:value-type="float" office:value="3.004394477" calcext:value-type="float">
            <text:p>3.004394477</text:p>
          </table:table-cell>
          <table:table-cell office:value-type="float" office:value="3.652313209" calcext:value-type="float">
            <text:p>3.652313209</text:p>
          </table:table-cell>
          <table:table-cell office:value-type="float" office:value="0.332839921" calcext:value-type="float">
            <text:p>0.332839921</text:p>
          </table:table-cell>
          <table:table-cell office:value-type="float" office:value="3.578842136" calcext:value-type="float">
            <text:p>3.578842136</text:p>
          </table:table-cell>
          <table:table-cell office:value-type="float" office:value="3.661849914" calcext:value-type="float">
            <text:p>3.661849914</text:p>
          </table:table-cell>
          <table:table-cell office:value-type="float" office:value="2.958343464" calcext:value-type="float">
            <text:p>2.958343464</text:p>
          </table:table-cell>
          <table:table-cell office:value-type="float" office:value="11.592544528" calcext:value-type="float">
            <text:p>11.592544528</text:p>
          </table:table-cell>
          <table:table-cell office:value-type="float" office:value="3.817733722" calcext:value-type="float">
            <text:p>3.817733722</text:p>
          </table:table-cell>
          <table:table-cell office:value-type="float" office:value="3.369247384" calcext:value-type="float">
            <text:p>3.369247384</text:p>
          </table:table-cell>
          <table:table-cell office:value-type="float" office:value="27.516418418" calcext:value-type="float">
            <text:p>27.516418418</text:p>
          </table:table-cell>
          <table:table-cell office:value-type="float" office:value="4.057937597" calcext:value-type="float">
            <text:p>4.0579375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th_iter</text:p>
          </table:table-cell>
          <table:table-cell office:value-type="float" office:value="2.403411813" calcext:value-type="float">
            <text:p>2.403411813</text:p>
          </table:table-cell>
          <table:table-cell office:value-type="float" office:value="2.428726139" calcext:value-type="float">
            <text:p>2.428726139</text:p>
          </table:table-cell>
          <table:table-cell office:value-type="float" office:value="2.382354682" calcext:value-type="float">
            <text:p>2.382354682</text:p>
          </table:table-cell>
          <table:table-cell office:value-type="float" office:value="2.494079533" calcext:value-type="float">
            <text:p>2.494079533</text:p>
          </table:table-cell>
          <table:table-cell office:value-type="float" office:value="1.828323306" calcext:value-type="float">
            <text:p>1.828323306</text:p>
          </table:table-cell>
          <table:table-cell office:value-type="float" office:value="1.290374714" calcext:value-type="float">
            <text:p>1.290374714</text:p>
          </table:table-cell>
          <table:table-cell office:value-type="float" office:value="2.649505569" calcext:value-type="float">
            <text:p>2.649505569</text:p>
          </table:table-cell>
          <table:table-cell office:value-type="float" office:value="1.131011944" calcext:value-type="float">
            <text:p>1.131011944</text:p>
          </table:table-cell>
          <table:table-cell office:value-type="float" office:value="0.261566145" calcext:value-type="float">
            <text:p>0.261566145</text:p>
          </table:table-cell>
          <table:table-cell office:value-type="float" office:value="2.95626828" calcext:value-type="float">
            <text:p>2.95626828</text:p>
          </table:table-cell>
          <table:table-cell office:value-type="float" office:value="11.599258373" calcext:value-type="float">
            <text:p>11.599258373</text:p>
          </table:table-cell>
          <table:table-cell office:value-type="float" office:value="3.246597281" calcext:value-type="float">
            <text:p>3.246597281</text:p>
          </table:table-cell>
          <table:table-cell office:value-type="float" office:value="3.359832715" calcext:value-type="float">
            <text:p>3.359832715</text:p>
          </table:table-cell>
          <table:table-cell office:value-type="float" office:value="27.498153651" calcext:value-type="float">
            <text:p>27.498153651</text:p>
          </table:table-cell>
          <table:table-cell office:value-type="float" office:value="4.038040115" calcext:value-type="float">
            <text:p>4.038040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27];[.B328];[.B329];[.B330];[.B331];[.B332];[.B333];[.B334];[.B335];[.B336])" office:value-type="float" office:value="2.2828353546" calcext:value-type="float">
            <text:p>2.2828353546</text:p>
          </table:table-cell>
          <table:table-cell table:formula="of:=AVERAGE([.C327];[.C328];[.C329];[.C330];[.C331];[.C332];[.C333];[.C334];[.C335];[.C336])" office:value-type="float" office:value="1.9578399219" calcext:value-type="float">
            <text:p>1.9578399219</text:p>
          </table:table-cell>
          <table:table-cell table:formula="of:=AVERAGE([.D327];[.D328];[.D329];[.D330];[.D331];[.D332];[.D333];[.D334];[.D335];[.D336])" office:value-type="float" office:value="2.4436385677" calcext:value-type="float">
            <text:p>2.4436385677</text:p>
          </table:table-cell>
          <table:table-cell table:formula="of:=AVERAGE([.E327];[.E328];[.E329];[.E330];[.E331];[.E332];[.E333];[.E334];[.E335];[.E336])" office:value-type="float" office:value="2.4988753834" calcext:value-type="float">
            <text:p>2.4988753834</text:p>
          </table:table-cell>
          <table:table-cell table:formula="of:=AVERAGE([.F327];[.F328];[.F329];[.F330];[.F331];[.F332];[.F333];[.F334];[.F335];[.F336])" office:value-type="float" office:value="2.8741149517" calcext:value-type="float">
            <text:p>2.8741149517</text:p>
          </table:table-cell>
          <table:table-cell table:formula="of:=AVERAGE([.G327];[.G328];[.G329];[.G330];[.G331];[.G332];[.G333];[.G334];[.G335];[.G336])" office:value-type="float" office:value="2.7423980371" calcext:value-type="float">
            <text:p>2.7423980371</text:p>
          </table:table-cell>
          <table:table-cell table:formula="of:=AVERAGE([.H327];[.H328];[.H329];[.H330];[.H331];[.H332];[.H333];[.H334];[.H335];[.H336])" office:value-type="float" office:value="1.7819274522" calcext:value-type="float">
            <text:p>1.7819274522</text:p>
          </table:table-cell>
          <table:table-cell table:formula="of:=AVERAGE([.I327];[.I328];[.I329];[.I330];[.I331];[.I332];[.I333];[.I334];[.I335];[.I336])" office:value-type="float" office:value="3.5767821946" calcext:value-type="float">
            <text:p>3.5767821946</text:p>
          </table:table-cell>
          <table:table-cell table:formula="of:=AVERAGE([.J327];[.J328];[.J329];[.J330];[.J331];[.J332];[.J333];[.J334];[.J335];[.J336])" office:value-type="float" office:value="1.2984756172" calcext:value-type="float">
            <text:p>1.2984756172</text:p>
          </table:table-cell>
          <table:table-cell table:formula="of:=AVERAGE([.K327];[.K328];[.K329];[.K330];[.K331];[.K332];[.K333];[.K334];[.K335];[.K336])" office:value-type="float" office:value="2.9564406997" calcext:value-type="float">
            <text:p>2.9564406997</text:p>
          </table:table-cell>
          <table:table-cell table:formula="of:=AVERAGE([.L327];[.L328];[.L329];[.L330];[.L331];[.L332];[.L333];[.L334];[.L335];[.L336])" office:value-type="float" office:value="11.4674758514" calcext:value-type="float">
            <text:p>11.4674758514</text:p>
          </table:table-cell>
          <table:table-cell table:formula="of:=AVERAGE([.M327];[.M328];[.M329];[.M330];[.M331];[.M332];[.M333];[.M334];[.M335];[.M336])" office:value-type="float" office:value="3.7596587794" calcext:value-type="float">
            <text:p>3.7596587794</text:p>
          </table:table-cell>
          <table:table-cell table:formula="of:=AVERAGE([.N327];[.N328];[.N329];[.N330];[.N331];[.N332];[.N333];[.N334];[.N335];[.N336])" office:value-type="float" office:value="3.2462371452" calcext:value-type="float">
            <text:p>3.2462371452</text:p>
          </table:table-cell>
          <table:table-cell table:formula="of:=AVERAGE([.O327];[.O328];[.O329];[.O330];[.O331];[.O332];[.O333];[.O334];[.O335];[.O336])" office:value-type="float" office:value="27.3990020367" calcext:value-type="float">
            <text:p>27.3990020367</text:p>
          </table:table-cell>
          <table:table-cell table:formula="of:=AVERAGE([.P327];[.P328];[.P329];[.P330];[.P331];[.P332];[.P333];[.P334];[.P335];[.P336])" office:value-type="float" office:value="4.0401458398" calcext:value-type="float">
            <text:p>4.0401458398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half_senders</text:p>
          </table:table-cell>
          <table:table-cell office:value-type="string" calcext:value-type="string">
            <text:p>Tree_5</text:p>
          </table:table-cell>
          <table:table-cell office:value-type="string" calcext:value-type="string">
            <text:p>Chain_5</text:p>
          </table:table-cell>
          <table:table-cell office:value-type="string" calcext:value-type="string">
            <text:p>Grid_5</text:p>
          </table:table-cell>
          <table:table-cell office:value-type="string" calcext:value-type="string">
            <text:p>Tree_15</text:p>
          </table:table-cell>
          <table:table-cell office:value-type="string" calcext:value-type="string">
            <text:p>Chain_15</text:p>
          </table:table-cell>
          <table:table-cell office:value-type="string" calcext:value-type="string">
            <text:p>Grid_15</text:p>
          </table:table-cell>
          <table:table-cell office:value-type="string" calcext:value-type="string">
            <text:p>Tree_30</text:p>
          </table:table-cell>
          <table:table-cell office:value-type="string" calcext:value-type="string">
            <text:p>Chain_30</text:p>
          </table:table-cell>
          <table:table-cell office:value-type="string" calcext:value-type="string">
            <text:p>Grid_30</text:p>
          </table:table-cell>
          <table:table-cell office:value-type="string" calcext:value-type="string">
            <text:p>Tree_60</text:p>
          </table:table-cell>
          <table:table-cell office:value-type="string" calcext:value-type="string">
            <text:p>Chain_60</text:p>
          </table:table-cell>
          <table:table-cell office:value-type="string" calcext:value-type="string">
            <text:p>Grid_60</text:p>
          </table:table-cell>
          <table:table-cell office:value-type="string" calcext:value-type="string">
            <text:p>Tree_100</text:p>
          </table:table-cell>
          <table:table-cell office:value-type="string" calcext:value-type="string">
            <text:p>Chain_100</text:p>
          </table:table-cell>
          <table:table-cell office:value-type="string" calcext:value-type="string">
            <text:p>Grid_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st_iter</text:p>
          </table:table-cell>
          <table:table-cell office:value-type="float" office:value="5.915313684" calcext:value-type="float">
            <text:p>5.915313684</text:p>
          </table:table-cell>
          <table:table-cell office:value-type="float" office:value="8.869918778" calcext:value-type="float">
            <text:p>8.869918778</text:p>
          </table:table-cell>
          <table:table-cell office:value-type="float" office:value="5.890609684" calcext:value-type="float">
            <text:p>5.890609684</text:p>
          </table:table-cell>
          <table:table-cell office:value-type="float" office:value="29.473632812" calcext:value-type="float">
            <text:p>29.473632812</text:p>
          </table:table-cell>
          <table:table-cell office:value-type="float" office:value="21.692092823" calcext:value-type="float">
            <text:p>21.692092823</text:p>
          </table:table-cell>
          <table:table-cell office:value-type="float" office:value="29.319091764" calcext:value-type="float">
            <text:p>29.319091764</text:p>
          </table:table-cell>
          <table:table-cell office:value-type="float" office:value="0.313064566" calcext:value-type="float">
            <text:p>0.313064566</text:p>
          </table:table-cell>
          <table:table-cell office:value-type="float" office:value="3.502868641" calcext:value-type="float">
            <text:p>3.502868641</text:p>
          </table:table-cell>
          <table:table-cell office:value-type="float" office:value="6.249038644" calcext:value-type="float">
            <text:p>6.249038644</text:p>
          </table:table-cell>
          <table:table-cell office:value-type="float" office:value="182.924804687" calcext:value-type="float">
            <text:p>182.924804687</text:p>
          </table:table-cell>
          <table:table-cell office:value-type="float" office:value="133.205764738" calcext:value-type="float">
            <text:p>133.205764738</text:p>
          </table:table-cell>
          <table:table-cell office:value-type="float" office:value="19.794113146" calcext:value-type="float">
            <text:p>19.794113146</text:p>
          </table:table-cell>
          <table:table-cell office:value-type="float" office:value="189.240493727" calcext:value-type="float">
            <text:p>189.240493727</text:p>
          </table:table-cell>
          <table:table-cell office:value-type="float" office:value="233.581314051" calcext:value-type="float">
            <text:p>233.581314051</text:p>
          </table:table-cell>
          <table:table-cell office:value-type="float" office:value="15.137695278" calcext:value-type="float">
            <text:p>15.1376952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nd_iter</text:p>
          </table:table-cell>
          <table:table-cell office:value-type="float" office:value="5.920120226" calcext:value-type="float">
            <text:p>5.920120226</text:p>
          </table:table-cell>
          <table:table-cell office:value-type="float" office:value="3.020111029" calcext:value-type="float">
            <text:p>3.020111029</text:p>
          </table:table-cell>
          <table:table-cell office:value-type="float" office:value="7.661972012" calcext:value-type="float">
            <text:p>7.661972012</text:p>
          </table:table-cell>
          <table:table-cell office:value-type="float" office:value="31.104629493" calcext:value-type="float">
            <text:p>31.104629493</text:p>
          </table:table-cell>
          <table:table-cell office:value-type="float" office:value="14.028640733" calcext:value-type="float">
            <text:p>14.028640733</text:p>
          </table:table-cell>
          <table:table-cell office:value-type="float" office:value="29.412109323" calcext:value-type="float">
            <text:p>29.412109323</text:p>
          </table:table-cell>
          <table:table-cell office:value-type="float" office:value="0.324462883" calcext:value-type="float">
            <text:p>0.324462883</text:p>
          </table:table-cell>
          <table:table-cell office:value-type="float" office:value="2.281295753" calcext:value-type="float">
            <text:p>2.281295753</text:p>
          </table:table-cell>
          <table:table-cell office:value-type="float" office:value="0.762924136" calcext:value-type="float">
            <text:p>0.762924136</text:p>
          </table:table-cell>
          <table:table-cell office:value-type="float" office:value="133.290451036" calcext:value-type="float">
            <text:p>133.290451036</text:p>
          </table:table-cell>
          <table:table-cell office:value-type="float" office:value="127.794631936" calcext:value-type="float">
            <text:p>127.794631936</text:p>
          </table:table-cell>
          <table:table-cell office:value-type="float" office:value="17.789047207" calcext:value-type="float">
            <text:p>17.789047207</text:p>
          </table:table-cell>
          <table:table-cell office:value-type="float" office:value="164.93669126" calcext:value-type="float">
            <text:p>164.93669126</text:p>
          </table:table-cell>
          <table:table-cell office:value-type="float" office:value="267.592971755" calcext:value-type="float">
            <text:p>267.592971755</text:p>
          </table:table-cell>
          <table:table-cell office:value-type="float" office:value="14.754531805" calcext:value-type="float">
            <text:p>14.7545318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rd_iter</text:p>
          </table:table-cell>
          <table:table-cell office:value-type="float" office:value="5.92700194" calcext:value-type="float">
            <text:p>5.92700194</text:p>
          </table:table-cell>
          <table:table-cell office:value-type="float" office:value="5.934875469" calcext:value-type="float">
            <text:p>5.934875469</text:p>
          </table:table-cell>
          <table:table-cell office:value-type="float" office:value="5.892700154" calcext:value-type="float">
            <text:p>5.892700154</text:p>
          </table:table-cell>
          <table:table-cell office:value-type="float" office:value="29.810562122" calcext:value-type="float">
            <text:p>29.810562122</text:p>
          </table:table-cell>
          <table:table-cell office:value-type="float" office:value="14.967529235" calcext:value-type="float">
            <text:p>14.967529235</text:p>
          </table:table-cell>
          <table:table-cell office:value-type="float" office:value="35.361389131" calcext:value-type="float">
            <text:p>35.361389131</text:p>
          </table:table-cell>
          <table:table-cell office:value-type="float" office:value="4.318359375" calcext:value-type="float">
            <text:p>4.318359375</text:p>
          </table:table-cell>
          <table:table-cell office:value-type="float" office:value="2.417037935" calcext:value-type="float">
            <text:p>2.417037935</text:p>
          </table:table-cell>
          <table:table-cell office:value-type="float" office:value="0.160842845" calcext:value-type="float">
            <text:p>0.160842845</text:p>
          </table:table-cell>
          <table:table-cell office:value-type="float" office:value="125.685073826" calcext:value-type="float">
            <text:p>125.685073826</text:p>
          </table:table-cell>
          <table:table-cell office:value-type="float" office:value="120.420852621" calcext:value-type="float">
            <text:p>120.420852621</text:p>
          </table:table-cell>
          <table:table-cell office:value-type="float" office:value="24.143402043" calcext:value-type="float">
            <text:p>24.143402043</text:p>
          </table:table-cell>
          <table:table-cell office:value-type="float" office:value="177.309753371" calcext:value-type="float">
            <text:p>177.309753371</text:p>
          </table:table-cell>
          <table:table-cell office:value-type="float" office:value="222.40661618" calcext:value-type="float">
            <text:p>222.40661618</text:p>
          </table:table-cell>
          <table:table-cell office:value-type="float" office:value="12.863998386" calcext:value-type="float">
            <text:p>12.8639983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th_iter</text:p>
          </table:table-cell>
          <table:table-cell office:value-type="float" office:value="2.99357603" calcext:value-type="float">
            <text:p>2.99357603</text:p>
          </table:table-cell>
          <table:table-cell office:value-type="float" office:value="8.866806021" calcext:value-type="float">
            <text:p>8.866806021</text:p>
          </table:table-cell>
          <table:table-cell office:value-type="float" office:value="5.889526328" calcext:value-type="float">
            <text:p>5.889526328</text:p>
          </table:table-cell>
          <table:table-cell office:value-type="float" office:value="29.403610216" calcext:value-type="float">
            <text:p>29.403610216</text:p>
          </table:table-cell>
          <table:table-cell office:value-type="float" office:value="21.698989835" calcext:value-type="float">
            <text:p>21.698989835</text:p>
          </table:table-cell>
          <table:table-cell office:value-type="float" office:value="29.53488153" calcext:value-type="float">
            <text:p>29.53488153</text:p>
          </table:table-cell>
          <table:table-cell office:value-type="float" office:value="0.920959449" calcext:value-type="float">
            <text:p>0.920959449</text:p>
          </table:table-cell>
          <table:table-cell office:value-type="float" office:value="2.538360577" calcext:value-type="float">
            <text:p>2.538360577</text:p>
          </table:table-cell>
          <table:table-cell office:value-type="float" office:value="0.192749004" calcext:value-type="float">
            <text:p>0.192749004</text:p>
          </table:table-cell>
          <table:table-cell office:value-type="float" office:value="116.810226408" calcext:value-type="float">
            <text:p>116.810226408</text:p>
          </table:table-cell>
          <table:table-cell office:value-type="float" office:value="128.416793767" calcext:value-type="float">
            <text:p>128.416793767</text:p>
          </table:table-cell>
          <table:table-cell office:value-type="float" office:value="22.802703812" calcext:value-type="float">
            <text:p>22.802703812</text:p>
          </table:table-cell>
          <table:table-cell office:value-type="float" office:value="182.176071153" calcext:value-type="float">
            <text:p>182.176071153</text:p>
          </table:table-cell>
          <table:table-cell office:value-type="float" office:value="302.790878251" calcext:value-type="float">
            <text:p>302.790878251</text:p>
          </table:table-cell>
          <table:table-cell office:value-type="float" office:value="14.782333344" calcext:value-type="float">
            <text:p>14.782333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h_iter</text:p>
          </table:table-cell>
          <table:table-cell office:value-type="float" office:value="0.078842113" calcext:value-type="float">
            <text:p>0.078842113</text:p>
          </table:table-cell>
          <table:table-cell office:value-type="float" office:value="8.862045255" calcext:value-type="float">
            <text:p>8.862045255</text:p>
          </table:table-cell>
          <table:table-cell office:value-type="float" office:value="5.891448918" calcext:value-type="float">
            <text:p>5.891448918</text:p>
          </table:table-cell>
          <table:table-cell office:value-type="float" office:value="30.149230929" calcext:value-type="float">
            <text:p>30.149230929</text:p>
          </table:table-cell>
          <table:table-cell office:value-type="float" office:value="21.682830758" calcext:value-type="float">
            <text:p>21.682830758</text:p>
          </table:table-cell>
          <table:table-cell office:value-type="float" office:value="29.425415018" calcext:value-type="float">
            <text:p>29.425415018</text:p>
          </table:table-cell>
          <table:table-cell office:value-type="float" office:value="4.374298065" calcext:value-type="float">
            <text:p>4.374298065</text:p>
          </table:table-cell>
          <table:table-cell office:value-type="float" office:value="2.273635817" calcext:value-type="float">
            <text:p>2.273635817</text:p>
          </table:table-cell>
          <table:table-cell office:value-type="float" office:value="1.333785977" calcext:value-type="float">
            <text:p>1.333785977</text:p>
          </table:table-cell>
          <table:table-cell office:value-type="float" office:value="127.999114978" calcext:value-type="float">
            <text:p>127.999114978</text:p>
          </table:table-cell>
          <table:table-cell office:value-type="float" office:value="166.62858576" calcext:value-type="float">
            <text:p>166.62858576</text:p>
          </table:table-cell>
          <table:table-cell office:value-type="float" office:value="31.742675772" calcext:value-type="float">
            <text:p>31.742675772</text:p>
          </table:table-cell>
          <table:table-cell office:value-type="float" office:value="212.884811361" calcext:value-type="float">
            <text:p>212.884811361</text:p>
          </table:table-cell>
          <table:table-cell office:value-type="float" office:value="232.897567725" calcext:value-type="float">
            <text:p>232.897567725</text:p>
          </table:table-cell>
          <table:table-cell office:value-type="float" office:value="15.882171571" calcext:value-type="float">
            <text:p>15.8821715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th_iter</text:p>
          </table:table-cell>
          <table:table-cell office:value-type="float" office:value="8.853683459" calcext:value-type="float">
            <text:p>8.853683459</text:p>
          </table:table-cell>
          <table:table-cell office:value-type="float" office:value="5.932800252" calcext:value-type="float">
            <text:p>5.932800252</text:p>
          </table:table-cell>
          <table:table-cell office:value-type="float" office:value="5.882308951" calcext:value-type="float">
            <text:p>5.882308951</text:p>
          </table:table-cell>
          <table:table-cell office:value-type="float" office:value="30.052307091" calcext:value-type="float">
            <text:p>30.052307091</text:p>
          </table:table-cell>
          <table:table-cell office:value-type="float" office:value="21.664245541" calcext:value-type="float">
            <text:p>21.664245541</text:p>
          </table:table-cell>
          <table:table-cell office:value-type="float" office:value="29.495574908" calcext:value-type="float">
            <text:p>29.495574908</text:p>
          </table:table-cell>
          <table:table-cell office:value-type="float" office:value="1.230026219" calcext:value-type="float">
            <text:p>1.230026219</text:p>
          </table:table-cell>
          <table:table-cell office:value-type="float" office:value="2.293655345" calcext:value-type="float">
            <text:p>2.293655345</text:p>
          </table:table-cell>
          <table:table-cell office:value-type="float" office:value="10.076232869" calcext:value-type="float">
            <text:p>10.076232869</text:p>
          </table:table-cell>
          <table:table-cell office:value-type="float" office:value="140.614746068" calcext:value-type="float">
            <text:p>140.614746068</text:p>
          </table:table-cell>
          <table:table-cell office:value-type="float" office:value="147.96601863" calcext:value-type="float">
            <text:p>147.96601863</text:p>
          </table:table-cell>
          <table:table-cell office:value-type="float" office:value="29.988738959" calcext:value-type="float">
            <text:p>29.988738959</text:p>
          </table:table-cell>
          <table:table-cell office:value-type="float" office:value="154.157226562" calcext:value-type="float">
            <text:p>154.157226562</text:p>
          </table:table-cell>
          <table:table-cell office:value-type="float" office:value="266.044189406" calcext:value-type="float">
            <text:p>266.044189406</text:p>
          </table:table-cell>
          <table:table-cell office:value-type="float" office:value="11.596755929" calcext:value-type="float">
            <text:p>11.5967559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th_iter</text:p>
          </table:table-cell>
          <table:table-cell office:value-type="float" office:value="2.998947104" calcext:value-type="float">
            <text:p>2.998947104</text:p>
          </table:table-cell>
          <table:table-cell office:value-type="float" office:value="8.86384581" calcext:value-type="float">
            <text:p>8.86384581</text:p>
          </table:table-cell>
          <table:table-cell office:value-type="float" office:value="5.888580288" calcext:value-type="float">
            <text:p>5.888580288</text:p>
          </table:table-cell>
          <table:table-cell office:value-type="float" office:value="29.369247378" calcext:value-type="float">
            <text:p>29.369247378</text:p>
          </table:table-cell>
          <table:table-cell office:value-type="float" office:value="20.952835039" calcext:value-type="float">
            <text:p>20.952835039</text:p>
          </table:table-cell>
          <table:table-cell office:value-type="float" office:value="29.578948964" calcext:value-type="float">
            <text:p>29.578948964</text:p>
          </table:table-cell>
          <table:table-cell office:value-type="float" office:value="0.909927329" calcext:value-type="float">
            <text:p>0.909927329</text:p>
          </table:table-cell>
          <table:table-cell office:value-type="float" office:value="2.266967748" calcext:value-type="float">
            <text:p>2.266967748</text:p>
          </table:table-cell>
          <table:table-cell office:value-type="float" office:value="1.859130809" calcext:value-type="float">
            <text:p>1.859130809</text:p>
          </table:table-cell>
          <table:table-cell office:value-type="float" office:value="186.770416248" calcext:value-type="float">
            <text:p>186.770416248</text:p>
          </table:table-cell>
          <table:table-cell office:value-type="float" office:value="138.245437574" calcext:value-type="float">
            <text:p>138.245437574</text:p>
          </table:table-cell>
          <table:table-cell office:value-type="float" office:value="22.332031227" calcext:value-type="float">
            <text:p>22.332031227</text:p>
          </table:table-cell>
          <table:table-cell office:value-type="float" office:value="180.8359375" calcext:value-type="float">
            <text:p>180.8359375</text:p>
          </table:table-cell>
          <table:table-cell office:value-type="float" office:value="279.663589429" calcext:value-type="float">
            <text:p>279.663589429</text:p>
          </table:table-cell>
          <table:table-cell office:value-type="float" office:value="11.830627432" calcext:value-type="float">
            <text:p>11.8306274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th_iter</text:p>
          </table:table-cell>
          <table:table-cell office:value-type="float" office:value="5.927673288" calcext:value-type="float">
            <text:p>5.927673288</text:p>
          </table:table-cell>
          <table:table-cell office:value-type="float" office:value="8.874450629" calcext:value-type="float">
            <text:p>8.874450629</text:p>
          </table:table-cell>
          <table:table-cell office:value-type="float" office:value="5.888809152" calcext:value-type="float">
            <text:p>5.888809152</text:p>
          </table:table-cell>
          <table:table-cell office:value-type="float" office:value="22.528076127" calcext:value-type="float">
            <text:p>22.528076127</text:p>
          </table:table-cell>
          <table:table-cell office:value-type="float" office:value="14.03929134" calcext:value-type="float">
            <text:p>14.03929134</text:p>
          </table:table-cell>
          <table:table-cell office:value-type="float" office:value="23.610839818" calcext:value-type="float">
            <text:p>23.610839818</text:p>
          </table:table-cell>
          <table:table-cell office:value-type="float" office:value="19.405426018" calcext:value-type="float">
            <text:p>19.405426018</text:p>
          </table:table-cell>
          <table:table-cell office:value-type="float" office:value="2.267837511" calcext:value-type="float">
            <text:p>2.267837511</text:p>
          </table:table-cell>
          <table:table-cell office:value-type="float" office:value="0.172012299" calcext:value-type="float">
            <text:p>0.172012299</text:p>
          </table:table-cell>
          <table:table-cell office:value-type="float" office:value="111.743896428" calcext:value-type="float">
            <text:p>111.743896428</text:p>
          </table:table-cell>
          <table:table-cell office:value-type="float" office:value="143.976318326" calcext:value-type="float">
            <text:p>143.976318326</text:p>
          </table:table-cell>
          <table:table-cell office:value-type="float" office:value="25.279449439" calcext:value-type="float">
            <text:p>25.279449439</text:p>
          </table:table-cell>
          <table:table-cell office:value-type="float" office:value="168.176879859" calcext:value-type="float">
            <text:p>168.176879859</text:p>
          </table:table-cell>
          <table:table-cell office:value-type="float" office:value="257.893615676" calcext:value-type="float">
            <text:p>257.893615676</text:p>
          </table:table-cell>
          <table:table-cell office:value-type="float" office:value="10.73818964" calcext:value-type="float">
            <text:p>10.738189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th_iter</text:p>
          </table:table-cell>
          <table:table-cell office:value-type="float" office:value="5.927780116" calcext:value-type="float">
            <text:p>5.927780116</text:p>
          </table:table-cell>
          <table:table-cell office:value-type="float" office:value="8.875289881" calcext:value-type="float">
            <text:p>8.875289881</text:p>
          </table:table-cell>
          <table:table-cell office:value-type="float" office:value="5.909469585" calcext:value-type="float">
            <text:p>5.909469585</text:p>
          </table:table-cell>
          <table:table-cell office:value-type="float" office:value="29.587203949" calcext:value-type="float">
            <text:p>29.587203949</text:p>
          </table:table-cell>
          <table:table-cell office:value-type="float" office:value="15.749359077" calcext:value-type="float">
            <text:p>15.749359077</text:p>
          </table:table-cell>
          <table:table-cell office:value-type="float" office:value="29.387863101" calcext:value-type="float">
            <text:p>29.387863101</text:p>
          </table:table-cell>
          <table:table-cell office:value-type="float" office:value="0.90940855" calcext:value-type="float">
            <text:p>0.90940855</text:p>
          </table:table-cell>
          <table:table-cell office:value-type="float" office:value="3.552795352" calcext:value-type="float">
            <text:p>3.552795352</text:p>
          </table:table-cell>
          <table:table-cell office:value-type="float" office:value="1.1953125" calcext:value-type="float">
            <text:p>1.1953125</text:p>
          </table:table-cell>
          <table:table-cell office:value-type="float" office:value="180.540527301" calcext:value-type="float">
            <text:p>180.540527301</text:p>
          </table:table-cell>
          <table:table-cell office:value-type="float" office:value="148.944412179" calcext:value-type="float">
            <text:p>148.944412179</text:p>
          </table:table-cell>
          <table:table-cell office:value-type="float" office:value="19.574813827" calcext:value-type="float">
            <text:p>19.574813827</text:p>
          </table:table-cell>
          <table:table-cell office:value-type="float" office:value="136.807968109" calcext:value-type="float">
            <text:p>136.807968109</text:p>
          </table:table-cell>
          <table:table-cell office:value-type="float" office:value="258.948394751" calcext:value-type="float">
            <text:p>258.948394751</text:p>
          </table:table-cell>
          <table:table-cell office:value-type="float" office:value="9.112731896" calcext:value-type="float">
            <text:p>9.1127318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th_iter</text:p>
          </table:table-cell>
          <table:table-cell office:value-type="float" office:value="5.932510331" calcext:value-type="float">
            <text:p>5.932510331</text:p>
          </table:table-cell>
          <table:table-cell office:value-type="float" office:value="8.877090413" calcext:value-type="float">
            <text:p>8.877090413</text:p>
          </table:table-cell>
          <table:table-cell office:value-type="float" office:value="8.835708602" calcext:value-type="float">
            <text:p>8.835708602</text:p>
          </table:table-cell>
          <table:table-cell office:value-type="float" office:value="23.69557184" calcext:value-type="float">
            <text:p>23.69557184</text:p>
          </table:table-cell>
          <table:table-cell office:value-type="float" office:value="21.678085296" calcext:value-type="float">
            <text:p>21.678085296</text:p>
          </table:table-cell>
          <table:table-cell office:value-type="float" office:value="29.394439623" calcext:value-type="float">
            <text:p>29.394439623</text:p>
          </table:table-cell>
          <table:table-cell office:value-type="float" office:value="0.319320656" calcext:value-type="float">
            <text:p>0.319320656</text:p>
          </table:table-cell>
          <table:table-cell office:value-type="float" office:value="0.842193549" calcext:value-type="float">
            <text:p>0.842193549</text:p>
          </table:table-cell>
          <table:table-cell office:value-type="float" office:value="0.760696377" calcext:value-type="float">
            <text:p>0.760696377</text:p>
          </table:table-cell>
          <table:table-cell office:value-type="float" office:value="213.45080562" calcext:value-type="float">
            <text:p>213.45080562</text:p>
          </table:table-cell>
          <table:table-cell office:value-type="float" office:value="151.323562614" calcext:value-type="float">
            <text:p>151.323562614</text:p>
          </table:table-cell>
          <table:table-cell office:value-type="float" office:value="26.463729813" calcext:value-type="float">
            <text:p>26.463729813</text:p>
          </table:table-cell>
          <table:table-cell office:value-type="float" office:value="188.74296567" calcext:value-type="float">
            <text:p>188.74296567</text:p>
          </table:table-cell>
          <table:table-cell office:value-type="float" office:value="216.792068475" calcext:value-type="float">
            <text:p>216.792068475</text:p>
          </table:table-cell>
          <table:table-cell office:value-type="float" office:value="12.266006427" calcext:value-type="float">
            <text:p>12.2660064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AVERAGE([.B340];[.B341];[.B342];[.B343];[.B344];[.B345];[.B346];[.B347];[.B348];[.B349])" office:value-type="float" office:value="5.0475448291" calcext:value-type="float">
            <text:p>5.0475448291</text:p>
          </table:table-cell>
          <table:table-cell table:style-name="ce1" table:formula="of:=AVERAGE([.C340];[.C341];[.C342];[.C343];[.C344];[.C345];[.C346];[.C347];[.C348];[.C349])" office:value-type="float" office:value="7.6977233537" calcext:value-type="float">
            <text:p>7.6977233537</text:p>
          </table:table-cell>
          <table:table-cell table:style-name="ce1" table:formula="of:=AVERAGE([.D340];[.D341];[.D342];[.D343];[.D344];[.D345];[.D346];[.D347];[.D348];[.D349])" office:value-type="float" office:value="6.3631133674" calcext:value-type="float">
            <text:p>6.3631133674</text:p>
          </table:table-cell>
          <table:table-cell table:style-name="ce1" table:formula="of:=AVERAGE([.E340];[.E341];[.E342];[.E343];[.E344];[.E345];[.E346];[.E347];[.E348];[.E349])" office:value-type="float" office:value="28.5174071957" calcext:value-type="float">
            <text:p>28.5174071957</text:p>
          </table:table-cell>
          <table:table-cell table:style-name="ce1" table:formula="of:=AVERAGE([.F340];[.F341];[.F342];[.F343];[.F344];[.F345];[.F346];[.F347];[.F348];[.F349])" office:value-type="float" office:value="18.8153899677" calcext:value-type="float">
            <text:p>18.8153899677</text:p>
          </table:table-cell>
          <table:table-cell table:style-name="ce1" table:formula="of:=AVERAGE([.G340];[.G341];[.G342];[.G343];[.G344];[.G345];[.G346];[.G347];[.G348];[.G349])" office:value-type="float" office:value="29.452055318" calcext:value-type="float">
            <text:p>29.452055318</text:p>
          </table:table-cell>
          <table:table-cell table:style-name="ce1" table:formula="of:=AVERAGE([.H340];[.H341];[.H342];[.H343];[.H344];[.H345];[.H346];[.H347];[.H348];[.H349])" office:value-type="float" office:value="3.302525311" calcext:value-type="float">
            <text:p>3.302525311</text:p>
          </table:table-cell>
          <table:table-cell table:style-name="ce1" table:formula="of:=AVERAGE([.I340];[.I341];[.I342];[.I343];[.I344];[.I345];[.I346];[.I347];[.I348];[.I349])" office:value-type="float" office:value="2.4236648228" calcext:value-type="float">
            <text:p>2.4236648228</text:p>
          </table:table-cell>
          <table:table-cell table:style-name="ce1" table:formula="of:=AVERAGE([.J340];[.J341];[.J342];[.J343];[.J344];[.J345];[.J346];[.J347];[.J348];[.J349])" office:value-type="float" office:value="2.276272546" calcext:value-type="float">
            <text:p>2.276272546</text:p>
          </table:table-cell>
          <table:table-cell table:style-name="ce1" table:formula="of:=AVERAGE([.K340];[.K341];[.K342];[.K343];[.K344];[.K345];[.K346];[.K347];[.K348];[.K349])" office:value-type="float" office:value="151.98300626" calcext:value-type="float">
            <text:p>151.98300626</text:p>
          </table:table-cell>
          <table:table-cell table:style-name="ce1" table:formula="of:=AVERAGE([.L340];[.L341];[.L342];[.L343];[.L344];[.L345];[.L346];[.L347];[.L348];[.L349])" office:value-type="float" office:value="140.6922378145" calcext:value-type="float">
            <text:p>140.6922378145</text:p>
          </table:table-cell>
          <table:table-cell table:style-name="ce1" table:formula="of:=AVERAGE([.M340];[.M341];[.M342];[.M343];[.M344];[.M345];[.M346];[.M347];[.M348];[.M349])" office:value-type="float" office:value="23.9910705245" calcext:value-type="float">
            <text:p>23.9910705245</text:p>
          </table:table-cell>
          <table:table-cell table:style-name="ce1" table:formula="of:=AVERAGE([.N340];[.N341];[.N342];[.N343];[.N344];[.N345];[.N346];[.N347];[.N348];[.N349])" office:value-type="float" office:value="175.5268798572" calcext:value-type="float">
            <text:p>175.5268798572</text:p>
          </table:table-cell>
          <table:table-cell table:style-name="ce1" table:formula="of:=AVERAGE([.O340];[.O341];[.O342];[.O343];[.O344];[.O345];[.O346];[.O347];[.O348];[.O349])" office:value-type="float" office:value="253.8611205699" calcext:value-type="float">
            <text:p>253.8611205699</text:p>
          </table:table-cell>
          <table:table-cell table:style-name="ce1" table:formula="of:=AVERAGE([.P340];[.P341];[.P342];[.P343];[.P344];[.P345];[.P346];[.P347];[.P348];[.P349])" office:value-type="float" office:value="12.8965041708" calcext:value-type="float">
            <text:p>12.8965041708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ll_senders</text:p>
          </table:table-cell>
          <table:table-cell office:value-type="string" calcext:value-type="string">
            <text:p>Tree_5</text:p>
          </table:table-cell>
          <table:table-cell office:value-type="string" calcext:value-type="string">
            <text:p>Chain_5</text:p>
          </table:table-cell>
          <table:table-cell office:value-type="string" calcext:value-type="string">
            <text:p>Grid_5</text:p>
          </table:table-cell>
          <table:table-cell office:value-type="string" calcext:value-type="string">
            <text:p>Tree_15</text:p>
          </table:table-cell>
          <table:table-cell office:value-type="string" calcext:value-type="string">
            <text:p>Chain_15</text:p>
          </table:table-cell>
          <table:table-cell office:value-type="string" calcext:value-type="string">
            <text:p>Grid_15</text:p>
          </table:table-cell>
          <table:table-cell office:value-type="string" calcext:value-type="string">
            <text:p>Tree_30</text:p>
          </table:table-cell>
          <table:table-cell office:value-type="string" calcext:value-type="string">
            <text:p>Chain_30</text:p>
          </table:table-cell>
          <table:table-cell office:value-type="string" calcext:value-type="string">
            <text:p>Grid_30</text:p>
          </table:table-cell>
          <table:table-cell office:value-type="string" calcext:value-type="string">
            <text:p>Tree_60</text:p>
          </table:table-cell>
          <table:table-cell office:value-type="string" calcext:value-type="string">
            <text:p>Chain_60</text:p>
          </table:table-cell>
          <table:table-cell office:value-type="string" calcext:value-type="string">
            <text:p>Grid_60</text:p>
          </table:table-cell>
          <table:table-cell office:value-type="string" calcext:value-type="string">
            <text:p>Tree_100</text:p>
          </table:table-cell>
          <table:table-cell office:value-type="string" calcext:value-type="string">
            <text:p>Chain_100</text:p>
          </table:table-cell>
          <table:table-cell office:value-type="string" calcext:value-type="string">
            <text:p>Grid_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st_iter</text:p>
          </table:table-cell>
          <table:table-cell office:value-type="float" office:value="11.743743841" calcext:value-type="float">
            <text:p>11.743743841</text:p>
          </table:table-cell>
          <table:table-cell office:value-type="float" office:value="8.857192954" calcext:value-type="float">
            <text:p>8.857192954</text:p>
          </table:table-cell>
          <table:table-cell office:value-type="float" office:value="5.890533413" calcext:value-type="float">
            <text:p>5.890533413</text:p>
          </table:table-cell>
          <table:table-cell office:value-type="float" office:value="23.80471796" calcext:value-type="float">
            <text:p>23.80471796</text:p>
          </table:table-cell>
          <table:table-cell office:value-type="float" office:value="24.473663312" calcext:value-type="float">
            <text:p>24.473663312</text:p>
          </table:table-cell>
          <table:table-cell office:value-type="float" office:value="23.841857858" calcext:value-type="float">
            <text:p>23.841857858</text:p>
          </table:table-cell>
          <table:table-cell office:value-type="float" office:value="2.652389486" calcext:value-type="float">
            <text:p>2.652389486</text:p>
          </table:table-cell>
          <table:table-cell office:value-type="float" office:value="0.941818177" calcext:value-type="float">
            <text:p>0.941818177</text:p>
          </table:table-cell>
          <table:table-cell office:value-type="float" office:value="5.3181915" calcext:value-type="float">
            <text:p>5.3181915</text:p>
          </table:table-cell>
          <table:table-cell office:value-type="float" office:value="194.063995318" calcext:value-type="float">
            <text:p>194.063995318</text:p>
          </table:table-cell>
          <table:table-cell office:value-type="float" office:value="141.18652338" calcext:value-type="float">
            <text:p>141.18652338</text:p>
          </table:table-cell>
          <table:table-cell office:value-type="float" office:value="15.897827112" calcext:value-type="float">
            <text:p>15.897827112</text:p>
          </table:table-cell>
          <table:table-cell office:value-type="float" office:value="156.905349702" calcext:value-type="float">
            <text:p>156.905349702</text:p>
          </table:table-cell>
          <table:table-cell office:value-type="float" office:value="233.133209169" calcext:value-type="float">
            <text:p>233.133209169</text:p>
          </table:table-cell>
          <table:table-cell office:value-type="float" office:value="7.066055282" calcext:value-type="float">
            <text:p>7.0660552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nd_iter</text:p>
          </table:table-cell>
          <table:table-cell office:value-type="float" office:value="10.045516947" calcext:value-type="float">
            <text:p>10.045516947</text:p>
          </table:table-cell>
          <table:table-cell office:value-type="float" office:value="8.860946623" calcext:value-type="float">
            <text:p>8.860946623</text:p>
          </table:table-cell>
          <table:table-cell office:value-type="float" office:value="8.847091643" calcext:value-type="float">
            <text:p>8.847091643</text:p>
          </table:table-cell>
          <table:table-cell office:value-type="float" office:value="16.705657915" calcext:value-type="float">
            <text:p>16.705657915</text:p>
          </table:table-cell>
          <table:table-cell office:value-type="float" office:value="23.377075171" calcext:value-type="float">
            <text:p>23.377075171</text:p>
          </table:table-cell>
          <table:table-cell office:value-type="float" office:value="19.402145364" calcext:value-type="float">
            <text:p>19.402145364</text:p>
          </table:table-cell>
          <table:table-cell office:value-type="float" office:value="1.794754006" calcext:value-type="float">
            <text:p>1.794754006</text:p>
          </table:table-cell>
          <table:table-cell office:value-type="float" office:value="1.131179796" calcext:value-type="float">
            <text:p>1.131179796</text:p>
          </table:table-cell>
          <table:table-cell office:value-type="float" office:value="0.185119608" calcext:value-type="float">
            <text:p>0.185119608</text:p>
          </table:table-cell>
          <table:table-cell office:value-type="float" office:value="95.195648162" calcext:value-type="float">
            <text:p>95.195648162</text:p>
          </table:table-cell>
          <table:table-cell office:value-type="float" office:value="177.60958857" calcext:value-type="float">
            <text:p>177.60958857</text:p>
          </table:table-cell>
          <table:table-cell office:value-type="float" office:value="14.518051127" calcext:value-type="float">
            <text:p>14.518051127</text:p>
          </table:table-cell>
          <table:table-cell office:value-type="float" office:value="153.512878382" calcext:value-type="float">
            <text:p>153.512878382</text:p>
          </table:table-cell>
          <table:table-cell office:value-type="float" office:value="234.824569643" calcext:value-type="float">
            <text:p>234.824569643</text:p>
          </table:table-cell>
          <table:table-cell office:value-type="float" office:value="9.89741515" calcext:value-type="float">
            <text:p>9.897415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rd_iter</text:p>
          </table:table-cell>
          <table:table-cell office:value-type="float" office:value="11.906677209" calcext:value-type="float">
            <text:p>11.906677209</text:p>
          </table:table-cell>
          <table:table-cell office:value-type="float" office:value="8.862792914" calcext:value-type="float">
            <text:p>8.862792914</text:p>
          </table:table-cell>
          <table:table-cell office:value-type="float" office:value="7.636810268" calcext:value-type="float">
            <text:p>7.636810268</text:p>
          </table:table-cell>
          <table:table-cell office:value-type="float" office:value="23.200256313" calcext:value-type="float">
            <text:p>23.200256313</text:p>
          </table:table-cell>
          <table:table-cell office:value-type="float" office:value="33.229446377" calcext:value-type="float">
            <text:p>33.229446377</text:p>
          </table:table-cell>
          <table:table-cell office:value-type="float" office:value="20.604263255" calcext:value-type="float">
            <text:p>20.604263255</text:p>
          </table:table-cell>
          <table:table-cell office:value-type="float" office:value="0.62472528" calcext:value-type="float">
            <text:p>0.62472528</text:p>
          </table:table-cell>
          <table:table-cell office:value-type="float" office:value="11.544143635" calcext:value-type="float">
            <text:p>11.544143635</text:p>
          </table:table-cell>
          <table:table-cell office:value-type="float" office:value="3.590133653" calcext:value-type="float">
            <text:p>3.590133653</text:p>
          </table:table-cell>
          <table:table-cell office:value-type="float" office:value="140.462326001" calcext:value-type="float">
            <text:p>140.462326001</text:p>
          </table:table-cell>
          <table:table-cell office:value-type="float" office:value="153.158294648" calcext:value-type="float">
            <text:p>153.158294648</text:p>
          </table:table-cell>
          <table:table-cell office:value-type="float" office:value="16.339141821" calcext:value-type="float">
            <text:p>16.339141821</text:p>
          </table:table-cell>
          <table:table-cell office:value-type="float" office:value="111.821014343" calcext:value-type="float">
            <text:p>111.821014343</text:p>
          </table:table-cell>
          <table:table-cell office:value-type="float" office:value="240.007965064" calcext:value-type="float">
            <text:p>240.007965064</text:p>
          </table:table-cell>
          <table:table-cell office:value-type="float" office:value="8.533081004" calcext:value-type="float">
            <text:p>8.5330810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th_iter</text:p>
          </table:table-cell>
          <table:table-cell office:value-type="float" office:value="8.832168555" calcext:value-type="float">
            <text:p>8.832168555</text:p>
          </table:table-cell>
          <table:table-cell office:value-type="float" office:value="7.690628016" calcext:value-type="float">
            <text:p>7.690628016</text:p>
          </table:table-cell>
          <table:table-cell office:value-type="float" office:value="5.898696846" calcext:value-type="float">
            <text:p>5.898696846</text:p>
          </table:table-cell>
          <table:table-cell office:value-type="float" office:value="19.886215195" calcext:value-type="float">
            <text:p>19.886215195</text:p>
          </table:table-cell>
          <table:table-cell office:value-type="float" office:value="26.517547584" calcext:value-type="float">
            <text:p>26.517547584</text:p>
          </table:table-cell>
          <table:table-cell office:value-type="float" office:value="17.933853125" calcext:value-type="float">
            <text:p>17.933853125</text:p>
          </table:table-cell>
          <table:table-cell office:value-type="float" office:value="7.928649891" calcext:value-type="float">
            <text:p>7.928649891</text:p>
          </table:table-cell>
          <table:table-cell office:value-type="float" office:value="1.13662718" calcext:value-type="float">
            <text:p>1.13662718</text:p>
          </table:table-cell>
          <table:table-cell office:value-type="float" office:value="0.188690133" calcext:value-type="float">
            <text:p>0.188690133</text:p>
          </table:table-cell>
          <table:table-cell office:value-type="float" office:value="145.682891792" calcext:value-type="float">
            <text:p>145.682891792</text:p>
          </table:table-cell>
          <table:table-cell office:value-type="float" office:value="125.932403537" calcext:value-type="float">
            <text:p>125.932403537</text:p>
          </table:table-cell>
          <table:table-cell office:value-type="float" office:value="13.532745341" calcext:value-type="float">
            <text:p>13.532745341</text:p>
          </table:table-cell>
          <table:table-cell office:value-type="float" office:value="154.248641924" calcext:value-type="float">
            <text:p>154.248641924</text:p>
          </table:table-cell>
          <table:table-cell office:value-type="float" office:value="302.224624605" calcext:value-type="float">
            <text:p>302.224624605</text:p>
          </table:table-cell>
          <table:table-cell office:value-type="float" office:value="10.671691884" calcext:value-type="float">
            <text:p>10.6716918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h_iter</text:p>
          </table:table-cell>
          <table:table-cell office:value-type="float" office:value="8.83355708" calcext:value-type="float">
            <text:p>8.83355708</text:p>
          </table:table-cell>
          <table:table-cell office:value-type="float" office:value="5.907607978" calcext:value-type="float">
            <text:p>5.907607978</text:p>
          </table:table-cell>
          <table:table-cell office:value-type="float" office:value="5.292480426" calcext:value-type="float">
            <text:p>5.292480426</text:p>
          </table:table-cell>
          <table:table-cell office:value-type="float" office:value="19.381545993" calcext:value-type="float">
            <text:p>19.381545993</text:p>
          </table:table-cell>
          <table:table-cell office:value-type="float" office:value="23.970642056" calcext:value-type="float">
            <text:p>23.970642056</text:p>
          </table:table-cell>
          <table:table-cell office:value-type="float" office:value="15.565673781" calcext:value-type="float">
            <text:p>15.565673781</text:p>
          </table:table-cell>
          <table:table-cell office:value-type="float" office:value="4.046569763" calcext:value-type="float">
            <text:p>4.046569763</text:p>
          </table:table-cell>
          <table:table-cell office:value-type="float" office:value="4.929092382" calcext:value-type="float">
            <text:p>4.929092382</text:p>
          </table:table-cell>
          <table:table-cell office:value-type="float" office:value="1.379775967" calcext:value-type="float">
            <text:p>1.379775967</text:p>
          </table:table-cell>
          <table:table-cell office:value-type="float" office:value="118.08496092" calcext:value-type="float">
            <text:p>118.08496092</text:p>
          </table:table-cell>
          <table:table-cell office:value-type="float" office:value="148.36787413" calcext:value-type="float">
            <text:p>148.36787413</text:p>
          </table:table-cell>
          <table:table-cell office:value-type="float" office:value="15.740173317" calcext:value-type="float">
            <text:p>15.740173317</text:p>
          </table:table-cell>
          <table:table-cell office:value-type="float" office:value="119.730331393" calcext:value-type="float">
            <text:p>119.730331393</text:p>
          </table:table-cell>
          <table:table-cell office:value-type="float" office:value="292.650283774" calcext:value-type="float">
            <text:p>292.650283774</text:p>
          </table:table-cell>
          <table:table-cell office:value-type="float" office:value="7.621582022" calcext:value-type="float">
            <text:p>7.62158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th_iter</text:p>
          </table:table-cell>
          <table:table-cell office:value-type="float" office:value="9.053405729" calcext:value-type="float">
            <text:p>9.053405729</text:p>
          </table:table-cell>
          <table:table-cell office:value-type="float" office:value="8.86303707" calcext:value-type="float">
            <text:p>8.86303707</text:p>
          </table:table-cell>
          <table:table-cell office:value-type="float" office:value="8.82122797" calcext:value-type="float">
            <text:p>8.82122797</text:p>
          </table:table-cell>
          <table:table-cell office:value-type="float" office:value="23.693099942" calcext:value-type="float">
            <text:p>23.693099942</text:p>
          </table:table-cell>
          <table:table-cell office:value-type="float" office:value="21.700134243" calcext:value-type="float">
            <text:p>21.700134243</text:p>
          </table:table-cell>
          <table:table-cell office:value-type="float" office:value="17.841094934" calcext:value-type="float">
            <text:p>17.841094934</text:p>
          </table:table-cell>
          <table:table-cell office:value-type="float" office:value="4.1484375" calcext:value-type="float">
            <text:p>4.1484375</text:p>
          </table:table-cell>
          <table:table-cell office:value-type="float" office:value="9.408172562" calcext:value-type="float">
            <text:p>9.408172562</text:p>
          </table:table-cell>
          <table:table-cell office:value-type="float" office:value="0.277038541" calcext:value-type="float">
            <text:p>0.277038541</text:p>
          </table:table-cell>
          <table:table-cell office:value-type="float" office:value="121.54098505" calcext:value-type="float">
            <text:p>121.54098505</text:p>
          </table:table-cell>
          <table:table-cell office:value-type="float" office:value="137.380599937" calcext:value-type="float">
            <text:p>137.380599937</text:p>
          </table:table-cell>
          <table:table-cell office:value-type="float" office:value="11.577300984" calcext:value-type="float">
            <text:p>11.577300984</text:p>
          </table:table-cell>
          <table:table-cell office:value-type="float" office:value="136.481368962" calcext:value-type="float">
            <text:p>136.481368962</text:p>
          </table:table-cell>
          <table:table-cell office:value-type="float" office:value="347.355407658" calcext:value-type="float">
            <text:p>347.355407658</text:p>
          </table:table-cell>
          <table:table-cell office:value-type="float" office:value="10.019363392" calcext:value-type="float">
            <text:p>10.019363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th_iter</text:p>
          </table:table-cell>
          <table:table-cell office:value-type="float" office:value="5.972442594" calcext:value-type="float">
            <text:p>5.972442594</text:p>
          </table:table-cell>
          <table:table-cell office:value-type="float" office:value="7.700485176" calcext:value-type="float">
            <text:p>7.700485176</text:p>
          </table:table-cell>
          <table:table-cell office:value-type="float" office:value="5.891433694" calcext:value-type="float">
            <text:p>5.891433694</text:p>
          </table:table-cell>
          <table:table-cell office:value-type="float" office:value="26.623046818" calcext:value-type="float">
            <text:p>26.623046818</text:p>
          </table:table-cell>
          <table:table-cell office:value-type="float" office:value="25.277496297" calcext:value-type="float">
            <text:p>25.277496297</text:p>
          </table:table-cell>
          <table:table-cell office:value-type="float" office:value="14.728424021" calcext:value-type="float">
            <text:p>14.728424021</text:p>
          </table:table-cell>
          <table:table-cell office:value-type="float" office:value="1.504165625" calcext:value-type="float">
            <text:p>1.504165625</text:p>
          </table:table-cell>
          <table:table-cell office:value-type="float" office:value="1.130493149" calcext:value-type="float">
            <text:p>1.130493149</text:p>
          </table:table-cell>
          <table:table-cell office:value-type="float" office:value="0.178802449" calcext:value-type="float">
            <text:p>0.178802449</text:p>
          </table:table-cell>
          <table:table-cell office:value-type="float" office:value="221.747161853" calcext:value-type="float">
            <text:p>221.747161853</text:p>
          </table:table-cell>
          <table:table-cell office:value-type="float" office:value="174.824188221" calcext:value-type="float">
            <text:p>174.824188221</text:p>
          </table:table-cell>
          <table:table-cell office:value-type="float" office:value="12.178802472" calcext:value-type="float">
            <text:p>12.178802472</text:p>
          </table:table-cell>
          <table:table-cell office:value-type="float" office:value="106.352096543" calcext:value-type="float">
            <text:p>106.352096543</text:p>
          </table:table-cell>
          <table:table-cell office:value-type="float" office:value="236.316680889" calcext:value-type="float">
            <text:p>236.316680889</text:p>
          </table:table-cell>
          <table:table-cell office:value-type="float" office:value="9.660110462" calcext:value-type="float">
            <text:p>9.660110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th_iter</text:p>
          </table:table-cell>
          <table:table-cell office:value-type="float" office:value="9.990478474" calcext:value-type="float">
            <text:p>9.990478474</text:p>
          </table:table-cell>
          <table:table-cell office:value-type="float" office:value="4.743194534" calcext:value-type="float">
            <text:p>4.743194534</text:p>
          </table:table-cell>
          <table:table-cell office:value-type="float" office:value="5.898864737" calcext:value-type="float">
            <text:p>5.898864737</text:p>
          </table:table-cell>
          <table:table-cell office:value-type="float" office:value="24.910354556" calcext:value-type="float">
            <text:p>24.910354556</text:p>
          </table:table-cell>
          <table:table-cell office:value-type="float" office:value="20.818420364" calcext:value-type="float">
            <text:p>20.818420364</text:p>
          </table:table-cell>
          <table:table-cell office:value-type="float" office:value="17.847930855" calcext:value-type="float">
            <text:p>17.847930855</text:p>
          </table:table-cell>
          <table:table-cell office:value-type="float" office:value="18.135742141" calcext:value-type="float">
            <text:p>18.135742141</text:p>
          </table:table-cell>
          <table:table-cell office:value-type="float" office:value="12.221252415" calcext:value-type="float">
            <text:p>12.221252415</text:p>
          </table:table-cell>
          <table:table-cell office:value-type="float" office:value="3.584228508" calcext:value-type="float">
            <text:p>3.584228508</text:p>
          </table:table-cell>
          <table:table-cell office:value-type="float" office:value="161.374160725" calcext:value-type="float">
            <text:p>161.374160725</text:p>
          </table:table-cell>
          <table:table-cell office:value-type="float" office:value="142.34024047" calcext:value-type="float">
            <text:p>142.34024047</text:p>
          </table:table-cell>
          <table:table-cell office:value-type="float" office:value="21.590698225" calcext:value-type="float">
            <text:p>21.590698225</text:p>
          </table:table-cell>
          <table:table-cell office:value-type="float" office:value="133.171630798" calcext:value-type="float">
            <text:p>133.171630798</text:p>
          </table:table-cell>
          <table:table-cell office:value-type="float" office:value="312.557678165" calcext:value-type="float">
            <text:p>312.557678165</text:p>
          </table:table-cell>
          <table:table-cell office:value-type="float" office:value="9.591247533" calcext:value-type="float">
            <text:p>9.5912475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th_iter</text:p>
          </table:table-cell>
          <table:table-cell office:value-type="float" office:value="5.911895741" calcext:value-type="float">
            <text:p>5.911895741</text:p>
          </table:table-cell>
          <table:table-cell office:value-type="float" office:value="8.851486155" calcext:value-type="float">
            <text:p>8.851486155</text:p>
          </table:table-cell>
          <table:table-cell office:value-type="float" office:value="5.891586275" calcext:value-type="float">
            <text:p>5.891586275</text:p>
          </table:table-cell>
          <table:table-cell office:value-type="float" office:value="20.593032795" calcext:value-type="float">
            <text:p>20.593032795</text:p>
          </table:table-cell>
          <table:table-cell office:value-type="float" office:value="18.080596892" calcext:value-type="float">
            <text:p>18.080596892</text:p>
          </table:table-cell>
          <table:table-cell office:value-type="float" office:value="14.759902907" calcext:value-type="float">
            <text:p>14.759902907</text:p>
          </table:table-cell>
          <table:table-cell office:value-type="float" office:value="0.327850286" calcext:value-type="float">
            <text:p>0.327850286</text:p>
          </table:table-cell>
          <table:table-cell office:value-type="float" office:value="1.106872533" calcext:value-type="float">
            <text:p>1.106872533</text:p>
          </table:table-cell>
          <table:table-cell office:value-type="float" office:value="9.117706278" calcext:value-type="float">
            <text:p>9.117706278</text:p>
          </table:table-cell>
          <table:table-cell office:value-type="float" office:value="102.895706152" calcext:value-type="float">
            <text:p>102.895706152</text:p>
          </table:table-cell>
          <table:table-cell office:value-type="float" office:value="154.880462597" calcext:value-type="float">
            <text:p>154.880462597</text:p>
          </table:table-cell>
          <table:table-cell office:value-type="float" office:value="17.648452724" calcext:value-type="float">
            <text:p>17.648452724</text:p>
          </table:table-cell>
          <table:table-cell office:value-type="float" office:value="111.689758281" calcext:value-type="float">
            <text:p>111.689758281</text:p>
          </table:table-cell>
          <table:table-cell office:value-type="float" office:value="296.472076408" calcext:value-type="float">
            <text:p>296.472076408</text:p>
          </table:table-cell>
          <table:table-cell office:value-type="float" office:value="7.548736532" calcext:value-type="float">
            <text:p>7.5487365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th_iter</text:p>
          </table:table-cell>
          <table:table-cell office:value-type="float" office:value="10.009887683" calcext:value-type="float">
            <text:p>10.009887683</text:p>
          </table:table-cell>
          <table:table-cell office:value-type="float" office:value="5.889938324" calcext:value-type="float">
            <text:p>5.889938324</text:p>
          </table:table-cell>
          <table:table-cell office:value-type="float" office:value="5.888732881" calcext:value-type="float">
            <text:p>5.888732881</text:p>
          </table:table-cell>
          <table:table-cell office:value-type="float" office:value="25.405822693" calcext:value-type="float">
            <text:p>25.405822693</text:p>
          </table:table-cell>
          <table:table-cell office:value-type="float" office:value="28.108001688" calcext:value-type="float">
            <text:p>28.108001688</text:p>
          </table:table-cell>
          <table:table-cell office:value-type="float" office:value="17.698318475" calcext:value-type="float">
            <text:p>17.698318475</text:p>
          </table:table-cell>
          <table:table-cell office:value-type="float" office:value="0.328201247" calcext:value-type="float">
            <text:p>0.328201247</text:p>
          </table:table-cell>
          <table:table-cell office:value-type="float" office:value="1.140441855" calcext:value-type="float">
            <text:p>1.140441855</text:p>
          </table:table-cell>
          <table:table-cell office:value-type="float" office:value="3.518737734" calcext:value-type="float">
            <text:p>3.518737734</text:p>
          </table:table-cell>
          <table:table-cell office:value-type="float" office:value="101.848541237" calcext:value-type="float">
            <text:p>101.848541237</text:p>
          </table:table-cell>
          <table:table-cell office:value-type="float" office:value="102.375503508" calcext:value-type="float">
            <text:p>102.375503508</text:p>
          </table:table-cell>
          <table:table-cell office:value-type="float" office:value="12.343048048" calcext:value-type="float">
            <text:p>12.343048048</text:p>
          </table:table-cell>
          <table:table-cell office:value-type="float" office:value="129.221984844" calcext:value-type="float">
            <text:p>129.221984844</text:p>
          </table:table-cell>
          <table:table-cell office:value-type="float" office:value="343.438156112" calcext:value-type="float">
            <text:p>343.438156112</text:p>
          </table:table-cell>
          <table:table-cell office:value-type="float" office:value="11.702194168" calcext:value-type="float">
            <text:p>11.7021941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53];[.B354];[.B355];[.B356];[.B357];[.B358];[.B359];[.B360];[.B361];[.B362])" office:value-type="float" office:value="9.2299773853" calcext:value-type="float">
            <text:p>9.2299773853</text:p>
          </table:table-cell>
          <table:table-cell table:formula="of:=AVERAGE([.C353];[.C354];[.C355];[.C356];[.C357];[.C358];[.C359];[.C360];[.C361];[.C362])" office:value-type="float" office:value="7.6227309744" calcext:value-type="float">
            <text:p>7.6227309744</text:p>
          </table:table-cell>
          <table:table-cell table:formula="of:=AVERAGE([.D353];[.D354];[.D355];[.D356];[.D357];[.D358];[.D359];[.D360];[.D361];[.D362])" office:value-type="float" office:value="6.5957458153" calcext:value-type="float">
            <text:p>6.5957458153</text:p>
          </table:table-cell>
          <table:table-cell table:formula="of:=AVERAGE([.E353];[.E354];[.E355];[.E356];[.E357];[.E358];[.E359];[.E360];[.E361];[.E362])" office:value-type="float" office:value="22.420375018" calcext:value-type="float">
            <text:p>22.420375018</text:p>
          </table:table-cell>
          <table:table-cell table:formula="of:=AVERAGE([.F353];[.F354];[.F355];[.F356];[.F357];[.F358];[.F359];[.F360];[.F361];[.F362])" office:value-type="float" office:value="24.5553023984" calcext:value-type="float">
            <text:p>24.5553023984</text:p>
          </table:table-cell>
          <table:table-cell table:formula="of:=AVERAGE([.G353];[.G354];[.G355];[.G356];[.G357];[.G358];[.G359];[.G360];[.G361];[.G362])" office:value-type="float" office:value="18.0223464575" calcext:value-type="float">
            <text:p>18.0223464575</text:p>
          </table:table-cell>
          <table:table-cell table:formula="of:=AVERAGE([.H353];[.H354];[.H355];[.H356];[.H357];[.H358];[.H359];[.H360];[.H361];[.H362])" office:value-type="float" office:value="4.1491485225" calcext:value-type="float">
            <text:p>4.1491485225</text:p>
          </table:table-cell>
          <table:table-cell table:formula="of:=AVERAGE([.I353];[.I354];[.I355];[.I356];[.I357];[.I358];[.I359];[.I360];[.I361];[.I362])" office:value-type="float" office:value="4.4690093684" calcext:value-type="float">
            <text:p>4.4690093684</text:p>
          </table:table-cell>
          <table:table-cell table:formula="of:=AVERAGE([.J353];[.J354];[.J355];[.J356];[.J357];[.J358];[.J359];[.J360];[.J361];[.J362])" office:value-type="float" office:value="2.7338424371" calcext:value-type="float">
            <text:p>2.7338424371</text:p>
          </table:table-cell>
          <table:table-cell table:formula="of:=AVERAGE([.K353];[.K354];[.K355];[.K356];[.K357];[.K358];[.K359];[.K360];[.K361];[.K362])" office:value-type="float" office:value="140.289637721" calcext:value-type="float">
            <text:p>140.289637721</text:p>
          </table:table-cell>
          <table:table-cell table:formula="of:=AVERAGE([.L353];[.L354];[.L355];[.L356];[.L357];[.L358];[.L359];[.L360];[.L361];[.L362])" office:value-type="float" office:value="145.8055678998" calcext:value-type="float">
            <text:p>145.8055678998</text:p>
          </table:table-cell>
          <table:table-cell table:formula="of:=AVERAGE([.M353];[.M354];[.M355];[.M356];[.M357];[.M358];[.M359];[.M360];[.M361];[.M362])" office:value-type="float" office:value="15.1366241171" calcext:value-type="float">
            <text:p>15.1366241171</text:p>
          </table:table-cell>
          <table:table-cell table:formula="of:=AVERAGE([.N353];[.N354];[.N355];[.N356];[.N357];[.N358];[.N359];[.N360];[.N361];[.N362])" office:value-type="float" office:value="131.3135055172" calcext:value-type="float">
            <text:p>131.3135055172</text:p>
          </table:table-cell>
          <table:table-cell table:formula="of:=AVERAGE([.O353];[.O354];[.O355];[.O356];[.O357];[.O358];[.O359];[.O360];[.O361];[.O362])" office:value-type="float" office:value="283.8980651487" calcext:value-type="float">
            <text:p>283.8980651487</text:p>
          </table:table-cell>
          <table:table-cell table:formula="of:=AVERAGE([.P353];[.P354];[.P355];[.P356];[.P357];[.P358];[.P359];[.P360];[.P361];[.P362])" office:value-type="float" office:value="9.2311477429" calcext:value-type="float">
            <text:p>9.2311477429</text:p>
          </table:table-cell>
          <table:table-cell table:number-columns-repeated="4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/00/0000</text:date>, <text:time style:data-style-name="N2" text:time-value="10:12:07.9977772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nyOSVM </meta:initial-creator>
    <meta:creation-date>2016-10-29T19:21:28</meta:creation-date>
    <dc:date>2016-11-03T12:08:43.415163243</dc:date>
    <meta:editing-duration>PT4H50M57S</meta:editing-duration>
    <meta:editing-cycles>14</meta:editing-cycles>
    <meta:generator>LibreOffice/4.2.8.2$Linux_X86_64 LibreOffice_project/420m0$Build-2</meta:generator>
    <meta:document-statistic meta:table-count="3" meta:cell-count="5001" meta:object-count="0"/>
  </office:meta>
</office:document-meta>
</file>